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0.8403in" style:rel-column-width="8227*"/>
    </style:style>
    <style:style style:name="Table1.C" style:family="table-column">
      <style:table-column-properties style:column-width="0.8292in" style:rel-column-width="8118*"/>
    </style:style>
    <style:style style:name="Table1.D" style:family="table-column">
      <style:table-column-properties style:column-width="0.8361in" style:rel-column-width="8186*"/>
    </style:style>
    <style:style style:name="Table1.E" style:family="table-column">
      <style:table-column-properties style:column-width="0.8368in" style:rel-column-width="8193*"/>
    </style:style>
    <style:style style:name="Table1.H" style:family="table-column">
      <style:table-column-properties style:column-width="0.8375in" style:rel-column-width="8198*"/>
    </style:style>
    <style:style style:name="Table1.1" style:family="table-row">
      <style:table-row-properties style:min-row-height="0.25in"/>
    </style:style>
    <style:style style:name="Table1.A1" style:family="table-cell">
      <style:table-cell-properties style:vertical-align="middle" fo:padding="0in" fo:border-left="0.5pt solid #000000" fo:border-right="none" fo:border-top="0.5pt solid #000000" fo:border-bottom="0.5pt solid #000000" style:writing-mode="lr-tb"/>
    </style:style>
    <style:style style:name="Table1.H1" style:family="table-cell">
      <style:table-cell-properties style:vertical-align="middle" fo:padding="0in" fo:border="0.5pt solid #000000" style:writing-mode="lr-tb"/>
    </style:style>
    <style:style style:name="Table1.A2" style:family="table-cell">
      <style:table-cell-properties style:vertical-align="middle" fo:padding="0in" fo:border-left="0.5pt solid #000000" fo:border-right="none" fo:border-top="none" fo:border-bottom="0.5pt solid #000000" style:writing-mode="lr-tb"/>
    </style:style>
    <style:style style:name="Table1.H2" style:family="table-cell">
      <style:table-cell-properties style:vertical-align="middle" fo:padding="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Contents_20_Heading">
      <style:paragraph-properties fo:text-align="center" style:justify-single-word="false"/>
    </style:style>
    <style:style style:name="P3"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4" style:family="paragraph" style:parent-style-name="Standard">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6"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fo:break-before="page"/>
      <style:text-properties fo:font-size="10.5pt" style:font-size-asian="10.5pt" style:font-size-complex="10.5pt"/>
    </style:style>
    <style:style style:name="P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1c2118" style:font-size-asian="10.5pt" style:font-size-complex="10.5pt"/>
    </style:style>
    <style:style style:name="P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60961" style:font-size-asian="10.5pt" style:font-size-complex="10.5pt"/>
    </style:style>
    <style:style style:name="P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722cf" style:font-size-asian="10.5pt" style:font-size-complex="10.5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e496c" style:font-size-asian="10.5pt" style:font-size-complex="10.5pt"/>
    </style:style>
    <style:style style:name="P1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3123d1" style:font-size-asian="10.5pt" style:font-size-complex="10.5pt"/>
    </style:style>
    <style:style style:name="P12"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e63e4" style:font-size-asian="10.5pt" style:font-size-complex="10.5pt"/>
    </style:style>
    <style:style style:name="P1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e63e4" style:font-size-asian="10.5pt" style:font-size-complex="10.5pt"/>
    </style:style>
    <style:style style:name="P14"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3c180" style:font-size-asian="10.5pt" style:font-size-complex="10.5pt"/>
    </style:style>
    <style:style style:name="P1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3c180" style:font-size-asian="10.5pt" style:font-size-complex="10.5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5d733f" style:font-size-asian="10.5pt" style:font-size-complex="10.5pt"/>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5f4c6a" style:font-size-asian="10.5pt" style:font-size-complex="10.5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26428" style:font-size-asian="10.5pt" style:font-size-complex="10.5pt"/>
    </style:style>
    <style:style style:name="P1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55b45" style:font-size-asian="10.5pt" style:font-size-complex="10.5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82d40" style:font-size-asian="10.5pt" style:font-size-complex="10.5pt"/>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a329c" style:font-size-asian="10.5pt" style:font-size-complex="10.5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c7803" style:font-size-asian="10.5pt" style:font-size-complex="10.5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14603" style:font-size-asian="10.5pt" style:font-size-complex="10.5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26f44" style:font-size-asian="10.5pt" style:font-size-complex="10.5pt"/>
    </style:style>
    <style:style style:name="P2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46084" style:font-size-asian="10.5pt" style:font-size-complex="10.5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5fcab" style:font-size-asian="10.5pt" style:font-size-complex="10.5pt"/>
    </style:style>
    <style:style style:name="P2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7559f" style:font-size-asian="10.5pt" style:font-size-complex="10.5pt"/>
    </style:style>
    <style:style style:name="P2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94b57" style:font-size-asian="10.5pt" style:font-size-complex="10.5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a29e9" style:font-size-asian="10.5pt" style:font-size-complex="10.5pt"/>
    </style:style>
    <style:style style:name="P3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b6bf1" style:font-size-asian="10.5pt" style:font-size-complex="10.5pt"/>
    </style:style>
    <style:style style:name="P3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c9ebf" style:font-size-asian="10.5pt" style:font-size-complex="10.5pt"/>
    </style:style>
    <style:style style:name="P32"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d5bef" style:font-size-asian="10.5pt" style:font-size-complex="10.5pt"/>
    </style:style>
    <style:style style:name="P3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d705e" style:font-size-asian="10.5pt" style:font-size-complex="10.5pt"/>
    </style:style>
    <style:style style:name="P3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f0456" style:font-size-asian="10.5pt" style:font-size-complex="10.5pt"/>
    </style:style>
    <style:style style:name="P3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f7428" style:font-size-asian="10.5pt" style:font-size-complex="10.5pt"/>
    </style:style>
    <style:style style:name="P3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1a807" style:font-size-asian="10.5pt" style:font-size-complex="10.5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236ea" style:font-size-asian="10.5pt" style:font-size-complex="10.5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38c7d" style:font-size-asian="10.5pt" style:font-size-complex="10.5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474d6" style:font-size-asian="10.5pt" style:font-size-complex="10.5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4e6d1" style:font-size-asian="10.5pt" style:font-size-complex="10.5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558b3" style:font-size-asian="10.5pt" style:font-size-complex="10.5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a8e5b" style:font-size-asian="10.5pt" style:font-size-complex="10.5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cfebd" style:font-size-asian="10.5pt" style:font-size-complex="10.5pt"/>
    </style:style>
    <style:style style:name="P4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e1dbc" style:font-size-asian="10.5pt" style:font-size-complex="10.5pt"/>
    </style:style>
    <style:style style:name="P45"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3d6a2" style:font-size-asian="10.5pt" style:font-size-complex="10.5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3d6a2" style:font-size-asian="10.5pt" style:font-size-complex="10.5pt"/>
    </style:style>
    <style:style style:name="P47"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44866" style:font-size-asian="10.5pt" style:font-size-complex="10.5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44866" style:font-size-asian="10.5pt" style:font-size-complex="10.5pt"/>
    </style:style>
    <style:style style:name="P49" style:family="paragraph" style:parent-style-name="Table_20_Contents">
      <style:paragraph-properties fo:text-align="center" style:justify-single-word="false"/>
      <style:text-properties fo:font-size="10.5pt" style:font-size-asian="10.5pt" style:font-size-complex="10.5pt"/>
    </style:style>
    <style:style style:name="P50" style:family="paragraph" style:parent-style-name="Text_20_body">
      <style:paragraph-properties fo:text-align="center" style:justify-single-word="false"/>
      <style:text-properties fo:font-size="10.5pt" style:font-size-asian="10.5pt" style:font-size-complex="10.5pt"/>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Heading">
      <style:paragraph-properties fo:text-align="center" style:justify-single-word="false"/>
    </style:style>
    <style:style style:name="P54" style:family="paragraph" style:parent-style-name="Text_20_body" style:list-style-name="L1">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ae82f" style:font-size-asian="10.5pt" style:font-size-complex="10.5pt"/>
    </style:style>
    <style:style style:name="P55" style:family="paragraph" style:parent-style-name="Text_20_body" style:list-style-name="L1">
      <loext:graphic-properties draw:fill-gradient-name="gradient" draw:fill-hatch-name="hatch"/>
      <style:paragraph-properties fo:margin-top="0in" fo:margin-bottom="0in" style:contextual-spacing="true" fo:line-height="100%" fo:text-align="start" style:justify-single-word="false"/>
      <style:text-properties fo:font-size="10.5pt" style:font-size-asian="10.5pt" style:font-size-complex="10.5pt"/>
    </style:style>
    <style:style style:name="P56" style:family="paragraph" style:parent-style-name="Text_20_body" style:list-style-name="L2">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e0402" style:font-size-asian="10.5pt" style:font-size-complex="10.5pt"/>
    </style:style>
    <style:style style:name="P57" style:family="paragraph" style:parent-style-name="Text_20_body" style:list-style-name="L3">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e0402" style:font-size-asian="10.5pt" style:font-size-complex="10.5pt"/>
    </style:style>
    <style:style style:name="P58" style:family="paragraph" style:parent-style-name="Text_20_body" style:list-style-name="L4">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2722cf" style:font-size-asian="10.5pt" style:font-size-complex="10.5pt"/>
    </style:style>
    <style:style style:name="P59" style:family="paragraph" style:parent-style-name="Text_20_body" style:list-style-name="L5">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2df7b2" style:font-size-asian="10.5pt" style:font-size-complex="10.5pt"/>
    </style:style>
    <style:style style:name="P60" style:family="paragraph" style:parent-style-name="Text_20_body" style:list-style-name="L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26cff" style:font-size-asian="10.5pt" style:font-size-complex="10.5pt"/>
    </style:style>
    <style:style style:name="P61" style:family="paragraph" style:parent-style-name="Text_20_body" style:list-style-name="L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340c3" style:font-size-asian="10.5pt" style:font-size-complex="10.5pt"/>
    </style:style>
    <style:style style:name="P62" style:family="paragraph" style:parent-style-name="Text_20_body" style:list-style-name="L7">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d733f" style:font-size-asian="10.5pt" style:font-size-complex="10.5pt"/>
    </style:style>
    <style:style style:name="P63" style:family="paragraph" style:parent-style-name="Text_20_body" style:list-style-name="L8">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d733f" style:font-size-asian="10.5pt" style:font-size-complex="10.5pt"/>
    </style:style>
    <style:style style:name="P64" style:family="paragraph" style:parent-style-name="Text_20_body" style:list-style-name="L9">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f4c6a" style:font-size-asian="10.5pt" style:font-size-complex="10.5pt"/>
    </style:style>
    <style:style style:name="P65" style:family="paragraph" style:parent-style-name="Text_20_body" style:list-style-name="L10">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0b3e8" style:font-size-asian="10.5pt" style:font-size-complex="10.5pt"/>
    </style:style>
    <style:style style:name="P66" style:family="paragraph" style:parent-style-name="Text_20_body" style:list-style-name="L11">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55b45" style:font-size-asian="10.5pt" style:font-size-complex="10.5pt"/>
    </style:style>
    <style:style style:name="P67" style:family="paragraph" style:parent-style-name="Text_20_body" style:list-style-name="L12">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749b7" style:font-size-asian="10.5pt" style:font-size-complex="10.5pt"/>
    </style:style>
    <style:style style:name="P68" style:family="paragraph" style:parent-style-name="Text_20_body" style:list-style-name="L13">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90bbb" style:font-size-asian="10.5pt" style:font-size-complex="10.5pt"/>
    </style:style>
    <style:style style:name="P69" style:family="paragraph" style:parent-style-name="Text_20_body" style:list-style-name="L14">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959e6" style:font-size-asian="10.5pt" style:font-size-complex="10.5pt"/>
    </style:style>
    <style:style style:name="P70" style:family="paragraph" style:parent-style-name="Text_20_body" style:list-style-name="L15">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959e6" style:font-size-asian="10.5pt" style:font-size-complex="10.5pt"/>
    </style:style>
    <style:style style:name="P71" style:family="paragraph" style:parent-style-name="Text_20_body" style:list-style-name="L1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afc2e" style:font-size-asian="10.5pt" style:font-size-complex="10.5pt"/>
    </style:style>
    <style:style style:name="P72" style:family="paragraph" style:parent-style-name="Text_20_body" style:list-style-name="L17">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3" style:family="paragraph" style:parent-style-name="Text_20_body" style:list-style-name="L18">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4" style:family="paragraph" style:parent-style-name="Text_20_body" style:list-style-name="L19" style:master-page-name="">
      <loext:graphic-properties draw:fill="none" draw:fill-gradient-name="gradient" draw:fill-hatch-name="hatch"/>
      <style:paragraph-properties fo:margin-left="0.3118in" fo:margin-right="0in" fo:margin-top="0in" fo:margin-bottom="0in" style:contextual-spacing="true" fo:line-height="100%" fo:text-align="start" style:justify-single-word="false" fo:text-indent="0in" style:auto-text-indent="true" style:page-number="auto" fo:background-color="transparent"/>
      <style:text-properties fo:font-size="10.5pt" officeooo:paragraph-rsid="006c7803" style:font-size-asian="10.5pt" style:font-size-complex="10.5pt"/>
    </style:style>
    <style:style style:name="P75" style:family="paragraph" style:parent-style-name="Text_20_body" style:list-style-name="L19">
      <loext:graphic-properties draw:fill="none" draw:fill-gradient-name="gradient" draw:fill-hatch-name="hatch"/>
      <style:paragraph-properties fo:margin-left="0.3118in" fo:margin-right="0in" fo:margin-top="0in" fo:margin-bottom="0in" style:contextual-spacing="true" fo:line-height="100%" fo:text-align="start" style:justify-single-word="false" fo:text-indent="0in" style:auto-text-indent="true" fo:background-color="transparent"/>
      <style:text-properties fo:font-size="10.5pt" officeooo:paragraph-rsid="006c7803" style:font-size-asian="10.5pt" style:font-size-complex="10.5pt"/>
    </style:style>
    <style:style style:name="P76" style:family="paragraph" style:parent-style-name="Text_20_body" style:list-style-name="L20">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7" style:family="paragraph" style:parent-style-name="Text_20_body" style:list-style-name="L21">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8" style:family="paragraph" style:parent-style-name="Text_20_body" style:list-style-name="L22">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9" style:family="paragraph" style:parent-style-name="Text_20_body" style:list-style-name="L23">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80" style:family="paragraph" style:parent-style-name="Text_20_body" style:list-style-name="L24">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7c9ebf" style:font-size-asian="10.5pt" style:font-size-complex="10.5pt"/>
    </style:style>
    <style:style style:name="P81" style:family="paragraph" style:parent-style-name="Text_20_body" style:list-style-name="L25">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8558b3" style:font-size-asian="10.5pt" style:font-size-complex="10.5pt"/>
    </style:style>
    <style:style style:name="P82" style:family="paragraph" style:parent-style-name="Text_20_body" style:list-style-name="L2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8a8e5b"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0260961" style:font-weight-asian="bold" style:font-weight-complex="bold"/>
    </style:style>
    <style:style style:name="T3" style:family="text">
      <style:text-properties fo:font-weight="bold" officeooo:rsid="002cceba" style:font-weight-asian="bold" style:font-weight-complex="bold"/>
    </style:style>
    <style:style style:name="T4" style:family="text">
      <style:text-properties fo:font-weight="bold" officeooo:rsid="002df7b2" style:font-weight-asian="bold" style:font-weight-complex="bold"/>
    </style:style>
    <style:style style:name="T5" style:family="text">
      <style:text-properties fo:font-weight="bold" officeooo:rsid="006c7803" style:font-weight-asian="bold" style:font-weight-complex="bold"/>
    </style:style>
    <style:style style:name="T6" style:family="text">
      <style:text-properties fo:font-weight="bold" officeooo:rsid="0075fcab" style:font-weight-asian="bold" style:font-weight-complex="bold"/>
    </style:style>
    <style:style style:name="T7" style:family="text">
      <style:text-properties fo:font-weight="bold" officeooo:rsid="008a8e5b" style:font-weight-asian="bold" style:font-weight-complex="bold"/>
    </style:style>
    <style:style style:name="T8" style:family="text">
      <style:text-properties fo:font-weight="normal" style:font-weight-asian="normal" style:font-weight-complex="normal"/>
    </style:style>
    <style:style style:name="T9" style:family="text">
      <style:text-properties fo:color="#c9211e" loext:opacity="100%"/>
    </style:style>
    <style:style style:name="T10" style:family="text">
      <style:text-properties fo:color="#c9211e" loext:opacity="100%" fo:font-weight="bold" style:font-weight-asian="bold" style:font-weight-complex="bold"/>
    </style:style>
    <style:style style:name="T11" style:family="text">
      <style:text-properties officeooo:rsid="002a5496"/>
    </style:style>
    <style:style style:name="T12" style:family="text">
      <style:text-properties fo:color="#729fcf" loext:opacity="100%"/>
    </style:style>
    <style:style style:name="T13" style:family="text">
      <style:text-properties fo:color="#729fcf" loext:opacity="100%" fo:font-weight="bold" style:font-weight-asian="bold" style:font-weight-complex="bold"/>
    </style:style>
    <style:style style:name="T14" style:family="text">
      <style:text-properties fo:color="#f10d0c" loext:opacity="100%" fo:font-weight="bold" style:font-weight-asian="bold" style:font-weight-complex="bold"/>
    </style:style>
    <style:style style:name="T15" style:family="text">
      <style:text-properties fo:color="#00a933" loext:opacity="100%"/>
    </style:style>
    <style:style style:name="T16" style:family="text">
      <style:text-properties fo:color="#00a933" loext:opacity="100%" fo:font-weight="bold" style:font-weight-asian="bold" style:font-weight-complex="bold"/>
    </style:style>
    <style:style style:name="T17" style:family="text">
      <style:text-properties fo:color="#5b277d" loext:opacity="100%"/>
    </style:style>
    <style:style style:name="T18" style:family="text">
      <style:text-properties fo:color="#ff972f" loext:opacity="100%"/>
    </style:style>
    <style:style style:name="T19" style:family="text">
      <style:text-properties fo:color="#ff3838" loext:opacity="100%"/>
    </style:style>
    <style:style style:name="T20" style:family="text">
      <style:text-properties fo:color="#2a6099" loext:opacity="100%"/>
    </style:style>
    <style:style style:name="T21" style:family="text">
      <style:text-properties fo:color="#000000" loext:opacity="100%" fo:font-weight="bold" style:font-weight-asian="bold" style:font-weight-complex="bold"/>
    </style:style>
    <style:style style:name="T22" style:family="text">
      <style:text-properties fo:color="#ff0000" loext:opacity="100%"/>
    </style:style>
    <style:style style:name="T23" style:family="text">
      <style:text-properties fo:color="#ff0000" loext:opacity="100%" fo:font-weight="bold" style:font-weight-asian="bold" style:font-weight-complex="bold"/>
    </style:style>
    <style:style style:name="T24" style:family="text">
      <style:text-properties fo:color="#ff0000" loext:opacity="100%" fo:font-weight="bold" fo:background-color="transparent" loext:char-shading-value="0" style:font-weight-asian="bold" style:font-weight-complex="bold"/>
    </style:style>
    <style:style style:name="T25" style:family="text">
      <style:text-properties fo:color="#acb20c" loext:opacity="100%"/>
    </style:style>
    <style:style style:name="T26" style:family="text">
      <style:text-properties fo:color="#ff4000" loext:opacity="100%"/>
    </style:style>
    <style:style style:name="T27" style:family="text">
      <style:text-properties fo:color="#ff4000" loext:opacity="100%" fo:font-weight="bold" style:font-weight-asian="bold" style:font-weight-complex="bold"/>
    </style:style>
    <style:style style:name="T28" style:family="text">
      <style:text-properties fo:color="#706e0c" loext:opacity="100%"/>
    </style:style>
    <style:style style:name="T29" style:family="text">
      <style:text-properties fo:color="#069a2e" loext:opacity="100%"/>
    </style:style>
    <style:style style:name="T30" style:family="text">
      <style:text-properties fo:color="#3faf46" loext:opacity="100%"/>
    </style:style>
    <style:style style:name="T31" style:family="text">
      <style:text-properties fo:color="#3faf46" loext:opacity="100%" fo:font-weight="bold" style:font-weight-asian="bold" style:font-weight-complex="bold"/>
    </style:style>
    <style:style style:name="T32" style:family="text">
      <style:text-properties style:use-window-font-color="true" loext:opacity="0%"/>
    </style:style>
    <style:style style:name="T33" style:family="text">
      <style:text-properties style:use-window-font-color="true" loext:opacity="0%" fo:font-weight="bold" style:font-weight-asian="bold" style:font-weight-complex="bold"/>
    </style:style>
    <style:style style:name="T34" style:family="text">
      <style:text-properties fo:color="#3465a4" loext:opacity="100%" fo:font-weight="bold" style:font-weight-asian="bold" style:font-weight-complex="bold"/>
    </style:style>
    <style:style style:name="T35" style:family="text">
      <style:text-properties fo:color="#800080" loext:opacity="100%" fo:font-weight="bold" style:font-weight-asian="bold" style:font-weight-complex="bold"/>
    </style:style>
    <style:style style:name="T36" style:family="text">
      <style:text-properties officeooo:rsid="0060b3e8"/>
    </style:style>
    <style:style style:name="T37" style:family="text">
      <style:text-properties style:text-position="super 58%" officeooo:rsid="0060b3e8"/>
    </style:style>
    <style:style style:name="T38" style:family="text">
      <style:text-properties style:text-position="super 58%" fo:font-weight="bold" officeooo:rsid="0060b3e8" style:font-weight-asian="bold" style:font-weight-complex="bold"/>
    </style:style>
    <style:style style:name="T39" style:family="text">
      <style:text-properties style:text-position="super 58%" fo:font-weight="bold" officeooo:rsid="0075fcab" style:font-weight-asian="bold" style:font-weight-complex="bold"/>
    </style:style>
    <style:style style:name="T40" style:family="text">
      <style:text-properties fo:color="#8d1d75" loext:opacity="100%" fo:font-weight="bold" style:font-weight-asian="bold" style:font-weight-complex="bold"/>
    </style:style>
    <style:style style:name="T41" style:family="text">
      <style:text-properties style:text-position="sub 58%" officeooo:rsid="0075fcab"/>
    </style:style>
    <style:style style:name="T42" style:family="text">
      <style:text-properties fo:color="#55308d" loext:opacity="100%" fo:font-weight="bold" style:font-weight-asian="bold" style:font-weight-complex="bold"/>
    </style:style>
    <style:style style:name="T43" style:family="text">
      <style:text-properties fo:color="#55308d" loext:opacity="100%" style:text-position="super 58%" fo:font-weight="bold" officeooo:rsid="00746084" style:font-weight-asian="bold" style:font-weight-complex="bold"/>
    </style:style>
    <style:style style:name="T44" style:family="text">
      <style:text-properties officeooo:rsid="007d705e"/>
    </style:style>
    <style:style style:name="T45" style:family="text">
      <style:text-properties officeooo:rsid="008a8e5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2023年建筑实务案例问答整理</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023年建筑实务案例问答整理</text:p>
          </text:index-title>
          <text:h text:style-name="P52" text:outline-level="2"><text:a xlink:type="simple" xlink:href="#__RefHeading___Toc2152_1451455009" text:style-name="Index_20_Link" text:visited-style-name="Index_20_Link"><text:soft-page-break/>不同施工阶段（期）总平面布置图有哪些？<text:tab/>9</text:a></text:h>
          <text:h text:style-name="P52" text:outline-level="2"><text:a xlink:type="simple" xlink:href="#__RefHeading___Toc2154_1451455009" text:style-name="Index_20_Link" text:visited-style-name="Index_20_Link">施工总平面图的设计内容？<text:tab/>9</text:a></text:h>
          <text:h text:style-name="P52" text:outline-level="2"><text:a xlink:type="simple" xlink:href="#__RefHeading___Toc2156_1451455009" text:style-name="Index_20_Link" text:visited-style-name="Index_20_Link">施工总平面图设计原则是什么？<text:tab/>9</text:a></text:h>
          <text:h text:style-name="P52" text:outline-level="2"><text:a xlink:type="simple" xlink:href="#__RefHeading___Toc2158_1451455009" text:style-name="Index_20_Link" text:visited-style-name="Index_20_Link">施工现场设施有那些？<text:tab/>9</text:a></text:h>
          <text:h text:style-name="P52" text:outline-level="2"><text:a xlink:type="simple" xlink:href="#__RefHeading___Toc2160_1451455009" text:style-name="Index_20_Link" text:visited-style-name="Index_20_Link">总平面图绘制的依据与标明的内容？<text:tab/>9</text:a></text:h>
          <text:h text:style-name="P52" text:outline-level="2"><text:a xlink:type="simple" xlink:href="#__RefHeading___Toc2162_1451455009" text:style-name="Index_20_Link" text:visited-style-name="Index_20_Link">施工平面图现场管理要点有？<text:tab/>9</text:a></text:h>
          <text:h text:style-name="P52" text:outline-level="2"><text:a xlink:type="simple" xlink:href="#__RefHeading___Toc2164_1451455009" text:style-name="Index_20_Link" text:visited-style-name="Index_20_Link">施工总平面图现场管理的目的？<text:tab/>9</text:a></text:h>
          <text:h text:style-name="P52" text:outline-level="2"><text:a xlink:type="simple" xlink:href="#__RefHeading___Toc2166_1451455009" text:style-name="Index_20_Link" text:visited-style-name="Index_20_Link">施工现场出入口及大门内应设置的制度牌和标志有那些？<text:tab/>9</text:a></text:h>
          <text:h text:style-name="P52" text:outline-level="2"><text:a xlink:type="simple" xlink:href="#__RefHeading___Toc2168_1451455009" text:style-name="Index_20_Link" text:visited-style-name="Index_20_Link">建筑工人实名制管理卡作用有那些？<text:tab/>9</text:a></text:h>
          <text:h text:style-name="P52" text:outline-level="2"><text:a xlink:type="simple" xlink:href="#__RefHeading___Toc2170_1451455009" text:style-name="Index_20_Link" text:visited-style-name="Index_20_Link">施工现场主干道常用硬化方式有哪些？<text:tab/>9</text:a></text:h>
          <text:h text:style-name="P52" text:outline-level="2"><text:a xlink:type="simple" xlink:href="#__RefHeading___Toc2172_1451455009" text:style-name="Index_20_Link" text:visited-style-name="Index_20_Link">裸露场地的文明施工防护通常有哪些措施？<text:tab/>9</text:a></text:h>
          <text:h text:style-name="P52" text:outline-level="2"><text:a xlink:type="simple" xlink:href="#__RefHeading___Toc2174_1451455009" text:style-name="Index_20_Link" text:visited-style-name="Index_20_Link">那些场所需要硬化？<text:tab/>9</text:a></text:h>
          <text:h text:style-name="P52" text:outline-level="2"><text:a xlink:type="simple" xlink:href="#__RefHeading___Toc2176_1451455009" text:style-name="Index_20_Link" text:visited-style-name="Index_20_Link">建设单位应为绿色施工提供包括哪些方面的条件保障？<text:tab/>10</text:a></text:h>
          <text:h text:style-name="P52" text:outline-level="2"><text:a xlink:type="simple" xlink:href="#__RefHeading___Toc2178_1451455009" text:style-name="Index_20_Link" text:visited-style-name="Index_20_Link">施工单位应该做那些绿色施工方面的工作？<text:tab/>10</text:a></text:h>
          <text:h text:style-name="P52" text:outline-level="2"><text:a xlink:type="simple" xlink:href="#__RefHeading___Toc2180_1451455009" text:style-name="Index_20_Link" text:visited-style-name="Index_20_Link">绿色建筑评价指标体系包括哪几类指标？绿色建筑评价的总得分由那几类项目得分计算得出？<text:tab/>10</text:a></text:h>
          <text:h text:style-name="P52" text:outline-level="2"><text:a xlink:type="simple" xlink:href="#__RefHeading___Toc2182_1451455009" text:style-name="Index_20_Link" text:visited-style-name="Index_20_Link">绿色建筑星级有几级？评级标准是有那些规定？<text:tab/>10</text:a></text:h>
          <text:h text:style-name="P52" text:outline-level="2"><text:a xlink:type="simple" xlink:href="#__RefHeading___Toc2184_1451455009" text:style-name="Index_20_Link" text:visited-style-name="Index_20_Link">绿色建造计划应包括那些内容？<text:tab/>10</text:a></text:h>
          <text:h text:style-name="P52" text:outline-level="2"><text:a xlink:type="simple" xlink:href="#__RefHeading___Toc2186_1451455009" text:style-name="Index_20_Link" text:visited-style-name="Index_20_Link">施工项目管理机构应实施的绿色施工活动有那些？<text:tab/>10</text:a></text:h>
          <text:h text:style-name="P52" text:outline-level="2"><text:a xlink:type="simple" xlink:href="#__RefHeading___Toc2188_1451455009" text:style-name="Index_20_Link" text:visited-style-name="Index_20_Link">绿色施工信息技术应用内容有那些？<text:tab/>10</text:a></text:h>
          <text:h text:style-name="P52" text:outline-level="2"><text:a xlink:type="simple" xlink:href="#__RefHeading___Toc2190_1451455009" text:style-name="Index_20_Link" text:visited-style-name="Index_20_Link">降排的地下水可用于施工现场哪些方面？<text:tab/>10</text:a></text:h>
          <text:h text:style-name="P52" text:outline-level="2"><text:a xlink:type="simple" xlink:href="#__RefHeading___Toc2192_1451455009" text:style-name="Index_20_Link" text:visited-style-name="Index_20_Link">夜间施工，项目经理部应将哪些情况向有关的居民和单位通报说明，取得协作和配合？<text:tab/>10</text:a></text:h>
          <text:h text:style-name="P52" text:outline-level="2"><text:a xlink:type="simple" xlink:href="#__RefHeading___Toc2194_1451455009" text:style-name="Index_20_Link" text:visited-style-name="Index_20_Link">施工对环境造成的影响（污染）有那些？<text:tab/>10</text:a></text:h>
          <text:h text:style-name="P52" text:outline-level="2"><text:a xlink:type="simple" xlink:href="#__RefHeading___Toc2196_1451455009" text:style-name="Index_20_Link" text:visited-style-name="Index_20_Link">如何采取措施降低施工造成的光污染？<text:tab/>10</text:a></text:h>
          <text:h text:style-name="P52" text:outline-level="2"><text:a xlink:type="simple" xlink:href="#__RefHeading___Toc2198_1451455009" text:style-name="Index_20_Link" text:visited-style-name="Index_20_Link">施工现场卫生与防症的基本要求？<text:tab/>10</text:a></text:h>
          <text:h text:style-name="P52" text:outline-level="2"><text:a xlink:type="simple" xlink:href="#__RefHeading___Toc2200_1451455009" text:style-name="Index_20_Link" text:visited-style-name="Index_20_Link">施工现场应配备哪些急救器材？<text:tab/>11</text:a></text:h>
          <text:h text:style-name="P52" text:outline-level="2"><text:a xlink:type="simple" xlink:href="#__RefHeading___Toc2202_1451455009" text:style-name="Index_20_Link" text:visited-style-name="Index_20_Link">结合季节特点，还应做好作业人员的哪些工作？<text:tab/>11</text:a></text:h>
          <text:h text:style-name="P52" text:outline-level="2"><text:a xlink:type="simple" xlink:href="#__RefHeading___Toc2204_1451455009" text:style-name="Index_20_Link" text:visited-style-name="Index_20_Link">写出现场办公区和生活区灭四害的主要内容？<text:tab/>11</text:a></text:h>
          <text:h text:style-name="P52" text:outline-level="2"><text:a xlink:type="simple" xlink:href="#__RefHeading___Toc2206_1451455009" text:style-name="Index_20_Link" text:visited-style-name="Index_20_Link">现场食堂的管理<text:tab/>11</text:a></text:h>
          <text:h text:style-name="P52" text:outline-level="2"><text:a xlink:type="simple" xlink:href="#__RefHeading___Toc2208_1451455009" text:style-name="Index_20_Link" text:visited-style-name="Index_20_Link">文体活动室应配备那些物品？<text:tab/>11</text:a></text:h>
          <text:h text:style-name="P52" text:outline-level="2"><text:a xlink:type="simple" xlink:href="#__RefHeading___Toc2210_1451455009" text:style-name="Index_20_Link" text:visited-style-name="Index_20_Link">现场文明施工应包括哪些工作内容？<text:tab/>11</text:a></text:h>
          <text:h text:style-name="P52" text:outline-level="2"><text:a xlink:type="simple" xlink:href="#__RefHeading___Toc2212_1451455009" text:style-name="Index_20_Link" text:visited-style-name="Index_20_Link">现场文明施工管理的基本要求?<text:tab/>11</text:a></text:h>
          <text:h text:style-name="P52" text:outline-level="2"><text:a xlink:type="simple" xlink:href="#__RefHeading___Toc2214_1451455009" text:style-name="Index_20_Link" text:visited-style-name="Index_20_Link">建筑工程施工主要职业危害种类<text:tab/>11</text:a></text:h>
          <text:h text:style-name="P52" text:outline-level="2"><text:a xlink:type="simple" xlink:href="#__RefHeading___Toc2218_1451455009" text:style-name="Index_20_Link" text:visited-style-name="Index_20_Link">施工过程的固体废弃物如何处理？<text:tab/>11</text:a></text:h>
          <text:h text:style-name="P52" text:outline-level="2"><text:a xlink:type="simple" xlink:href="#__RefHeading___Toc2220_1451455009" text:style-name="Index_20_Link" text:visited-style-name="Index_20_Link">临时用电组织设计规定？<text:tab/>11</text:a></text:h>
          <text:h text:style-name="P52" text:outline-level="2"><text:a xlink:type="simple" xlink:href="#__RefHeading___Toc2222_1451455009" text:style-name="Index_20_Link" text:visited-style-name="Index_20_Link">临时用水包括那些内容？<text:tab/>12</text:a></text:h>
          <text:h text:style-name="P52" text:outline-level="2"><text:a xlink:type="simple" xlink:href="#__RefHeading___Toc2224_1451455009" text:style-name="Index_20_Link" text:visited-style-name="Index_20_Link">供水系统包括那些内容？<text:tab/>12</text:a></text:h>
          <text:h text:style-name="P52" text:outline-level="2"><text:a xlink:type="simple" xlink:href="#__RefHeading___Toc2226_1451455009" text:style-name="Index_20_Link" text:visited-style-name="Index_20_Link">供水管网布置原则是什么？<text:tab/>12</text:a></text:h>
          <text:h text:style-name="P52" text:outline-level="2"><text:a xlink:type="simple" xlink:href="#__RefHeading___Toc2228_1451455009" text:style-name="Index_20_Link" text:visited-style-name="Index_20_Link">三相四线制用电系统应符合那些规定？<text:tab/>12</text:a></text:h>
          <text:h text:style-name="P52" text:outline-level="2"><text:a xlink:type="simple" xlink:href="#__RefHeading___Toc2230_1451455009" text:style-name="Index_20_Link" text:visited-style-name="Index_20_Link">三级配电系统是什么？<text:tab/>12</text:a></text:h>
          <text:h text:style-name="P52" text:outline-level="2"><text:a xlink:type="simple" xlink:href="#__RefHeading___Toc2232_1451455009" text:style-name="Index_20_Link" text:visited-style-name="Index_20_Link">根据施工现场防火要求，施工现场明确划分为哪些区域？<text:tab/>12</text:a></text:h>
          <text:h text:style-name="P52" text:outline-level="2"><text:a xlink:type="simple" xlink:href="#__RefHeading___Toc2234_1451455009" text:style-name="Index_20_Link" text:visited-style-name="Index_20_Link">施工现场动火等级的划分？<text:tab/>12</text:a></text:h>
          <text:h text:style-name="P52" text:outline-level="2"><text:a xlink:type="simple" xlink:href="#__RefHeading___Toc2236_1451455009" text:style-name="Index_20_Link" text:visited-style-name="Index_20_Link">动火审批程序有那些划定？<text:tab/>12</text:a></text:h>
          <text:h text:style-name="P52" text:outline-level="2"><text:a xlink:type="simple" xlink:href="#__RefHeading___Toc2242_1451455009" text:style-name="Index_20_Link" text:visited-style-name="Index_20_Link">材料计划的分类<text:tab/>12</text:a></text:h>
          <text:h text:style-name="P52" text:outline-level="2"><text:a xlink:type="simple" xlink:href="#__RefHeading___Toc2238_1451455009" text:style-name="Index_20_Link" text:visited-style-name="Index_20_Link">消防器材的配备有那些要求？<text:tab/>13</text:a></text:h>
          <text:h text:style-name="P52" text:outline-level="2"><text:a xlink:type="simple" xlink:href="#__RefHeading___Toc2216_1451455009" text:style-name="Index_20_Link" text:visited-style-name="Index_20_Link">建筑工程施工易发的职业病类型<text:tab/>13</text:a></text:h>
          <text:h text:style-name="P52" text:outline-level="2"><text:a xlink:type="simple" xlink:href="#__RefHeading___Toc2240_1451455009" text:style-name="Index_20_Link" text:visited-style-name="Index_20_Link">施工现场消防管理的内容有那些？<text:tab/>13</text:a></text:h>
          <text:h text:style-name="P52" text:outline-level="2"><text:a xlink:type="simple" xlink:href="#__RefHeading___Toc2244_1451455009" text:style-name="Index_20_Link" text:visited-style-name="Index_20_Link"><text:soft-page-break/>单位工程主要材料需用计划的编制依据有哪些？<text:tab/>13</text:a></text:h>
          <text:h text:style-name="P52" text:outline-level="2"><text:a xlink:type="simple" xlink:href="#__RefHeading___Toc2246_1451455009" text:style-name="Index_20_Link" text:visited-style-name="Index_20_Link">质量不合格的材料应如何处理？<text:tab/>13</text:a></text:h>
          <text:h text:style-name="P52" text:outline-level="2"><text:a xlink:type="simple" xlink:href="#__RefHeading___Toc2248_1451455009" text:style-name="Index_20_Link" text:visited-style-name="Index_20_Link">材料的采购计划应确定那些内容？<text:tab/>13</text:a></text:h>
          <text:h text:style-name="P52" text:outline-level="2"><text:a xlink:type="simple" xlink:href="#__RefHeading___Toc2250_1451455009" text:style-name="Index_20_Link" text:visited-style-name="Index_20_Link">采购方式的确定依据有那些？<text:tab/>13</text:a></text:h>
          <text:h text:style-name="P52" text:outline-level="2"><text:a xlink:type="simple" xlink:href="#__RefHeading___Toc2252_1451455009" text:style-name="Index_20_Link" text:visited-style-name="Index_20_Link">材料的采购方式有那些？<text:tab/>13</text:a></text:h>
          <text:h text:style-name="P52" text:outline-level="2"><text:a xlink:type="simple" xlink:href="#__RefHeading___Toc2254_1451455009" text:style-name="Index_20_Link" text:visited-style-name="Index_20_Link">材料需用计划的编制有那些内容？<text:tab/>13</text:a></text:h>
          <text:h text:style-name="P52" text:outline-level="2"><text:a xlink:type="simple" xlink:href="#__RefHeading___Toc2256_1451455009" text:style-name="Index_20_Link" text:visited-style-name="Index_20_Link">材料采购计划的编制有那些内容？<text:tab/>14</text:a></text:h>
          <text:h text:style-name="P52" text:outline-level="2"><text:a xlink:type="simple" xlink:href="#__RefHeading___Toc2258_1451455009" text:style-name="Index_20_Link" text:visited-style-name="Index_20_Link">材料采购计划的调整的因素？<text:tab/>14</text:a></text:h>
          <text:h text:style-name="P52" text:outline-level="2"><text:a xlink:type="simple" xlink:href="#__RefHeading___Toc2260_1451455009" text:style-name="Index_20_Link" text:visited-style-name="Index_20_Link">材料，设备等的运输方式有那些？<text:tab/>14</text:a></text:h>
          <text:h text:style-name="P52" text:outline-level="2"><text:a xlink:type="simple" xlink:href="#__RefHeading___Toc2262_1451455009" text:style-name="Index_20_Link" text:visited-style-name="Index_20_Link">项目施工机械设备的供应渠道和选择依据，原则有哪些？<text:tab/>14</text:a></text:h>
          <text:h text:style-name="P52" text:outline-level="2"><text:a xlink:type="simple" xlink:href="#__RefHeading___Toc2264_1451455009" text:style-name="Index_20_Link" text:visited-style-name="Index_20_Link">项目施工机械设备选择的方法有哪些？<text:tab/>14</text:a></text:h>
          <text:h text:style-name="P52" text:outline-level="2"><text:a xlink:type="simple" xlink:href="#__RefHeading___Toc2266_1451455009" text:style-name="Index_20_Link" text:visited-style-name="Index_20_Link">用折算费用法计算时，应考虑哪些因素？<text:tab/>14</text:a></text:h>
          <text:h text:style-name="P52" text:outline-level="2"><text:a xlink:type="simple" xlink:href="#__RefHeading___Toc2268_1451455009" text:style-name="Index_20_Link" text:visited-style-name="Index_20_Link">单位工程量成本比较法详细内容有那些？<text:tab/>14</text:a></text:h>
          <text:h text:style-name="P52" text:outline-level="2"><text:a xlink:type="simple" xlink:href="#__RefHeading___Toc2270_1451455009" text:style-name="Index_20_Link" text:visited-style-name="Index_20_Link">项目机械设备的使用管理制度有那些？<text:tab/>14</text:a></text:h>
          <text:h text:style-name="P52" text:outline-level="2"><text:a xlink:type="simple" xlink:href="#__RefHeading___Toc2272_1451455009" text:style-name="Index_20_Link" text:visited-style-name="Index_20_Link">三定制度的内容是什么？<text:tab/>14</text:a></text:h>
          <text:h text:style-name="P52" text:outline-level="2"><text:a xlink:type="simple" xlink:href="#__RefHeading___Toc2274_1451455009" text:style-name="Index_20_Link" text:visited-style-name="Index_20_Link">在机械使用前和使用中的检查内容？<text:tab/>14</text:a></text:h>
          <text:h text:style-name="P52" text:outline-level="2"><text:a xlink:type="simple" xlink:href="#__RefHeading___Toc2276_1451455009" text:style-name="Index_20_Link" text:visited-style-name="Index_20_Link">机械设置操作证制度的内容是什么？<text:tab/>14</text:a></text:h>
          <text:h text:style-name="P52" text:outline-level="2"><text:a xlink:type="simple" xlink:href="#__RefHeading___Toc2278_1451455009" text:style-name="Index_20_Link" text:visited-style-name="Index_20_Link">施工总承包单位对劳务分包单位培训包括哪些内容及要求？<text:tab/>14</text:a></text:h>
          <text:h text:style-name="P52" text:outline-level="2"><text:a xlink:type="simple" xlink:href="#__RefHeading___Toc2282_1451455009" text:style-name="Index_20_Link" text:visited-style-name="Index_20_Link">安排混合班组作业时，应考虑哪些因素？<text:tab/>14</text:a></text:h>
          <text:h text:style-name="P52" text:outline-level="2"><text:a xlink:type="simple" xlink:href="#__RefHeading___Toc2284_1451455009" text:style-name="Index_20_Link" text:visited-style-name="Index_20_Link">劳务用工基本规定有那些？（劳动合同必须明确的内容有那些？）<text:tab/>14</text:a></text:h>
          <text:h text:style-name="P52" text:outline-level="2"><text:a xlink:type="simple" xlink:href="#__RefHeading___Toc2280_1451455009" text:style-name="Index_20_Link" text:visited-style-name="Index_20_Link">劳动力配置计划的编制方法有哪些？<text:tab/>15</text:a></text:h>
          <text:h text:style-name="P52" text:outline-level="2"><text:a xlink:type="simple" xlink:href="#__RefHeading___Toc2286_1451455009" text:style-name="Index_20_Link" text:visited-style-name="Index_20_Link">劳务分包报告<text:tab/>15</text:a></text:h>
          <text:h text:style-name="P52" text:outline-level="2"><text:a xlink:type="simple" xlink:href="#__RefHeading___Toc2288_1451455009" text:style-name="Index_20_Link" text:visited-style-name="Index_20_Link">劳务实地考察的内容是什么？<text:tab/>15</text:a></text:h>
          <text:h text:style-name="P52" text:outline-level="2"><text:a xlink:type="simple" xlink:href="#__RefHeading___Toc2290_1451455009" text:style-name="Index_20_Link" text:visited-style-name="Index_20_Link">劳动力需要量计划除劳动力外，还需要考虑的那些人员的配备？<text:tab/>15</text:a></text:h>
          <text:h text:style-name="P52" text:outline-level="2"><text:a xlink:type="simple" xlink:href="#__RefHeading___Toc2292_1451455009" text:style-name="Index_20_Link" text:visited-style-name="Index_20_Link">建筑业十项新技术有那些？<text:tab/>15</text:a></text:h>
          <text:h text:style-name="P52" text:outline-level="2"><text:a xlink:type="simple" xlink:href="#__RefHeading___Toc2294_1451455009" text:style-name="Index_20_Link" text:visited-style-name="Index_20_Link">“装配式混凝土结构技术”中有哪些具体的新技术？<text:tab/>15</text:a></text:h>
          <text:h text:style-name="P52" text:outline-level="2"><text:a xlink:type="simple" xlink:href="#__RefHeading___Toc2296_1451455009" text:style-name="Index_20_Link" text:visited-style-name="Index_20_Link">项目管理信息系统的子系统包括什么？<text:tab/>15</text:a></text:h>
          <text:h text:style-name="P52" text:outline-level="2"><text:a xlink:type="simple" xlink:href="#__RefHeading___Toc2298_1451455009" text:style-name="Index_20_Link" text:visited-style-name="Index_20_Link">施工BIM模型宜包括哪些模型？<text:tab/>15</text:a></text:h>
          <text:h text:style-name="P52" text:outline-level="2"><text:a xlink:type="simple" xlink:href="#__RefHeading___Toc2300_1451455009" text:style-name="Index_20_Link" text:visited-style-name="Index_20_Link">模型元素信息包括的内容？<text:tab/>15</text:a></text:h>
          <text:h text:style-name="P52" text:outline-level="2"><text:a xlink:type="simple" xlink:href="#__RefHeading___Toc2302_1451455009" text:style-name="Index_20_Link" text:visited-style-name="Index_20_Link">写出BIM模型的质量控制措施？<text:tab/>15</text:a></text:h>
          <text:h text:style-name="P52" text:outline-level="2"><text:a xlink:type="simple" xlink:href="#__RefHeading___Toc2304_1451455009" text:style-name="Index_20_Link" text:visited-style-name="Index_20_Link">流水施工有那些具体的形式？<text:tab/>16</text:a></text:h>
          <text:h text:style-name="P52" text:outline-level="2"><text:a xlink:type="simple" xlink:href="#__RefHeading___Toc2306_1451455009" text:style-name="Index_20_Link" text:visited-style-name="Index_20_Link">流水施工的特点<text:tab/>16</text:a></text:h>
          <text:h text:style-name="P52" text:outline-level="2"><text:a xlink:type="simple" xlink:href="#__RefHeading___Toc2308_1451455009" text:style-name="Index_20_Link" text:visited-style-name="Index_20_Link">网络计划的应用程序包括那7个阶段？<text:tab/>16</text:a></text:h>
          <text:h text:style-name="P52" text:outline-level="2"><text:a xlink:type="simple" xlink:href="#__RefHeading___Toc2310_1451455009" text:style-name="Index_20_Link" text:visited-style-name="Index_20_Link">施工进度计划实施监测的方法有那些？<text:tab/>16</text:a></text:h>
          <text:h text:style-name="P52" text:outline-level="2"><text:a xlink:type="simple" xlink:href="#__RefHeading___Toc2312_1451455009" text:style-name="Index_20_Link" text:visited-style-name="Index_20_Link">施工进度报告的内容有那些？<text:tab/>16</text:a></text:h>
          <text:h text:style-name="P52" text:outline-level="2"><text:a xlink:type="simple" xlink:href="#__RefHeading___Toc2316_1451455009" text:style-name="Index_20_Link" text:visited-style-name="Index_20_Link">进度计划的调整，一般有哪些方法?<text:tab/>16</text:a></text:h>
          <text:h text:style-name="P52" text:outline-level="2"><text:a xlink:type="simple" xlink:href="#__RefHeading___Toc2318_1451455009" text:style-name="Index_20_Link" text:visited-style-name="Index_20_Link">进度计划的调整步骤?<text:tab/>16</text:a></text:h>
          <text:h text:style-name="P52" text:outline-level="2"><text:a xlink:type="simple" xlink:href="#__RefHeading___Toc2322_1451455009" text:style-name="Index_20_Link" text:visited-style-name="Index_20_Link">资源优化的前提条件<text:tab/>16</text:a></text:h>
          <text:h text:style-name="P52" text:outline-level="2"><text:a xlink:type="simple" xlink:href="#__RefHeading___Toc2324_1451455009" text:style-name="Index_20_Link" text:visited-style-name="Index_20_Link">进度管理中，资源优化的两种模式是什么？<text:tab/>17</text:a></text:h>
          <text:h text:style-name="P52" text:outline-level="2"><text:a xlink:type="simple" xlink:href="#__RefHeading___Toc2326_1451455009" text:style-name="Index_20_Link" text:visited-style-name="Index_20_Link">网络计划的优化的方法与详情？<text:tab/>17</text:a></text:h>
          <text:h text:style-name="P52" text:outline-level="2"><text:a xlink:type="simple" xlink:href="#__RefHeading___Toc2328_1451455009" text:style-name="Index_20_Link" text:visited-style-name="Index_20_Link">哪些基坑工程的监测方案应进行专项论证？<text:tab/>17</text:a></text:h>
          <text:h text:style-name="P52" text:outline-level="2"><text:a xlink:type="simple" xlink:href="#__RefHeading___Toc2330_1451455009" text:style-name="Index_20_Link" text:visited-style-name="Index_20_Link">应实施监测的基坑工程<text:tab/>17</text:a></text:h>
          <text:h text:style-name="P52" text:outline-level="2"><text:a xlink:type="simple" xlink:href="#__RefHeading___Toc2332_1451455009" text:style-name="Index_20_Link" text:visited-style-name="Index_20_Link">基坑监测应至少监测哪些项目？<text:tab/>17</text:a></text:h>
          <text:h text:style-name="P52" text:outline-level="2"><text:a xlink:type="simple" xlink:href="#__RefHeading___Toc2334_1451455009" text:style-name="Index_20_Link" text:visited-style-name="Index_20_Link">写出基坑工程变形监测点布设要求<text:tab/>17</text:a></text:h>
          <text:h text:style-name="P52" text:outline-level="2"><text:a xlink:type="simple" xlink:href="#__RefHeading___Toc2336_1451455009" text:style-name="Index_20_Link" text:visited-style-name="Index_20_Link">基坑变形观测有哪几种？<text:tab/>17</text:a></text:h>
          <text:h text:style-name="P52" text:outline-level="2"><text:a xlink:type="simple" xlink:href="#__RefHeading___Toc2338_1451455009" text:style-name="Index_20_Link" text:visited-style-name="Index_20_Link">监测点布置有什么要求？<text:tab/>17</text:a></text:h>
          <text:h text:style-name="P52" text:outline-level="2"><text:a xlink:type="simple" xlink:href="#__RefHeading___Toc2340_1451455009" text:style-name="Index_20_Link" text:visited-style-name="Index_20_Link"><text:soft-page-break/>在施工期间应对哪些对象进行变形监测？<text:tab/>17</text:a></text:h>
          <text:h text:style-name="P52" text:outline-level="2"><text:a xlink:type="simple" xlink:href="#__RefHeading___Toc2344_1451455009" text:style-name="Index_20_Link" text:visited-style-name="Index_20_Link">为减少误差，不同期变形监测有何要求？<text:tab/>17</text:a></text:h>
          <text:h text:style-name="P52" text:outline-level="2"><text:a xlink:type="simple" xlink:href="#__RefHeading___Toc2346_1451455009" text:style-name="Index_20_Link" text:visited-style-name="Index_20_Link">基坑监测过程中，出现什么情况时应立即进行预警？<text:tab/>17</text:a></text:h>
          <text:h text:style-name="P52" text:outline-level="2"><text:a xlink:type="simple" xlink:href="#__RefHeading___Toc2342_1451455009" text:style-name="Index_20_Link" text:visited-style-name="Index_20_Link">施工期间变形监测的内容有哪些？<text:tab/>18</text:a></text:h>
          <text:h text:style-name="P52" text:outline-level="2"><text:a xlink:type="simple" xlink:href="#__RefHeading___Toc2348_1451455009" text:style-name="Index_20_Link" text:visited-style-name="Index_20_Link">基坑监测过程中，出现什么情况时应立即危险报警？<text:tab/>18</text:a></text:h>
          <text:h text:style-name="P52" text:outline-level="2"><text:a xlink:type="simple" xlink:href="#__RefHeading___Toc2350_1451455009" text:style-name="Index_20_Link" text:visited-style-name="Index_20_Link">对基坑工程进行巡视检查，除了以目测为主，还可辅以哪些设备进行？<text:tab/>18</text:a></text:h>
          <text:h text:style-name="P52" text:outline-level="2"><text:a xlink:type="simple" xlink:href="#__RefHeading___Toc2352_1451455009" text:style-name="Index_20_Link" text:visited-style-name="Index_20_Link">巡视检查应包括哪些主要内容？<text:tab/>18</text:a></text:h>
          <text:h text:style-name="P52" text:outline-level="2"><text:a xlink:type="simple" xlink:href="#__RefHeading___Toc2354_1451455009" text:style-name="Index_20_Link" text:visited-style-name="Index_20_Link">写出地下连续墙支护的适用条件。<text:tab/>18</text:a></text:h>
          <text:h text:style-name="P52" text:outline-level="2"><text:a xlink:type="simple" xlink:href="#__RefHeading___Toc2356_1451455009" text:style-name="Index_20_Link" text:visited-style-name="Index_20_Link">地下连续墙混凝土达到设计强度后需要进行墙底注浆，写出墙底终止注浆应满足的条件。<text:tab/>18</text:a></text:h>
          <text:h text:style-name="P52" text:outline-level="2"><text:a xlink:type="simple" xlink:href="#__RefHeading___Toc2358_1451455009" text:style-name="Index_20_Link" text:visited-style-name="Index_20_Link">地下连续墙现浇钢筋混凝土导墙的构造要求？<text:tab/>18</text:a></text:h>
          <text:h text:style-name="P52" text:outline-level="2"><text:a xlink:type="simple" xlink:href="#__RefHeading___Toc2360_1451455009" text:style-name="Index_20_Link" text:visited-style-name="Index_20_Link">锚杆常配合哪些支护结构一起使用？<text:tab/>18</text:a></text:h>
          <text:h text:style-name="P52" text:outline-level="2"><text:a xlink:type="simple" xlink:href="#__RefHeading___Toc2362_1451455009" text:style-name="Index_20_Link" text:visited-style-name="Index_20_Link">写出锚杆长度设计及锚杆布置应符合的要求。<text:tab/>18</text:a></text:h>
          <text:h text:style-name="P52" text:outline-level="2"><text:a xlink:type="simple" xlink:href="#__RefHeading___Toc2364_1451455009" text:style-name="Index_20_Link" text:visited-style-name="Index_20_Link">锚杆布置应符合以下规定<text:tab/>18</text:a></text:h>
          <text:h text:style-name="P52" text:outline-level="2"><text:a xlink:type="simple" xlink:href="#__RefHeading___Toc2366_1451455009" text:style-name="Index_20_Link" text:visited-style-name="Index_20_Link">土钉墙可分为哪几类？哪些可用于淤泥土基坑支护？<text:tab/>18</text:a></text:h>
          <text:h text:style-name="P52" text:outline-level="2"><text:a xlink:type="simple" xlink:href="#__RefHeading___Toc2368_1451455009" text:style-name="Index_20_Link" text:visited-style-name="Index_20_Link">成孔注浆型钢筋土钉墙二次注浆工艺<text:tab/>19</text:a></text:h>
          <text:h text:style-name="P52" text:outline-level="2"><text:a xlink:type="simple" xlink:href="#__RefHeading___Toc2370_1451455009" text:style-name="Index_20_Link" text:visited-style-name="Index_20_Link">写出基坑监控方案的内容。<text:tab/>19</text:a></text:h>
          <text:h text:style-name="P52" text:outline-level="2"><text:a xlink:type="simple" xlink:href="#__RefHeading___Toc2372_1451455009" text:style-name="Index_20_Link" text:visited-style-name="Index_20_Link">基坑开挖过程中出现渗水还可采取哪些应急措施？<text:tab/>19</text:a></text:h>
          <text:h text:style-name="P52" text:outline-level="2"><text:a xlink:type="simple" xlink:href="#__RefHeading___Toc2374_1451455009" text:style-name="Index_20_Link" text:visited-style-name="Index_20_Link">哪些情况可不进行轻型动力触探？<text:tab/>19</text:a></text:h>
          <text:h text:style-name="P52" text:outline-level="2"><text:a xlink:type="simple" xlink:href="#__RefHeading___Toc2376_1451455009" text:style-name="Index_20_Link" text:visited-style-name="Index_20_Link">轻型动力触探进行基槽检验时，应检查哪些内容？<text:tab/>19</text:a></text:h>
          <text:h text:style-name="P52" text:outline-level="2"><text:a xlink:type="simple" xlink:href="#__RefHeading___Toc2378_1451455009" text:style-name="Index_20_Link" text:visited-style-name="Index_20_Link">验槽具备的资料和条件有哪些？<text:tab/>19</text:a></text:h>
          <text:h text:style-name="P52" text:outline-level="2"><text:a xlink:type="simple" xlink:href="#__RefHeading___Toc2380_1451455009" text:style-name="Index_20_Link" text:visited-style-name="Index_20_Link">强夯地基施工中及施工后应分别检验哪些项目？<text:tab/>19</text:a></text:h>
          <text:h text:style-name="P52" text:outline-level="2"><text:a xlink:type="simple" xlink:href="#__RefHeading___Toc2382_1451455009" text:style-name="Index_20_Link" text:visited-style-name="Index_20_Link">施工结束后检验项目的数量有何规定？<text:tab/>19</text:a></text:h>
          <text:h text:style-name="P52" text:outline-level="2"><text:a xlink:type="simple" xlink:href="#__RefHeading___Toc2384_1451455009" text:style-name="Index_20_Link" text:visited-style-name="Index_20_Link">写出强夯地基的适用范围。<text:tab/>19</text:a></text:h>
          <text:h text:style-name="P52" text:outline-level="2"><text:a xlink:type="simple" xlink:href="#__RefHeading___Toc2386_1451455009" text:style-name="Index_20_Link" text:visited-style-name="Index_20_Link">锤击沉桩法施工的工艺流程？<text:tab/>19</text:a></text:h>
          <text:h text:style-name="P52" text:outline-level="2"><text:a xlink:type="simple" xlink:href="#__RefHeading___Toc2388_1451455009" text:style-name="Index_20_Link" text:visited-style-name="Index_20_Link">捶击沉桩法终止沉桩的条件。<text:tab/>19</text:a></text:h>
          <text:h text:style-name="P52" text:outline-level="2"><text:a xlink:type="simple" xlink:href="#__RefHeading___Toc2390_1451455009" text:style-name="Index_20_Link" text:visited-style-name="Index_20_Link">灌注桩混凝土强度试件的留置要求。<text:tab/>19</text:a></text:h>
          <text:h text:style-name="P52" text:outline-level="2"><text:a xlink:type="simple" xlink:href="#__RefHeading___Toc2392_1451455009" text:style-name="Index_20_Link" text:visited-style-name="Index_20_Link">混凝土灌注桩施工过程中应对哪些项目进行全过程检查？<text:tab/>20</text:a></text:h>
          <text:h text:style-name="P52" text:outline-level="2"><text:a xlink:type="simple" xlink:href="#__RefHeading___Toc2394_1451455009" text:style-name="Index_20_Link" text:visited-style-name="Index_20_Link">施工结束后又应该检验哪些项目？<text:tab/>20</text:a></text:h>
          <text:h text:style-name="P52" text:outline-level="2"><text:a xlink:type="simple" xlink:href="#__RefHeading___Toc2396_1451455009" text:style-name="Index_20_Link" text:visited-style-name="Index_20_Link">单桩竖向抗压承载力特征值如何计算？<text:tab/>20</text:a></text:h>
          <text:h text:style-name="P52" text:outline-level="2"><text:a xlink:type="simple" xlink:href="#__RefHeading___Toc2398_1451455009" text:style-name="Index_20_Link" text:visited-style-name="Index_20_Link">验收检测的受检桩选择条件有哪些？<text:tab/>20</text:a></text:h>
          <text:h text:style-name="P52" text:outline-level="2"><text:a xlink:type="simple" xlink:href="#__RefHeading___Toc2400_1451455009" text:style-name="Index_20_Link" text:visited-style-name="Index_20_Link">桩身完整性与承载力的检测方法有哪些？<text:tab/>20</text:a></text:h>
          <text:h text:style-name="P52" text:outline-level="2"><text:a xlink:type="simple" xlink:href="#__RefHeading___Toc2402_1451455009" text:style-name="Index_20_Link" text:visited-style-name="Index_20_Link">各检测方法对桩基进行检测的开始时间有何规定？<text:tab/>20</text:a></text:h>
          <text:h text:style-name="P52" text:outline-level="2"><text:a xlink:type="simple" xlink:href="#__RefHeading___Toc2404_1451455009" text:style-name="Index_20_Link" text:visited-style-name="Index_20_Link">泥浆护壁钻孔灌注桩工艺流程？<text:tab/>20</text:a></text:h>
          <text:h text:style-name="P52" text:outline-level="2"><text:a xlink:type="simple" xlink:href="#__RefHeading___Toc2406_1451455009" text:style-name="Index_20_Link" text:visited-style-name="Index_20_Link">泥浆护壁钻孔灌注桩出现地下水头过大时，应该如何处理？<text:tab/>20</text:a></text:h>
          <text:h text:style-name="P52" text:outline-level="2"><text:a xlink:type="simple" xlink:href="#__RefHeading___Toc2408_1451455009" text:style-name="Index_20_Link" text:visited-style-name="Index_20_Link">泥浆护壁钻孔灌注桩出现孔口坍塌时，应如何处理？<text:tab/>20</text:a></text:h>
          <text:h text:style-name="P52" text:outline-level="2"><text:a xlink:type="simple" xlink:href="#__RefHeading___Toc2410_1451455009" text:style-name="Index_20_Link" text:visited-style-name="Index_20_Link">钢筋代换应满足哪些因素？<text:tab/>20</text:a></text:h>
          <text:h text:style-name="P52" text:outline-level="2"><text:a xlink:type="simple" xlink:href="#__RefHeading___Toc2412_1451455009" text:style-name="Index_20_Link" text:visited-style-name="Index_20_Link">钢筋错位的原因有哪些？<text:tab/>20</text:a></text:h>
          <text:h text:style-name="P52" text:outline-level="2"><text:a xlink:type="simple" xlink:href="#__RefHeading___Toc2420_1451455009" text:style-name="Index_20_Link" text:visited-style-name="Index_20_Link">混凝土冬期施工的养护期间的温度测量应符合那些规定？<text:tab/>20</text:a></text:h>
          <text:h text:style-name="P52" text:outline-level="2"><text:a xlink:type="simple" xlink:href="#__RefHeading___Toc2414_1451455009" text:style-name="Index_20_Link" text:visited-style-name="Index_20_Link">钢筋隐蔽工程验收内容有那些？<text:tab/>21</text:a></text:h>
          <text:h text:style-name="P52" text:outline-level="2"><text:a xlink:type="simple" xlink:href="#__RefHeading___Toc2416_1451455009" text:style-name="Index_20_Link" text:visited-style-name="Index_20_Link">后浇带混凝土填充作业的施工技术要点主要有哪些？<text:tab/>21</text:a></text:h>
          <text:h text:style-name="P52" text:outline-level="2"><text:a xlink:type="simple" xlink:href="#__RefHeading___Toc2418_1451455009" text:style-name="Index_20_Link" text:visited-style-name="Index_20_Link">施工缝处继续浇筑混凝土时，应符合那些规定？<text:tab/>21</text:a></text:h>
          <text:h text:style-name="P52" text:outline-level="2"><text:a xlink:type="simple" xlink:href="#__RefHeading___Toc2422_1451455009" text:style-name="Index_20_Link" text:visited-style-name="Index_20_Link">混凝土施工偏差产生的原因有那些？应如何处理？<text:tab/>21</text:a></text:h>
          <text:h text:style-name="P52" text:outline-level="2"><text:a xlink:type="simple" xlink:href="#__RefHeading___Toc2424_1451455009" text:style-name="Index_20_Link" text:visited-style-name="Index_20_Link">混凝土强度的试件取样的相关规定内容。<text:tab/>21</text:a></text:h>
          <text:h text:style-name="P52" text:outline-level="2"><text:a xlink:type="simple" xlink:href="#__RefHeading___Toc2426_1451455009" text:style-name="Index_20_Link" text:visited-style-name="Index_20_Link">混凝土结构实体检验的内容与相关规定。<text:tab/>21</text:a></text:h>
          <text:h text:style-name="P52" text:outline-level="2"><text:a xlink:type="simple" xlink:href="#__RefHeading___Toc2438_1451455009" text:style-name="Index_20_Link" text:visited-style-name="Index_20_Link">焊接材料进场时，应对其进行哪些参数的检测试验？<text:tab/>21</text:a></text:h>
          <text:h text:style-name="P52" text:outline-level="2"><text:a xlink:type="simple" xlink:href="#__RefHeading___Toc2428_1451455009" text:style-name="Index_20_Link" text:visited-style-name="Index_20_Link">混凝土结构施工质量不符合要求时，应按如何进行处理？<text:tab/>22</text:a></text:h>
          <text:h text:style-name="P52" text:outline-level="2"><text:a xlink:type="simple" xlink:href="#__RefHeading___Toc2430_1451455009" text:style-name="Index_20_Link" text:visited-style-name="Index_20_Link"><text:soft-page-break/>砌体结构工程检验批的划分应符合那些规定？<text:tab/>22</text:a></text:h>
          <text:h text:style-name="P52" text:outline-level="2"><text:a xlink:type="simple" xlink:href="#__RefHeading___Toc2432_1451455009" text:style-name="Index_20_Link" text:visited-style-name="Index_20_Link">砌筑砂浆试块强度如何确定？<text:tab/>22</text:a></text:h>
          <text:h text:style-name="P52" text:outline-level="2"><text:a xlink:type="simple" xlink:href="#__RefHeading___Toc2434_1451455009" text:style-name="Index_20_Link" text:visited-style-name="Index_20_Link">砌筑砂浆试块合格标准是什么？<text:tab/>22</text:a></text:h>
          <text:h text:style-name="P52" text:outline-level="2"><text:a xlink:type="simple" xlink:href="#__RefHeading___Toc2436_1451455009" text:style-name="Index_20_Link" text:visited-style-name="Index_20_Link">采用现场检验方法对砂浆和砌体强度进行实体检测，并判定其强度的情况有那些？<text:tab/>22</text:a></text:h>
          <text:h text:style-name="P52" text:outline-level="2"><text:a xlink:type="simple" xlink:href="#__RefHeading___Toc2440_1451455009" text:style-name="Index_20_Link" text:visited-style-name="Index_20_Link">根据焊接接头的连接部位，可以将熔化焊接头分为哪些形式？<text:tab/>22</text:a></text:h>
          <text:h text:style-name="P52" text:outline-level="2"><text:a xlink:type="simple" xlink:href="#__RefHeading___Toc2442_1451455009" text:style-name="Index_20_Link" text:visited-style-name="Index_20_Link">Z向层状撕裂预防与处理措施？<text:tab/>22</text:a></text:h>
          <text:h text:style-name="P52" text:outline-level="2"><text:a xlink:type="simple" xlink:href="#__RefHeading___Toc2444_1451455009" text:style-name="Index_20_Link" text:visited-style-name="Index_20_Link">钢结构单层厂房安装准备工作有哪些？<text:tab/>22</text:a></text:h>
          <text:h text:style-name="P52" text:outline-level="2"><text:a xlink:type="simple" xlink:href="#__RefHeading___Toc2446_1451455009" text:style-name="Index_20_Link" text:visited-style-name="Index_20_Link">高层钢结构安装的准备工作有哪些？<text:tab/>22</text:a></text:h>
          <text:h text:style-name="P52" text:outline-level="2"><text:a xlink:type="simple" xlink:href="#__RefHeading___Toc2448_1451455009" text:style-name="Index_20_Link" text:visited-style-name="Index_20_Link">钢柱底部预留螺栓孔与预埋螺栓不对中的问题的预防与处理。<text:tab/>22</text:a></text:h>
          <text:h text:style-name="P52" text:outline-level="2"><text:a xlink:type="simple" xlink:href="#__RefHeading___Toc2450_1451455009" text:style-name="Index_20_Link" text:visited-style-name="Index_20_Link">屋面压型钢板施工流程。<text:tab/>23</text:a></text:h>
          <text:h text:style-name="P52" text:outline-level="2"><text:a xlink:type="simple" xlink:href="#__RefHeading___Toc2452_1451455009" text:style-name="Index_20_Link" text:visited-style-name="Index_20_Link">网架的安装方法与适用范围。<text:tab/>23</text:a></text:h>
          <text:h text:style-name="P52" text:outline-level="2"><text:a xlink:type="simple" xlink:href="#__RefHeading___Toc2454_1451455009" text:style-name="Index_20_Link" text:visited-style-name="Index_20_Link">装配式结构施工专项施工方案的内容。<text:tab/>23</text:a></text:h>
          <text:h text:style-name="P52" text:outline-level="2"><text:a xlink:type="simple" xlink:href="#__RefHeading___Toc2456_1451455009" text:style-name="Index_20_Link" text:visited-style-name="Index_20_Link">装配式结构施工组织设计应该策划与协同那些专业要求，制定施工组织设计？<text:tab/>23</text:a></text:h>
          <text:h text:style-name="P52" text:outline-level="2"><text:a xlink:type="simple" xlink:href="#__RefHeading___Toc2458_1451455009" text:style-name="Index_20_Link" text:visited-style-name="Index_20_Link">预制构件生产前应编制生产方案，并宜包括哪些内容？<text:tab/>23</text:a></text:h>
          <text:h text:style-name="P52" text:outline-level="2"><text:a xlink:type="simple" xlink:href="#__RefHeading___Toc2460_1451455009" text:style-name="Index_20_Link" text:visited-style-name="Index_20_Link">对不进行结构性能检验的预制构件，应采取哪些措施保证其质量符合要求？<text:tab/>23</text:a></text:h>
          <text:h text:style-name="P52" text:outline-level="2"><text:a xlink:type="simple" xlink:href="#__RefHeading___Toc2462_1451455009" text:style-name="Index_20_Link" text:visited-style-name="Index_20_Link">竖向构件、水平构件安装后，应分别对哪些内容进行校核和调整？<text:tab/>23</text:a></text:h>
          <text:h text:style-name="P52" text:outline-level="2"><text:a xlink:type="simple" xlink:href="#__RefHeading___Toc2464_1451455009" text:style-name="Index_20_Link" text:visited-style-name="Index_20_Link">梁板类简支受弯预制构件进场时应进行结构性能检验，内容包括？<text:tab/>23</text:a></text:h>
          <text:h text:style-name="P52" text:outline-level="2"><text:a xlink:type="simple" xlink:href="#__RefHeading___Toc2468_1451455009" text:style-name="Index_20_Link" text:visited-style-name="Index_20_Link">外围护部品应完成下列隐蔽项目的现场验收内容。<text:tab/>23</text:a></text:h>
          <text:h text:style-name="P52" text:outline-level="2"><text:a xlink:type="simple" xlink:href="#__RefHeading___Toc2466_1451455009" text:style-name="Index_20_Link" text:visited-style-name="Index_20_Link">混凝土结构子分部工程验收时，除应符合有关规定外，还应提供哪些文件和记录？<text:tab/>24</text:a></text:h>
          <text:h text:style-name="P52" text:outline-level="2"><text:a xlink:type="simple" xlink:href="#__RefHeading___Toc2470_1451455009" text:style-name="Index_20_Link" text:visited-style-name="Index_20_Link">外围护系统应在验收前完成下列性能的实验和测试。<text:tab/>24</text:a></text:h>
          <text:h text:style-name="P52" text:outline-level="2"><text:a xlink:type="simple" xlink:href="#__RefHeading___Toc2472_1451455009" text:style-name="Index_20_Link" text:visited-style-name="Index_20_Link">防水混凝土施工缝出现渗漏水，该如何堵漏？<text:tab/>24</text:a></text:h>
          <text:h text:style-name="P52" text:outline-level="2"><text:a xlink:type="simple" xlink:href="#__RefHeading___Toc2474_1451455009" text:style-name="Index_20_Link" text:visited-style-name="Index_20_Link">若发现施工缝处混凝土松散（不渗漏），又该如何治理？<text:tab/>24</text:a></text:h>
          <text:h text:style-name="P52" text:outline-level="2"><text:a xlink:type="simple" xlink:href="#__RefHeading___Toc2476_1451455009" text:style-name="Index_20_Link" text:visited-style-name="Index_20_Link">哪些部位需要增加胎体增强材料？<text:tab/>24</text:a></text:h>
          <text:h text:style-name="P52" text:outline-level="2"><text:a xlink:type="simple" xlink:href="#__RefHeading___Toc2478_1451455009" text:style-name="Index_20_Link" text:visited-style-name="Index_20_Link">防水混凝土裂缝渗漏水（表面有不规则收缩裂缝且贯穿于混凝土结构）治理措施？<text:tab/>24</text:a></text:h>
          <text:h text:style-name="P52" text:outline-level="2"><text:a xlink:type="simple" xlink:href="#__RefHeading___Toc2480_1451455009" text:style-name="Index_20_Link" text:visited-style-name="Index_20_Link">地下防水隐蔽工程验收记录的主要内容<text:tab/>24</text:a></text:h>
          <text:h text:style-name="P52" text:outline-level="2"><text:a xlink:type="simple" xlink:href="#__RefHeading___Toc2482_1451455009" text:style-name="Index_20_Link" text:visited-style-name="Index_20_Link">屋面保温隔热材料进场复验指标有那些？<text:tab/>24</text:a></text:h>
          <text:h text:style-name="P52" text:outline-level="2"><text:a xlink:type="simple" xlink:href="#__RefHeading___Toc2488_1451455009" text:style-name="Index_20_Link" text:visited-style-name="Index_20_Link">建筑节能工程质量验收合格条件<text:tab/>24</text:a></text:h>
          <text:h text:style-name="P52" text:outline-level="2"><text:a xlink:type="simple" xlink:href="#__RefHeading___Toc2484_1451455009" text:style-name="Index_20_Link" text:visited-style-name="Index_20_Link">节能工程使用的材料、产品进场时，应对其那些性能进行复验？<text:tab/>25</text:a></text:h>
          <text:h text:style-name="P52" text:outline-level="2"><text:a xlink:type="simple" xlink:href="#__RefHeading___Toc2486_1451455009" text:style-name="Index_20_Link" text:visited-style-name="Index_20_Link">建筑的外窗应进行气密性能实体检验的情况。<text:tab/>25</text:a></text:h>
          <text:h text:style-name="P52" text:outline-level="2"><text:a xlink:type="simple" xlink:href="#__RefHeading___Toc2490_1451455009" text:style-name="Index_20_Link" text:visited-style-name="Index_20_Link">各装饰装修工程的施工工艺流程<text:tab/>25</text:a></text:h>
          <text:h text:style-name="P52" text:outline-level="2"><text:a xlink:type="simple" xlink:href="#__RefHeading___Toc2492_1451455009" text:style-name="Index_20_Link" text:visited-style-name="Index_20_Link">幕墙工程施工测量的相关规定<text:tab/>25</text:a></text:h>
          <text:h text:style-name="P52" text:outline-level="2"><text:a xlink:type="simple" xlink:href="#__RefHeading___Toc2494_1451455009" text:style-name="Index_20_Link" text:visited-style-name="Index_20_Link">幕墙施工前检测要求<text:tab/>25</text:a></text:h>
          <text:h text:style-name="P52" text:outline-level="2"><text:a xlink:type="simple" xlink:href="#__RefHeading___Toc2496_1451455009" text:style-name="Index_20_Link" text:visited-style-name="Index_20_Link">围护结构安全和功能的检测项目表<text:tab/>25</text:a></text:h>
          <text:h text:style-name="P52" text:outline-level="2"><text:a xlink:type="simple" xlink:href="#__RefHeading___Toc2498_1451455009" text:style-name="Index_20_Link" text:visited-style-name="Index_20_Link">幕墙（含采光顶）节能工程使用的材料、构件和设备施工进场复验应包括哪些内容？<text:tab/>25</text:a></text:h>
          <text:h text:style-name="P52" text:outline-level="2"><text:a xlink:type="simple" xlink:href="#__RefHeading___Toc2500_1451455009" text:style-name="Index_20_Link" text:visited-style-name="Index_20_Link">质量管理标准化文件的内容应该包含什么内容？<text:tab/>26</text:a></text:h>
          <text:h text:style-name="P52" text:outline-level="2"><text:a xlink:type="simple" xlink:href="#__RefHeading___Toc2502_1451455009" text:style-name="Index_20_Link" text:visited-style-name="Index_20_Link">项目质量策划的内容<text:tab/>26</text:a></text:h>
          <text:h text:style-name="P52" text:outline-level="2"><text:a xlink:type="simple" xlink:href="#__RefHeading___Toc2504_1451455009" text:style-name="Index_20_Link" text:visited-style-name="Index_20_Link">项目质量编制依据<text:tab/>26</text:a></text:h>
          <text:h text:style-name="P52" text:outline-level="2"><text:a xlink:type="simple" xlink:href="#__RefHeading___Toc2506_1451455009" text:style-name="Index_20_Link" text:visited-style-name="Index_20_Link">项目质量编制要求<text:tab/>26</text:a></text:h>
          <text:h text:style-name="P52" text:outline-level="2"><text:a xlink:type="simple" xlink:href="#__RefHeading___Toc2508_1451455009" text:style-name="Index_20_Link" text:visited-style-name="Index_20_Link">质量控制点的设置原则<text:tab/>26</text:a></text:h>
          <text:h text:style-name="P52" text:outline-level="2"><text:a xlink:type="simple" xlink:href="#__RefHeading___Toc2510_1451455009" text:style-name="Index_20_Link" text:visited-style-name="Index_20_Link">施工过程确定的内容<text:tab/>26</text:a></text:h>
          <text:h text:style-name="P52" text:outline-level="2"><text:a xlink:type="simple" xlink:href="#__RefHeading___Toc2512_1451455009" text:style-name="Index_20_Link" text:visited-style-name="Index_20_Link">质量管理记录内容<text:tab/>26</text:a></text:h>
          <text:h text:style-name="P52" text:outline-level="2"><text:a xlink:type="simple" xlink:href="#__RefHeading___Toc2514_1451455009" text:style-name="Index_20_Link" text:visited-style-name="Index_20_Link">见证取样的相关规定<text:tab/>26</text:a></text:h>
          <text:h text:style-name="P52" text:outline-level="2"><text:a xlink:type="simple" xlink:href="#__RefHeading___Toc2516_1451455009" text:style-name="Index_20_Link" text:visited-style-name="Index_20_Link">实行备案证明管理的材料有哪些？<text:tab/>26</text:a></text:h>
          <text:h text:style-name="P52" text:outline-level="2"><text:a xlink:type="simple" xlink:href="#__RefHeading___Toc2518_1451455009" text:style-name="Index_20_Link" text:visited-style-name="Index_20_Link">材料供货单位的要求有那些？<text:tab/>26</text:a></text:h>
          <text:h text:style-name="P52" text:outline-level="2"><text:a xlink:type="simple" xlink:href="#__RefHeading___Toc2526_1451455009" text:style-name="Index_20_Link" text:visited-style-name="Index_20_Link">施工过程质量检测试验项目和主要检测试验参数确定依据有那些？<text:tab/>26</text:a></text:h>
          <text:h text:style-name="P52" text:outline-level="2"><text:a xlink:type="simple" xlink:href="#__RefHeading___Toc2520_1451455009" text:style-name="Index_20_Link" text:visited-style-name="Index_20_Link">主要材料复验项目有那些？<text:tab/>27</text:a></text:h>
          <text:h text:style-name="P52" text:outline-level="2"><text:a xlink:type="simple" xlink:href="#__RefHeading___Toc2522_1451455009" text:style-name="Index_20_Link" text:visited-style-name="Index_20_Link"><text:soft-page-break/>检测试验管理制度有那些？<text:tab/>27</text:a></text:h>
          <text:h text:style-name="P52" text:outline-level="2"><text:a xlink:type="simple" xlink:href="#__RefHeading___Toc2524_1451455009" text:style-name="Index_20_Link" text:visited-style-name="Index_20_Link">检测试验管理程序内容是什么？<text:tab/>27</text:a></text:h>
          <text:h text:style-name="P52" text:outline-level="2"><text:a xlink:type="simple" xlink:href="#__RefHeading___Toc2528_1451455009" text:style-name="Index_20_Link" text:visited-style-name="Index_20_Link">工程资料移交的要求是什么？<text:tab/>27</text:a></text:h>
          <text:h text:style-name="P52" text:outline-level="2"><text:a xlink:type="simple" xlink:href="#__RefHeading___Toc2534_1451455009" text:style-name="Index_20_Link" text:visited-style-name="Index_20_Link">主体结构验收所需的工程资料有哪些？<text:tab/>27</text:a></text:h>
          <text:h text:style-name="P52" text:outline-level="2"><text:a xlink:type="simple" xlink:href="#__RefHeading___Toc2530_1451455009" text:style-name="Index_20_Link" text:visited-style-name="Index_20_Link">工程资料有那几类？<text:tab/>27</text:a></text:h>
          <text:h text:style-name="P52" text:outline-level="2"><text:a xlink:type="simple" xlink:href="#__RefHeading___Toc2532_1451455009" text:style-name="Index_20_Link" text:visited-style-name="Index_20_Link">施工资料有那些？<text:tab/>28</text:a></text:h>
          <text:h text:style-name="P52" text:outline-level="2"><text:a xlink:type="simple" xlink:href="#__RefHeading___Toc2536_1451455009" text:style-name="Index_20_Link" text:visited-style-name="Index_20_Link">建筑施工有那些分部工程、子分部及分项工程？<text:tab/>28</text:a></text:h>
          <text:h text:style-name="P52" text:outline-level="2"><text:a xlink:type="simple" xlink:href="#__RefHeading___Toc2538_1451455009" text:style-name="Index_20_Link" text:visited-style-name="Index_20_Link">检验批应如何划分？<text:tab/>28</text:a></text:h>
          <text:h text:style-name="P52" text:outline-level="2"><text:a xlink:type="simple" xlink:href="#__RefHeading___Toc2540_1451455009" text:style-name="Index_20_Link" text:visited-style-name="Index_20_Link">检验批，分项工程，分部工程的验收标准是什么？<text:tab/>28</text:a></text:h>
          <text:h text:style-name="P52" text:outline-level="2"><text:a xlink:type="simple" xlink:href="#__RefHeading___Toc2542_1451455009" text:style-name="Index_20_Link" text:visited-style-name="Index_20_Link">单位工程完工后，各相关单位应如何进行工程竣工验收？<text:tab/>28</text:a></text:h>
          <text:h text:style-name="P52" text:outline-level="2"><text:a xlink:type="simple" xlink:href="#__RefHeading___Toc2544_1451455009" text:style-name="Index_20_Link" text:visited-style-name="Index_20_Link">工程施工工序间的衔接，应符合哪些规定？<text:tab/>28</text:a></text:h>
          <text:h text:style-name="P52" text:outline-level="2"><text:a xlink:type="simple" xlink:href="#__RefHeading___Toc2546_1451455009" text:style-name="Index_20_Link" text:visited-style-name="Index_20_Link">室内污染物包括那些？<text:tab/>28</text:a></text:h>
          <text:h text:style-name="P52" text:outline-level="2"><text:a xlink:type="simple" xlink:href="#__RefHeading___Toc2548_1451455009" text:style-name="Index_20_Link" text:visited-style-name="Index_20_Link">I，II类建筑下的合格标准是多少？<text:tab/>28</text:a></text:h>
          <text:h text:style-name="P52" text:outline-level="2"><text:a xlink:type="simple" xlink:href="#__RefHeading___Toc2550_1451455009" text:style-name="Index_20_Link" text:visited-style-name="Index_20_Link">室内污染物检测有那些规定？<text:tab/>28</text:a></text:h>
          <text:h text:style-name="P52" text:outline-level="2"><text:a xlink:type="simple" xlink:href="#__RefHeading___Toc2552_1451455009" text:style-name="Index_20_Link" text:visited-style-name="Index_20_Link">建筑工程施工安全危险源辨识方法还应有哪些？<text:tab/>29</text:a></text:h>
          <text:h text:style-name="P52" text:outline-level="2"><text:a xlink:type="simple" xlink:href="#__RefHeading___Toc2554_1451455009" text:style-name="Index_20_Link" text:visited-style-name="Index_20_Link">重大危险源的风险分析评价的内容应该包括哪些？<text:tab/>29</text:a></text:h>
          <text:h text:style-name="P52" text:outline-level="2"><text:a xlink:type="simple" xlink:href="#__RefHeading___Toc2556_1451455009" text:style-name="Index_20_Link" text:visited-style-name="Index_20_Link">对重大危险源进行控制和管理的措施有哪些？<text:tab/>29</text:a></text:h>
          <text:h text:style-name="P52" text:outline-level="2"><text:a xlink:type="simple" xlink:href="#__RefHeading___Toc2558_1451455009" text:style-name="Index_20_Link" text:visited-style-name="Index_20_Link">施工企业的应急救援管理应包括哪些工作？<text:tab/>29</text:a></text:h>
          <text:h text:style-name="P52" text:outline-level="2"><text:a xlink:type="simple" xlink:href="#__RefHeading___Toc2560_1451455009" text:style-name="Index_20_Link" text:visited-style-name="Index_20_Link">施工企业新上岗操作工人岗前教育培训应包括哪些内容？<text:tab/>29</text:a></text:h>
          <text:h text:style-name="P52" text:outline-level="2"><text:a xlink:type="simple" xlink:href="#__RefHeading___Toc2562_1451455009" text:style-name="Index_20_Link" text:visited-style-name="Index_20_Link">安全教育和培训的类型还有哪些？<text:tab/>29</text:a></text:h>
          <text:h text:style-name="P52" text:outline-level="2"><text:a xlink:type="simple" xlink:href="#__RefHeading___Toc2564_1451455009" text:style-name="Index_20_Link" text:visited-style-name="Index_20_Link">对象又包括谁？<text:tab/>29</text:a></text:h>
          <text:h text:style-name="P52" text:outline-level="2"><text:a xlink:type="simple" xlink:href="#__RefHeading___Toc2566_1451455009" text:style-name="Index_20_Link" text:visited-style-name="Index_20_Link">施工企业的从业人员上岗应符合下列要求<text:tab/>29</text:a></text:h>
          <text:h text:style-name="P52" text:outline-level="2"><text:a xlink:type="simple" xlink:href="#__RefHeading___Toc2568_1451455009" text:style-name="Index_20_Link" text:visited-style-name="Index_20_Link">施工企业每年应按规定对所有从业人员进行安全生产继续教育，教育培训应包括哪些内容?<text:tab/>29</text:a></text:h>
          <text:h text:style-name="P52" text:outline-level="2"><text:a xlink:type="simple" xlink:href="#__RefHeading___Toc2570_1451455009" text:style-name="Index_20_Link" text:visited-style-name="Index_20_Link">建筑施工安全生产费用管理<text:tab/>29</text:a></text:h>
          <text:h text:style-name="P52" text:outline-level="2"><text:a xlink:type="simple" xlink:href="#__RefHeading___Toc2572_1451455009" text:style-name="Index_20_Link" text:visited-style-name="Index_20_Link">危险源的类型有那些？<text:tab/>29</text:a></text:h>
          <text:h text:style-name="P52" text:outline-level="2"><text:a xlink:type="simple" xlink:href="#__RefHeading___Toc2574_1451455009" text:style-name="Index_20_Link" text:visited-style-name="Index_20_Link">重大危险源的安全报告应详细说明哪些内容？<text:tab/>30</text:a></text:h>
          <text:h text:style-name="P52" text:outline-level="2"><text:a xlink:type="simple" xlink:href="#__RefHeading___Toc2576_1451455009" text:style-name="Index_20_Link" text:visited-style-name="Index_20_Link">安全措施主要检查和重点检查的内容分别是什么？<text:tab/>30</text:a></text:h>
          <text:h text:style-name="P52" text:outline-level="2"><text:a xlink:type="simple" xlink:href="#__RefHeading___Toc2578_1451455009" text:style-name="Index_20_Link" text:visited-style-name="Index_20_Link">设备设施的安全检查主要检查哪些设备设施？<text:tab/>30</text:a></text:h>
          <text:h text:style-name="P52" text:outline-level="2"><text:a xlink:type="simple" xlink:href="#__RefHeading___Toc2580_1451455009" text:style-name="Index_20_Link" text:visited-style-name="Index_20_Link">对隐患整改进行跟踪检查的“三定”原则指的是哪三定？<text:tab/>30</text:a></text:h>
          <text:h text:style-name="P52" text:outline-level="2"><text:a xlink:type="simple" xlink:href="#__RefHeading___Toc2582_1451455009" text:style-name="Index_20_Link" text:visited-style-name="Index_20_Link">塔式起重机安全检查评定的保证项目<text:tab/>30</text:a></text:h>
          <text:h text:style-name="P52" text:outline-level="2"><text:a xlink:type="simple" xlink:href="#__RefHeading___Toc2584_1451455009" text:style-name="Index_20_Link" text:visited-style-name="Index_20_Link">施工机具检查评定的项目<text:tab/>30</text:a></text:h>
          <text:h text:style-name="P52" text:outline-level="2"><text:a xlink:type="simple" xlink:href="#__RefHeading___Toc2586_1451455009" text:style-name="Index_20_Link" text:visited-style-name="Index_20_Link">建筑工程施工安全检查的内容<text:tab/>30</text:a></text:h>
          <text:h text:style-name="P52" text:outline-level="2"><text:a xlink:type="simple" xlink:href="#__RefHeading___Toc2588_1451455009" text:style-name="Index_20_Link" text:visited-style-name="Index_20_Link">检查评分方法<text:tab/>30</text:a></text:h>
          <text:h text:style-name="P52" text:outline-level="2"><text:a xlink:type="simple" xlink:href="#__RefHeading___Toc2590_1451455009" text:style-name="Index_20_Link" text:visited-style-name="Index_20_Link">建筑施工安全检查评定的等级划分<text:tab/>30</text:a></text:h>
          <text:h text:style-name="P52" text:outline-level="2"><text:a xlink:type="simple" xlink:href="#__RefHeading___Toc2592_1451455009" text:style-name="Index_20_Link" text:visited-style-name="Index_20_Link">基坑发生坍塌前的主要迹象包括哪些内容？<text:tab/>30</text:a></text:h>
          <text:h text:style-name="P52" text:outline-level="2"><text:a xlink:type="simple" xlink:href="#__RefHeading___Toc2594_1451455009" text:style-name="Index_20_Link" text:visited-style-name="Index_20_Link">基础工程施工容易发生哪些类型的生产安全事故？<text:tab/>30</text:a></text:h>
          <text:h text:style-name="P52" text:outline-level="2"><text:a xlink:type="simple" xlink:href="#__RefHeading___Toc2596_1451455009" text:style-name="Index_20_Link" text:visited-style-name="Index_20_Link">基础工程施工安全控制的主要内容包括哪些？<text:tab/>30</text:a></text:h>
          <text:h text:style-name="P52" text:outline-level="2"><text:a xlink:type="simple" xlink:href="#__RefHeading___Toc2598_1451455009" text:style-name="Index_20_Link" text:visited-style-name="Index_20_Link">墙背土体沉陷常见处理措施有哪些？<text:tab/>30</text:a></text:h>
          <text:h text:style-name="P52" text:outline-level="2"><text:a xlink:type="simple" xlink:href="#__RefHeading___Toc2600_1451455009" text:style-name="Index_20_Link" text:visited-style-name="Index_20_Link">基坑施工的安全应急措施<text:tab/>31</text:a></text:h>
          <text:h text:style-name="P52" text:outline-level="2"><text:a xlink:type="simple" xlink:href="#__RefHeading___Toc2602_1451455009" text:style-name="Index_20_Link" text:visited-style-name="Index_20_Link">脚手架专项施工方案应当包括哪些内容？<text:tab/>31</text:a></text:h>
          <text:h text:style-name="P52" text:outline-level="2"><text:a xlink:type="simple" xlink:href="#__RefHeading___Toc2604_1451455009" text:style-name="Index_20_Link" text:visited-style-name="Index_20_Link">脚手架按顺序搭设应符合的规定<text:tab/>31</text:a></text:h>
          <text:h text:style-name="P52" text:outline-level="2"><text:a xlink:type="simple" xlink:href="#__RefHeading___Toc2606_1451455009" text:style-name="Index_20_Link" text:visited-style-name="Index_20_Link">脚手架搭设过程中，哪些阶段需进行检查？<text:tab/>31</text:a></text:h>
          <text:h text:style-name="P52" text:outline-level="2"><text:a xlink:type="simple" xlink:href="#__RefHeading___Toc2608_1451455009" text:style-name="Index_20_Link" text:visited-style-name="Index_20_Link">脚手架定期检查的主要内容包括？<text:tab/>31</text:a></text:h>
          <text:h text:style-name="P52" text:outline-level="2"><text:a xlink:type="simple" xlink:href="#__RefHeading___Toc2610_1451455009" text:style-name="Index_20_Link" text:visited-style-name="Index_20_Link">脚手架的验收应包括哪些内容？<text:tab/>32</text:a></text:h>
          <text:h text:style-name="P52" text:outline-level="2"><text:a xlink:type="simple" xlink:href="#__RefHeading___Toc2612_1451455009" text:style-name="Index_20_Link" text:visited-style-name="Index_20_Link">安全防护设施验收资料应包括哪些主要内容？<text:tab/>32</text:a></text:h>
          <text:h text:style-name="P52" text:outline-level="2"><text:a xlink:type="simple" xlink:href="#__RefHeading___Toc2614_1451455009" text:style-name="Index_20_Link" text:visited-style-name="Index_20_Link">安全防护设施验收应包括哪些主要内容？<text:tab/>32</text:a></text:h>
          <text:h text:style-name="P52" text:outline-level="2"><text:a xlink:type="simple" xlink:href="#__RefHeading___Toc2616_1451455009" text:style-name="Index_20_Link" text:visited-style-name="Index_20_Link"><text:soft-page-break/>拆除合同应明确的内容包括？<text:tab/>32</text:a></text:h>
          <text:h text:style-name="P52" text:outline-level="2"><text:a xlink:type="simple" xlink:href="#__RefHeading___Toc2618_1451455009" text:style-name="Index_20_Link" text:visited-style-name="Index_20_Link">拆除过程中容易发生哪些安全事故？<text:tab/>32</text:a></text:h>
          <text:h text:style-name="P52" text:outline-level="2"><text:a xlink:type="simple" xlink:href="#__RefHeading___Toc2620_1451455009" text:style-name="Index_20_Link" text:visited-style-name="Index_20_Link">爆破预拆除可以采用哪些办法？<text:tab/>32</text:a></text:h>
          <text:h text:style-name="P52" text:outline-level="2"><text:a xlink:type="simple" xlink:href="#__RefHeading___Toc2622_1451455009" text:style-name="Index_20_Link" text:visited-style-name="Index_20_Link">布置塔吊时应考虑哪些因素？<text:tab/>32</text:a></text:h>
          <text:h text:style-name="P52" text:outline-level="2"><text:a xlink:type="simple" xlink:href="#__RefHeading___Toc2624_1451455009" text:style-name="Index_20_Link" text:visited-style-name="Index_20_Link">塔吊的拆装必须配备哪些人员？<text:tab/>32</text:a></text:h>
          <text:h text:style-name="P52" text:outline-level="2"><text:a xlink:type="simple" xlink:href="#__RefHeading___Toc2626_1451455009" text:style-name="Index_20_Link" text:visited-style-name="Index_20_Link">遇到哪些情况时，施工电梯应停止运行。<text:tab/>32</text:a></text:h>
          <text:h text:style-name="P52" text:outline-level="2"><text:a xlink:type="simple" xlink:href="#__RefHeading___Toc2628_1451455009" text:style-name="Index_20_Link" text:visited-style-name="Index_20_Link">物料提升机安全检查评定的保证项目<text:tab/>32</text:a></text:h>
          <text:h text:style-name="P52" text:outline-level="2"><text:a xlink:type="simple" xlink:href="#__RefHeading___Toc2630_1451455009" text:style-name="Index_20_Link" text:visited-style-name="Index_20_Link">建筑安全生产事故分类有哪些？<text:tab/>32</text:a></text:h>
          <text:h text:style-name="P52" text:outline-level="2"><text:a xlink:type="simple" xlink:href="#__RefHeading___Toc2632_1451455009" text:style-name="Index_20_Link" text:visited-style-name="Index_20_Link">事故报告应包括哪些内容？<text:tab/>33</text:a></text:h>
          <text:h text:style-name="P52" text:outline-level="2"><text:a xlink:type="simple" xlink:href="#__RefHeading___Toc2634_1451455009" text:style-name="Index_20_Link" text:visited-style-name="Index_20_Link">事故调查报告应包括哪些内容？<text:tab/>33</text:a></text:h>
          <text:h text:style-name="P52" text:outline-level="2"><text:a xlink:type="simple" xlink:href="#__RefHeading___Toc2636_1451455009" text:style-name="Index_20_Link" text:visited-style-name="Index_20_Link">危大工程验收人员应包括？<text:tab/>33</text:a></text:h>
          <text:h text:style-name="P52" text:outline-level="2"><text:a xlink:type="simple" xlink:href="#__RefHeading___Toc2638_1451455009" text:style-name="Index_20_Link" text:visited-style-name="Index_20_Link">专家论证结论有哪些？<text:tab/>33</text:a></text:h>
          <text:h text:style-name="P52" text:outline-level="2"><text:a xlink:type="simple" xlink:href="#__RefHeading___Toc2640_1451455009" text:style-name="Index_20_Link" text:visited-style-name="Index_20_Link">针对不同的结论，施工单位应分别如何处理？<text:tab/>33</text:a></text:h>
          <text:h text:style-name="P52" text:outline-level="2"><text:a xlink:type="simple" xlink:href="#__RefHeading___Toc2642_1451455009" text:style-name="Index_20_Link" text:visited-style-name="Index_20_Link">哪些人应参加专家论证会？<text:tab/>33</text:a></text:h>
          <text:h text:style-name="P52" text:outline-level="2"><text:a xlink:type="simple" xlink:href="#__RefHeading___Toc2644_1451455009" text:style-name="Index_20_Link" text:visited-style-name="Index_20_Link">合同协议书包括的主要内容<text:tab/>33</text:a></text:h>
          <text:h text:style-name="P52" text:outline-level="2"><text:a xlink:type="simple" xlink:href="#__RefHeading___Toc2646_1451455009" text:style-name="Index_20_Link" text:visited-style-name="Index_20_Link">除专用合同条件另有约定外，解释合同文件的优先顺序<text:tab/>34</text:a></text:h>
          <text:h text:style-name="P52" text:outline-level="2"><text:a xlink:type="simple" xlink:href="#__RefHeading___Toc2648_1451455009" text:style-name="Index_20_Link" text:visited-style-name="Index_20_Link">签约合同价的价格清单构成包括那些内容？<text:tab/>34</text:a></text:h>
          <text:h text:style-name="P52" text:outline-level="2"><text:a xlink:type="simple" xlink:href="#__RefHeading___Toc2650_1451455009" text:style-name="Index_20_Link" text:visited-style-name="Index_20_Link">工程总承包单位应形成什么样的工程总承包综合管理能力？<text:tab/>34</text:a></text:h>
          <text:h text:style-name="P52" text:outline-level="2"><text:a xlink:type="simple" xlink:href="#__RefHeading___Toc2652_1451455009" text:style-name="Index_20_Link" text:visited-style-name="Index_20_Link">工程总包合同管理工作包括的工作内容？<text:tab/>34</text:a></text:h>
          <text:h text:style-name="P52" text:outline-level="2"><text:a xlink:type="simple" xlink:href="#__RefHeading___Toc2654_1451455009" text:style-name="Index_20_Link" text:visited-style-name="Index_20_Link">工程合同具有哪些特点？<text:tab/>34</text:a></text:h>
          <text:h text:style-name="P52" text:outline-level="2"><text:a xlink:type="simple" xlink:href="#__RefHeading___Toc2656_1451455009" text:style-name="Index_20_Link" text:visited-style-name="Index_20_Link">合同谈判应收集哪些与项目相关的资料？<text:tab/>34</text:a></text:h>
          <text:h text:style-name="P52" text:outline-level="2"><text:a xlink:type="simple" xlink:href="#__RefHeading___Toc2658_1451455009" text:style-name="Index_20_Link" text:visited-style-name="Index_20_Link">合同谈判包括哪些准备工作？<text:tab/>34</text:a></text:h>
          <text:h text:style-name="P52" text:outline-level="2"><text:a xlink:type="simple" xlink:href="#__RefHeading___Toc2660_1451455009" text:style-name="Index_20_Link" text:visited-style-name="Index_20_Link">中标后合同谈判的内容有哪些？<text:tab/>34</text:a></text:h>
          <text:h text:style-name="P52" text:outline-level="2"><text:a xlink:type="simple" xlink:href="#__RefHeading___Toc2662_1451455009" text:style-name="Index_20_Link" text:visited-style-name="Index_20_Link">施工单位合同谈判人员的组成。<text:tab/>34</text:a></text:h>
          <text:h text:style-name="P52" text:outline-level="2"><text:a xlink:type="simple" xlink:href="#__RefHeading___Toc2664_1451455009" text:style-name="Index_20_Link" text:visited-style-name="Index_20_Link">合同谈判应重点解决什么问题？<text:tab/>34</text:a></text:h>
          <text:h text:style-name="P52" text:outline-level="2"><text:a xlink:type="simple" xlink:href="#__RefHeading___Toc2666_1451455009" text:style-name="Index_20_Link" text:visited-style-name="Index_20_Link">合同管理人员应对合同文件定义范围内的哪些资料及时进行收集、整理和归档？<text:tab/>34</text:a></text:h>
          <text:h text:style-name="P52" text:outline-level="2"><text:a xlink:type="simple" xlink:href="#__RefHeading___Toc2668_1451455009" text:style-name="Index_20_Link" text:visited-style-name="Index_20_Link">分包合同管理是指对分包合同的哪些活动的管理？<text:tab/>34</text:a></text:h>
          <text:h text:style-name="P52" text:outline-level="2"><text:a xlink:type="simple" xlink:href="#__RefHeading___Toc2670_1451455009" text:style-name="Index_20_Link" text:visited-style-name="Index_20_Link">通用合同示范文本的特点<text:tab/>35</text:a></text:h>
          <text:h text:style-name="P52" text:outline-level="2"><text:a xlink:type="simple" xlink:href="#__RefHeading___Toc2672_1451455009" text:style-name="Index_20_Link" text:visited-style-name="Index_20_Link">设备供应合同签订时尚须注意哪些问题？<text:tab/>35</text:a></text:h>
          <text:h text:style-name="P52" text:outline-level="2"><text:a xlink:type="simple" xlink:href="#__RefHeading___Toc2674_1451455009" text:style-name="Index_20_Link" text:visited-style-name="Index_20_Link">设备供应合同设备数量内容中，应明确那些内容？<text:tab/>35</text:a></text:h>
          <text:h text:style-name="P52" text:outline-level="2"><text:a xlink:type="simple" xlink:href="#__RefHeading___Toc2676_1451455009" text:style-name="Index_20_Link" text:visited-style-name="Index_20_Link">分部分项工程量清单应载明哪五个要件？<text:tab/>35</text:a></text:h>
          <text:h text:style-name="P52" text:outline-level="2"><text:a xlink:type="simple" xlink:href="#__RefHeading___Toc2678_1451455009" text:style-name="Index_20_Link" text:visited-style-name="Index_20_Link">招标工程量清单是那些计价内容的依据？<text:tab/>35</text:a></text:h>
          <text:h text:style-name="P52" text:outline-level="2"><text:a xlink:type="simple" xlink:href="#__RefHeading___Toc2680_1451455009" text:style-name="Index_20_Link" text:visited-style-name="Index_20_Link">采用工程量清单计价风险不包括？<text:tab/>35</text:a></text:h>
          <text:h text:style-name="P52" text:outline-level="2"><text:a xlink:type="simple" xlink:href="#__RefHeading___Toc2682_1451455009" text:style-name="Index_20_Link" text:visited-style-name="Index_20_Link">哪些费用不得作为竞争性费用？<text:tab/>35</text:a></text:h>
          <text:h text:style-name="P52" text:outline-level="2"><text:a xlink:type="simple" xlink:href="#__RefHeading___Toc2684_1451455009" text:style-name="Index_20_Link" text:visited-style-name="Index_20_Link">措施项目费有那些内容？一般措施项目费有那些？<text:tab/>35</text:a></text:h>
          <text:h text:style-name="P52" text:outline-level="2"><text:a xlink:type="simple" xlink:href="#__RefHeading___Toc2686_1451455009" text:style-name="Index_20_Link" text:visited-style-name="Index_20_Link">造价审查方法有哪些？<text:tab/>35</text:a></text:h>
          <text:h text:style-name="P52" text:outline-level="2"><text:a xlink:type="simple" xlink:href="#__RefHeading___Toc2688_1451455009" text:style-name="Index_20_Link" text:visited-style-name="Index_20_Link">常用的合同计价模式还有哪些（至少列出三项）<text:tab/>35</text:a></text:h>
          <text:h text:style-name="P52" text:outline-level="2"><text:a xlink:type="simple" xlink:href="#__RefHeading___Toc2690_1451455009" text:style-name="Index_20_Link" text:visited-style-name="Index_20_Link">资金预算表的编制依据包括？<text:tab/>35</text:a></text:h>
          <text:h text:style-name="P52" text:outline-level="2"><text:a xlink:type="simple" xlink:href="#__RefHeading___Toc2692_1451455009" text:style-name="Index_20_Link" text:visited-style-name="Index_20_Link">项目资金预算表包括的主要内容有？<text:tab/>35</text:a></text:h>
          <text:h text:style-name="P52" text:outline-level="2"><text:a xlink:type="simple" xlink:href="#__RefHeading___Toc2694_1451455009" text:style-name="Index_20_Link" text:visited-style-name="Index_20_Link">常见的工程进度款的支付方式有哪几种？<text:tab/>36</text:a></text:h>
          <text:h text:style-name="P52" text:outline-level="2"><text:a xlink:type="simple" xlink:href="#__RefHeading___Toc2696_1451455009" text:style-name="Index_20_Link" text:visited-style-name="Index_20_Link">工程价款管理是指对那些内容的管理？<text:tab/>36</text:a></text:h>
          <text:h text:style-name="P52" text:outline-level="2"><text:a xlink:type="simple" xlink:href="#__RefHeading___Toc2698_1451455009" text:style-name="Index_20_Link" text:visited-style-name="Index_20_Link">拖欠款的应付利息，处理原则是什么？<text:tab/>36</text:a></text:h>
          <text:h text:style-name="P52" text:outline-level="2"><text:a xlink:type="simple" xlink:href="#__RefHeading___Toc2700_1451455009" text:style-name="Index_20_Link" text:visited-style-name="Index_20_Link">工程竣工结算常用的方法有哪些？<text:tab/>36</text:a></text:h>
          <text:h text:style-name="P52" text:outline-level="2"><text:a xlink:type="simple" xlink:href="#__RefHeading___Toc2702_1451455009" text:style-name="Index_20_Link" text:visited-style-name="Index_20_Link">因不可抗力事件导致的费用，发、承包双方应按什么原则分别承担并调整工程价款？<text:tab/>36</text:a></text:h>
          <text:h text:style-name="P52" text:outline-level="2"><text:a xlink:type="simple" xlink:href="#__RefHeading___Toc2704_1451455009" text:style-name="Index_20_Link" text:visited-style-name="Index_20_Link">根据成本控制的不同标准和费用目标，施工成本分别可划分为？<text:tab/>36</text:a></text:h>
          <text:h text:style-name="P52" text:outline-level="2"><text:a xlink:type="simple" xlink:href="#__RefHeading___Toc2706_1451455009" text:style-name="Index_20_Link" text:visited-style-name="Index_20_Link">按管理程序分的成本控制过程还有哪些？<text:tab/>36</text:a></text:h>
          <text:h text:style-name="P52" text:outline-level="2"><text:a xlink:type="simple" xlink:href="#__RefHeading___Toc2708_1451455009" text:style-name="Index_20_Link" text:visited-style-name="Index_20_Link"><text:soft-page-break/>分别写出成本预测的程序<text:tab/>36</text:a></text:h>
          <text:h text:style-name="P52" text:outline-level="2"><text:a xlink:type="simple" xlink:href="#__RefHeading___Toc2710_1451455009" text:style-name="Index_20_Link" text:visited-style-name="Index_20_Link">施工成本目标编制的原则。<text:tab/>36</text:a></text:h>
          <text:h text:style-name="P52" text:outline-level="2"><text:a xlink:type="simple" xlink:href="#__RefHeading___Toc2712_1451455009" text:style-name="Index_20_Link" text:visited-style-name="Index_20_Link">施工成本定性和定量预测法各自包含哪些具体方法？<text:tab/>37</text:a></text:h>
          <text:h text:style-name="P52" text:outline-level="2"><text:a xlink:type="simple" xlink:href="#__RefHeading___Toc2714_1451455009" text:style-name="Index_20_Link" text:visited-style-name="Index_20_Link">施工成本目标编制的主要依据<text:tab/>37</text:a></text:h>
          <text:h text:style-name="P52" text:outline-level="2"><text:a xlink:type="simple" xlink:href="#__RefHeading___Toc2716_1451455009" text:style-name="Index_20_Link" text:visited-style-name="Index_20_Link">建筑工程成本分析方法有两类八种分别是什么？<text:tab/>37</text:a></text:h>
          <text:h text:style-name="P52" text:outline-level="2"><text:a xlink:type="simple" xlink:href="#__RefHeading___Toc2718_1451455009" text:style-name="Index_20_Link" text:visited-style-name="Index_20_Link">成本核算“三同步”原则是指什么？<text:tab/>37</text:a></text:h>
          <text:h text:style-name="P52" text:outline-level="2"><text:a xlink:type="simple" xlink:href="#__RefHeading___Toc2720_1451455009" text:style-name="Index_20_Link" text:visited-style-name="Index_20_Link">企业对项目部的考核内容<text:tab/>37</text:a></text:h>
          <text:h text:style-name="P52" text:outline-level="2"><text:a xlink:type="simple" xlink:href="#__RefHeading___Toc2722_1451455009" text:style-name="Index_20_Link" text:visited-style-name="Index_20_Link">成本考核的主要指标<text:tab/>37</text:a></text:h>
        </text:index-body>
      </text:table-of-content>
      <text:h text:style-name="P3" text:outline-level="2"/>
      <text:h text:style-name="P3" text:outline-level="2"/>
      <text:h text:style-name="P6" text:outline-level="2"><text:bookmark-start text:name="__RefHeading___Toc2152_1451455009"/><text:bookmark text:name="%E4%B8%8D%E5%90%8C%E6%96%BD%E5%B7%A5%E9%98%B6%E6%AE%B5%E6%9C%9F%E6%80%BB%E5%B9%B3%E9%9D%A2%E5%B8%83%E7%BD%AE%E5%9B%BE%E6%9C%89%E5%93%AA%E4%BA%9B"/>不同施工阶段（期）总平面布置图有哪些？<text:bookmark-end text:name="__RefHeading___Toc2152_1451455009"/></text:h>
      <text:p text:style-name="P7"><text:span text:style-name="T1">基础工程</text:span>施工总平面、<text:span text:style-name="T1">主体结构</text:span>工程施工总平面、<text:span text:style-name="T1">装饰</text:span><text:span text:style-name="T8">、</text:span><text:span text:style-name="T1">安装</text:span>工程施工总平面</text:p>
      <text:h text:style-name="P3" text:outline-level="2"><text:bookmark-start text:name="__RefHeading___Toc2154_1451455009"/><text:bookmark text:name="%E6%96%BD%E5%B7%A5%E6%80%BB%E5%B9%B3%E9%9D%A2%E5%9B%BE%E7%9A%84%E8%AE%BE%E8%AE%A1%E5%86%85%E5%AE%B9"/>施工总平面图的设计内容？<text:bookmark-end text:name="__RefHeading___Toc2154_1451455009"/></text:h>
      <text:list text:style-name="L1">
        <text:list-item>
          <text:p text:style-name="P54">项目施工<text:span text:style-name="T1">用地范围</text:span>内的<text:span text:style-name="T1">地形状况</text:span>；</text:p>
        </text:list-item>
        <text:list-item>
          <text:p text:style-name="P54"><text:span text:style-name="T1">全部拟建</text:span>的<text:span text:style-name="T1">建（构）筑物</text:span>和<text:span text:style-name="T1">其他基础设施</text:span>的<text:span text:style-name="T1">位置</text:span>； </text:p>
        </text:list-item>
        <text:list-item>
          <text:p text:style-name="P55"><text:span text:style-name="T1">项目施工用地范围内</text:span>的加工、运输、存储、供电、供水供热、排水排污<text:span text:style-name="T1">设施</text:span>以及<text:span text:style-name="T1">临时施工道路</text:span>和<text:span text:style-name="T1">办公、生活用房</text:span>等； </text:p>
        </text:list-item>
        <text:list-item>
          <text:p text:style-name="P55"><text:span text:style-name="T1">施工现场必备</text:span>的<text:span text:style-name="T1">安全</text:span>、<text:span text:style-name="T1">消防</text:span>、<text:span text:style-name="T1">保卫</text:span>和<text:span text:style-name="T1">环保</text:span>等<text:span text:style-name="T1">设施</text:span>； </text:p>
        </text:list-item>
        <text:list-item>
          <text:p text:style-name="P55"><text:span text:style-name="T1">相邻的</text:span>地上、地下<text:span text:style-name="T1">既有建（构）筑物</text:span>及<text:span text:style-name="T1">相关环境</text:span>。</text:p>
        </text:list-item>
      </text:list>
      <text:h text:style-name="P3" text:outline-level="2"><text:bookmark-start text:name="__RefHeading___Toc2156_1451455009"/><text:bookmark text:name="%E6%96%BD%E5%B7%A5%E6%80%BB%E5%B9%B3%E9%9D%A2%E5%9B%BE%E8%AE%BE%E8%AE%A1%E5%8E%9F%E5%88%99%E6%98%AF%E4%BB%80%E4%B9%88"/>施工总平面图设计原则是什么？<text:bookmark-end text:name="__RefHeading___Toc2156_1451455009"/></text:h>
      <text:list text:style-name="L2">
        <text:list-item>
          <text:p text:style-name="P56">平面布置<text:span text:style-name="T1">科学合理</text:span>，<text:span text:style-name="T1">施工场地</text:span>占用<text:span text:style-name="T1">面积少</text:span>； </text:p>
        </text:list-item>
        <text:list-item>
          <text:p text:style-name="P56">合理组织<text:span text:style-name="T1">运输</text:span>，减少<text:span text:style-name="T1">二次搬运</text:span>； </text:p>
        </text:list-item>
        <text:list-item>
          <text:p text:style-name="P56">施工区域的<text:span text:style-name="T1">划分</text:span>和场地的<text:span text:style-name="T1">临时占用</text:span>应符合<text:span text:style-name="T1">总体施工部署</text:span>和<text:span text:style-name="T1">施工流程</text:span>的要求，<text:span text:style-name="T1">减少</text:span>相互干扰； </text:p>
        </text:list-item>
        <text:list-item>
          <text:p text:style-name="P56"><text:span text:style-name="T1">充分利用</text:span>既有建（构）筑物和既有设施为<text:span text:style-name="T1">项目施工服务</text:span>，<text:span text:style-name="T1">降低</text:span>临时设施的<text:span text:style-name="T1">建造费用</text:span>； </text:p>
        </text:list-item>
        <text:list-item>
          <text:p text:style-name="P56"><text:span text:style-name="T1">临时设施</text:span>应<text:span text:style-name="T1">方便</text:span>生产和生活，办公区、生活区、生产区应<text:span text:style-name="T1">分区域设置</text:span>； </text:p>
        </text:list-item>
        <text:list-item>
          <text:p text:style-name="P56"><text:span text:style-name="T1">应符合</text:span><text:span text:style-name="T23">节能</text:span>、<text:span text:style-name="T16">环保</text:span>、<text:span text:style-name="T35">安全</text:span>和<text:span text:style-name="T34">消防</text:span>等<text:span text:style-name="T1">要求</text:span>； </text:p>
        </text:list-item>
        <text:list-item>
          <text:p text:style-name="P56"><text:span text:style-name="T1">遵守</text:span>当地主管部门和建设单位关于施工现场安全文明施工的<text:span text:style-name="T1">相关规定</text:span>。</text:p>
        </text:list-item>
      </text:list>
      <text:h text:style-name="P3" text:outline-level="2"><text:bookmark-start text:name="__RefHeading___Toc2158_1451455009"/><text:bookmark text:name="%E6%96%BD%E5%B7%A5%E7%8E%B0%E5%9C%BA%E8%AE%BE%E6%96%BD%E6%9C%89%E9%82%A3%E4%BA%9B"/>施工现场设施有那些？<text:bookmark-end text:name="__RefHeading___Toc2158_1451455009"/></text:h>
      <text:list text:style-name="L3">
        <text:list-item>
          <text:p text:style-name="P57">设置<text:span text:style-name="T1">大门</text:span>，引人<text:span text:style-name="T1">场外道路</text:span> </text:p>
        </text:list-item>
        <text:list-item>
          <text:p text:style-name="P57">布置<text:span text:style-name="T1">大型机械设备</text:span></text:p>
        </text:list-item>
        <text:list-item>
          <text:p text:style-name="P57">布置<text:span text:style-name="T1">仓库、堆场 </text:span></text:p>
        </text:list-item>
        <text:list-item>
          <text:p text:style-name="P57">布置<text:span text:style-name="T1">加工厂 </text:span></text:p>
        </text:list-item>
        <text:list-item>
          <text:p text:style-name="P57">布置<text:span text:style-name="T1">场内临时运输道路 </text:span></text:p>
        </text:list-item>
        <text:list-item>
          <text:p text:style-name="P57">布置<text:span text:style-name="T1">临时房屋 </text:span></text:p>
        </text:list-item>
        <text:list-item>
          <text:p text:style-name="P57">布置<text:span text:style-name="T1">临时水、电管网</text:span>和<text:span text:style-name="T1">其他动力设施</text:span></text:p>
        </text:list-item>
      </text:list>
      <text:h text:style-name="P3" text:outline-level="2"><text:bookmark-start text:name="__RefHeading___Toc2160_1451455009"/><text:bookmark text:name="%E6%80%BB%E5%B9%B3%E9%9D%A2%E5%9B%BE%E7%BB%98%E5%88%B6%E7%9A%84%E4%BE%9D%E6%8D%AE%E4%B8%8E%E6%A0%87%E6%98%8E%E7%9A%84%E5%86%85%E5%AE%B9"/>总平面图绘制的依据与标明的内容？<text:bookmark-end text:name="__RefHeading___Toc2160_1451455009"/></text:h>
      <text:p text:style-name="P5">施工总平面图应按<text:span text:style-name="T1">绘图规则</text:span>、<text:span text:style-name="T1">比例</text:span>、<text:span text:style-name="T1">规定代号</text:span>和<text:span text:style-name="T1">规定线条</text:span>绘制，把设计的各类内容分类标绘在图上，标明<text:span text:style-name="T1">图名</text:span>、<text:span text:style-name="T1">图例</text:span>、<text:span text:style-name="T1">比例尺</text:span>、<text:span text:style-name="T1">方向标记</text:span>、<text:span text:style-name="T1">必要的文字说明</text:span>等。</text:p>
      <text:h text:style-name="P3" text:outline-level="2"><text:bookmark-start text:name="__RefHeading___Toc2162_1451455009"/><text:bookmark text:name="%E6%96%BD%E5%B7%A5%E5%B9%B3%E9%9D%A2%E5%9B%BE%E7%8E%B0%E5%9C%BA%E7%AE%A1%E7%90%86%E8%A6%81%E7%82%B9%E6%9C%89"/>施工平面图现场管理要点有？<text:bookmark-end text:name="__RefHeading___Toc2162_1451455009"/></text:h>
      <text:p text:style-name="P5">1.目的 2.总体要求 3.施工现场管理 4.出人口管理 5.规范场容 6.环境保护 7.消防管理 8.卫生防疫管理</text:p>
      <text:h text:style-name="P3" text:outline-level="2"><text:bookmark-start text:name="__RefHeading___Toc2164_1451455009"/><text:bookmark text:name="%E6%96%BD%E5%B7%A5%E6%80%BB%E5%B9%B3%E9%9D%A2%E5%9B%BE%E7%8E%B0%E5%9C%BA%E7%AE%A1%E7%90%86%E7%9A%84%E7%9B%AE%E7%9A%84"/>施工总平面图现场管理的目的？<text:bookmark-end text:name="__RefHeading___Toc2164_1451455009"/></text:h>
      <text:p text:style-name="P5">使<text:span text:style-name="T1">场容美观、整洁</text:span>，<text:span text:style-name="T1">道路畅通</text:span>，<text:span text:style-name="T1">材料放置有序</text:span>，<text:span text:style-name="T1">施工有条不紊</text:span>，<text:span text:style-name="T1">安全文明</text:span>，<text:span text:style-name="T1">相关方都满意</text:span>，<text:span text:style-name="T1">管理方便、有序</text:span>。</text:p>
      <text:h text:style-name="P3" text:outline-level="2"><text:bookmark-start text:name="__RefHeading___Toc2166_1451455009"/><text:bookmark text:name="%E6%96%BD%E5%B7%A5%E7%8E%B0%E5%9C%BA%E5%87%BA%E5%85%A5%E5%8F%A3%E5%8F%8A%E5%A4%A7%E9%97%A8%E5%86%85%E5%BA%94%E8%AE%BE%E7%BD%AE%E7%9A%84%E5%88%B6%E5%BA%A6%E7%89%8C%E5%92%8C%E6%A0%87%E5%BF%97%E6%9C%89%E9%82%A3%E4%BA%9B"/>施工现场出入口及大门内应设置的制度牌和标志有那些？<text:bookmark-end text:name="__RefHeading___Toc2166_1451455009"/></text:h>
      <text:p text:style-name="P5">在施工现场<text:span text:style-name="T1">出人口</text:span>还应标有<text:span text:style-name="T1">企业名称</text:span>或<text:span text:style-name="T1">企业标识</text:span>，<text:span text:style-name="T1">主要出人口</text:span>明显处应设置<text:span text:style-name="T1">工程概况牌</text:span>，<text:span text:style-name="T1">大门内</text:span>应有<text:span text:style-name="T1">施工现场总平面图</text:span>、<text:span text:style-name="T1">安全管理</text:span>、<text:span text:style-name="T1">环境保护</text:span>、<text:span text:style-name="T1">绿色施工</text:span>、<text:span text:style-name="T1">消防保卫</text:span><text:span text:style-name="T2">、</text:span><text:span text:style-name="T1">管理人员名单及监督电话</text:span>等制度牌和宣传栏，<text:span text:style-name="T1">车辆出人口处</text:span>还应设置<text:span text:style-name="T1">车辆冲洗设施</text:span>。</text:p>
      <text:h text:style-name="P3" text:outline-level="2"><text:bookmark-start text:name="__RefHeading___Toc2168_1451455009"/><text:bookmark text:name="%E5%BB%BA%E7%AD%91%E5%B7%A5%E4%BA%BA%E5%AE%9E%E5%90%8D%E5%88%B6%E7%AE%A1%E7%90%86%E5%8D%A1%E4%BD%9C%E7%94%A8%E6%9C%89%E9%82%A3%E4%BA%9B"/>建筑工人实名制管理卡作用有那些？<text:bookmark-end text:name="__RefHeading___Toc2168_1451455009"/></text:h>
      <text:p text:style-name="P5">1.工资管理 2.考勤管理 3.门禁管理 4.售饭管理</text:p>
      <text:h text:style-name="P3" text:outline-level="2"><text:bookmark-start text:name="__RefHeading___Toc2170_1451455009"/><text:bookmark text:name="%E6%96%BD%E5%B7%A5%E7%8E%B0%E5%9C%BA%E4%B8%BB%E5%B9%B2%E9%81%93%E5%B8%B8%E7%94%A8%E7%A1%AC%E5%8C%96%E6%96%B9%E5%BC%8F%E6%9C%89%E5%93%AA%E4%BA%9B"/>施工现场主干道常用硬化方式有哪些？<text:bookmark-end text:name="__RefHeading___Toc2170_1451455009"/></text:h>
      <text:p text:style-name="P5">铺设混凝土、钢板、碎石</text:p>
      <text:h text:style-name="P3" text:outline-level="2"><text:bookmark-start text:name="__RefHeading___Toc2172_1451455009"/><text:bookmark text:name="%E8%A3%B8%E9%9C%B2%E5%9C%BA%E5%9C%B0%E7%9A%84%E6%96%87%E6%98%8E%E6%96%BD%E5%B7%A5%E9%98%B2%E6%8A%A4%E9%80%9A%E5%B8%B8%E6%9C%89%E5%93%AA%E4%BA%9B%E6%8E%AA%E6%96%BD"/>裸露场地的文明施工防护通常有哪些措施？<text:bookmark-end text:name="__RefHeading___Toc2172_1451455009"/></text:h>
      <text:p text:style-name="P5">裸露的场地和集中堆放的土方应采取<text:span text:style-name="T1">覆盖</text:span>、<text:span text:style-name="T1">固化</text:span>或<text:span text:style-name="T1">绿化</text:span>等措施。</text:p>
      <text:h text:style-name="P3" text:outline-level="2"><text:bookmark-start text:name="__RefHeading___Toc2174_1451455009"/><text:bookmark text:name="%E9%82%A3%E4%BA%9B%E5%9C%BA%E6%89%80%E9%9C%80%E8%A6%81%E7%A1%AC%E5%8C%96"/>那些场所需要硬化？<text:bookmark-end text:name="__RefHeading___Toc2174_1451455009"/></text:h>
      <text:p text:style-name="P48"><text:span text:style-name="T1">进出道路</text:span>、<text:span text:style-name="T1">主要通道</text:span>、<text:span text:style-name="T1">材料加工区</text:span>及<text:span text:style-name="T1">办公生活区</text:span>地面</text:p>
      <text:h text:style-name="P47" text:outline-level="2"><text:bookmark-start text:name="__RefHeading___Toc2176_1451455009"/><text:bookmark text:name="%E5%BB%BA%E8%AE%BE%E5%8D%95%E4%BD%8D%E5%BA%94%E4%B8%BA%E7%BB%BF%E8%89%B2%E6%96%BD%E5%B7%A5%E6%8F%90%E4%BE%9B%E5%8C%85%E6%8B%AC%E5%93%AA%E4%BA%9B%E6%96%B9%E9%9D%A2%E7%9A%84%E6%9D%A1%E4%BB%B6%E4%BF%9D%E9%9A%9C"/><text:soft-page-break/>建设单位应为绿色施工提供包括哪些方面的条件保障？<text:bookmark-end text:name="__RefHeading___Toc2176_1451455009"/></text:h>
      <text:p text:style-name="P5">在编制<text:span text:style-name="T1">工程概算</text:span>和<text:span text:style-name="T1">招标文件</text:span>时，应明确<text:span text:style-name="T1">绿色施工</text:span>的要求，并提供包括<text:span text:style-name="T1">场地、环境、工期、资金</text:span>等方面的条件保障。</text:p>
      <text:h text:style-name="P3" text:outline-level="2"><text:bookmark-start text:name="__RefHeading___Toc2178_1451455009"/><text:bookmark text:name="%E6%96%BD%E5%B7%A5%E5%8D%95%E4%BD%8D%E5%BA%94%E8%AF%A5%E5%81%9A%E9%82%A3%E4%BA%9B%E7%BB%BF%E8%89%B2%E6%96%BD%E5%B7%A5%E6%96%B9%E9%9D%A2%E7%9A%84%E5%B7%A5%E4%BD%9C"/>施工单位应该做那些绿色施工方面的工作？<text:bookmark-end text:name="__RefHeading___Toc2178_1451455009"/></text:h>
      <text:p text:style-name="P5">施工单位应建立以<text:span text:style-name="T1">项目经理</text:span>为第一责任人的<text:span text:style-name="T1">绿色施工管理体系</text:span>，制定<text:span text:style-name="T1">绿色施工管理制度</text:span>、负责绿色施工的组织实施，进行<text:span text:style-name="T1">绿色施工教育培训</text:span>，定期开展<text:span text:style-name="T1">自检、联检和评价</text:span>工作。</text:p>
      <text:h text:style-name="P3" text:outline-level="2"><text:bookmark-start text:name="__RefHeading___Toc2180_1451455009"/><text:bookmark text:name="%E7%BB%BF%E8%89%B2%E5%BB%BA%E7%AD%91%E8%AF%84%E4%BB%B7%E6%8C%87%E6%A0%87%E4%BD%93%E7%B3%BB%E5%8C%85%E6%8B%AC%E5%93%AA%E5%87%A0%E7%B1%BB%E6%8C%87%E6%A0%87%E7%BB%BF%E8%89%B2%E5%BB%BA%E7%AD%91%E8%AF%84%E4%BB%B7%E7%9A%84%E6%80%BB%E5%BE%97%E5%88%86%E7%94%B1%E9%82%A3%E5%87%A0%E7%B1%BB%E9%A1%B9%E7%9B%AE%E5%BE%97%E5%88%86%E8%AE%A1%E7%AE%97%E5%BE%97%E5%87%BA"/>绿色建筑评价指标体系包括哪几类指标？绿色建筑评价的总得分由那几类项目得分计算得出？<text:bookmark-end text:name="__RefHeading___Toc2180_1451455009"/></text:h>
      <text:p text:style-name="P8">绿色建筑评价指标体系由<text:span text:style-name="T1">安全耐久、生活便利、健康舒适、环境宜居、资源节约</text:span><text:span text:style-name="T10">5</text:span>类指标组成。 <text:span text:style-name="T1">控制项、评分项、提高与创新加分项</text:span>组成。 <text:span text:style-name="T1">控制项</text:span>的评定结果应为<text:span text:style-name="T1">达标</text:span>或<text:span text:style-name="T1">不达标</text:span>；评分项和加分项的评定结果应为分值。 <text:span text:style-name="T1">控制项</text:span>合格分值为<text:span text:style-name="T1">400</text:span>，评分项除<text:span text:style-name="T10">资源节约</text:span><text:span text:style-name="T1">200</text:span>分外，其余都是<text:span text:style-name="T1">100</text:span>分。 <text:span text:style-name="T14">提高与创新</text:span><text:span text:style-name="T15">加分项</text:span><text:span text:style-name="T1">100</text:span>。</text:p>
      <text:h text:style-name="P3" text:outline-level="2"><text:bookmark-start text:name="__RefHeading___Toc2182_1451455009"/><text:bookmark text:name="%E7%BB%BF%E8%89%B2%E5%BB%BA%E7%AD%91%E6%98%9F%E7%BA%A7%E6%9C%89%E5%87%A0%E7%BA%A7%E8%AF%84%E7%BA%A7%E6%A0%87%E5%87%86%E6%98%AF%E6%9C%89%E9%82%A3%E4%BA%9B%E8%A7%84%E5%AE%9A"/>绿色建筑星级有几级？评级标准是有那些规定？<text:bookmark-end text:name="__RefHeading___Toc2182_1451455009"/></text:h>
      <text:p text:style-name="P9">绿色建筑划分应为<text:span text:style-name="T1">基本级</text:span>、<text:span text:style-name="T1">一星级</text:span>、<text:span text:style-name="T1">二星级</text:span>、<text:span text:style-name="T1">三星级</text:span><text:span text:style-name="T9">4</text:span>个等级。 </text:p>
      <text:p text:style-name="P9">当<text:span text:style-name="T10">满足</text:span>全部<text:span text:style-name="T1">控制项</text:span>要求时，绿色建筑<text:span text:style-name="T10">等级</text:span>应为<text:span text:style-name="T1">基本级</text:span>。 </text:p>
      <text:p text:style-name="P9">绿色建筑<text:span text:style-name="T1">星级等级</text:span>应按下列规定确定：</text:p>
      <text:list text:style-name="L4">
        <text:list-item>
          <text:p text:style-name="P58">一星级、二星级、三星级3个等级的绿色建筑均应满足相关标准<text:span text:style-name="T1">全部</text:span>控制项的要求，且每类指标的评分项得分不应小于其评分项满分值的<text:span text:style-name="T1">30%</text:span>。 </text:p>
        </text:list-item>
        <text:list-item>
          <text:p text:style-name="P58">一星级、二星级、三星级3个等级的绿色建筑<text:span text:style-name="T1">均应</text:span>进行<text:span text:style-name="T1">全装修</text:span>，全装修<text:span text:style-name="T1">工程质量</text:span>、<text:span text:style-name="T1">选用材料</text:span>及<text:span text:style-name="T1">产品质量</text:span>应符合国家现行有关标准的规定。 </text:p>
        </text:list-item>
        <text:list-item>
          <text:p text:style-name="P58">当总得分分别达到<text:span text:style-name="T1">60分</text:span>、<text:span text:style-name="T1">70分</text:span>、<text:span text:style-name="T1">85分</text:span>且应满足一星级、二星级、三星级绿色建筑的技术要求时，绿色建筑等级分别为一星级、二星级、三星级。</text:p>
        </text:list-item>
      </text:list>
      <text:h text:style-name="P3" text:outline-level="2"><text:bookmark-start text:name="__RefHeading___Toc2184_1451455009"/><text:bookmark text:name="%E7%BB%BF%E8%89%B2%E5%BB%BA%E9%80%A0%E8%AE%A1%E5%88%92%E5%BA%94%E5%8C%85%E6%8B%AC%E9%82%A3%E4%BA%9B%E5%86%85%E5%AE%B9"/>绿色建造计划应包括那些内容？<text:bookmark-end text:name="__RefHeading___Toc2184_1451455009"/></text:h>
      <text:p text:style-name="P5">绿色建造<text:span text:style-name="T1">范围</text:span>和<text:span text:style-name="T1">管理职责分工</text:span>；绿色建造<text:span text:style-name="T1">目标</text:span>和<text:span text:style-name="T1">控制指标</text:span>；<text:span text:style-name="T1">重要环境因素控制计划</text:span>及<text:span text:style-name="T1">响应方案</text:span>；<text:span text:style-name="T1">节能减排</text:span>及<text:span text:style-name="T1">污染物控制</text:span>的<text:span text:style-name="T1">主要技术措施</text:span>；绿色建造所需的<text:span text:style-name="T1">资源</text:span>和<text:span text:style-name="T1">费用</text:span><text:span text:style-name="T11">。</text:span></text:p>
      <text:h text:style-name="P3" text:outline-level="2"><text:bookmark-start text:name="__RefHeading___Toc2186_1451455009"/><text:bookmark text:name="%E6%96%BD%E5%B7%A5%E9%A1%B9%E7%9B%AE%E7%AE%A1%E7%90%86%E6%9C%BA%E6%9E%84%E5%BA%94%E5%AE%9E%E6%96%BD%E7%9A%84%E7%BB%BF%E8%89%B2%E6%96%BD%E5%B7%A5%E6%B4%BB%E5%8A%A8%E6%9C%89%E9%82%A3%E4%BA%9B"/>施工项目管理机构应实施的绿色施工活动有那些？<text:bookmark-end text:name="__RefHeading___Toc2186_1451455009"/></text:h>
      <text:p text:style-name="P5">选用符合绿色建造要求的绿色<text:span text:style-name="T1">技术、建材和机具</text:span>，实施<text:span text:style-name="T1">节能降耗措施</text:span>；进行<text:span text:style-name="T1">节约土地的</text:span>施工平面布置；确定<text:span text:style-name="T1">节约水资源的</text:span>施工方法；确定<text:span text:style-name="T1">降低材料消耗的</text:span>施工措施；确定施工现场<text:span text:style-name="T1">固体废弃物的回收利用</text:span>和处置措施；确保施工产生的<text:span text:style-name="T1">粉尘、污水、废气、噪声、光污染</text:span>的控制效果。</text:p>
      <text:h text:style-name="P3" text:outline-level="2"><text:bookmark-start text:name="__RefHeading___Toc2188_1451455009"/><text:bookmark text:name="%E7%BB%BF%E8%89%B2%E6%96%BD%E5%B7%A5%E4%BF%A1%E6%81%AF%E6%8A%80%E6%9C%AF%E5%BA%94%E7%94%A8%E5%86%85%E5%AE%B9%E6%9C%89%E9%82%A3%E4%BA%9B"/>绿色施工信息技术应用内容有那些？<text:bookmark-end text:name="__RefHeading___Toc2188_1451455009"/></text:h>
      <text:p text:style-name="P5">如绿色施工的<text:span text:style-name="T1">虚拟现实技术</text:span>、三维建筑模型的<text:span text:style-name="T1">工程量自动统计</text:span>、绿色施工组织设计<text:span text:style-name="T1">数据库建立</text:span>与应用系统、<text:span text:style-name="T1">数字化工地</text:span>、基于电子商务的<text:span text:style-name="T1">建筑工程材料</text:span>、<text:span text:style-name="T1">设备与物流管理系统</text:span>等。</text:p>
      <text:h text:style-name="P3" text:outline-level="2"><text:bookmark-start text:name="__RefHeading___Toc2190_1451455009"/><text:bookmark text:name="%E9%99%8D%E6%8E%92%E7%9A%84%E5%9C%B0%E4%B8%8B%E6%B0%B4%E5%8F%AF%E7%94%A8%E4%BA%8E%E6%96%BD%E5%B7%A5%E7%8E%B0%E5%9C%BA%E5%93%AA%E4%BA%9B%E6%96%B9%E9%9D%A2"/>降排的地下水可用于施工现场哪些方面？<text:bookmark-end text:name="__RefHeading___Toc2190_1451455009"/></text:h>
      <text:p text:style-name="P5"><text:span text:style-name="T1">现场机具</text:span>、<text:span text:style-name="T1">设备</text:span>、<text:span text:style-name="T1">车辆冲洗</text:span>、<text:span text:style-name="T1">喷洒路面</text:span>、<text:span text:style-name="T1">绿化浇灌</text:span>等用水</text:p>
      <text:h text:style-name="P3" text:outline-level="2"><text:bookmark-start text:name="__RefHeading___Toc2192_1451455009"/><text:bookmark text:name="%E5%A4%9C%E9%97%B4%E6%96%BD%E5%B7%A5%E9%A1%B9%E7%9B%AE%E7%BB%8F%E7%90%86%E9%83%A8%E5%BA%94%E5%B0%86%E5%93%AA%E4%BA%9B%E6%83%85%E5%86%B5%E5%90%91%E6%9C%89%E5%85%B3%E7%9A%84%E5%B1%85%E6%B0%91%E5%92%8C%E5%8D%95%E4%BD%8D%E9%80%9A%E6%8A%A5%E8%AF%B4%E6%98%8E%E5%8F%96%E5%BE%97%E5%8D%8F%E4%BD%9C%E5%92%8C%E9%85%8D%E5%90%88"/>夜间施工，项目经理部应将哪些情况向有关的居民和单位通报说明，取得协作和配合？<text:bookmark-end text:name="__RefHeading___Toc2192_1451455009"/></text:h>
      <text:p text:style-name="P5">在居民和单位<text:span text:style-name="T1">密集区域</text:span>进行<text:span text:style-name="T1">爆破</text:span>、<text:span text:style-name="T1">打桩</text:span>等施工作业前，项目经理部除按规定<text:span text:style-name="T1">报告申请批准</text:span>外，还应将<text:span text:style-name="T1">作业计划</text:span>、<text:span text:style-name="T1">影响范围</text:span>、<text:span text:style-name="T1">程度</text:span>及<text:span text:style-name="T1">有关措施</text:span>等情况，向<text:span text:style-name="T1">有关的</text:span>居民和单位通报说明，取得<text:span text:style-name="T1">协作</text:span>和<text:span text:style-name="T1">配合</text:span>；对施工机械的<text:span text:style-name="T1">噪声</text:span>与<text:span text:style-name="T1">振动</text:span>扰民，应有相应的措施予以<text:span text:style-name="T1">控制</text:span>。</text:p>
      <text:h text:style-name="P3" text:outline-level="2"><text:bookmark-start text:name="__RefHeading___Toc2194_1451455009"/><text:bookmark text:name="%E6%96%BD%E5%B7%A5%E5%AF%B9%E7%8E%AF%E5%A2%83%E9%80%A0%E6%88%90%E7%9A%84%E5%BD%B1%E5%93%8D%E6%B1%A1%E6%9F%93%E6%9C%89%E9%82%A3%E4%BA%9B"/>施工对环境造成的影响（污染）有那些？<text:bookmark-end text:name="__RefHeading___Toc2194_1451455009"/></text:h>
      <text:p text:style-name="P5">工程施工可能对环境造成的影响有：<text:span text:style-name="T1">大气污染</text:span>、<text:span text:style-name="T1">室内空气污染</text:span>、<text:span text:style-name="T1">水污染</text:span>、<text:span text:style-name="T1">土壤污染</text:span>、<text:span text:style-name="T1">噪声污染</text:span>、<text:span text:style-name="T1">光污染</text:span>、<text:span text:style-name="T1">垃圾污染</text:span>等。</text:p>
      <text:h text:style-name="P3" text:outline-level="2"><text:bookmark-start text:name="__RefHeading___Toc2196_1451455009"/><text:bookmark text:name="%E5%A6%82%E4%BD%95%E9%87%87%E5%8F%96%E6%8E%AA%E6%96%BD%E9%99%8D%E4%BD%8E%E6%96%BD%E5%B7%A5%E9%80%A0%E6%88%90%E7%9A%84%E5%85%89%E6%B1%A1%E6%9F%93"/>如何采取措施降低施工造成的光污染？<text:bookmark-end text:name="__RefHeading___Toc2196_1451455009"/></text:h>
      <text:p text:style-name="P5"><text:span text:style-name="T1">夜间室外照明灯</text:span>应<text:span text:style-name="T1">加设灯罩</text:span>，<text:span text:style-name="T1">透光方向集中</text:span>在<text:span text:style-name="T1">施工范围</text:span>。<text:span text:style-name="T1">电焊作业</text:span>采取<text:span text:style-name="T1">遮挡</text:span>措施，避免<text:span text:style-name="T1">电焊弧光</text:span>外泄。</text:p>
      <text:h text:style-name="P3" text:outline-level="2"><text:bookmark-start text:name="__RefHeading___Toc2198_1451455009"/><text:bookmark text:name="%E6%96%BD%E5%B7%A5%E7%8E%B0%E5%9C%BA%E5%8D%AB%E7%94%9F%E4%B8%8E%E9%98%B2%E7%97%87%E7%9A%84%E5%9F%BA%E6%9C%AC%E8%A6%81%E6%B1%82"/>施工现场卫生与防症的基本要求？<text:bookmark-end text:name="__RefHeading___Toc2198_1451455009"/></text:h>
      <text:p text:style-name="P5">施工作业人员如发生<text:span text:style-name="T1">法定传染病</text:span>、<text:span text:style-name="T1">食物中毒</text:span>或<text:span text:style-name="T1">急性职业中毒</text:span>时，必须要在<text:span text:style-name="T1">2h</text:span>内向施工现场所在地<text:span text:style-name="T1">建设行政主管部门</text:span>和<text:span text:style-name="T1">卫生防疫</text:span>等部门进行报告，并应积极配合调查处理。</text:p>
      <text:h text:style-name="P3" text:outline-level="2"><text:bookmark-start text:name="__RefHeading___Toc2200_1451455009"/><text:bookmark text:name="%E6%96%BD%E5%B7%A5%E7%8E%B0%E5%9C%BA%E5%BA%94%E9%85%8D%E5%A4%87%E5%93%AA%E4%BA%9B%E6%80%A5%E6%95%91%E5%99%A8%E6%9D%90"/><text:soft-page-break/>施工现场应配备哪些急救器材？<text:bookmark-end text:name="__RefHeading___Toc2200_1451455009"/></text:h>
      <text:p text:style-name="P5">施工现场应配备<text:span text:style-name="T1">常用药品</text:span>及<text:span text:style-name="T1">绷带</text:span>、<text:span text:style-name="T1">止血带</text:span>、<text:span text:style-name="T1">颈托</text:span>、<text:span text:style-name="T1">担架</text:span>等急救器材。</text:p>
      <text:h text:style-name="P3" text:outline-level="2"><text:bookmark-start text:name="__RefHeading___Toc2202_1451455009"/><text:bookmark text:name="%E7%BB%93%E5%90%88%E5%AD%A3%E8%8A%82%E7%89%B9%E7%82%B9%E8%BF%98%E5%BA%94%E5%81%9A%E5%A5%BD%E4%BD%9C%E4%B8%9A%E4%BA%BA%E5%91%98%E7%9A%84%E5%93%AA%E4%BA%9B%E5%B7%A5%E4%BD%9C"/>结合季节特点，还应做好作业人员的哪些工作？<text:bookmark-end text:name="__RefHeading___Toc2202_1451455009"/></text:h>
      <text:p text:style-name="P5">施工现场应结合季节特点，做好作业人员的<text:span text:style-name="T1">饮食卫生</text:span>和<text:span text:style-name="T1">防暑降温</text:span>、<text:span text:style-name="T1">防寒取暖</text:span>、<text:span text:style-name="T1">防煤气中毒</text:span>、<text:span text:style-name="T1">防疫</text:span>等各项工作。</text:p>
      <text:h text:style-name="P3" text:outline-level="2"><text:bookmark-start text:name="__RefHeading___Toc2204_1451455009"/><text:bookmark text:name="%E5%86%99%E5%87%BA%E7%8E%B0%E5%9C%BA%E5%8A%9E%E5%85%AC%E5%8C%BA%E5%92%8C%E7%94%9F%E6%B4%BB%E5%8C%BA%E7%81%AD%E5%9B%9B%E5%AE%B3%E7%9A%84%E4%B8%BB%E8%A6%81%E5%86%85%E5%AE%B9"/>写出现场办公区和生活区灭四害的主要内容？<text:bookmark-end text:name="__RefHeading___Toc2204_1451455009"/></text:h>
      <text:p text:style-name="P5">施工现场应设专职或兼职<text:span text:style-name="T1">保洁员</text:span>，负责现场日常的<text:span text:style-name="T1">卫生清扫</text:span>和<text:span text:style-name="T1">保洁工作</text:span>。现场<text:span text:style-name="T1">办公区</text:span>和<text:span text:style-name="T1">生活区</text:span>应采取<text:span text:style-name="T1">灭鼠</text:span>、<text:span text:style-name="T1">灭蚊</text:span>、<text:span text:style-name="T1">灭蝇</text:span>、<text:span text:style-name="T1">灭蟑螂</text:span>等措施，并应定期投放和喷洒<text:span text:style-name="T1">灭虫</text:span>、<text:span text:style-name="T1">消毒</text:span>药物。 </text:p>
      <text:h text:style-name="P3" text:outline-level="2"><text:bookmark-start text:name="__RefHeading___Toc2206_1451455009"/><text:bookmark text:name="%E7%8E%B0%E5%9C%BA%E9%A3%9F%E5%A0%82%E7%9A%84%E7%AE%A1%E7%90%86"/>现场食堂的管理<text:bookmark-end text:name="__RefHeading___Toc2206_1451455009"/></text:h>
      <text:list text:style-name="L5">
        <text:list-item>
          <text:p text:style-name="P59">现场食堂应设置在远离<text:span text:style-name="T1">厕所</text:span>、<text:span text:style-name="T1">垃圾站</text:span>、<text:span text:style-name="T1">有毒有害场所</text:span>等污染源的地方。 </text:p>
        </text:list-item>
        <text:list-item>
          <text:p text:style-name="P59">现场食堂应设置<text:span text:style-name="T1">独立</text:span>的<text:span text:style-name="T1">制作间</text:span>、<text:span text:style-name="T1">储藏间</text:span>，<text:span text:style-name="T1">门扇</text:span>下方应设不低于<text:span text:style-name="T3">0.2</text:span><text:span text:style-name="T1">m</text:span>的<text:span text:style-name="T1">防鼠挡板</text:span>，配备必要的<text:span text:style-name="T1">排风设施</text:span>和<text:span text:style-name="T1">冷藏设施</text:span>，<text:span text:style-name="T1">燃气罐</text:span>应<text:span text:style-name="T1">单独</text:span>设置<text:span text:style-name="T1">存放间</text:span>，存放间应<text:span text:style-name="T1">通风良好</text:span>并<text:span text:style-name="T1">严禁</text:span>存放<text:span text:style-name="T1">其他物品</text:span>。 </text:p>
        </text:list-item>
        <text:list-item>
          <text:p text:style-name="P59">现场食堂的<text:span text:style-name="T1">制作间灶台及其周边</text:span>应铺贴<text:span text:style-name="T1">瓷砖</text:span>，所贴瓷砖高度不宜小于<text:span text:style-name="T1">1.5m</text:span>，地面应作<text:span text:style-name="T1">硬化</text:span>和<text:span text:style-name="T1">防滑处理</text:span>，<text:span text:style-name="T1">炊具</text:span>宜存放在<text:span text:style-name="T1">封闭</text:span>的<text:span text:style-name="T1">橱柜</text:span>内，<text:span text:style-name="T1">刀、盆、案板</text:span>等炊具应<text:span text:style-name="T1">生熟分开</text:span>，<text:span text:style-name="T1">炊具</text:span>、<text:span text:style-name="T1">餐具</text:span>和<text:span text:style-name="T1">公用饮水器</text:span>具必须<text:span text:style-name="T1">清洗消毒</text:span>。 </text:p>
        </text:list-item>
        <text:list-item>
          <text:p text:style-name="P59">现场食堂<text:span text:style-name="T1">储藏室</text:span>的<text:span text:style-name="T1">粮食存放台</text:span>距<text:span text:style-name="T1">墙</text:span>和<text:span text:style-name="T1">地面</text:span>应大于<text:span text:style-name="T4">0.</text:span><text:span text:style-name="T1">2m</text:span>，食品应有遮盖，遮盖物品应有<text:span text:style-name="T1">正反面标识</text:span>，各种<text:span text:style-name="T1">作料</text:span>和<text:span text:style-name="T1">副食</text:span>应存放在<text:span text:style-name="T1">密闭器皿</text:span>内，并应有标识。</text:p>
        </text:list-item>
        <text:list-item>
          <text:p text:style-name="P59">现场食堂<text:span text:style-name="T1">外</text:span>应设置<text:span text:style-name="T1">密闭式泔水桶</text:span>，并应及时清运。</text:p>
        </text:list-item>
        <text:list-item>
          <text:p text:style-name="P59">现场食堂必须<text:span text:style-name="T1">办理卫生许可证</text:span>，<text:span text:style-name="T1">炊事人员</text:span>必须持<text:span text:style-name="T1">身体健康证</text:span>上岗，上岗应穿戴<text:span text:style-name="T1">洁净的工作服</text:span>、<text:span text:style-name="T1">工作帽</text:span><text:span text:style-name="T8">和</text:span><text:span text:style-name="T1">口罩</text:span>，应保持个人卫生，<text:span text:style-name="T1">不得</text:span>穿工作服<text:span text:style-name="T1">出食堂</text:span>，<text:span text:style-name="T1">非炊事人员</text:span>不得<text:span text:style-name="T1">随意</text:span>进人<text:span text:style-name="T1">制作间</text:span>。</text:p>
        </text:list-item>
      </text:list>
      <text:h text:style-name="P3" text:outline-level="2"><text:bookmark-start text:name="__RefHeading___Toc2208_1451455009"/><text:bookmark text:name="%E6%96%87%E4%BD%93%E6%B4%BB%E5%8A%A8%E5%AE%A4%E5%BA%94%E9%85%8D%E5%A4%87%E9%82%A3%E4%BA%9B%E7%89%A9%E5%93%81"/>文体活动室应配备那些物品？<text:bookmark-end text:name="__RefHeading___Toc2208_1451455009"/></text:h>
      <text:p text:style-name="P5">文体活动室应配备<text:span text:style-name="T1">电视机</text:span>、<text:span text:style-name="T1">书报</text:span>、<text:span text:style-name="T1">杂志</text:span>等文体活动<text:span text:style-name="T1">设施</text:span>、<text:span text:style-name="T1">用品</text:span>。</text:p>
      <text:h text:style-name="P3" text:outline-level="2"><text:bookmark-start text:name="__RefHeading___Toc2210_1451455009"/><text:bookmark text:name="%E7%8E%B0%E5%9C%BA%E6%96%87%E6%98%8E%E6%96%BD%E5%B7%A5%E5%BA%94%E5%8C%85%E6%8B%AC%E5%93%AA%E4%BA%9B%E5%B7%A5%E4%BD%9C%E5%86%85%E5%AE%B9p184"/>现场文明施工应包括哪些工作内容？<text:bookmark-end text:name="__RefHeading___Toc2210_1451455009"/></text:h>
      <text:p text:style-name="P11">（1）抓好项目<text:span text:style-name="T1">文化</text:span>建设。 </text:p>
      <text:p text:style-name="P11">（2）规范<text:span text:style-name="T1">场容</text:span>，保持<text:span text:style-name="T1">作业环境</text:span>整洁卫生。 </text:p>
      <text:p text:style-name="P11">（3）创造文明有序<text:span text:style-name="T1">安全生产</text:span>的条件。 </text:p>
      <text:p text:style-name="P11">（4）减少对<text:span text:style-name="T1">居民</text:span>和<text:span text:style-name="T1">环境</text:span>的<text:span text:style-name="T1">不利</text:span>影响。</text:p>
      <text:h text:style-name="P3" text:outline-level="2"><text:bookmark-start text:name="__RefHeading___Toc2212_1451455009"/><text:bookmark text:name="%E7%8E%B0%E5%9C%BA%E6%96%87%E6%98%8E%E6%96%BD%E5%B7%A5%E7%AE%A1%E7%90%86%E7%9A%84%E5%9F%BA%E6%9C%AC%E8%A6%81%E6%B1%82p184"/>现场文明施工管理的基本要求?<text:bookmark-end text:name="__RefHeading___Toc2212_1451455009"/></text:h>
      <text:p text:style-name="P10">（1）建筑工程施工现场应当做到<text:span text:style-name="T1">围挡、大门、标牌</text:span>标准化；<text:span text:style-name="T1">材料码放</text:span>整齐化（按照平面布置图确定的位置集中码放）；<text:span text:style-name="T1">安全设施</text:span>规范化；<text:span text:style-name="T1">生活设施</text:span>整洁化；<text:span text:style-name="T1">职工行为</text:span>文明化；<text:span text:style-name="T1">工作生活</text:span>秩序化。</text:p>
      <text:p text:style-name="P10"><text:s/>（2）建筑工程施工要做到<text:span text:style-name="T1">工完场清</text:span>、<text:span text:style-name="T1">施工不扰民</text:span>、<text:span text:style-name="T1">现场不扬尘</text:span>、<text:span text:style-name="T1">运输无遗撒</text:span>、<text:span text:style-name="T1">垃圾不乱弃</text:span>，努力营造良好的施工作业环境。</text:p>
      <text:h text:style-name="P3" text:outline-level="2"><text:bookmark-start text:name="__RefHeading___Toc2214_1451455009"/><text:bookmark text:name="%E5%BB%BA%E7%AD%91%E5%B7%A5%E7%A8%8B%E6%96%BD%E5%B7%A5%E4%B8%BB%E8%A6%81%E8%81%8C%E4%B8%9A%E5%8D%B1%E5%AE%B3%E7%A7%8D%E7%B1%BB"/>建筑工程施工主要职业危害种类<text:bookmark-end text:name="__RefHeading___Toc2214_1451455009"/></text:h>
      <text:p text:style-name="P5">（1）<text:span text:style-name="T1">粉尘危害</text:span>。 （2）<text:span text:style-name="T1">噪声危害</text:span>。 （3）<text:span text:style-name="T1">高温危害</text:span>。 （4）<text:span text:style-name="T1">振动危害</text:span>。 （5）<text:span text:style-name="T1">密闭空间危害</text:span>。 （6）<text:span text:style-name="T1">化学毒物危害</text:span>。 （7）<text:span text:style-name="T1">其他因素危害</text:span>。</text:p>
      <text:h text:style-name="P3" text:outline-level="2"><text:bookmark-start text:name="__RefHeading___Toc2218_1451455009"/><text:bookmark text:name="%E6%96%BD%E5%B7%A5%E8%BF%87%E7%A8%8B%E7%9A%84%E5%9B%BA%E4%BD%93%E5%BA%9F%E5%BC%83%E7%89%A9%E5%A6%82%E4%BD%95%E5%A4%84%E7%90%86"/>施工过程的固体废弃物如何处理？<text:bookmark-end text:name="__RefHeading___Toc2218_1451455009"/></text:h>
      <text:p text:style-name="P5">施工现场产生的<text:span text:style-name="T1">固体废弃物</text:span>应在所在地县级以上地方人民政府<text:span text:style-name="T1">环卫部门</text:span>申报<text:span text:style-name="T1">登记</text:span>，<text:span text:style-name="T1">分类存放</text:span>。<text:span text:style-name="T1">建筑垃圾</text:span>和<text:span text:style-name="T1">生活垃圾</text:span>应与所在地<text:span text:style-name="T1">垃圾消纳中心</text:span>签署<text:span text:style-name="T1">环保协议</text:span>，<text:span text:style-name="T1">及时</text:span>清运处置。<text:span text:style-name="T1">有毒有害废弃物</text:span>应运送到<text:span text:style-name="T1">专门</text:span>的<text:span text:style-name="T1">有毒有害废弃物中心</text:span>消纳。</text:p>
      <text:h text:style-name="P3" text:outline-level="2"><text:bookmark-start text:name="__RefHeading___Toc2220_1451455009"/><text:bookmark text:name="%E4%B8%B4%E6%97%B6%E7%94%A8%E7%94%B5%E7%BB%84%E7%BB%87%E8%AE%BE%E8%AE%A1%E8%A7%84%E5%AE%9A"/>临时用电组织设计规定？<text:bookmark-end text:name="__RefHeading___Toc2220_1451455009"/></text:h>
      <text:list text:style-name="L6">
        <text:list-item>
          <text:p text:style-name="P60">施工现场<text:span text:style-name="T1">临时用电设备</text:span>在<text:span text:style-name="T10">5</text:span>台及以上或<text:span text:style-name="T1">设备总容量</text:span>在<text:span text:style-name="T1">50kW</text:span>及以上的，应编制<text:span text:style-name="T1">用电组织设计</text:span>；否则应制定<text:span text:style-name="T1">安全用电和电气防火措施</text:span>。</text:p>
        </text:list-item>
        <text:list-item>
          <text:p text:style-name="P61"><text:s/><text:span text:style-name="T1">装饰装修工程</text:span>或<text:span text:style-name="T1">其他特殊施工阶段</text:span>，应<text:span text:style-name="T1">补充</text:span>编制<text:span text:style-name="T1">单项施工用电方案</text:span>。 </text:p>
        </text:list-item>
        <text:list-item>
          <text:p text:style-name="P61"><text:span text:style-name="T1">用电设备</text:span>必须有<text:span text:style-name="T1">专用</text:span>的<text:span text:style-name="T1">开关箱</text:span>，<text:span text:style-name="T1">严禁</text:span><text:span text:style-name="T10">2</text:span>台及以上设备<text:span text:style-name="T1">共用</text:span>一个<text:span text:style-name="T1">开关箱</text:span>。</text:p>
        </text:list-item>
      </text:list>
      <text:h text:style-name="P3" text:outline-level="2"><text:bookmark-start text:name="__RefHeading___Toc2222_1451455009"/><text:bookmark text:name="%E4%B8%B4%E6%97%B6%E7%94%A8%E6%B0%B4%E5%8C%85%E6%8B%AC%E9%82%A3%E4%BA%9B%E5%86%85%E5%AE%B9"/><text:soft-page-break/>临时用水包括那些内容？<text:bookmark-end text:name="__RefHeading___Toc2222_1451455009"/></text:h>
      <text:p text:style-name="P5"><text:span text:style-name="T15">临时用水量</text:span>包括：<text:span text:style-name="T1">现场施工用水量</text:span>、<text:span text:style-name="T1">施工机械用水量</text:span>、<text:span text:style-name="T1">施工现场生活用水量</text:span>、<text:span text:style-name="T1">生活区生活用水量</text:span>、<text:span text:style-name="T1">消防用水量</text:span>。同时应考虑使用过程中<text:span text:style-name="T1">水量的损失</text:span>。在分别计算了以上各项用水量之后，才能确定<text:span text:style-name="T1">总用水量</text:span>。</text:p>
      <text:h text:style-name="P3" text:outline-level="2"><text:bookmark-start text:name="__RefHeading___Toc2224_1451455009"/><text:bookmark text:name="%E4%BE%9B%E6%B0%B4%E7%B3%BB%E7%BB%9F%E5%8C%85%E6%8B%AC%E9%82%A3%E4%BA%9B%E5%86%85%E5%AE%B9"/>供水系统包括那些内容？<text:bookmark-end text:name="__RefHeading___Toc2224_1451455009"/></text:h>
      <text:p text:style-name="P5">供水系统包括：<text:span text:style-name="T1">取水位置</text:span>、<text:span text:style-name="T1">取水设施</text:span>、<text:span text:style-name="T1">净水设施</text:span>、<text:span text:style-name="T1">贮水装置</text:span>、<text:span text:style-name="T1">输水管</text:span>、<text:span text:style-name="T1">配水管网</text:span>和<text:span text:style-name="T1">末端配置</text:span>。供水系统应经过<text:span text:style-name="T26">科学</text:span>的<text:span text:style-name="T1">计算</text:span>和<text:span text:style-name="T1">设计</text:span>。</text:p>
      <text:h text:style-name="P3" text:outline-level="2"><text:bookmark-start text:name="__RefHeading___Toc2226_1451455009"/><text:bookmark text:name="%E4%BE%9B%E6%B0%B4%E7%AE%A1%E7%BD%91%E5%B8%83%E7%BD%AE%E5%8E%9F%E5%88%99%E6%98%AF%E4%BB%80%E4%B9%88"/>供水管网布置原则是什么？<text:bookmark-end text:name="__RefHeading___Toc2226_1451455009"/></text:h>
      <text:p text:style-name="P5">供水管网布置的原则如下：在保证<text:span text:style-name="T1">不间断供水</text:span>的情况下，管道铺设<text:span text:style-name="T1">越短越好</text:span>；要考虑<text:span text:style-name="T1">施工期间</text:span>各段管网<text:span text:style-name="T1">移动</text:span>的<text:span text:style-name="T1">可能性</text:span>；主要供水管线采用<text:span text:style-name="T1">环状布置</text:span>，<text:span text:style-name="T1">孤立点</text:span>可设<text:span text:style-name="T1">支线</text:span>；<text:span text:style-name="T1">尽量</text:span>利用<text:span text:style-name="T1">已有的</text:span>或<text:span text:style-name="T1">提前修建</text:span>的<text:span text:style-name="T1">永久管道</text:span>；<text:span text:style-name="T1">管径</text:span>要经过<text:span text:style-name="T1">计算</text:span>确定。</text:p>
      <text:h text:style-name="P3" text:outline-level="2"><text:bookmark-start text:name="__RefHeading___Toc2228_1451455009"/><text:bookmark text:name="%E4%B8%89%E7%9B%B8%E5%9B%9B%E7%BA%BF%E5%88%B6%E7%94%A8%E7%94%B5%E7%B3%BB%E7%BB%9F%E5%BA%94%E7%AC%A6%E5%90%88%E9%82%A3%E4%BA%9B%E8%A7%84%E5%AE%9A"/>三相四线制用电系统应符合那些规定？<text:bookmark-end text:name="__RefHeading___Toc2228_1451455009"/></text:h>
      <text:p text:style-name="P5">三相四线制<text:span text:style-name="T1">低压</text:span>电力系统，必须符合下列规定：采用<text:span text:style-name="T23">三级配电</text:span><text:span text:style-name="T1">系统</text:span>； 采用<text:span text:style-name="T23">TN-S接零保护</text:span>系统； 采用<text:span text:style-name="T23">二级漏电保护</text:span>系统。</text:p>
      <text:h text:style-name="P3" text:outline-level="2"><text:bookmark-start text:name="__RefHeading___Toc2230_1451455009"/><text:bookmark text:name="%E4%B8%89%E7%BA%A7%E9%85%8D%E7%94%B5%E7%B3%BB%E7%BB%9F%E6%98%AF%E4%BB%80%E4%B9%88%E4%B8%B4%E6%97%B6%E9%85%8D%E7%94%B5%E7%B3%BB%E7%BB%9F%E5%81%9C%E7%94%B5%E7%9A%84%E9%A1%BA%E5%BA%8F%E6%98%AF%E4%BB%80%E4%B9%88"/>三级配电系统是什么？<text:bookmark-end text:name="__RefHeading___Toc2230_1451455009"/></text:h>
      <text:p text:style-name="P5"><text:span text:style-name="T28">配电系统</text:span>应采用<text:span text:style-name="T1">配电柜</text:span>或<text:span text:style-name="T1">总配电箱</text:span>、<text:span text:style-name="T1">分配电箱</text:span>、<text:span text:style-name="T1">开关箱</text:span><text:span text:style-name="T29">三级</text:span>配电方式。</text:p>
      <text:h text:style-name="P3" text:outline-level="2"><text:bookmark-start text:name="__RefHeading___Toc2232_1451455009"/><text:bookmark text:name="%E6%A0%B9%E6%8D%AE%E6%96%BD%E5%B7%A5%E7%8E%B0%E5%9C%BA%E9%98%B2%E7%81%AB%E8%A6%81%E6%B1%82%E6%96%BD%E5%B7%A5%E7%8E%B0%E5%9C%BA%E6%98%8E%E7%A1%AE%E5%88%92%E5%88%86%E4%B8%BA%E5%93%AA%E4%BA%9B%E5%8C%BA%E5%9F%9F"/>根据施工现场防火要求，施工现场明确划分为哪些区域？<text:bookmark-end text:name="__RefHeading___Toc2232_1451455009"/></text:h>
      <text:p text:style-name="P5"><text:span text:style-name="T29">施工现场</text:span>应明确划分<text:span text:style-name="T1">施工作业区</text:span>、<text:span text:style-name="T1">易燃可燃材料堆场</text:span>、<text:span text:style-name="T1">材料仓库</text:span>、<text:span text:style-name="T1">易燃废品集中站</text:span>和<text:span text:style-name="T1">生活区</text:span>。</text:p>
      <text:h text:style-name="P3" text:outline-level="2"><text:bookmark-start text:name="__RefHeading___Toc2234_1451455009"/><text:bookmark text:name="%E6%96%BD%E5%B7%A5%E7%8E%B0%E5%9C%BA%E5%8A%A8%E7%81%AB%E7%AD%89%E7%BA%A7%E7%9A%84%E5%88%92%E5%88%86"/>施工现场动火等级的划分？<text:bookmark-end text:name="__RefHeading___Toc2234_1451455009"/></text:h>
      <text:p text:style-name="P16">一、凡属下列情况之一的动火，均为<text:span text:style-name="T23">一级动火</text:span>：</text:p>
      <text:list text:style-name="L7">
        <text:list-item>
          <text:p text:style-name="P62"><text:span text:style-name="T1">禁火</text:span>区域内。 </text:p>
        </text:list-item>
        <text:list-item>
          <text:p text:style-name="P62"><text:span text:style-name="T1">油罐</text:span>、<text:span text:style-name="T1">油箱</text:span>、<text:span text:style-name="T1">油槽车</text:span>和<text:span text:style-name="T1">储存</text:span>过<text:span text:style-name="T1">可燃气体</text:span>、<text:span text:style-name="T1">易燃液体</text:span>的<text:span text:style-name="T1">容器</text:span>及<text:span text:style-name="T1">与其连接在一起</text:span>的<text:span text:style-name="T1">辅助设备</text:span>。</text:p>
        </text:list-item>
        <text:list-item>
          <text:p text:style-name="P62">各种<text:span text:style-name="T1">受压设备</text:span>。</text:p>
        </text:list-item>
        <text:list-item>
          <text:p text:style-name="P62"><text:span text:style-name="T23">危险性较大</text:span>的<text:span text:style-name="T31">登高</text:span><text:span text:style-name="T1">焊</text:span>、<text:span text:style-name="T1">割</text:span>作业。 </text:p>
        </text:list-item>
        <text:list-item>
          <text:p text:style-name="P62"><text:span text:style-name="T24">比较密封</text:span>的<text:span text:style-name="T1">室内</text:span>、<text:span text:style-name="T1">容器内</text:span>、<text:span text:style-name="T1">地下室</text:span>等场所。</text:p>
        </text:list-item>
        <text:list-item>
          <text:p text:style-name="P62"><text:span text:style-name="T12">现场</text:span>堆有<text:span text:style-name="T23">大量</text:span><text:span text:style-name="T1">可燃</text:span>和<text:span text:style-name="T1">易燃物质</text:span>的场所。 </text:p>
        </text:list-item>
      </text:list>
      <text:p text:style-name="P16">二、凡属下列情况之一的动火，均为<text:span text:style-name="T23">二级动火</text:span>：</text:p>
      <text:list text:style-name="L8">
        <text:list-item>
          <text:p text:style-name="P63">在<text:span text:style-name="T12">具有</text:span><text:span text:style-name="T27">一定</text:span><text:span text:style-name="T1">危险因素</text:span>的<text:span text:style-name="T23">非禁火区域内</text:span>进行<text:span text:style-name="T12">临时</text:span><text:span text:style-name="T1">焊</text:span>、<text:span text:style-name="T1">割</text:span>等<text:span text:style-name="T1">用火作业</text:span>。</text:p>
        </text:list-item>
        <text:list-item>
          <text:p text:style-name="P63"><text:span text:style-name="T1">小型</text:span><text:span text:style-name="T13">油箱</text:span>等容器。 </text:p>
        </text:list-item>
        <text:list-item>
          <text:p text:style-name="P63"><text:span text:style-name="T12">登高</text:span><text:span text:style-name="T1">焊</text:span>、<text:span text:style-name="T1">割</text:span>等<text:span text:style-name="T1">用火作业</text:span>。 </text:p>
        </text:list-item>
      </text:list>
      <text:p text:style-name="P16">三、在<text:span text:style-name="T1">非固定的</text:span>、<text:span text:style-name="T1">无明显</text:span><text:span text:style-name="T12">危险因素</text:span>的场所进行<text:span text:style-name="T1">用火作业</text:span>，均属<text:span text:style-name="T23">三级动火</text:span>作业。</text:p>
      <text:h text:style-name="P3" text:outline-level="2"><text:bookmark-start text:name="__RefHeading___Toc2236_1451455009"/><text:bookmark text:name="%E5%8A%A8%E7%81%AB%E5%AE%A1%E6%89%B9%E7%A8%8B%E5%BA%8F%E6%9C%89%E9%82%A3%E4%BA%9B%E5%88%92%E5%AE%9A"/>动火审批程序有那些划定？<text:bookmark-end text:name="__RefHeading___Toc2236_1451455009"/></text:h>
      <text:list text:style-name="L9">
        <text:list-item>
          <text:p text:style-name="P64"><text:span text:style-name="T22">一级动火</text:span>作业由<text:span text:style-name="T1">项目负责人</text:span>组织<text:span text:style-name="T15">编制</text:span><text:span text:style-name="T32">防火安全技术</text:span><text:span text:style-name="T23">方案</text:span>，填写<text:span text:style-name="T1">动火申请表</text:span>，报<text:span text:style-name="T1">企业安全管理部门</text:span>审查批准后，方可动火，如钢结构的安装焊接。</text:p>
        </text:list-item>
        <text:list-item>
          <text:p text:style-name="P64"><text:span text:style-name="T22">二级动火</text:span>作业由<text:span text:style-name="T1">项目责任工程师</text:span>组织<text:span text:style-name="T15">拟定</text:span>防火安全技术<text:span text:style-name="T1">措施</text:span>，填写<text:span text:style-name="T1">动火申请表</text:span>，报<text:span text:style-name="T1">项目安全管理部门</text:span><text:span text:style-name="T8">和</text:span><text:span text:style-name="T1">项目负责人</text:span>审查批准后，方可动火。</text:p>
        </text:list-item>
        <text:list-item>
          <text:p text:style-name="P64"><text:span text:style-name="T22">三级动火</text:span>作业由<text:span text:style-name="T1">所在班组</text:span>填写<text:span text:style-name="T1">动火申请表</text:span>，经<text:span text:style-name="T1">项目责任工程师</text:span>和<text:span text:style-name="T1">项目安全管理部门</text:span>审查批准后，方可动火。 </text:p>
        </text:list-item>
        <text:list-item>
          <text:p text:style-name="P64"><text:span text:style-name="T1">动火证</text:span><text:span text:style-name="T23">当日</text:span><text:span text:style-name="T34">有效</text:span>，如<text:span text:style-name="T1">动火地点</text:span>发生变化，则需<text:span text:style-name="T1">重新办理</text:span><text:span text:style-name="T23">动火审批手续</text:span>。</text:p>
        </text:list-item>
      </text:list>
      <text:h text:style-name="P14" text:outline-level="2"><text:bookmark-start text:name="__RefHeading___Toc2242_1451455009"/><text:bookmark text:name="%E6%9D%90%E6%96%99%E8%AE%A1%E5%88%92%E7%9A%84%E5%88%86%E7%B1%BB"/>材料计划的分类<text:bookmark-end text:name="__RefHeading___Toc2242_1451455009"/></text:h>
      <text:p text:style-name="P15">按照计划的<text:span text:style-name="T23">用途</text:span>划分，材料计划分为<text:span text:style-name="T1">材料需用</text:span>计划、<text:span text:style-name="T1">加工订货</text:span>计划和<text:span text:style-name="T1">采购</text:span>计划。</text:p>
      <text:p text:style-name="P15">按照计划的<text:span text:style-name="T23">期限</text:span>划分，材料计划有<text:span text:style-name="T1">年度</text:span><text:span text:style-name="T8">计划</text:span>、<text:span text:style-name="T1">季度</text:span>计划、<text:span text:style-name="T1">月</text:span>计划、<text:span text:style-name="T1">单位工程材料</text:span>计划及<text:span text:style-name="T1">临时追加</text:span>计划。 </text:p>
      <text:p text:style-name="P15">项目<text:span text:style-name="T1">常用的</text:span>材料计划有：<text:span text:style-name="T1">单位工程主要材料需用计划</text:span>、<text:span text:style-name="T1">主要材料年度需用计划</text:span>、<text:span text:style-name="T1">主要材料月（季）度需用计划</text:span>、<text:span text:style-name="T1">半成品加工订货计划</text:span>、<text:span text:style-name="T1">周转料具需用计划</text:span>、<text:span text:style-name="T1">主要材料采购计划</text:span>、<text:span text:style-name="T1">临时追加计划</text:span>等。</text:p>
      <text:h text:style-name="P3" text:outline-level="2"><text:bookmark-start text:name="__RefHeading___Toc2238_1451455009"/><text:bookmark text:name="%E6%B6%88%E9%98%B2%E5%99%A8%E6%9D%90%E7%9A%84%E9%85%8D%E5%A4%87%E6%9C%89%E9%82%A3%E4%BA%9B%E8%A6%81%E6%B1%82"/><text:soft-page-break/>消防器材的配备有那些要求？<text:bookmark-end text:name="__RefHeading___Toc2238_1451455009"/></text:h>
      <text:list text:style-name="L10">
        <text:list-item>
          <text:p text:style-name="P65">临时搭设的建筑物区域内每100m<text:span text:style-name="T37">2</text:span>配备2只<text:span text:style-name="T36">10</text:span>L灭火器。 </text:p>
        </text:list-item>
        <text:list-item>
          <text:p text:style-name="P65">大型临时设施总面积超过1200<text:span text:style-name="T36">m</text:span><text:span text:style-name="T37">2</text:span>时，应配有<text:span text:style-name="T22">专供消防</text:span>用的<text:span text:style-name="T1">太平桶</text:span>、积水桶（池）、<text:span text:style-name="T1">黄砂池</text:span>，且周围不得堆放易燃物品。 </text:p>
        </text:list-item>
        <text:list-item>
          <text:p text:style-name="P65">临时<text:span text:style-name="T1">木料间</text:span>、<text:span text:style-name="T1">油漆间</text:span>、<text:span text:style-name="T1">木工机具间</text:span>等，每<text:span text:style-name="T1">25m</text:span><text:span text:style-name="T38">2</text:span>配备<text:span text:style-name="T1">一只</text:span>灭火器。<text:span text:style-name="T1">油库</text:span>、<text:span text:style-name="T1">危险品库</text:span>应配备数量与种类匹配的<text:span text:style-name="T1">灭火器</text:span>、<text:span text:style-name="T1">高压水泵</text:span>。 </text:p>
        </text:list-item>
        <text:list-item>
          <text:p text:style-name="P65">应有足够的<text:span text:style-name="T1">消防水源</text:span>，其<text:span text:style-name="T1">进水口</text:span>一般不应少于<text:span text:style-name="T1">两处</text:span>。 </text:p>
        </text:list-item>
        <text:list-item>
          <text:p text:style-name="P65"><text:span text:style-name="T30">室外</text:span><text:span text:style-name="T1">消火栓</text:span>应沿<text:span text:style-name="T1">消防车道</text:span>或<text:span text:style-name="T1">堆料场内</text:span><text:span text:style-name="T30">交通道路</text:span>的<text:span text:style-name="T1">边缘设置</text:span>，消火栓之间的<text:span text:style-name="T1">距离</text:span>不应大于<text:span text:style-name="T1">120m</text:span>；<text:span text:style-name="T40">消防箱</text:span>内<text:span text:style-name="T31">消防水管</text:span><text:span text:style-name="T1">长度</text:span>不小于<text:span text:style-name="T1">25m</text:span>。</text:p>
        </text:list-item>
      </text:list>
      <text:h text:style-name="P14" text:outline-level="2"><text:bookmark-start text:name="__RefHeading___Toc2216_1451455009"/><text:bookmark text:name="%E5%BB%BA%E7%AD%91%E5%B7%A5%E7%A8%8B%E6%96%BD%E5%B7%A5%E6%98%93%E5%8F%91%E7%9A%84%E8%81%8C%E4%B8%9A%E7%97%85%E7%B1%BB%E5%9E%8B"/>建筑工程施工易发的职业病类型<text:bookmark-end text:name="__RefHeading___Toc2216_1451455009"/></text:h>
      <text:p text:style-name="P15"><text:span text:style-name="T16">砂</text:span><text:span text:style-name="T1">尘肺</text:span>。例如：碎石设备作业、爆破作业。</text:p>
      <text:p text:style-name="P15"><text:span text:style-name="T16">水泥</text:span>尘肺。例如：水泥搬运、投料、拌合。 </text:p>
      <text:p text:style-name="P15"><text:span text:style-name="T16">电焊</text:span>尘肺。例如：<text:span text:style-name="T15">手工电弧焊</text:span>、<text:span text:style-name="T25">气焊</text:span>作业。 </text:p>
      <text:p text:style-name="P15"><text:span text:style-name="T1">锰及其化合物</text:span><text:span text:style-name="T8">中毒</text:span>。例如：<text:span text:style-name="T15">手工电弧焊</text:span>作业。 </text:p>
      <text:p text:style-name="P15"><text:span text:style-name="T1">氮氧化物</text:span><text:span text:style-name="T8">中毒</text:span>。例如：<text:span text:style-name="T15">手工电弧焊</text:span>、<text:span text:style-name="T17">电渣焊</text:span>、<text:span text:style-name="T18">气割</text:span>、<text:span text:style-name="T25">气焊</text:span>作业。 </text:p>
      <text:p text:style-name="P15"><text:span text:style-name="T1">一氧化碳</text:span><text:span text:style-name="T8">中毒</text:span>。例如：<text:span text:style-name="T15">手工电弧焊</text:span>、<text:span text:style-name="T17">电渣焊</text:span>、<text:span text:style-name="T18">气割</text:span>、<text:span text:style-name="T25">气焊</text:span>作业。 </text:p>
      <text:p text:style-name="P15"><text:span text:style-name="T1">苯</text:span>中毒。例如：<text:span text:style-name="T19">油漆</text:span>作业、<text:span text:style-name="T20">防腐</text:span>作业。 </text:p>
      <text:p text:style-name="P15"><text:span text:style-name="T1">甲苯</text:span>中毒。例如：<text:span text:style-name="T19">油漆</text:span>作业、防水作业、<text:span text:style-name="T20">防腐</text:span>作业。 </text:p>
      <text:p text:style-name="P15"><text:span text:style-name="T1">二甲苯</text:span>中毒。例如：<text:span text:style-name="T19">油漆</text:span>作业、防水作业、<text:span text:style-name="T20">防腐</text:span>作业。 </text:p>
      <text:p text:style-name="P15"><text:span text:style-name="T1">中暑</text:span>。例如：<text:span text:style-name="T21">高温</text:span>作业。 </text:p>
      <text:p text:style-name="P15"><text:span text:style-name="T1">手臂振动病</text:span>。例如：操作混凝土振动棒、风镐作业。 </text:p>
      <text:p text:style-name="P15"><text:span text:style-name="T1">接触性</text:span>皮炎。例如：混凝土搅拌机械作业、<text:span text:style-name="T22">油漆</text:span>作业、<text:span text:style-name="T20">防腐</text:span>作业。 </text:p>
      <text:p text:style-name="P15"><text:span text:style-name="T1">电光性</text:span>皮炎。例如：<text:span text:style-name="T15">手工电弧焊</text:span>、<text:span text:style-name="T17">电渣焊</text:span>、<text:span text:style-name="T18">气割</text:span>作业。 </text:p>
      <text:p text:style-name="P15">电光性<text:span text:style-name="T1">眼炎</text:span>。例如：<text:span text:style-name="T15">手工电弧焊</text:span>、<text:span text:style-name="T17">电渣焊</text:span>、<text:span text:style-name="T18">气割</text:span>作业。 </text:p>
      <text:p text:style-name="P15"><text:span text:style-name="T1">噪声致聋</text:span>。例如：木工圆锯、平刨操作，元齿锯切割作业，卷扬机操作，混凝土振捣作业。 </text:p>
      <text:p text:style-name="P15"><text:span text:style-name="T1">苯</text:span>致<text:span text:style-name="T1">白血病</text:span>。例如：<text:span text:style-name="T19">油漆</text:span>作业、<text:span text:style-name="T20">防腐</text:span>作业。</text:p>
      <text:h text:style-name="P14" text:outline-level="2"><text:bookmark-start text:name="__RefHeading___Toc2240_1451455009"/><text:bookmark text:name="%E6%96%BD%E5%B7%A5%E7%8E%B0%E5%9C%BA%E6%B6%88%E9%98%B2%E7%AE%A1%E7%90%86%E7%9A%84%E5%86%85%E5%AE%B9%E6%9C%89%E9%82%A3%E4%BA%9B"/>施工现场消防管理的内容有那些？<text:bookmark-end text:name="__RefHeading___Toc2240_1451455009"/></text:h>
      <text:p text:style-name="P15">施工现场必须<text:span text:style-name="T23">成立</text:span><text:span text:style-name="T1">消防安全领导机构</text:span>，<text:span text:style-name="T23">建立健全</text:span>各种<text:span text:style-name="T1">消防安全职责</text:span>，<text:span text:style-name="T23">落实</text:span><text:span text:style-name="T1">消防安全责任</text:span>，包括消防<text:span text:style-name="T8">安全</text:span><text:span text:style-name="T1">制度</text:span>、消防安全<text:span text:style-name="T1">操作规程</text:span>、消防<text:span text:style-name="T1">应急预案</text:span>及<text:span text:style-name="T1">演练</text:span>、消防<text:span text:style-name="T1">组织机构</text:span>、消防<text:span text:style-name="T1">设施平面布置</text:span>、<text:span text:style-name="T23">组织</text:span><text:span text:style-name="T1">义务消防队</text:span>等。</text:p>
      <text:h text:style-name="P3" text:outline-level="2"><text:bookmark-start text:name="__RefHeading___Toc2244_1451455009"/><text:bookmark text:name="%E5%8D%95%E4%BD%8D%E5%B7%A5%E7%A8%8B%E4%B8%BB%E8%A6%81%E6%9D%90%E6%96%99%E9%9C%80%E7%94%A8%E8%AE%A1%E5%88%92%E7%9A%84%E7%BC%96%E5%88%B6%E4%BE%9D%E6%8D%AE%E6%9C%89%E5%93%AA%E4%BA%9B"/>单位工程主要材料需用计划的编制依据有哪些？<text:bookmark-end text:name="__RefHeading___Toc2244_1451455009"/></text:h>
      <text:p text:style-name="P5">项目开工前，<text:span text:style-name="T1">项目经理部</text:span>依据<text:span text:style-name="T23">施工图纸</text:span>、<text:span text:style-name="T23">预算</text:span>、<text:span text:style-name="T23">管理水平</text:span>和<text:span text:style-name="T23">节约措施</text:span>，以<text:span text:style-name="T1">单位工程</text:span>为对象编制各种材料需用计划，作为编制<text:span text:style-name="T1">其他材料计划</text:span>及<text:span text:style-name="T1">项目材料采购总量控制</text:span>的依据。</text:p>
      <text:h text:style-name="P3" text:outline-level="2"><text:bookmark-start text:name="__RefHeading___Toc2246_1451455009"/><text:bookmark text:name="%E8%B4%A8%E9%87%8F%E4%B8%8D%E5%90%88%E6%A0%BC%E7%9A%84%E6%9D%90%E6%96%99%E5%BA%94%E5%A6%82%E4%BD%95%E5%A4%84%E7%90%86"/>质量不合格的材料应如何处理？<text:bookmark-end text:name="__RefHeading___Toc2246_1451455009"/></text:h>
      <text:p text:style-name="P5">材料验收中，对<text:span text:style-name="T1">不符合计划要求</text:span>或<text:span text:style-name="T1">质量不合格</text:span>的材料，应<text:span text:style-name="T23">更换</text:span>、<text:span text:style-name="T23">退货</text:span>或<text:span text:style-name="T23">让步接收</text:span>（<text:span text:style-name="T23">降级使用</text:span>），<text:span text:style-name="T1">严禁</text:span>使用<text:span text:style-name="T1">不合格的材料</text:span>。</text:p>
      <text:h text:style-name="P3" text:outline-level="2"><text:bookmark-start text:name="__RefHeading___Toc2248_1451455009"/><text:bookmark text:name="%E6%9D%90%E6%96%99%E7%9A%84%E9%87%87%E8%B4%AD%E8%AE%A1%E5%88%92%E5%BA%94%E7%A1%AE%E5%AE%9A%E9%82%A3%E4%BA%9B%E5%86%85%E5%AE%B9"/>材料的采购计划应确定那些内容？<text:bookmark-end text:name="__RefHeading___Toc2248_1451455009"/></text:h>
      <text:p text:style-name="P5">计划中应确定<text:span text:style-name="T1">采购方式</text:span>、<text:span text:style-name="T1">采购人员</text:span>、<text:span text:style-name="T1">候选供应商名单</text:span>和<text:span text:style-name="T1">采购时间</text:span>等。</text:p>
      <text:h text:style-name="P3" text:outline-level="2"><text:bookmark-start text:name="__RefHeading___Toc2250_1451455009"/><text:bookmark text:name="%E9%87%87%E8%B4%AD%E6%96%B9%E5%BC%8F%E7%9A%84%E7%A1%AE%E5%AE%9A%E4%BE%9D%E6%8D%AE%E6%9C%89%E9%82%A3%E4%BA%9B"/>采购方式的确定依据有那些？<text:bookmark-end text:name="__RefHeading___Toc2250_1451455009"/></text:h>
      <text:p text:style-name="P5">根据物资采购的<text:span text:style-name="T1">技术复杂程度</text:span>、<text:span text:style-name="T1">市场竞争情况</text:span>、<text:span text:style-name="T1">采购金额</text:span>及<text:span text:style-name="T1">数量大小</text:span>确定<text:span text:style-name="T23">采购方式</text:span>。</text:p>
      <text:h text:style-name="P3" text:outline-level="2"><text:bookmark-start text:name="__RefHeading___Toc2252_1451455009"/><text:bookmark text:name="%E6%9D%90%E6%96%99%E7%9A%84%E9%87%87%E8%B4%AD%E6%96%B9%E5%BC%8F%E6%9C%89%E9%82%A3%E4%BA%9B"/>材料的采购方式有那些？<text:bookmark-end text:name="__RefHeading___Toc2252_1451455009"/></text:h>
      <text:p text:style-name="P5">包括<text:span text:style-name="T1">招标采购</text:span>、<text:span text:style-name="T1">邀请报价采购</text:span>和<text:span text:style-name="T1">零星采购</text:span>等方式。</text:p>
      <text:h text:style-name="P3" text:outline-level="2"><text:bookmark-start text:name="__RefHeading___Toc2254_1451455009"/><text:bookmark text:name="%E6%9D%90%E6%96%99%E9%9C%80%E7%94%A8%E8%AE%A1%E5%88%92%E7%9A%84%E7%BC%96%E5%88%B6%E6%9C%89%E9%82%A3%E4%BA%9B%E5%86%85%E5%AE%B9"/>材料需用计划的编制有那些内容？<text:bookmark-end text:name="__RefHeading___Toc2254_1451455009"/></text:h>
      <text:p text:style-name="P18">单位工程主要材料需用计划、主要材料年（季）度需用计划、主要材料月度需用计划、周转料具需用计划</text:p>
      <text:h text:style-name="P3" text:outline-level="2"><text:bookmark-start text:name="__RefHeading___Toc2256_1451455009"/><text:bookmark text:name="%E6%9D%90%E6%96%99%E9%87%87%E8%B4%AD%E8%AE%A1%E5%88%92%E7%9A%84%E7%BC%96%E5%88%B6%E6%9C%89%E9%82%A3%E4%BA%9B%E5%86%85%E5%AE%B9"/><text:soft-page-break/>材料采购计划的编制有那些内容？<text:bookmark-end text:name="__RefHeading___Toc2256_1451455009"/></text:h>
      <text:p text:style-name="P5">材料采购计划、半成品加工订货计划</text:p>
      <text:h text:style-name="P3" text:outline-level="2"><text:bookmark-start text:name="__RefHeading___Toc2258_1451455009"/><text:bookmark text:name="%E6%9D%90%E6%96%99%E9%87%87%E8%B4%AD%E8%AE%A1%E5%88%92%E7%9A%84%E8%B0%83%E6%95%B4%E7%9A%84%E5%9B%A0%E7%B4%A0"/>材料采购计划的调整的因素？<text:bookmark-end text:name="__RefHeading___Toc2258_1451455009"/></text:h>
      <text:p text:style-name="P5">计划调整的常见因素有<text:span text:style-name="T1">生产任务改变</text:span>、<text:span text:style-name="T1">设计变更</text:span>、<text:span text:style-name="T1">材料市场供需变化</text:span>、<text:span text:style-name="T1">施工进度调整</text:span>等。</text:p>
      <text:h text:style-name="P3" text:outline-level="2"><text:bookmark-start text:name="__RefHeading___Toc2260_1451455009"/><text:bookmark text:name="%E6%9D%90%E6%96%99%E8%AE%BE%E5%A4%87%E7%AD%89%E7%9A%84%E8%BF%90%E8%BE%93%E6%96%B9%E5%BC%8F%E6%9C%89%E9%82%A3%E4%BA%9B"/>材料，设备等的运输方式有那些？<text:bookmark-end text:name="__RefHeading___Toc2260_1451455009"/></text:h>
      <text:p text:style-name="P5">运输方式可分为<text:span text:style-name="T1">铁路</text:span>、<text:span text:style-name="T1">公路</text:span>、<text:span text:style-name="T1">水路</text:span>、<text:span text:style-name="T1">航空</text:span>、<text:span text:style-name="T1">管道运输</text:span>及<text:span text:style-name="T1">海上运输</text:span>等。</text:p>
      <text:h text:style-name="P3" text:outline-level="2"><text:bookmark-start text:name="__RefHeading___Toc2262_1451455009"/><text:bookmark text:name="%E9%A1%B9%E7%9B%AE%E6%96%BD%E5%B7%A5%E6%9C%BA%E6%A2%B0%E8%AE%BE%E5%A4%87%E7%9A%84%E4%BE%9B%E5%BA%94%E6%B8%A0%E9%81%93%E5%92%8C%E9%80%89%E6%8B%A9%E4%BE%9D%E6%8D%AE%E5%8E%9F%E5%88%99%E6%9C%89%E5%93%AA%E4%BA%9B"/>项目施工机械设备的供应渠道和选择依据，原则有哪些？<text:bookmark-end text:name="__RefHeading___Toc2262_1451455009"/></text:h>
      <text:p text:style-name="P18">施工项目机械设备的供应渠道有<text:span text:style-name="T1">企业自有设备调配</text:span>、<text:span text:style-name="T1">市场租赁设备</text:span>、<text:span text:style-name="T1">专门购置机械设备</text:span>、<text:span text:style-name="T1">专业分包队伍自带设备</text:span>。 </text:p>
      <text:p text:style-name="P18">施工机械设备选择的依据是：施工项目的<text:span text:style-name="T1">施工条件</text:span>、<text:span text:style-name="T1">工程特点</text:span>、<text:span text:style-name="T1">工程量</text:span>多少及<text:span text:style-name="T1">工期要求</text:span>等； 选择的原则主要有<text:span text:style-name="T1">适应性</text:span>、<text:span text:style-name="T1">高效性</text:span>、<text:span text:style-name="T1">稳定性</text:span>、<text:span text:style-name="T1">经济性</text:span>和<text:span text:style-name="T1">安全性</text:span>。</text:p>
      <text:h text:style-name="P3" text:outline-level="2"><text:bookmark-start text:name="__RefHeading___Toc2264_1451455009"/><text:bookmark text:name="%E9%A1%B9%E7%9B%AE%E6%96%BD%E5%B7%A5%E6%9C%BA%E6%A2%B0%E8%AE%BE%E5%A4%87%E9%80%89%E6%8B%A9%E7%9A%84%E6%96%B9%E6%B3%95%E6%9C%89%E5%93%AA%E4%BA%9B"/>项目施工机械设备选择的方法有哪些？<text:bookmark-end text:name="__RefHeading___Toc2264_1451455009"/></text:h>
      <text:p text:style-name="P5">施工机械设备选择的方法有<text:span text:style-name="T1">单位工程量成本比较法</text:span>、<text:span text:style-name="T1">折算费用法（等值成本法）</text:span>、<text:span text:style-name="T1">界限时间比较法</text:span>和<text:span text:style-name="T1">综合评分法</text:span>等。</text:p>
      <text:h text:style-name="P3" text:outline-level="2"><text:bookmark-start text:name="__RefHeading___Toc2266_1451455009"/><text:bookmark text:name="%E7%94%A8%E6%8A%98%E7%AE%97%E8%B4%B9%E7%94%A8%E6%B3%95%E8%AE%A1%E7%AE%97%E6%97%B6%E5%BA%94%E8%80%83%E8%99%91%E5%93%AA%E4%BA%9B%E5%9B%A0%E7%B4%A0"/>用折算费用法计算时，应考虑哪些因素？<text:bookmark-end text:name="__RefHeading___Toc2266_1451455009"/></text:h>
      <text:p text:style-name="P5">当施工项目的<text:span text:style-name="T1">施工期限长</text:span>，某机械需要<text:span text:style-name="T1">长期使用</text:span>，<text:span text:style-name="T1">项目经理部</text:span>决策<text:span text:style-name="T1">购置机械</text:span>时，可考虑机械的<text:span text:style-name="T23">原值</text:span>、<text:span text:style-name="T23">年使用费</text:span>、<text:span text:style-name="T23">残值</text:span>和<text:span text:style-name="T23">复利利息</text:span>，用<text:span text:style-name="T1">折算费用法</text:span>计算，在预计机械使用的期间，按<text:span text:style-name="T1">月</text:span>或<text:span text:style-name="T1">年</text:span>摊入成本的折算费用，选择<text:span text:style-name="T1">较低者</text:span>购买。</text:p>
      <text:h text:style-name="P3" text:outline-level="2"><text:bookmark-start text:name="__RefHeading___Toc2268_1451455009"/><text:bookmark text:name="%E5%8D%95%E4%BD%8D%E5%B7%A5%E7%A8%8B%E9%87%8F%E6%88%90%E6%9C%AC%E6%AF%94%E8%BE%83%E6%B3%95%E8%AF%A6%E7%BB%86%E5%86%85%E5%AE%B9%E6%9C%89%E9%82%A3%E4%BA%9B"/>单位工程量成本比较法详细内容有那些？<text:bookmark-end text:name="__RefHeading___Toc2268_1451455009"/></text:h>
      <text:p text:style-name="P19">机械设备使用的成本费用分为<text:span text:style-name="T1">可变费用</text:span>和<text:span text:style-name="T1">固定费用</text:span>两大类。 </text:p>
      <text:p text:style-name="P19"><text:span text:style-name="T1">可变费用</text:span>又称<text:span text:style-name="T1">操作费</text:span>，它随着机械的<text:span text:style-name="T1">工作时间</text:span>变化，如<text:span text:style-name="T1">操作人员的工资</text:span>、<text:span text:style-name="T1">燃料动力费</text:span>、<text:span text:style-name="T1">小修理费</text:span>、<text:span text:style-name="T1">直接材料费</text:span>等。 </text:p>
      <text:p text:style-name="P19"><text:span text:style-name="T1">固定费用</text:span>是按一定<text:span text:style-name="T1">施工期限</text:span><text:span text:style-name="T23">分摊</text:span>的费用，如<text:span text:style-name="T1">折旧费</text:span>、<text:span text:style-name="T1">大修理费</text:span>、<text:span text:style-name="T1">机械管理费</text:span>、<text:span text:style-name="T1">投资应付利息</text:span>、<text:span text:style-name="T1">固定资产占用费</text:span>等，<text:span text:style-name="T1">租赁机械</text:span>的固定费用是要<text:span text:style-name="T1">按期交纳</text:span>的<text:span text:style-name="T1">租金</text:span>。</text:p>
      <text:h text:style-name="P3" text:outline-level="2"><text:bookmark-start text:name="__RefHeading___Toc2270_1451455009"/><text:bookmark text:name="%E9%A1%B9%E7%9B%AE%E6%9C%BA%E6%A2%B0%E8%AE%BE%E5%A4%87%E7%9A%84%E4%BD%BF%E7%94%A8%E7%AE%A1%E7%90%86%E5%88%B6%E5%BA%A6%E6%9C%89%E9%82%A3%E4%BA%9B"/>项目机械设备的使用管理制度有那些？<text:bookmark-end text:name="__RefHeading___Toc2270_1451455009"/></text:h>
      <text:p text:style-name="P5"><text:span text:style-name="T1">三定制度</text:span>、<text:span text:style-name="T1">交接班制度</text:span>、<text:span text:style-name="T1">安全交底制度</text:span>、<text:span text:style-name="T1">技术培训制度</text:span>、<text:span text:style-name="T1">检查制度</text:span>、<text:span text:style-name="T1">操作证制度</text:span></text:p>
      <text:h text:style-name="P3" text:outline-level="2"><text:bookmark-start text:name="__RefHeading___Toc2272_1451455009"/><text:bookmark text:name="%E4%B8%89%E5%AE%9A%E5%88%B6%E5%BA%A6%E7%9A%84%E5%86%85%E5%AE%B9%E6%98%AF%E4%BB%80%E4%B9%88"/>三定制度的内容是什么？<text:bookmark-end text:name="__RefHeading___Toc2272_1451455009"/></text:h>
      <text:p text:style-name="P5">三定制度是指<text:span text:style-name="T1">主要机械</text:span>在<text:span text:style-name="T1">使用中</text:span>实行<text:span text:style-name="T1">定人</text:span>、<text:span text:style-name="T1">定机</text:span>、<text:span text:style-name="T1">定岗位责任</text:span>的制度。</text:p>
      <text:h text:style-name="P3" text:outline-level="2"><text:bookmark-start text:name="__RefHeading___Toc2274_1451455009"/><text:bookmark text:name="%E5%9C%A8%E6%9C%BA%E6%A2%B0%E4%BD%BF%E7%94%A8%E5%89%8D%E5%92%8C%E4%BD%BF%E7%94%A8%E4%B8%AD%E7%9A%84%E6%A3%80%E6%9F%A5%E5%86%85%E5%AE%B9"/>在机械使用前和使用中的检查内容？<text:bookmark-end text:name="__RefHeading___Toc2274_1451455009"/></text:h>
      <text:list text:style-name="L11">
        <text:list-item>
          <text:p text:style-name="P66">制度的<text:span text:style-name="T1">执行</text:span>情况； </text:p>
        </text:list-item>
        <text:list-item>
          <text:p text:style-name="P66">机械的<text:span text:style-name="T1">正常操作</text:span>情况； </text:p>
        </text:list-item>
        <text:list-item>
          <text:p text:style-name="P66">机械的<text:span text:style-name="T1">完整</text:span>与<text:span text:style-name="T1">受损</text:span>情况； </text:p>
        </text:list-item>
        <text:list-item>
          <text:p text:style-name="P66">机械的<text:span text:style-name="T1">技术</text:span>与<text:span text:style-name="T1">运行状况</text:span>，<text:span text:style-name="T1">维修</text:span>及<text:span text:style-name="T1">保养情况</text:span>； </text:p>
        </text:list-item>
        <text:list-item>
          <text:p text:style-name="P66">各种机械<text:span text:style-name="T1">管理资料</text:span>的<text:span text:style-name="T1">完整情况</text:span>。</text:p>
        </text:list-item>
      </text:list>
      <text:h text:style-name="P3" text:outline-level="2"><text:bookmark-start text:name="__RefHeading___Toc2276_1451455009"/><text:bookmark text:name="%E6%9C%BA%E6%A2%B0%E8%AE%BE%E7%BD%AE%E6%93%8D%E4%BD%9C%E8%AF%81%E5%88%B6%E5%BA%A6%E7%9A%84%E5%86%85%E5%AE%B9%E6%98%AF%E4%BB%80%E4%B9%88"/>机械设置操作证制度的内容是什么？<text:bookmark-end text:name="__RefHeading___Toc2276_1451455009"/></text:h>
      <text:p text:style-name="P5"><text:span text:style-name="T1">机械操作人员</text:span>必须<text:span text:style-name="T1">持证上岗</text:span>；<text:span text:style-name="T1">操作人员</text:span>应<text:span text:style-name="T23">随身携带</text:span><text:span text:style-name="T1">操作证</text:span>；<text:span text:style-name="T23">严禁</text:span><text:span text:style-name="T1">无证操作</text:span>；<text:span text:style-name="T23">审核</text:span><text:span text:style-name="T1">操作证</text:span>的<text:span text:style-name="T1">年度审查情况。</text:span></text:p>
      <text:h text:style-name="P3" text:outline-level="2"><text:bookmark-start text:name="__RefHeading___Toc2278_1451455009"/><text:bookmark text:name="%E6%96%BD%E5%B7%A5%E6%80%BB%E6%89%BF%E5%8C%85%E5%8D%95%E4%BD%8D%E5%AF%B9%E5%8A%B3%E5%8A%A1%E5%88%86%E5%8C%85%E5%8D%95%E4%BD%8D%E5%9F%B9%E8%AE%AD%E5%8C%85%E6%8B%AC%E5%93%AA%E4%BA%9B%E5%86%85%E5%AE%B9%E5%8F%8A%E8%A6%81%E6%B1%82"/>施工总承包单位对劳务分包单位培训包括哪些内容及要求？<text:bookmark-end text:name="__RefHeading___Toc2278_1451455009"/></text:h>
      <text:p text:style-name="P5">培训内容及要求：<text:span text:style-name="T8">总承包</text:span><text:span text:style-name="T1">企业概况</text:span>、总承包<text:span text:style-name="T1">管理模式</text:span>、工程<text:span text:style-name="T1">质量</text:span>、<text:span text:style-name="T1">安全</text:span>、<text:span text:style-name="T1">进度</text:span>、<text:span text:style-name="T1">成本</text:span>等的<text:span text:style-name="T1">管理运作方式以</text:span>及<text:span text:style-name="T1">劳务分包单位</text:span><text:span text:style-name="T23">员工职业技能</text:span>等。</text:p>
      <text:h text:style-name="P45" text:outline-level="2"><text:bookmark-start text:name="__RefHeading___Toc2282_1451455009"/><text:bookmark text:name="%E5%AE%89%E6%8E%92%E6%B7%B7%E5%90%88%E7%8F%AD%E7%BB%84%E4%BD%9C%E4%B8%9A%E6%97%B6%E5%BA%94%E8%80%83%E8%99%91%E5%93%AA%E4%BA%9B%E5%9B%A0%E7%B4%A0"/>安排混合班组作业时，应考虑哪些因素？<text:bookmark-end text:name="__RefHeading___Toc2282_1451455009"/></text:h>
      <text:p text:style-name="P46">在工程项目施工中，经常安排<text:span text:style-name="T1">混合班组</text:span>承担一些工作任务，此时，不仅要考虑<text:span text:style-name="T1">整体劳动效率</text:span>，还要考虑到<text:span text:style-name="T1">设备能力</text:span>和<text:span text:style-name="T1">材料供应能力</text:span>的<text:span text:style-name="T23">制约</text:span>，以及<text:span text:style-name="T1">与其他班组工作</text:span>的<text:span text:style-name="T23">协调</text:span>。</text:p>
      <text:h text:style-name="P45" text:outline-level="2"><text:bookmark-start text:name="__RefHeading___Toc2284_1451455009"/><text:bookmark text:name="%E5%8A%B3%E5%8A%A1%E7%94%A8%E5%B7%A5%E5%9F%BA%E6%9C%AC%E8%A7%84%E5%AE%9A%E6%9C%89%E9%82%A3%E4%BA%9B%E5%8A%B3%E5%8A%A8%E5%90%88%E5%90%8C%E5%BF%85%E9%A1%BB%E6%98%8E%E7%A1%AE%E7%9A%84%E5%86%85%E5%AE%B9%E6%9C%89%E9%82%A3%E4%BA%9B"/>劳务用工基本规定有那些？（劳动合同必须明确的内容有那些？）<text:bookmark-end text:name="__RefHeading___Toc2284_1451455009"/></text:h>
      <text:p text:style-name="P46"><text:span text:style-name="T1">劳务用工企业</text:span>必须依法与<text:span text:style-name="T1">工人</text:span>签订<text:span text:style-name="T1">劳动合同</text:span>，合同中应明确<text:span text:style-name="T1">合同期限</text:span>、<text:span text:style-name="T1">工作内容</text:span>、<text:span text:style-name="T1">工作条件</text:span>、<text:span text:style-name="T1">工资标准</text:span>（<text:span text:style-name="T1">计时工资</text:span>或<text:span text:style-name="T1">计件工资</text:span>）、<text:span text:style-name="T1">支付方式</text:span>、<text:span text:style-name="T1">支付时间</text:span>、<text:span text:style-name="T1">合同终止条件</text:span>、<text:span text:style-name="T1">双方责任</text:span>等。</text:p>
      <text:h text:style-name="P3" text:outline-level="2"><text:bookmark-start text:name="__RefHeading___Toc2280_1451455009"/><text:bookmark text:name="%E5%8A%B3%E5%8A%A8%E5%8A%9B%E9%85%8D%E7%BD%AE%E8%AE%A1%E5%88%92%E7%9A%84%E7%BC%96%E5%88%B6%E6%96%B9%E6%B3%95%E6%9C%89%E5%93%AA%E4%BA%9B"/><text:soft-page-break/>劳动力配置计划的编制方法有哪些？<text:bookmark-end text:name="__RefHeading___Toc2280_1451455009"/></text:h>
      <text:p text:style-name="P19"><text:span text:style-name="T1">按设备计算定员</text:span>，即根据机器设备的数量、工人操作设备定额和生产班次等，计算生产定员人数。</text:p>
      <text:p text:style-name="P19"><text:span text:style-name="T1">按劳动定额定员</text:span>，即根据工作量或生产任务量，按劳动定额计算生产定员人数。</text:p>
      <text:p text:style-name="P19"><text:span text:style-name="T1">按岗位计算定员</text:span>，即根据设备操作岗位和每个岗位需要的工人数计算生产定员人数。 </text:p>
      <text:p text:style-name="P19"><text:span text:style-name="T1">按比例计算定员</text:span>，即按服务人数占职工总数或者生产人员数量的比例计算所需服务人员的数量。</text:p>
      <text:p text:style-name="P19"><text:span text:style-name="T1">按劳动效率计算定员</text:span>，根据生产任务和生产人员的劳动效率计算生产定员人数。 </text:p>
      <text:p text:style-name="P19"><text:span text:style-name="T1">按组织机构职责范围、业务分工计算管理人员的人数</text:span>。</text:p>
      <text:h text:style-name="P3" text:outline-level="2"><text:bookmark-start text:name="__RefHeading___Toc2286_1451455009"/><text:bookmark text:name="%E5%8A%B3%E5%8A%A1%E5%88%86%E5%8C%85%E6%8A%A5%E5%91%8A"/>劳务分包报告<text:bookmark-end text:name="__RefHeading___Toc2286_1451455009"/></text:h>
      <text:p text:style-name="P5"><text:span text:style-name="T1">总承包企业</text:span>、<text:span text:style-name="T1">专业承包企业</text:span><text:span text:style-name="T22">项目部</text:span>应当以<text:span text:style-name="T1">劳务班组</text:span>为单位，建立<text:span text:style-name="T1">建筑劳务用工档案</text:span>。按<text:span text:style-name="T1">月</text:span>归集<text:span text:style-name="T1">劳动合同</text:span>、<text:span text:style-name="T1">考勤表</text:span>、<text:span text:style-name="T1">施工作业工作量完成登记表</text:span>、<text:span text:style-name="T1">工资发放表</text:span>、<text:span text:style-name="T1">班组工资结清证明</text:span>等资料，并以<text:span text:style-name="T1">单项工程</text:span>为单位，按<text:span text:style-name="T1">月</text:span>将<text:span text:style-name="T1">企业自有建筑劳务的情况</text:span>和<text:span text:style-name="T1">使用的分包企业情况</text:span>向工程所在地<text:span text:style-name="T1">建设行政主管部门</text:span>报告。</text:p>
      <text:h text:style-name="P3" text:outline-level="2"><text:bookmark-start text:name="__RefHeading___Toc2288_1451455009"/><text:bookmark text:name="%E5%8A%B3%E5%8A%A1%E5%AE%9E%E5%9C%B0%E8%80%83%E5%AF%9F%E7%9A%84%E5%86%85%E5%AE%B9%E6%98%AF%E4%BB%80%E4%B9%88"/>劳务实地考察的内容是什么？<text:bookmark-end text:name="__RefHeading___Toc2288_1451455009"/></text:h>
      <text:p text:style-name="P5">实地考察内容：<text:span text:style-name="T1">企业规模</text:span>、<text:span text:style-name="T1">内部管理模式</text:span>、<text:span text:style-name="T1">管理水平</text:span>、<text:span text:style-name="T1">获奖情况</text:span>、<text:span text:style-name="T1">管理人员及劳动力状况</text:span>；近<text:span text:style-name="T1">三年</text:span>竣工工程的<text:span text:style-name="T1">业绩情况</text:span>及<text:span text:style-name="T1">履约状况</text:span>；在施工程实体<text:span text:style-name="T1">施工质量</text:span>、<text:span text:style-name="T1">成本管理水平</text:span>、<text:span text:style-name="T1">现场管理水平</text:span>、<text:span text:style-name="T1">文明施工状况</text:span>、<text:span text:style-name="T1">劳动力分布</text:span>。</text:p>
      <text:h text:style-name="P3" text:outline-level="2"><text:bookmark-start text:name="__RefHeading___Toc2290_1451455009"/><text:bookmark text:name="%E5%8A%B3%E5%8A%A8%E5%8A%9B%E9%9C%80%E8%A6%81%E9%87%8F%E8%AE%A1%E5%88%92%E9%99%A4%E5%8A%B3%E5%8A%A8%E4%BA%BA%E5%A4%96%E8%BF%98%E9%9C%80%E8%A6%81%E8%80%83%E8%99%91%E7%9A%84%E9%82%A3%E4%BA%9B%E4%BA%BA%E5%91%98%E7%9A%84%E9%85%8D%E5%A4%87"/>劳动力需要量计划除劳动力外，还需要考虑的那些人员的配备？<text:bookmark-end text:name="__RefHeading___Toc2290_1451455009"/></text:h>
      <text:p text:style-name="P5"><text:span text:style-name="T1">劳动力需要量计划</text:span>中还应包括对<text:span text:style-name="T1">现场其他人员</text:span>的使用计划，如为<text:span text:style-name="T1">劳动力服务的人员</text:span>（如<text:span text:style-name="T1">医生</text:span>、<text:span text:style-name="T1">厨师</text:span>、<text:span text:style-name="T1">司机</text:span>等）、<text:span text:style-name="T1">工地警卫</text:span>、<text:span text:style-name="T1">勤杂人员</text:span>、<text:span text:style-name="T1">工地管理人员</text:span>等，可根据<text:span text:style-name="T1">劳动力投入量计划</text:span>按<text:span text:style-name="T1">比例</text:span>计算，或根据现场的<text:span text:style-name="T1">实际需要安排</text:span>。</text:p>
      <text:h text:style-name="P3" text:outline-level="2"><text:bookmark-start text:name="__RefHeading___Toc2292_1451455009"/><text:bookmark text:name="%E5%BB%BA%E7%AD%91%E4%B8%9A%E5%8D%81%E9%A1%B9%E6%96%B0%E6%8A%80%E6%9C%AF%E6%9C%89%E9%82%A3%E4%BA%9B%E6%B7%B7%E5%87%9D%E5%9C%9F%E6%8A%80%E6%9C%AF%E7%9A%84%E5%85%B7%E5%86%85%E5%AE%B9%E6%98%AF%E4%BB%80%E4%B9%88"/>建筑业十项新技术有那些？<text:bookmark-end text:name="__RefHeading___Toc2292_1451455009"/></text:h>
      <text:list text:style-name="L12">
        <text:list-item>
          <text:p text:style-name="P67">地基基础和地下空间工程技术</text:p>
        </text:list-item>
        <text:list-item>
          <text:p text:style-name="P67">钢筋与混凝土技术</text:p>
        </text:list-item>
        <text:list-item>
          <text:p text:style-name="P67">模板脚手架技术</text:p>
        </text:list-item>
        <text:list-item>
          <text:p text:style-name="P67">装配式混凝土结构技术</text:p>
        </text:list-item>
        <text:list-item>
          <text:p text:style-name="P67">钢结构技术</text:p>
        </text:list-item>
        <text:list-item>
          <text:p text:style-name="P67">机电安装工程技术</text:p>
        </text:list-item>
        <text:list-item>
          <text:p text:style-name="P67">绿色施工技术</text:p>
        </text:list-item>
        <text:list-item>
          <text:p text:style-name="P67">防水技术与围护结构节能</text:p>
        </text:list-item>
        <text:list-item>
          <text:p text:style-name="P67">抗震、加固与监测技术</text:p>
        </text:list-item>
        <text:list-item>
          <text:p text:style-name="P67">信息化技术</text:p>
        </text:list-item>
      </text:list>
      <text:h text:style-name="P3" text:outline-level="2"><text:bookmark-start text:name="__RefHeading___Toc2294_1451455009"/><text:bookmark text:name="%E8%A3%85%E9%85%8D%E5%BC%8F%E6%B7%B7%E5%87%9D%E5%9C%9F%E7%BB%93%E6%9E%84%E6%8A%80%E6%9C%AF%E4%B8%AD%E6%9C%89%E5%93%AA%E4%BA%9B%E5%85%B7%E4%BD%93%E7%9A%84%E6%96%B0%E6%8A%80%E6%9C%AF"/>“装配式混凝土结构技术”中有哪些具体的新技术？<text:bookmark-end text:name="__RefHeading___Toc2294_1451455009"/></text:h>
      <text:p text:style-name="P5">装配式混凝土剪力墙结构技术，装配式混凝土框架结构技术，混凝土叠合楼板技术，预制混凝土外墙挂板技术，夹心保温墙板技术，叠合剪力墙结构技术，预制预应力混凝土构件技术，钢筋套筒灌浆连接技术，装配式混凝土结构建筑信息模型应用技术，预制构件工厂化生产加工技术。</text:p>
      <text:h text:style-name="P3" text:outline-level="2"><text:bookmark-start text:name="__RefHeading___Toc2296_1451455009"/><text:bookmark text:name="%E9%A1%B9%E7%9B%AE%E7%AE%A1%E7%90%86%E4%BF%A1%E6%81%AF%E7%B3%BB%E7%BB%9F%E7%9A%84%E5%AD%90%E7%B3%BB%E7%BB%9F%E5%8C%85%E6%8B%AC%E4%BB%80%E4%B9%88"/>项目管理信息系统的子系统包括什么？<text:bookmark-end text:name="__RefHeading___Toc2296_1451455009"/></text:h>
      <text:p text:style-name="P5">根据工程项目管理的主要内容，<text:span text:style-name="T1">项目管理信息系统</text:span>通常包括：<text:span text:style-name="T1">成本管理</text:span>、<text:span text:style-name="T1">进度管理</text:span>、<text:span text:style-name="T1">质量管理</text:span>、<text:span text:style-name="T1">材料及机械设备管理</text:span>、<text:span text:style-name="T1">合同管理</text:span>、<text:span text:style-name="T1">安全管理</text:span>、<text:span text:style-name="T1">文档资料管理</text:span>等子系统。</text:p>
      <text:h text:style-name="P3" text:outline-level="2"><text:bookmark-start text:name="__RefHeading___Toc2298_1451455009"/><text:bookmark text:name="%E6%96%BD%E5%B7%A5bim%E6%A8%A1%E5%9E%8B%E5%AE%9C%E5%8C%85%E6%8B%AC%E5%93%AA%E4%BA%9B%E6%A8%A1%E5%9E%8B"/>施工BIM模型宜包括哪些模型？<text:bookmark-end text:name="__RefHeading___Toc2298_1451455009"/></text:h>
      <text:p text:style-name="P5">施工BIM模型包括<text:span text:style-name="T1">深化设计模型</text:span>、<text:span text:style-name="T1">施工过程模型</text:span>和<text:span text:style-name="T1">竣工验收模型</text:span>。</text:p>
      <text:h text:style-name="P3" text:outline-level="2"><text:bookmark-start text:name="__RefHeading___Toc2300_1451455009"/><text:bookmark text:name="%E6%A8%A1%E5%9E%8B%E5%85%83%E7%B4%A0%E4%BF%A1%E6%81%AF%E5%8C%85%E6%8B%AC%E7%9A%84%E5%86%85%E5%AE%B9"/>模型元素信息包括的内容？<text:bookmark-end text:name="__RefHeading___Toc2300_1451455009"/></text:h>
      <text:p text:style-name="P5"><text:span text:style-name="T1">模型元素信息</text:span>包括的内容有：<text:span text:style-name="T1">尺寸</text:span>、<text:span text:style-name="T1">定位</text:span>、<text:span text:style-name="T1">空间拓扑关系</text:span>等<text:span text:style-name="T23">几何信息</text:span>；<text:span text:style-name="T1">名称</text:span>、<text:span text:style-name="T1">规格型号</text:span>、<text:span text:style-name="T1">材料</text:span>和<text:span text:style-name="T1">材质</text:span>、<text:span text:style-name="T1">生产厂商</text:span>、<text:span text:style-name="T1">功能与性能</text:span>技术参数，以及<text:span text:style-name="T1">系统类型</text:span>、<text:span text:style-name="T1">施工段</text:span>、<text:span text:style-name="T1">施工方式</text:span>、<text:span text:style-name="T1">工程逻辑关系</text:span>等<text:span text:style-name="T23">非几何信息</text:span>。</text:p>
      <text:h text:style-name="P3" text:outline-level="2"><text:bookmark-start text:name="__RefHeading___Toc2302_1451455009"/><text:bookmark text:name="%E5%86%99%E5%87%BAbim%E6%A8%A1%E5%9E%8B%E7%9A%84%E8%B4%A8%E9%87%8F%E6%8E%A7%E5%88%B6%E6%8E%AA%E6%96%BD"/>写出BIM模型的质量控制措施？<text:bookmark-end text:name="__RefHeading___Toc2302_1451455009"/></text:h>
      <text:p text:style-name="P5">BIM模型质量控制措施有：<text:span text:style-name="T1">模型</text:span>与<text:span text:style-name="T1">工程项目</text:span>的<text:span text:style-name="T23">符合性</text:span>检查；<text:span text:style-name="T1">不同模型元素之间</text:span>的<text:span text:style-name="T23">相互关系</text:span>检查；模型与<text:span text:style-name="T1">相应标准规定</text:span>的<text:span text:style-name="T23">符合性</text:span>检查；模型<text:span text:style-name="T1">信息</text:span>的<text:span text:style-name="T23">准确性</text:span>和<text:span text:style-name="T23">完整性</text:span>检查。</text:p>
      <text:h text:style-name="P3" text:outline-level="2"><text:bookmark-start text:name="__RefHeading___Toc2304_1451455009"/><text:bookmark text:name="%E6%B5%81%E6%B0%B4%E6%96%BD%E5%B7%A5%E6%9C%89%E9%82%A3%E4%BA%9B%E5%85%B7%E4%BD%93%E7%9A%84%E5%BD%A2%E5%BC%8F"/><text:soft-page-break/>流水施工有那些具体的形式？<text:bookmark-end text:name="__RefHeading___Toc2304_1451455009"/></text:h>
      <text:p text:style-name="P5"><text:span text:style-name="T23">无节奏流水</text:span>，<text:span text:style-name="T23">有节奏流水</text:span>。有节奏流水分为：<text:span text:style-name="T1">异步距</text:span><text:span text:style-name="T31">异节奏</text:span>，<text:span text:style-name="T1">等步距</text:span><text:span text:style-name="T31">异节奏</text:span>，<text:span text:style-name="T1">等步距</text:span><text:span text:style-name="T31">等节奏</text:span>。</text:p>
      <text:h text:style-name="P3" text:outline-level="2"><text:bookmark-start text:name="__RefHeading___Toc2306_1451455009"/><text:bookmark text:name="%E6%B5%81%E6%B0%B4%E6%96%BD%E5%B7%A5%E7%9A%84%E7%89%B9%E7%82%B9"/>流水施工的特点<text:bookmark-end text:name="__RefHeading___Toc2306_1451455009"/></text:h>
      <text:p text:style-name="P20">科学利用<text:span text:style-name="T1">工作面</text:span>，争取时间，合理<text:span text:style-name="T1">压缩工期</text:span>； </text:p>
      <text:p text:style-name="P20"><text:span text:style-name="T1">工作队</text:span>实现<text:span text:style-name="T1">专业化</text:span>施工，有利于<text:span text:style-name="T1">工作质量</text:span>和<text:span text:style-name="T1">效率</text:span>的提升； </text:p>
      <text:p text:style-name="P20"><text:span text:style-name="T1">工作队</text:span>及其<text:span text:style-name="T1">工人</text:span>、<text:span text:style-name="T1">机械设备</text:span><text:span text:style-name="T31">连续作业</text:span>，同时使<text:span text:style-name="T31">相邻</text:span><text:span text:style-name="T1">专业工作队</text:span>的<text:span text:style-name="T1">开工时间</text:span>能够<text:span text:style-name="T1">最大限度地</text:span><text:span text:style-name="T31">搭接</text:span>，减少<text:span text:style-name="T1">窝工</text:span>和其他<text:span text:style-name="T1">支出</text:span>，降低<text:span text:style-name="T1">建造成本</text:span>； </text:p>
      <text:p text:style-name="P20">单位时间内<text:span text:style-name="T1">资源投入量</text:span>较<text:span text:style-name="T1">均衡</text:span>，有利于<text:span text:style-name="T1">资源组织</text:span>与<text:span text:style-name="T1">供给</text:span>。</text:p>
      <text:h text:style-name="P3" text:outline-level="2"><text:bookmark-start text:name="__RefHeading___Toc2308_1451455009"/><text:bookmark text:name="%E7%BD%91%E7%BB%9C%E8%AE%A1%E5%88%92%E7%9A%84%E5%BA%94%E7%94%A8%E7%A8%8B%E5%BA%8F%E5%8C%85%E6%8B%AC%E9%82%A37%E4%B8%AA%E9%98%B6%E6%AE%B5"/>网络计划的应用程序包括那7个阶段？<text:bookmark-end text:name="__RefHeading___Toc2308_1451455009"/></text:h>
      <text:list text:style-name="L13">
        <text:list-item>
          <text:p text:style-name="P68">准备阶段</text:p>
        </text:list-item>
        <text:list-item>
          <text:p text:style-name="P68">绘制网络图阶段</text:p>
        </text:list-item>
        <text:list-item>
          <text:p text:style-name="P68">计算参数阶段</text:p>
        </text:list-item>
        <text:list-item>
          <text:p text:style-name="P68">编制可行网络计划阶段</text:p>
        </text:list-item>
        <text:list-item>
          <text:p text:style-name="P68">确定正式网络计划阶段</text:p>
        </text:list-item>
        <text:list-item>
          <text:p text:style-name="P68">网络计划的实施与控制阶段</text:p>
        </text:list-item>
        <text:list-item>
          <text:p text:style-name="P68">收尾阶段</text:p>
        </text:list-item>
      </text:list>
      <text:h text:style-name="P3" text:outline-level="2"><text:bookmark-start text:name="__RefHeading___Toc2310_1451455009"/><text:bookmark text:name="%E6%96%BD%E5%B7%A5%E8%BF%9B%E5%BA%A6%E8%AE%A1%E5%88%92%E5%AE%9E%E6%96%BD%E7%9B%91%E6%B5%8B%E7%9A%84%E6%96%B9%E6%B3%95%E6%9C%89%E9%82%A3%E4%BA%9B"/>施工进度计划实施监测的方法有那些？<text:bookmark-end text:name="__RefHeading___Toc2310_1451455009"/></text:h>
      <text:p text:style-name="P5">施工进度计划实施监测的方法有：<text:span text:style-name="T1">横道计划比较法</text:span>，<text:span text:style-name="T1">网络计划法</text:span>，<text:span text:style-name="T1">实际进度前锋线法</text:span>，<text:span text:style-name="T1">S形曲线法</text:span>，<text:span text:style-name="T1">香蕉型曲线比较法</text:span>等。</text:p>
      <text:h text:style-name="P3" text:outline-level="2"><text:bookmark-start text:name="__RefHeading___Toc2312_1451455009"/><text:bookmark text:name="%E6%96%BD%E5%B7%A5%E8%BF%9B%E5%BA%A6%E6%8A%A5%E5%91%8A%E7%9A%84%E5%86%85%E5%AE%B9%E6%9C%89%E9%82%A3%E4%BA%9B"/>施工进度报告的内容有那些？<text:bookmark-end text:name="__RefHeading___Toc2312_1451455009"/></text:h>
      <text:list text:style-name="L14">
        <text:list-item>
          <text:p text:style-name="P69">项目进度报告的内容主要包括：</text:p>
        </text:list-item>
        <text:list-item>
          <text:p text:style-name="P69">进度执行情况的综合描述；</text:p>
        </text:list-item>
        <text:list-item>
          <text:p text:style-name="P69">实际施工进度；</text:p>
        </text:list-item>
        <text:list-item>
          <text:p text:style-name="P69">资源供应进度；</text:p>
        </text:list-item>
        <text:list-item>
          <text:p text:style-name="P69">工程变更、价格调整、索赔及工程款收支情况；</text:p>
        </text:list-item>
        <text:list-item>
          <text:p text:style-name="P69">进度偏差状况及导致偏差的原因分析；</text:p>
        </text:list-item>
        <text:list-item>
          <text:p text:style-name="P69">解决问题的措施；</text:p>
        </text:list-item>
        <text:list-item>
          <text:p text:style-name="P69">计划调整意见。</text:p>
        </text:list-item>
      </text:list>
      <text:h text:style-name="P3" text:outline-level="2"><text:bookmark-start text:name="__RefHeading___Toc2316_1451455009"/><text:bookmark text:name="%E8%BF%9B%E5%BA%A6%E8%AE%A1%E5%88%92%E7%9A%84%E8%B0%83%E6%95%B4%E4%B8%80%E8%88%AC%E6%9C%89%E5%93%AA%E4%BA%9B%E6%96%B9%E6%B3%95"/>进度计划的调整，一般有哪些方法?<text:bookmark-end text:name="__RefHeading___Toc2316_1451455009"/></text:h>
      <text:list text:style-name="L15">
        <text:list-item>
          <text:p text:style-name="P70"><text:span text:style-name="T1">关键工作的调整：</text:span>本方法是进度计划调整的重点，也是最常用的方法之一。 </text:p>
        </text:list-item>
        <text:list-item>
          <text:p text:style-name="P70"><text:span text:style-name="T1">改变某些工作间的逻辑关系：</text:span>此种方法效果明显，但应在允许改变关系的前提之下才能进行。 </text:p>
        </text:list-item>
        <text:list-item>
          <text:p text:style-name="P70"><text:span text:style-name="T1">剩余工作重新编制进度计划：</text:span>当采用其他方法不能解决时，应根据工期要求，将剩余工作重新编制进度计划。 </text:p>
        </text:list-item>
        <text:list-item>
          <text:p text:style-name="P70"><text:span text:style-name="T1">非关键工作调整：</text:span>为了更充分地利用资源，降低成本，必要时可对非关键工作的时差作适当调整。</text:p>
        </text:list-item>
        <text:list-item>
          <text:p text:style-name="P70"><text:span text:style-name="T1">资源调整：</text:span>若资源供应发生异常，或某些工作只能由某特殊资源来完成时，应进行资源调整，在条件允许的前提下将优势资源用于关键工作的实施，资源调整的方法实际上也就是进行资源优化。</text:p>
        </text:list-item>
      </text:list>
      <text:h text:style-name="P3" text:outline-level="2"><text:bookmark-start text:name="__RefHeading___Toc2318_1451455009"/><text:bookmark text:name="%E8%BF%9B%E5%BA%A6%E8%AE%A1%E5%88%92%E7%9A%84%E8%B0%83%E6%95%B4%E6%AD%A5%E9%AA%A4"/>进度计划的调整步骤?<text:bookmark-end text:name="__RefHeading___Toc2318_1451455009"/></text:h>
      <text:p text:style-name="P5">调整施工进度计划的步骤如下：（1）分析进度计划检查结果。 （2）分析进度偏差的影响并确定调整的对象和目标。 （3）选择适当的调整方法。 （4）编制调整方案。 （5）对调整方案进行评价和决策。 （6）调整。 （7）确定调整后付诸实施的新施工进度计划。</text:p>
      <text:h text:style-name="P3" text:outline-level="2"><text:bookmark-start text:name="__RefHeading___Toc2322_1451455009"/><text:bookmark text:name="%E8%B5%84%E6%BA%90%E4%BC%98%E5%8C%96%E7%9A%84%E5%89%8D%E6%8F%90%E6%9D%A1%E4%BB%B6"/>资源优化的前提条件<text:bookmark-end text:name="__RefHeading___Toc2322_1451455009"/></text:h>
      <text:p text:style-name="P21">（1）优化过程中，<text:span text:style-name="T1">不改变</text:span>网络计划中各项工作之间的<text:span text:style-name="T1">逻辑关系</text:span>； </text:p>
      <text:p text:style-name="P21">（2）优化过程中，<text:span text:style-name="T1">不改变</text:span>网络计划中各项工作的<text:span text:style-name="T1">持续时间</text:span>； </text:p>
      <text:p text:style-name="P21">（3）网络计划中各工作单位时间<text:span text:style-name="T1">所需资源数量</text:span>为<text:span text:style-name="T1">合理常量</text:span>； </text:p>
      <text:p text:style-name="P21">（4）除明确可中断的工作外，优化过程中一般<text:span text:style-name="T1">不允许中断工作</text:span>，应保持其<text:span text:style-name="T1">连续性</text:span>。</text:p>
      <text:h text:style-name="P3" text:outline-level="2"><text:bookmark-start text:name="__RefHeading___Toc2324_1451455009"/><text:bookmark text:name="%E8%BF%9B%E5%BA%A6%E7%AE%A1%E7%90%86%E4%B8%AD%E8%B5%84%E6%BA%90%E4%BC%98%E5%8C%96%E7%9A%84%E4%B8%A4%E7%A7%8D%E6%A8%A1%E5%BC%8F%E6%98%AF%E4%BB%80%E4%B9%88"/><text:soft-page-break/>进度管理中，资源优化的两种模式是什么？<text:bookmark-end text:name="__RefHeading___Toc2324_1451455009"/></text:h>
      <text:list text:style-name="L16">
        <text:list-item>
          <text:p text:style-name="P71">资源有限，时间最短。</text:p>
        </text:list-item>
        <text:list-item>
          <text:p text:style-name="P71">工期固定，资源均衡。</text:p>
        </text:list-item>
      </text:list>
      <text:h text:style-name="P3" text:outline-level="2"><text:bookmark-start text:name="__RefHeading___Toc2326_1451455009"/><text:bookmark text:name="%E7%BD%91%E7%BB%9C%E8%AE%A1%E5%88%92%E7%9A%84%E4%BC%98%E5%8C%96%E7%9A%84%E6%96%B9%E6%B3%95%E4%B8%8E%E8%AF%A6%E6%83%85"/>网络计划的优化的方法与详情？<text:bookmark-end text:name="__RefHeading___Toc2326_1451455009"/></text:h>
      <text:p text:style-name="P22">根据优化目标的不同，网络计划的优化相应分为<text:span text:style-name="T1">工期优化</text:span>、<text:span text:style-name="T1">费用优化</text:span>和<text:span text:style-name="T1">资源优化</text:span>三种。</text:p>
      <text:h text:style-name="P3" text:outline-level="2"><text:bookmark-start text:name="__RefHeading___Toc2328_1451455009"/><text:bookmark text:name="%E5%93%AA%E4%BA%9B%E5%9F%BA%E5%9D%91%E5%B7%A5%E7%A8%8B%E7%9A%84%E7%9B%91%E6%B5%8B%E6%96%B9%E6%A1%88%E5%BA%94%E8%BF%9B%E8%A1%8C%E4%B8%93%E9%A1%B9%E8%AE%BA%E8%AF%81"/>哪些基坑工程的监测方案应进行专项论证？<text:bookmark-end text:name="__RefHeading___Toc2328_1451455009"/></text:h>
      <text:p text:style-name="P22">（1）<text:span text:style-name="T1">工程</text:span>地质、<text:span text:style-name="T1">水文</text:span>地质条件<text:span text:style-name="T1">复杂</text:span>的基坑工程； </text:p>
      <text:p text:style-name="P22">（2）<text:span text:style-name="T1">邻近</text:span>重要<text:span text:style-name="T1">建筑</text:span>、<text:span text:style-name="T1">设施</text:span>、<text:span text:style-name="T1">管线</text:span>等破坏后果<text:span text:style-name="T1">很严重</text:span>的基坑工程； </text:p>
      <text:p text:style-name="P22">（3）已发生<text:span text:style-name="T1">严重事故</text:span>，<text:span text:style-name="T1">重新组织实施</text:span>的基坑工程； </text:p>
      <text:p text:style-name="P22">（4）采用<text:span text:style-name="T1">新技术</text:span>、<text:span text:style-name="T1">新工艺</text:span>、<text:span text:style-name="T1">新材料</text:span>、<text:span text:style-name="T1">新设备</text:span>的一、二级基坑工程； </text:p>
      <text:p text:style-name="P22">（5）其他需要论证的基坑工程。</text:p>
      <text:h text:style-name="P3" text:outline-level="2"><text:bookmark-start text:name="__RefHeading___Toc2330_1451455009"/><text:bookmark text:name="%E5%BA%94%E5%AE%9E%E6%96%BD%E7%9B%91%E6%B5%8B%E7%9A%84%E5%9F%BA%E5%9D%91%E5%B7%A5%E7%A8%8B"/>应实施监测的基坑工程<text:bookmark-end text:name="__RefHeading___Toc2330_1451455009"/></text:h>
      <text:list text:style-name="L17">
        <text:list-item>
          <text:p text:style-name="P72">基坑设计安全等级为一、二级的基坑。 </text:p>
        </text:list-item>
        <text:list-item>
          <text:p text:style-name="P72">开挖深度大于或等于5m的下列基坑：</text:p>
          <text:list>
            <text:list-item>
              <text:p text:style-name="P72">土质基坑； </text:p>
            </text:list-item>
            <text:list-item>
              <text:p text:style-name="P72">极软岩基坑、破碎的软岩墓坑、极破碎的岩体基坑； </text:p>
            </text:list-item>
            <text:list-item>
              <text:p text:style-name="P72">上部为土体，下部为极软岩、破碎的软岩、极破碎的岩体构成的土岩组合基坑。 </text:p>
            </text:list-item>
          </text:list>
        </text:list-item>
        <text:list-item>
          <text:p text:style-name="P72">开挖深度小于5m但现场地质情况和周围环境较复杂的基坑工程。</text:p>
        </text:list-item>
      </text:list>
      <text:h text:style-name="P3" text:outline-level="2"><text:bookmark-start text:name="__RefHeading___Toc2332_1451455009"/><text:bookmark text:name="%E5%9F%BA%E5%9D%91%E7%9B%91%E6%B5%8B%E5%BA%94%E8%87%B3%E5%B0%91%E7%9B%91%E6%B5%8B%E5%93%AA%E4%BA%9B%E9%A1%B9%E7%9B%AE"/>基坑监测应至少监测哪些项目？<text:bookmark-end text:name="__RefHeading___Toc2332_1451455009"/></text:h>
      <text:p text:style-name="P5">基坑监测应至少进行<text:span text:style-name="T23">围护墙顶部</text:span><text:span text:style-name="T1">水平位移</text:span>、<text:span text:style-name="T1">沉降</text:span>以及<text:span text:style-name="T23">周边建筑</text:span>、<text:span text:style-name="T23">道路</text:span>等<text:span text:style-name="T1">沉降</text:span>监测，并应根据项目技术设计条件对<text:span text:style-name="T23">围护墙</text:span>或<text:span text:style-name="T23">土体</text:span><text:span text:style-name="T33">深层</text:span><text:span text:style-name="T1">水平位移</text:span>、<text:span text:style-name="T23">支护结构</text:span><text:span text:style-name="T1">内力</text:span>、<text:span text:style-name="T23">土压力</text:span>、<text:span text:style-name="T23">孔隙水压力</text:span>等进行监测。</text:p>
      <text:h text:style-name="P3" text:outline-level="2"><text:bookmark-start text:name="__RefHeading___Toc2334_1451455009"/><text:bookmark text:name="%E5%86%99%E5%87%BA%E5%9F%BA%E5%9D%91%E5%B7%A5%E7%A8%8B%E7%9B%91%E6%B5%8B%E7%82%B9%E5%B8%83%E8%AE%BE%E5%BA%94%E6%A0%B9%E6%8D%AE%E4%BB%80%E4%B9%88%E7%A1%AE%E5%AE%9A%E7%82%B9%E4%BD%8D%E5%BA%94%E8%AF%A5%E5%85%B7%E4%BD%93%E4%BB%80%E4%B9%88%E6%9D%A1%E4%BB%B6"/>写出基坑工程变形监测点布设要求<text:bookmark-end text:name="__RefHeading___Toc2334_1451455009"/></text:h>
      <text:p text:style-name="P5"><text:span text:style-name="T1">变形监测点</text:span>的布设应根据<text:span text:style-name="T1">建筑结构</text:span>、<text:span text:style-name="T1">形状</text:span>和<text:span text:style-name="T1">场地工程地质条件</text:span>等确定，<text:span text:style-name="T1">点位</text:span>应<text:span text:style-name="T1">便于观察</text:span>、<text:span text:style-name="T1">易于保护</text:span>，<text:span text:style-name="T1">标志应稳固</text:span>。</text:p>
      <text:h text:style-name="P3" text:outline-level="2"><text:bookmark-start text:name="__RefHeading___Toc2336_1451455009"/><text:bookmark text:name="%E5%9F%BA%E5%9D%91%E5%8F%98%E5%BD%A2%E8%A7%82%E6%B5%8B%E6%9C%89%E5%93%AA%E5%87%A0%E7%A7%8D"/>基坑变形观测有哪几种？<text:bookmark-end text:name="__RefHeading___Toc2336_1451455009"/></text:h>
      <text:p text:style-name="P5">基坑变形观测分为<text:span text:style-name="T1">基坑支护结构变形观测</text:span>和<text:span text:style-name="T1">基坑回弹观测</text:span>。</text:p>
      <text:h text:style-name="P3" text:outline-level="2"><text:bookmark-start text:name="__RefHeading___Toc2338_1451455009"/><text:bookmark text:name="%E7%9B%91%E6%B5%8B%E7%82%B9%E5%B8%83%E7%BD%AE%E6%9C%89%E4%BB%80%E4%B9%88%E8%A6%81%E6%B1%82"/>监测点布置有什么要求？<text:bookmark-end text:name="__RefHeading___Toc2338_1451455009"/></text:h>
      <text:p text:style-name="P22">监测点布置要求有：</text:p>
      <text:p text:style-name="P22">1）基坑<text:span text:style-name="T1">围护墙</text:span>或<text:span text:style-name="T1">基坑边坡</text:span><text:span text:style-name="T23">顶部</text:span><text:span text:style-name="T1">变形观测点</text:span>沿基坑<text:span text:style-name="T1">周边布置</text:span>，<text:span text:style-name="T1">周边中部</text:span>、<text:span text:style-name="T1">阳角处</text:span>、<text:span text:style-name="T1">邻近被保护对象</text:span>的部位应设点；<text:span text:style-name="T23">监测点</text:span><text:span text:style-name="T1">水平间距</text:span>不宜大于<text:span text:style-name="T1">20m</text:span>，且<text:span text:style-name="T23">每边</text:span><text:span text:style-name="T1">监测点</text:span>不宜少于<text:span text:style-name="T23">3</text:span>个；<text:span text:style-name="T1">水平</text:span>和<text:span text:style-name="T1">垂直</text:span>监测点宜<text:span text:style-name="T1">共用</text:span><text:span text:style-name="T23">同一点</text:span>。 </text:p>
      <text:p text:style-name="P22">2）基坑<text:span text:style-name="T1">围护墙</text:span>或<text:span text:style-name="T1">土体</text:span><text:span text:style-name="T23">深层水平位移</text:span><text:span text:style-name="T1">监测点</text:span>宜布置在<text:span text:style-name="T1">围护墙</text:span>的<text:span text:style-name="T1">中间部位</text:span>、<text:span text:style-name="T1">阳角处</text:span>及<text:span text:style-name="T1">有代表性</text:span>的部位，监测点<text:span text:style-name="T1">水平间距20~60m</text:span>，每<text:span text:style-name="T1">侧边</text:span>不应少于<text:span text:style-name="T23">1</text:span>个。</text:p>
      <text:h text:style-name="P3" text:outline-level="2"><text:bookmark-start text:name="__RefHeading___Toc2340_1451455009"/><text:bookmark text:name="%E5%9C%A8%E6%96%BD%E5%B7%A5%E6%9C%9F%E9%97%B4%E5%BA%94%E5%AF%B9%E5%93%AA%E4%BA%9B%E5%AF%B9%E8%B1%A1%E8%BF%9B%E8%A1%8C%E5%8F%98%E5%BD%A2%E7%9B%91%E6%B5%8B"/>在施工期间应对哪些对象进行变形监测？<text:bookmark-end text:name="__RefHeading___Toc2340_1451455009"/></text:h>
      <text:list text:style-name="L18">
        <text:list-item>
          <text:p text:style-name="P73"><text:span text:style-name="T1">安全设计等级</text:span>为一级、二级的<text:span text:style-name="T1">基坑</text:span>。</text:p>
        </text:list-item>
        <text:list-item>
          <text:p text:style-name="P73"><text:span text:style-name="T1">地基基础设计等级</text:span>为<text:span text:style-name="T1">甲级</text:span>，或<text:span text:style-name="T1">软弱地基上</text:span>的<text:span text:style-name="T1">地基基础设计等级</text:span>为<text:span text:style-name="T1">乙级</text:span>的<text:span text:style-name="T1">建筑</text:span>。 </text:p>
        </text:list-item>
        <text:list-item>
          <text:p text:style-name="P73"><text:span text:style-name="T1">长大跨度</text:span>或<text:span text:style-name="T1">体形狭长</text:span>的<text:span text:style-name="T1">工程结构</text:span>。</text:p>
        </text:list-item>
        <text:list-item>
          <text:p text:style-name="P73"><text:span text:style-name="T1">重要基础设施工程</text:span>。 </text:p>
        </text:list-item>
        <text:list-item>
          <text:p text:style-name="P73"><text:span text:style-name="T8">工程</text:span><text:span text:style-name="T1">设计</text:span>或<text:span text:style-name="T1">施工</text:span>要求监测的<text:span text:style-name="T1">其他对象</text:span>。</text:p>
        </text:list-item>
      </text:list>
      <text:h text:style-name="P45" text:outline-level="2"><text:bookmark-start text:name="__RefHeading___Toc2344_1451455009"/><text:bookmark text:name="%E4%B8%BA%E5%87%8F%E5%B0%91%E8%AF%AF%E5%B7%AE%E4%B8%8D%E5%90%8C%E6%9C%9F%E5%8F%98%E5%BD%A2%E7%9B%91%E6%B5%8B%E6%9C%89%E4%BD%95%E8%A6%81%E6%B1%82"/>为减少误差，不同期变形监测有何要求？<text:bookmark-end text:name="__RefHeading___Toc2344_1451455009"/></text:h>
      <text:p text:style-name="P46"><text:span text:style-name="T1">各期</text:span>变形测量应在<text:span text:style-name="T1">短时间内</text:span>完成。 对<text:span text:style-name="T1">不同期</text:span>测量，应采用<text:span text:style-name="T1">相同的</text:span>观测<text:span text:style-name="T23">网形</text:span>、观测<text:span text:style-name="T23">线路</text:span>和观测<text:span text:style-name="T23">方法</text:span>，并宜使用<text:span text:style-name="T1">相同的</text:span><text:span text:style-name="T23">测量仪器设备</text:span>。对于<text:span text:style-name="T1">特等</text:span>和<text:span text:style-name="T1">一等</text:span>变形观测，尚宜<text:span text:style-name="T1">固定观测人员</text:span>、<text:span text:style-name="T1">选择最佳观测时段</text:span>，并<text:span text:style-name="T1">在相近的环境条件下观测</text:span>。</text:p>
      <text:h text:style-name="P45" text:outline-level="2"><text:bookmark-start text:name="__RefHeading___Toc2346_1451455009"/><text:bookmark text:name="%E5%9F%BA%E5%9D%91%E7%9B%91%E6%B5%8B%E8%BF%87%E7%A8%8B%E4%B8%AD%E5%87%BA%E7%8E%B0%E4%BB%80%E4%B9%88%E6%83%85%E5%86%B5%E6%97%B6%E5%BA%94%E7%AB%8B%E5%8D%B3%E8%BF%9B%E8%A1%8C%E9%A2%84%E8%AD%A6"/>基坑监测过程中，出现什么情况时应立即进行预警？<text:bookmark-end text:name="__RefHeading___Toc2346_1451455009"/></text:h>
      <text:p text:style-name="P46">当<text:span text:style-name="T1">基坑监测</text:span>达到<text:span text:style-name="T1">变形预警值</text:span>，或<text:span text:style-name="T1">基坑</text:span>出现<text:span text:style-name="T1">流沙</text:span>、<text:span text:style-name="T1">管涌</text:span>、<text:span text:style-name="T1">隆起</text:span>、<text:span text:style-name="T1">陷落</text:span>，或<text:span text:style-name="T1">基坑支护结构</text:span>及<text:span text:style-name="T1">周边环境</text:span>出现<text:span text:style-name="T1">大的变形</text:span>时，应立即进行<text:span text:style-name="T1">预警</text:span>。</text:p>
      <text:h text:style-name="P3" text:outline-level="2"><text:bookmark-start text:name="__RefHeading___Toc2342_1451455009"/><text:bookmark text:name="%E6%96%BD%E5%B7%A5%E6%9C%9F%E9%97%B4%E5%8F%98%E5%BD%A2%E7%9B%91%E6%B5%8B%E7%9A%84%E5%86%85%E5%AE%B9%E6%9C%89%E5%93%AA%E4%BA%9B"/><text:soft-page-break/>施工期间变形监测的内容有哪些？<text:bookmark-end text:name="__RefHeading___Toc2342_1451455009"/></text:h>
      <text:p text:style-name="P22">① 对（1）中各对象应进行<text:span text:style-name="T1">沉降观测</text:span>。 </text:p>
      <text:p text:style-name="P22">② 对<text:span text:style-name="T1">基坑工程</text:span>，应进行<text:span text:style-name="T1">基坑</text:span>及其<text:span text:style-name="T1">支护结构</text:span><text:span text:style-name="T23">变形监测</text:span>和<text:span text:style-name="T1">周边环境</text:span><text:span text:style-name="T23">变形监测</text:span>。 </text:p>
      <text:p text:style-name="P22">③ 对<text:span text:style-name="T1">高层</text:span>和<text:span text:style-name="T1">超高层</text:span><text:span text:style-name="T23">建筑</text:span>、<text:span text:style-name="T1">体形狭长</text:span>的<text:span text:style-name="T23">工程结构</text:span>、<text:span text:style-name="T1">重要基础设施工程</text:span>，应进行<text:span text:style-name="T1">水平位移</text:span><text:span text:style-name="T23">监测</text:span>、<text:span text:style-name="T1">垂直度</text:span>及<text:span text:style-name="T1">倾斜</text:span><text:span text:style-name="T23">观测</text:span>。 </text:p>
      <text:p text:style-name="P22">④对高层和超高层<text:span text:style-name="T23">建筑</text:span>、<text:span text:style-name="T1">长大跨度</text:span>或<text:span text:style-name="T1">体形狭长</text:span>的<text:span text:style-name="T23">工程结构</text:span>，应进行<text:span text:style-name="T1">扰度</text:span>监测、<text:span text:style-name="T1">日照变形</text:span>监测、<text:span text:style-name="T1">风振变形</text:span>监测。 </text:p>
      <text:p text:style-name="P22">⑤对<text:span text:style-name="T1">隧道</text:span>、<text:span text:style-name="T1">涵洞</text:span>等<text:span text:style-name="T1">拱形设施</text:span>，应进行<text:span text:style-name="T1">收敛变形</text:span>监测。</text:p>
      <text:h text:style-name="P3" text:outline-level="2"><text:bookmark-start text:name="__RefHeading___Toc2348_1451455009"/><text:bookmark text:name="%E5%9F%BA%E5%9D%91%E7%9B%91%E6%B5%8B%E8%BF%87%E7%A8%8B%E4%B8%AD%E5%87%BA%E7%8E%B0%E4%BB%80%E4%B9%88%E6%83%85%E5%86%B5%E6%97%B6%E5%BA%94%E7%AB%8B%E5%8D%B3%E5%8D%B1%E9%99%A9%E9%A2%84%E8%AD%A6"/>基坑监测过程中，出现什么情况时应立即危险报警？<text:bookmark-end text:name="__RefHeading___Toc2348_1451455009"/></text:h>
      <text:list text:style-name="L19">
        <text:list-item>
          <text:p text:style-name="P74">基坑支护结构的位移值突然明显增大或基坑出现流砂、管涌、隆起或陷落等；</text:p>
        </text:list-item>
        <text:list-item>
          <text:p text:style-name="P75">基坑支护结构的支撑或错杆体系出现过大变形、压屈、断裂、松弛或拔出的迹象； </text:p>
        </text:list-item>
        <text:list-item>
          <text:p text:style-name="P75">基坑周边建筑的结构部分出现危害结构的变形裂缝； </text:p>
        </text:list-item>
        <text:list-item>
          <text:p text:style-name="P75">基坑周边地面出现较严重的突发裂缝或地下裂缝、地面下陷； </text:p>
        </text:list-item>
        <text:list-item>
          <text:p text:style-name="P75">基坑周边管线变形突然明显增长或出现裂缝、泄漏等； </text:p>
        </text:list-item>
        <text:list-item>
          <text:p text:style-name="P75">冻土基坑经受冻融循环时，基坑周边土体温度显著上升，发生明显的冻融变形； </text:p>
        </text:list-item>
        <text:list-item>
          <text:p text:style-name="P75">出现其他危险需要报警的情况。</text:p>
        </text:list-item>
      </text:list>
      <text:h text:style-name="P3" text:outline-level="2"><text:bookmark-start text:name="__RefHeading___Toc2350_1451455009"/><text:bookmark text:name="%E5%AF%B9%E5%9F%BA%E5%9D%91%E5%B7%A5%E7%A8%8B%E8%BF%9B%E8%A1%8C%E5%B7%A1%E8%A7%86%E6%A3%80%E6%9F%A5%E9%99%A4%E4%BA%86%E4%BB%A5%E7%9B%AE%E6%B5%8B%E4%B8%BA%E4%B8%BB%E8%BF%98%E5%8F%AF%E8%BE%85%E4%BB%A5%E5%93%AA%E4%BA%9B%E8%AE%BE%E5%A4%87%E8%BF%9B%E8%A1%8C"/>对基坑工程进行巡视检查，除了以目测为主，还可辅以哪些设备进行？<text:bookmark-end text:name="__RefHeading___Toc2350_1451455009"/></text:h>
      <text:p text:style-name="P5">巡视检查的方法以<text:span text:style-name="T1">目测</text:span>为主，可辅以<text:span text:style-name="T1">锤</text:span>、<text:span text:style-name="T1">钎</text:span>、<text:span text:style-name="T1">量尺</text:span>、<text:span text:style-name="T1">放大镜</text:span>等工器具以及<text:span text:style-name="T1">摄像</text:span>、<text:span text:style-name="T1">摄影</text:span>等<text:span text:style-name="T1">设备</text:span>进行。</text:p>
      <text:h text:style-name="P3" text:outline-level="2"><text:bookmark-start text:name="__RefHeading___Toc2352_1451455009"/><text:bookmark text:name="%E5%B7%A1%E8%A7%86%E6%A3%80%E6%9F%A5%E5%BA%94%E5%8C%85%E6%8B%AC%E5%93%AA%E4%BA%9B%E4%B8%BB%E8%A6%81%E5%86%85%E5%AE%B9"/>巡视检查应包括哪些主要内容？<text:bookmark-end text:name="__RefHeading___Toc2352_1451455009"/></text:h>
      <text:p text:style-name="P5">基坑工程整个施工期内，<text:span text:style-name="T1">每天</text:span>均应有<text:span text:style-name="T1">专人</text:span>进行巡视检查。巡视检查应包括主要内容：<text:span text:style-name="T1">支护结构</text:span>、<text:span text:style-name="T1">施工状况</text:span>、<text:span text:style-name="T1">周边环境</text:span>、<text:span text:style-name="T1">监测设施</text:span>及<text:span text:style-name="T1">其他巡视检查内容</text:span>。</text:p>
      <text:h text:style-name="P3" text:outline-level="2"><text:bookmark-start text:name="__RefHeading___Toc2354_1451455009"/><text:bookmark text:name="%E5%86%99%E5%87%BA%E5%9C%B0%E4%B8%8B%E8%BF%9E%E7%BB%AD%E5%A2%99%E6%94%AF%E6%8A%A4%E7%9A%84%E9%80%82%E7%94%A8%E6%9D%A1%E4%BB%B6"/>写出地下连续墙支护的适用条件。<text:bookmark-end text:name="__RefHeading___Toc2354_1451455009"/></text:h>
      <text:p text:style-name="P5">适用条件：<text:span text:style-name="T1">基坑侧壁安全等级</text:span>为<text:span text:style-name="T1">一级、二级、三级</text:span>；适用于<text:span text:style-name="T1">周边环境条件很复杂</text:span>的<text:span text:style-name="T1">深基坑</text:span>。</text:p>
      <text:h text:style-name="P3" text:outline-level="2"><text:bookmark-start text:name="__RefHeading___Toc2356_1451455009"/><text:bookmark text:name="%E5%9C%B0%E4%B8%8B%E8%BF%9E%E7%BB%AD%E5%A2%99%E6%B7%B7%E5%87%9D%E5%9C%9F%E8%BE%BE%E5%88%B0%E8%AE%BE%E8%AE%A1%E5%BC%BA%E5%BA%A6%E5%90%8E%E9%9C%80%E8%A6%81%E8%BF%9B%E8%A1%8C%E5%A2%99%E5%BA%95%E6%B3%A8%E6%B5%86%E5%86%99%E5%87%BA%E5%A2%99%E5%BA%95%E7%BB%88%E6%AD%A2%E6%B3%A8%E6%B5%86%E5%BA%94%E6%BB%A1%E8%B6%B3%E7%9A%84%E6%9D%A1%E4%BB%B6"/>地下连续墙混凝土达到设计强度后需要进行墙底注浆，写出墙底终止注浆应满足的条件。<text:bookmark-end text:name="__RefHeading___Toc2356_1451455009"/></text:h>
      <text:p text:style-name="P5">混凝土达到<text:span text:style-name="T1">设计强度</text:span>后方可进行<text:span text:style-name="T1">墙底注浆</text:span>。<text:span text:style-name="T1">注浆管</text:span>应采用<text:span text:style-name="T1">钢管</text:span>；<text:span text:style-name="T1">单元槽段内</text:span>不少于<text:span text:style-name="T23">2</text:span>根，槽段长度大于<text:span text:style-name="T23">6m</text:span>时宜增加注浆管；注浆管下端应伸到<text:span text:style-name="T1">槽底</text:span><text:span text:style-name="T23">200~500mm</text:span>；<text:span text:style-name="T1">注浆压力</text:span>应控制在<text:span text:style-name="T1">2MPa</text:span>以内，<text:span text:style-name="T1">注浆总量</text:span>达到<text:span text:style-name="T1">设计要求</text:span>或<text:span text:style-name="T1">注浆量</text:span>达到<text:span text:style-name="T1">80%以上</text:span>，<text:span text:style-name="T1">压力</text:span>达到<text:span text:style-name="T1">2MPa</text:span>可<text:span text:style-name="T1">终止注浆</text:span>。</text:p>
      <text:h text:style-name="P3" text:outline-level="2"><text:bookmark-start text:name="__RefHeading___Toc2358_1451455009"/><text:bookmark text:name="%E5%9C%B0%E4%B8%8B%E8%BF%9E%E7%BB%AD%E5%A2%99%E7%8E%B0%E6%B5%87%E9%92%A2%E7%AD%8B%E6%B7%B7%E5%87%9D%E5%9C%9F%E5%AF%BC%E5%A2%99%E7%9A%84%E6%9E%84%E9%80%A0%E8%A6%81%E6%B1%82"/>地下连续墙现浇钢筋混凝土导墙的构造要求？<text:bookmark-end text:name="__RefHeading___Toc2358_1451455009"/></text:h>
      <text:p text:style-name="P5">应设置现浇钢筋混凝土<text:span text:style-name="T1">导墙</text:span>。 混凝土强度等级不应低于<text:span text:style-name="T1">C20</text:span>，厚度不应小于<text:span text:style-name="T1">200mm</text:span>； 导墙顶面应高于地面<text:span text:style-name="T1">100mm</text:span>，高于地下水位<text:span text:style-name="T5">0</text:span><text:span text:style-name="T1">.5m</text:span>以上； 导墙底部应进人原状土<text:span text:style-name="T1">200m</text:span>以上； 导墙高度不应小于<text:span text:style-name="T1">1.2m</text:span>； 导墙内<text:span text:style-name="T1">净距</text:span>应比地下连续墙设计<text:span text:style-name="T1">厚度</text:span>加宽<text:span text:style-name="T1">40mm</text:span>。</text:p>
      <text:h text:style-name="P3" text:outline-level="2"><text:bookmark-start text:name="__RefHeading___Toc2360_1451455009"/><text:bookmark text:name="%E9%94%9A%E6%9D%86%E5%B8%B8%E9%85%8D%E5%90%88%E5%93%AA%E4%BA%9B%E6%94%AF%E6%8A%A4%E7%BB%93%E6%9E%84%E4%B8%80%E8%B5%B7%E4%BD%BF%E7%94%A8"/>锚杆常配合哪些支护结构一起使用？<text:bookmark-end text:name="__RefHeading___Toc2360_1451455009"/></text:h>
      <text:p text:style-name="P5">锚杆常配合<text:span text:style-name="T1">排桩支护</text:span>、<text:span text:style-name="T1">地下连续墙</text:span>、<text:span text:style-name="T1">土钉墙</text:span>等一起使用。</text:p>
      <text:h text:style-name="P3" text:outline-level="2"><text:bookmark-start text:name="__RefHeading___Toc2362_1451455009"/><text:bookmark text:name="%E5%86%99%E5%87%BA%E9%94%9A%E6%9D%86%E9%95%BF%E5%BA%A6%E8%AE%BE%E8%AE%A1%E5%8F%8A%E9%94%9A%E6%9D%86%E5%B8%83%E7%BD%AE%E5%BA%94%E7%AC%A6%E5%90%88%E7%9A%84%E8%A6%81%E6%B1%82"/>写出锚杆长度设计及锚杆布置应符合的要求。<text:bookmark-end text:name="__RefHeading___Toc2362_1451455009"/></text:h>
      <text:list text:style-name="L20">
        <text:list-item>
          <text:p text:style-name="P76">锚杆<text:span text:style-name="T1">自由段</text:span>长度不应小于<text:span text:style-name="T1">5m</text:span>并应超过<text:span text:style-name="T1">潜在滑裂面</text:span>并进入<text:span text:style-name="T1">稳定土层</text:span>不小于<text:span text:style-name="T1">1.5m</text:span>；</text:p>
        </text:list-item>
        <text:list-item>
          <text:p text:style-name="P76">土层锚杆<text:span text:style-name="T1">锚固段</text:span>长度不宜小于<text:span text:style-name="T1">6m</text:span>； </text:p>
        </text:list-item>
        <text:list-item>
          <text:p text:style-name="P76">锚杆杆体<text:span text:style-name="T1">下料长度</text:span>应为锚杆<text:span text:style-name="T1">自由段</text:span>、<text:span text:style-name="T1">锚固段</text:span>及<text:span text:style-name="T1">外露长度</text:span>之<text:span text:style-name="T1">和</text:span>，外露长度须满足<text:span text:style-name="T1">台座</text:span>、<text:span text:style-name="T1">腰梁尺寸</text:span>及<text:span text:style-name="T1">张拉作业</text:span>要求。</text:p>
        </text:list-item>
      </text:list>
      <text:h text:style-name="P3" text:outline-level="2"><text:bookmark-start text:name="__RefHeading___Toc2364_1451455009"/><text:bookmark text:name="%E9%94%9A%E6%9D%86%E5%B8%83%E7%BD%AE%E5%BA%94%E7%AC%A6%E5%90%88%E4%BB%A5%E4%B8%8B%E8%A7%84%E5%AE%9A"/>锚杆布置应符合以下规定<text:bookmark-end text:name="__RefHeading___Toc2364_1451455009"/></text:h>
      <text:list text:style-name="L21">
        <text:list-item>
          <text:p text:style-name="P77">锚杆<text:span text:style-name="T1">上下排垂直间距</text:span>不宜小于<text:span text:style-name="T1">2.0m</text:span>，<text:span text:style-name="T1">水平间距</text:span>不宜小于<text:span text:style-name="T1">1.5m</text:span>；</text:p>
        </text:list-item>
        <text:list-item>
          <text:p text:style-name="P77">锚杆<text:span text:style-name="T1">锚固体</text:span>上<text:span text:style-name="T1">覆土层</text:span>厚度不宜小于<text:span text:style-name="T1">4.0m</text:span>；</text:p>
        </text:list-item>
        <text:list-item>
          <text:p text:style-name="P77">锚杆<text:span text:style-name="T1">倾角</text:span>宜为<text:span text:style-name="T1">15°-25°</text:span>，且不应大于<text:span text:style-name="T1">45°</text:span>，不应小于<text:span text:style-name="T1">10°</text:span>。</text:p>
        </text:list-item>
      </text:list>
      <text:h text:style-name="P3" text:outline-level="2"><text:bookmark-start text:name="__RefHeading___Toc2366_1451455009"/><text:bookmark text:name="%E5%9C%9F%E9%92%89%E5%A2%99%E5%8F%AF%E5%88%86%E4%B8%BA%E5%93%AA%E5%87%A0%E7%B1%BB%E5%93%AA%E4%BA%9B%E5%8F%AF%E7%94%A8%E4%BA%8E%E6%B7%A4%E6%B3%A5%E5%9C%9F%E5%9F%BA%E5%9D%91%E6%94%AF%E6%8A%A4"/>土钉墙可分为哪几类？哪些可用于淤泥土基坑支护？<text:bookmark-end text:name="__RefHeading___Toc2366_1451455009"/></text:h>
      <text:p text:style-name="P22"><text:span text:style-name="T1">土钉墙</text:span>可分为<text:span text:style-name="T1">单一土钉墙</text:span>、<text:span text:style-name="T1">预应力锚杆复合土钉墙</text:span>、<text:span text:style-name="T1">水泥土桩复合土钉墙</text:span>、<text:span text:style-name="T1">微型桩复合土钉墙</text:span>等。 </text:p>
      <text:p text:style-name="P22"><text:span text:style-name="T1">水泥土桩复合土钉墙</text:span>和<text:span text:style-name="T1">微型桩复合土钉墙</text:span>可用于<text:span text:style-name="T1">淤泥质土</text:span>基坑。</text:p>
      <text:h text:style-name="P3" text:outline-level="2"><text:bookmark-start text:name="__RefHeading___Toc2368_1451455009"/><text:bookmark text:name="%E6%88%90%E5%AD%94%E6%B3%A8%E6%B5%86%E5%9E%8B%E9%92%A2%E7%AD%8B%E5%9C%9F%E9%92%89%E5%A2%99%E4%BA%8C%E6%AC%A1%E6%B3%A8%E6%B5%86%E5%B7%A5%E8%89%BA"/><text:soft-page-break/>成孔注浆型钢筋土钉墙二次注浆工艺<text:bookmark-end text:name="__RefHeading___Toc2368_1451455009"/></text:h>
      <text:p text:style-name="P5"><text:span text:style-name="T1">成孔注浆型钢筋土钉墙</text:span>应采用<text:span text:style-name="T1">两次注浆</text:span>工艺施工。 第一次注浆宜为<text:span text:style-name="T1">水泥砂浆</text:span>，注浆量不应小于<text:span text:style-name="T1">钻孔体积</text:span>的<text:span text:style-name="T23">1.2</text:span>倍，第一次注浆<text:span text:style-name="T1">初凝后</text:span>，方可进行二次注浆； 第二次压注<text:span text:style-name="T1">纯水泥浆</text:span>，注浆量为第一次注浆量的<text:span text:style-name="T1">30%~40%</text:span>。注浆<text:span text:style-name="T1">压力</text:span>宜为<text:span text:style-name="T1">0.4~0.6MPa</text:span>。</text:p>
      <text:h text:style-name="P3" text:outline-level="2"><text:bookmark-start text:name="__RefHeading___Toc2370_1451455009"/><text:bookmark text:name="%E5%86%99%E5%87%BA%E5%9F%BA%E5%9D%91%E7%9B%91%E6%8E%A7%E6%96%B9%E6%A1%88%E7%9A%84%E5%86%85%E5%AE%B9"/>写出基坑监控方案的内容。<text:bookmark-end text:name="__RefHeading___Toc2370_1451455009"/></text:h>
      <text:p text:style-name="P5">监控方案的内容包括：监控<text:span text:style-name="T1">目的</text:span>、监测<text:span text:style-name="T1">项目</text:span>、监测<text:span text:style-name="T1">报警值</text:span>、监测<text:span text:style-name="T1">方法及精度要求</text:span>、监测<text:span text:style-name="T1">点的布置</text:span>、监测<text:span text:style-name="T1">周期</text:span>、<text:span text:style-name="T1">工序管理和记录制度</text:span>，以及<text:span text:style-name="T1">信息反馈系统</text:span>。</text:p>
      <text:h text:style-name="P3" text:outline-level="2"><text:bookmark-start text:name="__RefHeading___Toc2372_1451455009"/><text:bookmark text:name="%E5%9F%BA%E5%9D%91%E5%BC%80%E6%8C%96%E8%BF%87%E7%A8%8B%E4%B8%AD%E5%87%BA%E7%8E%B0%E6%B8%97%E6%B0%B4%E8%BF%98%E5%8F%AF%E9%87%87%E5%8F%96%E5%93%AA%E4%BA%9B%E5%BA%94%E6%80%A5%E6%8E%AA%E6%96%BD"/>基坑开挖过程中出现渗水还可采取哪些应急措施？<text:bookmark-end text:name="__RefHeading___Toc2372_1451455009"/></text:h>
      <text:p text:style-name="P5">在基坑开挖过程中，一旦出现了渗水或漏水，应根据<text:span text:style-name="T1">水量大小</text:span>，采用<text:span text:style-name="T1">坑底设沟排水</text:span>、<text:span text:style-name="T1">引流修补</text:span>、<text:span text:style-name="T1">密实混凝土封堵</text:span>、<text:span text:style-name="T1">压密注浆</text:span>、<text:span text:style-name="T1">高压喷射注浆</text:span>等方法及时进行处理。</text:p>
      <text:h text:style-name="P3" text:outline-level="2"><text:bookmark-start text:name="__RefHeading___Toc2374_1451455009"/><text:bookmark text:name="%E5%93%AA%E4%BA%9B%E6%83%85%E5%86%B5%E5%8F%AF%E4%B8%8D%E8%BF%9B%E8%A1%8C%E8%BD%BB%E5%9E%8B%E5%8A%A8%E5%8A%9B%E8%A7%A6%E6%8E%A2"/>哪些情况可不进行轻型动力触探？<text:bookmark-end text:name="__RefHeading___Toc2374_1451455009"/></text:h>
      <text:list text:style-name="L22">
        <text:list-item>
          <text:p text:style-name="P78"><text:span text:style-name="T1">承压水头</text:span>可能高于<text:span text:style-name="T1">基坑底面标高</text:span>，<text:span text:style-name="T1">触探</text:span>可造成<text:span text:style-name="T1">冒水涌砂</text:span>时；</text:p>
        </text:list-item>
        <text:list-item>
          <text:p text:style-name="P78"><text:span text:style-name="T1">基</text:span><text:span text:style-name="T16">坑</text:span><text:span text:style-name="T1">持力层</text:span>为<text:span text:style-name="T1">砾石层</text:span>或<text:span text:style-name="T1">卵石层</text:span>，且基底以下砾石层和卵石层厚度大于<text:span text:style-name="T1">1m</text:span>时； </text:p>
        </text:list-item>
        <text:list-item>
          <text:p text:style-name="P78"><text:span text:style-name="T1">基</text:span><text:span text:style-name="T23">础</text:span><text:span text:style-name="T1">持力层</text:span>为<text:span text:style-name="T1">均匀</text:span>、<text:span text:style-name="T1">密实砂层</text:span>，且基底以下厚度大于<text:span text:style-name="T1">1.5m</text:span>时。</text:p>
        </text:list-item>
      </text:list>
      <text:h text:style-name="P3" text:outline-level="2"><text:bookmark-start text:name="__RefHeading___Toc2376_1451455009"/><text:bookmark text:name="%E8%BD%BB%E5%9E%8B%E5%8A%A8%E5%8A%9B%E8%A7%A6%E6%8E%A2%E8%BF%9B%E8%A1%8C%E5%9F%BA%E6%A7%BD%E6%A3%80%E9%AA%8C%E6%97%B6%E5%BA%94%E6%A3%80%E6%9F%A5%E5%93%AA%E4%BA%9B%E5%86%85%E5%AE%B9"/>轻型动力触探进行基槽检验时，应检查哪些内容？<text:bookmark-end text:name="__RefHeading___Toc2376_1451455009"/></text:h>
      <text:p text:style-name="P22">1）<text:span text:style-name="T15">地基</text:span>持力层的<text:span text:style-name="T1">强度</text:span>和<text:span text:style-name="T1">均匀性</text:span>； </text:p>
      <text:p text:style-name="P22">2）浅埋<text:span text:style-name="T1">软弱下卧层</text:span>或浅埋<text:span text:style-name="T1">突出硬层</text:span>； </text:p>
      <text:p text:style-name="P22">3）浅埋的会影响<text:span text:style-name="T1">地基承载力</text:span>或<text:span text:style-name="T1">地基稳定性</text:span>的<text:span text:style-name="T1">古井</text:span>、<text:span text:style-name="T1">墓穴</text:span>和<text:span text:style-name="T1">空洞</text:span>等。</text:p>
      <text:h text:style-name="P3" text:outline-level="2"><text:bookmark-start text:name="__RefHeading___Toc2378_1451455009"/><text:bookmark text:name="%E9%AA%8C%E6%A7%BD%E5%85%B7%E5%A4%87%E7%9A%84%E8%B5%84%E6%96%99%E5%92%8C%E6%9D%A1%E4%BB%B6%E6%9C%89%E5%93%AA%E4%BA%9B"/>验槽具备的资料和条件有哪些？<text:bookmark-end text:name="__RefHeading___Toc2378_1451455009"/></text:h>
      <text:list text:style-name="L23">
        <text:list-item>
          <text:p text:style-name="P79">勘察、设计、建设、监理、施工等<text:span text:style-name="T1">相关单位技术人员</text:span>到场； </text:p>
        </text:list-item>
        <text:list-item>
          <text:p text:style-name="P79"><text:span text:style-name="T1">地基基础设计文件</text:span>；</text:p>
        </text:list-item>
        <text:list-item>
          <text:p text:style-name="P79"><text:span text:style-name="T1">岩土工程勘察报告</text:span>；</text:p>
        </text:list-item>
        <text:list-item>
          <text:p text:style-name="P79"><text:span text:style-name="T1">轻型动力触探记录</text:span>（可不进行时除外）；</text:p>
        </text:list-item>
        <text:list-item>
          <text:p text:style-name="P79"><text:span text:style-name="T1">地基处理</text:span>或<text:span text:style-name="T1">深基础</text:span><text:span text:style-name="T23">施工质量检测报告</text:span>；</text:p>
        </text:list-item>
        <text:list-item>
          <text:p text:style-name="P79">基底应为<text:span text:style-name="T1">无扰动</text:span>的<text:span text:style-name="T1">原状土</text:span>，留置有<text:span text:style-name="T1">保护层</text:span>时其<text:span text:style-name="T1">厚度</text:span>不应超过<text:span text:style-name="T23">100mm</text:span>。</text:p>
        </text:list-item>
      </text:list>
      <text:h text:style-name="P3" text:outline-level="2"><text:bookmark-start text:name="__RefHeading___Toc2380_1451455009"/><text:bookmark text:name="%E5%BC%BA%E5%A4%AF%E5%9C%B0%E5%9F%BA%E6%96%BD%E5%B7%A5%E4%B8%AD%E5%8F%8A%E6%96%BD%E5%B7%A5%E5%90%8E%E5%BA%94%E5%88%86%E5%88%AB%E6%A3%80%E9%AA%8C%E5%93%AA%E4%BA%9B%E9%A1%B9%E7%9B%AE"/>强夯地基施工中及施工后应分别检验哪些项目？<text:bookmark-end text:name="__RefHeading___Toc2380_1451455009"/></text:h>
      <text:p text:style-name="P22">施工过程<text:span text:style-name="T1">中</text:span>检查：<text:span text:style-name="T1">落距</text:span>、<text:span text:style-name="T1">夯点位置</text:span>、<text:span text:style-name="T1">夯击范围</text:span>、<text:span text:style-name="T1">夯击遍数</text:span>。</text:p>
      <text:p text:style-name="P22">施工结束<text:span text:style-name="T1">后</text:span>检查：地基的<text:span text:style-name="T1">强度</text:span>并进行<text:span text:style-name="T1">承载力</text:span>检验。</text:p>
      <text:h text:style-name="P3" text:outline-level="2"><text:bookmark-start text:name="__RefHeading___Toc2382_1451455009"/><text:bookmark text:name="%E6%96%BD%E5%B7%A5%E7%BB%93%E6%9D%9F%E5%90%8E%E6%A3%80%E9%AA%8C%E9%A1%B9%E7%9B%AE%E7%9A%84%E6%95%B0%E9%87%8F%E6%9C%89%E4%BD%95%E8%A7%84%E5%AE%9A"/>施工结束后检验项目的数量有何规定？<text:bookmark-end text:name="__RefHeading___Toc2382_1451455009"/></text:h>
      <text:p text:style-name="P5">地基承载力的检验数量每<text:span text:style-name="T1">300m²</text:span>不应少于<text:span text:style-name="T1">1</text:span>点，超过<text:span text:style-name="T1">3000m²</text:span>部分每<text:span text:style-name="T1">500m²</text:span>不应少于<text:span text:style-name="T1">1</text:span>点。每<text:span text:style-name="T1">单位工程</text:span>不应少于<text:span text:style-name="T1">3</text:span>点。</text:p>
      <text:h text:style-name="P3" text:outline-level="2"><text:bookmark-start text:name="__RefHeading___Toc2384_1451455009"/><text:bookmark text:name="%E5%86%99%E5%87%BA%E5%BC%BA%E5%A4%AF%E5%9C%B0%E5%9F%BA%E7%9A%84%E9%80%82%E7%94%A8%E8%8C%83%E5%9B%B4"/>写出强夯地基的适用范围。<text:bookmark-end text:name="__RefHeading___Toc2384_1451455009"/></text:h>
      <text:p text:style-name="P5">强夯处理地基适用于<text:span text:style-name="T1">碎石土</text:span>、<text:span text:style-name="T1">砂土</text:span>、<text:span text:style-name="T1">低饱和度</text:span>的<text:span text:style-name="T1">粉土</text:span>与<text:span text:style-name="T1">黏性土</text:span>、<text:span text:style-name="T1">湿陷性黄土</text:span>、<text:span text:style-name="T1">素填土</text:span>和<text:span text:style-name="T1">杂填土</text:span>等地基。</text:p>
      <text:h text:style-name="P3" text:outline-level="2"><text:bookmark-start text:name="__RefHeading___Toc2386_1451455009"/><text:bookmark text:name="%E9%94%A4%E5%87%BB%E6%B2%89%E6%A1%A9%E6%B3%95%E6%96%BD%E5%B7%A5%E7%9A%84%E5%B7%A5%E8%89%BA%E6%B5%81%E7%A8%8B"/>锤击沉桩法施工的工艺流程？<text:bookmark-end text:name="__RefHeading___Toc2386_1451455009"/></text:h>
      <text:p text:style-name="P5">施工程序：确定桩位和沉桩顺序→桩机就位→<text:span text:style-name="T1">吊桩喂桩</text:span>→<text:span text:style-name="T1">校正</text:span>→<text:span text:style-name="T1">锤击沉桩</text:span>→<text:span text:style-name="T1">接桩</text:span>→<text:span text:style-name="T1">再锤击沉桩</text:span>→<text:span text:style-name="T1">送桩</text:span>→<text:span text:style-name="T1">收锤</text:span>→<text:span text:style-name="T1">切割桩头</text:span>。</text:p>
      <text:h text:style-name="P3" text:outline-level="2"><text:bookmark-start text:name="__RefHeading___Toc2388_1451455009"/><text:bookmark text:name="%E6%8D%B6%E5%87%BB%E6%B2%89%E6%A1%A9%E6%B3%95%E7%BB%88%E6%AD%A2%E6%B2%89%E6%A1%A9%E7%9A%84%E6%9D%A1%E4%BB%B6"/>捶击沉桩法终止沉桩的条件。<text:bookmark-end text:name="__RefHeading___Toc2388_1451455009"/></text:h>
      <text:p text:style-name="P23">锤击桩终止沉桩标准有：</text:p>
      <text:p text:style-name="P23">①<text:span text:style-name="T1">终止沉桩</text:span>应以<text:span text:style-name="T1">桩端标高</text:span>控制为<text:span text:style-name="T1">主</text:span>，<text:span text:style-name="T1">贯人度</text:span>控制为<text:span text:style-name="T1">辅</text:span>，当桩终端达到<text:span text:style-name="T1">坚硬</text:span>，<text:span text:style-name="T1">硬塑黏性土</text:span>，<text:span text:style-name="T1">中密以上粉土</text:span>、<text:span text:style-name="T1">砂土</text:span>、<text:span text:style-name="T1">碎石土</text:span>及<text:span text:style-name="T1">风化岩</text:span>时，可以<text:span text:style-name="T1">贯人度</text:span>控制为<text:span text:style-name="T1">主</text:span>，<text:span text:style-name="T1">桩端标高</text:span>控制为<text:span text:style-name="T1">辅</text:span>； </text:p>
      <text:p text:style-name="P23">②<text:span text:style-name="T1">贯入度</text:span>达到<text:span text:style-name="T1">设计要求</text:span>而<text:span text:style-name="T1">桩端标高</text:span>未达到时，应继续<text:span text:style-name="T1">锤击3阵</text:span>，按<text:span text:style-name="T1">每阵10击</text:span>的<text:span text:style-name="T1">贯入 度</text:span>不大于<text:span text:style-name="T1">设计规定的数值</text:span>予以<text:span text:style-name="T1">确认</text:span>。</text:p>
      <text:h text:style-name="P3" text:outline-level="2"><text:bookmark-start text:name="__RefHeading___Toc2390_1451455009"/><text:bookmark text:name="%E7%81%8C%E6%B3%A8%E6%A1%A9%E6%B7%B7%E5%87%9D%E5%9C%9F%E5%BC%BA%E5%BA%A6%E8%AF%95%E4%BB%B6%E7%9A%84%E7%95%99%E7%BD%AE%E8%A6%81%E6%B1%82"/>灌注桩混凝土强度试件的留置要求。<text:bookmark-end text:name="__RefHeading___Toc2390_1451455009"/></text:h>
      <text:p text:style-name="P5">来自同一搅拌站的混凝土，每浇筑<text:span text:style-name="T1">50m³</text:span>必须至少留置<text:span text:style-name="T1">1</text:span>组试件；当混凝土浇筑量不足50m³时，每连续浇筑<text:span text:style-name="T1">12h</text:span>必须<text:span text:style-name="T1">至少</text:span>留置<text:span text:style-name="T1">1</text:span>组试件。对<text:span text:style-name="T1">单柱单桩</text:span>，<text:span text:style-name="T1">每根桩</text:span>应至少留置<text:span text:style-name="T1">1</text:span>组试件。</text:p>
      <text:h text:style-name="P3" text:outline-level="2"><text:bookmark-start text:name="__RefHeading___Toc2392_1451455009"/><text:bookmark text:name="%E6%B7%B7%E5%87%9D%E5%9C%9F%E7%81%8C%E6%B3%A8%E6%A1%A9%E6%96%BD%E5%B7%A5%E8%BF%87%E7%A8%8B%E4%B8%AD%E5%BA%94%E5%AF%B9%E5%93%AA%E4%BA%9B%E9%A1%B9%E7%9B%AE%E8%BF%9B%E8%A1%8C%E5%85%A8%E8%BF%87%E7%A8%8B%E6%A3%80%E6%9F%A5"/><text:soft-page-break/>混凝土灌注桩施工过程中应对哪些项目进行全过程检查？<text:bookmark-end text:name="__RefHeading___Toc2392_1451455009"/></text:h>
      <text:p text:style-name="P5">施工中应对<text:span text:style-name="T1">成孔</text:span>、<text:span text:style-name="T1">钢筋笼制作与安装</text:span>、<text:span text:style-name="T1">水下混凝土灌注</text:span>等进行检查验收；<text:span text:style-name="T1">嵌岩桩</text:span>应对<text:span text:style-name="T1">桩端岩性</text:span>和<text:span text:style-name="T1">入岩深度</text:span>进行检验。</text:p>
      <text:h text:style-name="P3" text:outline-level="2"><text:bookmark-start text:name="__RefHeading___Toc2394_1451455009"/><text:bookmark text:name="%E6%96%BD%E5%B7%A5%E7%BB%93%E6%9D%9F%E5%90%8E%E5%8F%88%E5%BA%94%E8%AF%A5%E6%A3%80%E9%AA%8C%E5%93%AA%E4%BA%9B%E9%A1%B9%E7%9B%AE"/>施工结束后又应该检验哪些项目？<text:bookmark-end text:name="__RefHeading___Toc2394_1451455009"/></text:h>
      <text:p text:style-name="P5">施工后，对<text:span text:style-name="T1">桩身完整性</text:span>、<text:span text:style-name="T1">混凝土强度</text:span>及<text:span text:style-name="T1">承载力</text:span>进行检验。</text:p>
      <text:h text:style-name="P3" text:outline-level="2"><text:bookmark-start text:name="__RefHeading___Toc2396_1451455009"/><text:bookmark text:name="%E5%8D%95%E6%A1%A9%E7%AB%96%E5%90%91%E6%8A%97%E5%8E%8B%E6%89%BF%E8%BD%BD%E5%8A%9B%E7%89%B9%E5%BE%81%E5%80%BC%E5%A6%82%E4%BD%95%E8%AE%A1%E7%AE%97"/>单桩竖向抗压承载力特征值如何计算？<text:bookmark-end text:name="__RefHeading___Toc2396_1451455009"/></text:h>
      <text:p text:style-name="P5">单桩竖向抗压（拔）承载力<text:span text:style-name="T1">特征值</text:span>应按单桩竖向抗压（拔）<text:span text:style-name="T1">极限</text:span>承载力的<text:span text:style-name="T1">50%</text:span>取值。</text:p>
      <text:h text:style-name="P3" text:outline-level="2"><text:bookmark-start text:name="__RefHeading___Toc2398_1451455009"/><text:bookmark text:name="%E9%AA%8C%E6%94%B6%E6%A3%80%E6%B5%8B%E7%9A%84%E5%8F%97%E6%A3%80%E6%A1%A9%E9%80%89%E6%8B%A9%E6%9D%A1%E4%BB%B6%E6%9C%89%E5%93%AA%E4%BA%9B"/>验收检测的受检桩选择条件有哪些？<text:bookmark-end text:name="__RefHeading___Toc2398_1451455009"/></text:h>
      <text:p text:style-name="P24">1）施工质量<text:span text:style-name="T1">有疑问</text:span>的桩； </text:p>
      <text:p text:style-name="P24">2）局部地基条件<text:span text:style-name="T1">出现异常</text:span>的桩； </text:p>
      <text:p text:style-name="P24">3）承载力验收时选择部分<text:span text:style-name="T1">III类</text:span>桩； </text:p>
      <text:p text:style-name="P24">4）<text:span text:style-name="T1">设计方</text:span>认为重要的桩； </text:p>
      <text:p text:style-name="P24">5）施工工艺<text:span text:style-name="T1">不同</text:span>的桩； </text:p>
      <text:p text:style-name="P24">6）宜按规定<text:span text:style-name="T1">均匀</text:span>和<text:span text:style-name="T1">随机</text:span>选择。</text:p>
      <text:h text:style-name="P3" text:outline-level="2"><text:bookmark-start text:name="__RefHeading___Toc2400_1451455009"/><text:bookmark text:name="%E6%A1%A9%E8%BA%AB%E5%AE%8C%E6%95%B4%E6%80%A7%E4%B8%8E%E6%89%BF%E8%BD%BD%E5%8A%9B%E7%9A%84%E6%A3%80%E6%B5%8B%E6%96%B9%E6%B3%95%E6%9C%89%E5%93%AA%E4%BA%9B"/>桩身完整性与承载力的检测方法有哪些？<text:bookmark-end text:name="__RefHeading___Toc2400_1451455009"/></text:h>
      <text:p text:style-name="P5">桩身完整性检测方法：<text:span text:style-name="T1">钻芯法</text:span>、<text:span text:style-name="T1">低应变法</text:span>、<text:span text:style-name="T1">高应变法</text:span>、<text:span text:style-name="T1">声波透射法</text:span>。</text:p>
      <text:h text:style-name="P3" text:outline-level="2"><text:bookmark-start text:name="__RefHeading___Toc2402_1451455009"/><text:bookmark text:name="%E5%90%84%E6%A3%80%E6%B5%8B%E6%96%B9%E6%B3%95%E5%AF%B9%E6%A1%A9%E5%9F%BA%E8%BF%9B%E8%A1%8C%E6%A3%80%E6%B5%8B%E7%9A%84%E5%BC%80%E5%A7%8B%E6%97%B6%E9%97%B4%E6%9C%89%E4%BD%95%E8%A7%84%E5%AE%9A"/>各检测方法对桩基进行检测的开始时间有何规定？<text:bookmark-end text:name="__RefHeading___Toc2402_1451455009"/></text:h>
      <text:p text:style-name="P24">桩基检测<text:span text:style-name="T1">开始时间</text:span>应满足条件：</text:p>
      <text:p text:style-name="P24">1）采用<text:span text:style-name="T1">应变法</text:span>和<text:span text:style-name="T1">声波透射法</text:span>检测，受检桩混凝土强度不应低于设计强度<text:span text:style-name="T1">70%</text:span>且不应低于<text:span text:style-name="T1">15MPa</text:span>。</text:p>
      <text:p text:style-name="P24">2）采用<text:span text:style-name="T1">钻芯法</text:span>检测，受检桩混凝土<text:span text:style-name="T1">龄期</text:span>应达到<text:span text:style-name="T1">28d</text:span>，或者<text:span text:style-name="T1">同条件养护试块</text:span>强度达到<text:span text:style-name="T1">设计强度</text:span>要求。</text:p>
      <text:h text:style-name="P3" text:outline-level="2"><text:bookmark-start text:name="__RefHeading___Toc2404_1451455009"/><text:bookmark text:name="%E6%B3%A5%E6%B5%86%E6%8A%A4%E5%A3%81%E9%92%BB%E5%AD%94%E7%81%8C%E6%B3%A8%E6%A1%A9%E5%B7%A5%E8%89%BA%E6%B5%81%E7%A8%8B"/>泥浆护壁钻孔灌注桩工艺流程？<text:bookmark-end text:name="__RefHeading___Toc2404_1451455009"/></text:h>
      <text:p text:style-name="P5">泥浆护壁钻孔灌注桩工艺流程：场地平整→桩位放线→开挖浆池、浆沟→<text:span text:style-name="T1">护筒埋设</text:span>→钻机就位、孔位校正→<text:span text:style-name="T1">成孔、泥浆循环、清除废浆、泥渣</text:span>→<text:span text:style-name="T1">清孔换浆</text:span>→<text:span text:style-name="T1">终孔验收</text:span>→下钢筋笼和钢导管→<text:span text:style-name="T1">二次清孔</text:span>→浇筑水下混凝土→成桩。</text:p>
      <text:h text:style-name="P3" text:outline-level="2"><text:bookmark-start text:name="__RefHeading___Toc2406_1451455009"/><text:bookmark text:name="%E6%B3%A5%E6%B5%86%E6%8A%A4%E5%A3%81%E9%92%BB%E5%AD%94%E7%81%8C%E6%B3%A8%E6%A1%A9%E5%87%BA%E7%8E%B0%E5%9C%B0%E4%B8%8B%E6%B0%B4%E5%A4%B4%E8%BF%87%E5%A4%A7%E6%97%B6%E5%BA%94%E8%AF%A5%E5%A6%82%E4%BD%95%E5%A4%84%E7%90%86"/>泥浆护壁钻孔灌注桩出现地下水头过大时，应该如何处理？<text:bookmark-end text:name="__RefHeading___Toc2406_1451455009"/></text:h>
      <text:p text:style-name="P5">如地下水位变化过大：应采取<text:span text:style-name="T1">升高护筒</text:span>、<text:span text:style-name="T1">增大水头</text:span>或用<text:span text:style-name="T1">虹吸管连接</text:span>等措施。</text:p>
      <text:h text:style-name="P3" text:outline-level="2"><text:bookmark-start text:name="__RefHeading___Toc2408_1451455009"/><text:bookmark text:name="%E6%B3%A5%E6%B5%86%E6%8A%A4%E5%A3%81%E9%92%BB%E5%AD%94%E7%81%8C%E6%B3%A8%E6%A1%A9%E5%87%BA%E7%8E%B0%E5%AD%94%E5%8F%A3%E5%9D%8D%E5%A1%8C%E6%97%B6%E5%BA%94%E5%A6%82%E4%BD%95%E5%A4%84%E7%90%86"/>泥浆护壁钻孔灌注桩出现孔口坍塌时，应如何处理？<text:bookmark-end text:name="__RefHeading___Toc2408_1451455009"/></text:h>
      <text:p text:style-name="P24">孔口坍塌时：</text:p>
      <text:p text:style-name="P24">应先<text:span text:style-name="T1">探明位置</text:span>，将<text:span text:style-name="T1">砂</text:span>和<text:span text:style-name="T1">黏土</text:span>（或<text:span text:style-name="T1">砂砾</text:span>和<text:span text:style-name="T1">黄土</text:span>）<text:span text:style-name="T1">混合物</text:span>回填到<text:span text:style-name="T1">坍孔位置</text:span>以上<text:span text:style-name="T1">1～2m</text:span>；如<text:span text:style-name="T1">坍孔严重</text:span>，应<text:span text:style-name="T1">全部回填</text:span>，等回填物<text:span text:style-name="T1">沉积密实</text:span>后再进行<text:span text:style-name="T1">钻孔</text:span>。</text:p>
      <text:h text:style-name="P3" text:outline-level="2"><text:bookmark-start text:name="__RefHeading___Toc2410_1451455009"/><text:bookmark text:name="%E9%92%A2%E7%AD%8B%E4%BB%A3%E6%8D%A2%E5%BA%94%E6%BB%A1%E8%B6%B3%E5%93%AA%E4%BA%9B%E5%9B%A0%E7%B4%A0"/>钢筋代换应满足哪些因素？<text:bookmark-end text:name="__RefHeading___Toc2410_1451455009"/></text:h>
      <text:p text:style-name="P25">（1）代换原则：<text:span text:style-name="T1">等强度代换</text:span>或<text:span text:style-name="T1">等面积代换</text:span>。当构件配筋<text:span text:style-name="T1">受强度控制</text:span>时，按钢筋代换前后<text:span text:style-name="T1">强度相等</text:span>的原则进行代换；当构件按<text:span text:style-name="T1">最小配筋率</text:span>配筋时，或<text:span text:style-name="T1">同钢号钢筋</text:span>之间的代换，按钢筋代换前后<text:span text:style-name="T1">面积相等</text:span>的原则进行代换。当构件<text:span text:style-name="T1">受裂缝宽度</text:span>或<text:span text:style-name="T1">挠度</text:span>控制时，代换前后应进行<text:span text:style-name="T1">裂缝宽度</text:span>和<text:span text:style-name="T1">挠度</text:span><text:span text:style-name="T8">验算</text:span>。 </text:p>
      <text:p text:style-name="P25">（2）钢筋代换时，应征得<text:span text:style-name="T1">设计单位</text:span>的同意，并办理<text:span text:style-name="T1">相应手续</text:span>。钢筋代换除应满足设计要求的<text:span text:style-name="T1">构件承载力</text:span>、<text:span text:style-name="T1">最大力下的总伸长率</text:span>、<text:span text:style-name="T1">裂缝宽度验算</text:span>以及<text:span text:style-name="T1">抗震规定</text:span>外，还应满足<text:span text:style-name="T1">最小配筋率</text:span>、<text:span text:style-name="T1">钢筋间距</text:span>、<text:span text:style-name="T1">保护层厚度</text:span>、<text:span text:style-name="T1">钢筋锚固长度</text:span>、<text:span text:style-name="T1">接头面积百分率</text:span>及<text:span text:style-name="T1">搭接长度</text:span>等<text:span text:style-name="T1">构造要求</text:span>。</text:p>
      <text:h text:style-name="P3" text:outline-level="2"><text:bookmark-start text:name="__RefHeading___Toc2412_1451455009"/><text:bookmark text:name="%E9%92%A2%E7%AD%8B%E9%94%99%E4%BD%8D%E7%9A%84%E5%8E%9F%E5%9B%A0%E6%9C%89%E5%93%AA%E4%BA%9B"/>钢筋错位的原因有哪些？<text:bookmark-end text:name="__RefHeading___Toc2412_1451455009"/></text:h>
      <text:p text:style-name="P25">1）钢筋未按照<text:span text:style-name="T1">设计</text:span>或<text:span text:style-name="T1">翻样尺寸</text:span>进行<text:span text:style-name="T1">加工</text:span>和<text:span text:style-name="T1">安装</text:span>；</text:p>
      <text:p text:style-name="P25">2）钢筋<text:span text:style-name="T1">现场翻样</text:span>时，未合理考虑<text:span text:style-name="T1">主筋</text:span>的<text:span text:style-name="T1">相互位置</text:span>及<text:span text:style-name="T1">避让关系</text:span>；</text:p>
      <text:p text:style-name="P25">3）混凝土<text:span text:style-name="T1">浇筑过程</text:span>中，钢筋<text:span text:style-name="T1">被碰撞移位</text:span>后，在混凝土<text:span text:style-name="T1">初凝前</text:span>，没能<text:span text:style-name="T1">及时被校正</text:span>；</text:p>
      <text:p text:style-name="P25">4）保护层<text:span text:style-name="T1">垫块尺寸</text:span>或<text:span text:style-name="T1">安装位置</text:span>不准确。</text:p>
      <text:h text:style-name="P45" text:outline-level="2"><text:bookmark-start text:name="__RefHeading___Toc2420_1451455009"/><text:bookmark text:name="%E6%B7%B7%E5%87%9D%E5%9C%9F%E5%86%AC%E6%9C%9F%E6%96%BD%E5%B7%A5%E7%9A%84%E5%85%BB%E6%8A%A4%E6%9C%9F%E9%97%B4%E7%9A%84%E6%B8%A9%E5%BA%A6%E6%B5%8B%E9%87%8F%E5%BA%94%E7%AC%A6%E5%90%88%E9%82%A3%E4%BA%9B%E8%A7%84%E5%AE%9A"/>混凝土冬期施工的养护期间的温度测量应符合那些规定？<text:bookmark-end text:name="__RefHeading___Toc2420_1451455009"/></text:h>
      <text:p text:style-name="P46">1）采用<text:span text:style-name="T1">蓄热法</text:span>或<text:span text:style-name="T1">综合蓄热法</text:span>时，在达到<text:span text:style-name="T1">受冻临界强度</text:span>之前应每隔<text:span text:style-name="T1">4~6h</text:span>测量一次； </text:p>
      <text:p text:style-name="P46">2）采用<text:span text:style-name="T1">负温养护法</text:span>时，在达到<text:span text:style-name="T1">受冻临界强度</text:span>之前应每隔<text:span text:style-name="T1">2h</text:span>测量一次； </text:p>
      <text:p text:style-name="P46">3）采用<text:span text:style-name="T1">加热法</text:span>时，<text:span text:style-name="T1">升温</text:span>和<text:span text:style-name="T1">降温</text:span>阶段应每隔<text:span text:style-name="T1">1h</text:span>测量一次，<text:span text:style-name="T1">恒温</text:span>阶段每隔<text:span text:style-name="T1">2h</text:span>测量一次。</text:p>
      <text:h text:style-name="P3" text:outline-level="2"><text:bookmark-start text:name="__RefHeading___Toc2414_1451455009"/><text:bookmark text:name="%E9%92%A2%E7%AD%8B%E9%9A%90%E8%94%BD%E5%B7%A5%E7%A8%8B%E9%AA%8C%E6%94%B6%E5%86%85%E5%AE%B9%E6%9C%89%E9%82%A3%E4%BA%9B"/><text:soft-page-break/>钢筋隐蔽工程验收内容有那些？<text:bookmark-end text:name="__RefHeading___Toc2414_1451455009"/></text:h>
      <text:p text:style-name="P25">1）<text:span text:style-name="T23">纵向</text:span><text:span text:style-name="T1">受力钢筋</text:span>的<text:span text:style-name="T1">牌号、规格、数量、位置</text:span>； </text:p>
      <text:p text:style-name="P25">2）钢筋的<text:span text:style-name="T1">连接方式</text:span>、<text:span text:style-name="T1">接头位置</text:span>、<text:span text:style-name="T1">接头质量</text:span>、<text:span text:style-name="T1">接头面积百分率</text:span>、<text:span text:style-name="T1">搭接长度</text:span>、<text:span text:style-name="T1">锚固方式</text:span>及<text:span text:style-name="T1">锚固长度</text:span>； </text:p>
      <text:p text:style-name="P25">3）<text:span text:style-name="T23">箍筋</text:span>、<text:span text:style-name="T23">横向</text:span><text:span text:style-name="T1">钢筋</text:span>的<text:span text:style-name="T1">牌号</text:span>、<text:span text:style-name="T1">规格</text:span>、<text:span text:style-name="T1">数量</text:span>、<text:span text:style-name="T1">间距</text:span>、<text:span text:style-name="T1">位置</text:span>，<text:span text:style-name="T1">箍筋</text:span><text:span text:style-name="T23">弯钩</text:span>的<text:span text:style-name="T1">弯折角度</text:span>及<text:span text:style-name="T1">平直段长度</text:span>； </text:p>
      <text:p text:style-name="P25">4）<text:span text:style-name="T23">预埋件</text:span>的<text:span text:style-name="T1">规格</text:span>、<text:span text:style-name="T1">数量</text:span>和<text:span text:style-name="T1">位置</text:span>。</text:p>
      <text:h text:style-name="P3" text:outline-level="2"><text:bookmark-start text:name="__RefHeading___Toc2416_1451455009"/><text:bookmark text:name="%E5%90%8E%E6%B5%87%E5%B8%A6%E6%B7%B7%E5%87%9D%E5%9C%9F%E5%A1%AB%E5%85%85%E4%BD%9C%E4%B8%9A%E7%9A%84%E6%96%BD%E5%B7%A5%E6%8A%80%E6%9C%AF%E8%A6%81%E7%82%B9%E4%B8%BB%E8%A6%81%E6%9C%89%E5%93%AA%E4%BA%9B"/>后浇带混凝土填充作业的施工技术要点主要有哪些？<text:bookmark-end text:name="__RefHeading___Toc2416_1451455009"/></text:h>
      <text:p text:style-name="P25">1）清除<text:span text:style-name="T42">接槎处</text:span><text:span text:style-name="T1">水泥薄膜</text:span>和<text:span text:style-name="T1">松动石子</text:span>； </text:p>
      <text:p text:style-name="P25">2）调整<text:span text:style-name="T1">钢筋</text:span>； </text:p>
      <text:p text:style-name="P25">3）<text:span text:style-name="T1">清理</text:span>干净； </text:p>
      <text:p text:style-name="P25">4）充分<text:span text:style-name="T1">湿润</text:span>； </text:p>
      <text:p text:style-name="P25">5）使用<text:span text:style-name="T1">强度等级</text:span>提高<text:span text:style-name="T1">一个</text:span>等级的<text:span text:style-name="T1">微膨胀混凝土</text:span>填充；</text:p>
      <text:p text:style-name="P25">6）保湿养护不少于<text:span text:style-name="T1">14d</text:span>。</text:p>
      <text:h text:style-name="P3" text:outline-level="2"><text:bookmark-start text:name="__RefHeading___Toc2418_1451455009"/><text:bookmark text:name="%E6%96%BD%E5%B7%A5%E7%BC%9D%E5%A4%84%E7%BB%A7%E7%BB%AD%E6%B5%87%E7%AD%91%E6%B7%B7%E5%87%9D%E5%9C%9F%E6%97%B6%E5%BA%94%E7%AC%A6%E5%90%88%E9%82%A3%E4%BA%9B%E8%A7%84%E5%AE%9A"/>施工缝处继续浇筑混凝土时，应符合那些规定？<text:bookmark-end text:name="__RefHeading___Toc2418_1451455009"/></text:h>
      <text:p text:style-name="P25">1）已浇筑的混凝土，其<text:span text:style-name="T1">抗压强度</text:span>不应小于<text:span text:style-name="T42">1.2N/mm</text:span><text:span text:style-name="T43">2</text:span>； </text:p>
      <text:p text:style-name="P25">2）在<text:span text:style-name="T1">己硬化</text:span>的混凝土<text:span text:style-name="T1">表面</text:span>上，应清除<text:span text:style-name="T1">水泥薄膜</text:span>和<text:span text:style-name="T1">松动石子</text:span>以及<text:span text:style-name="T1">软弱混凝土层</text:span>，并加以<text:span text:style-name="T1">充分湿润</text:span>和<text:span text:style-name="T1">冲洗干净</text:span>，且不得积水； </text:p>
      <text:p text:style-name="P25">3）在浇筑混凝土前，宜先在<text:span text:style-name="T1">施工缝</text:span>处刷一层<text:span text:style-name="T1">水泥浆</text:span>（可掺适量<text:span text:style-name="T1">界面剂</text:span>）或铺一层与混凝土内成分相同的<text:span text:style-name="T1">水泥砂浆</text:span>； </text:p>
      <text:p text:style-name="P25">4）混凝土应<text:span text:style-name="T1">细致捣实</text:span>，使<text:span text:style-name="T1">新旧</text:span>混凝土<text:span text:style-name="T1">紧密结合</text:span>。</text:p>
      <text:h text:style-name="P3" text:outline-level="2"><text:bookmark-start text:name="__RefHeading___Toc2422_1451455009"/><text:bookmark text:name="%E6%B7%B7%E5%87%9D%E5%9C%9F%E6%96%BD%E5%B7%A5%E5%81%8F%E5%B7%AE%E4%BA%A7%E7%94%9F%E7%9A%84%E5%8E%9F%E5%9B%A0%E6%9C%89%E9%82%A3%E4%BA%9B%E5%BA%94%E5%A6%82%E4%BD%95%E5%A4%84%E7%90%86"/>混凝土施工偏差产生的原因有那些？应如何处理？<text:bookmark-end text:name="__RefHeading___Toc2422_1451455009"/></text:h>
      <text:p text:style-name="P25">原因：</text:p>
      <text:p text:style-name="P25">1）没有按<text:span text:style-name="T1">施工图</text:span>进行施工<text:span text:style-name="T1">放线</text:span>或<text:span text:style-name="T1">误差过大</text:span>。 </text:p>
      <text:p text:style-name="P25">2）模板的<text:span text:style-name="T1">强度</text:span>和<text:span text:style-name="T1">刚度</text:span>不足。 </text:p>
      <text:p text:style-name="P25">3）模板<text:span text:style-name="T1">支撑基座不实</text:span>，受力<text:span text:style-name="T1">变形大</text:span>。 </text:p>
      <text:p text:style-name="P25">防治措施：</text:p>
      <text:p text:style-name="P25">1）施工前必须按<text:span text:style-name="T1">施工图</text:span>放线，并确保构件<text:span text:style-name="T1">断面几何尺寸</text:span>和<text:span text:style-name="T1">轴线定位线</text:span>准确<text:span text:style-name="T1">无误</text:span>。 </text:p>
      <text:p text:style-name="P25">2）模板及其支撑（架）必须具有足够的<text:span text:style-name="T1">承载力</text:span>、<text:span text:style-name="T1">刚度</text:span>和<text:span text:style-name="T1">稳定性</text:span>，确保模具在浇筑混凝土及养护过程中，<text:span text:style-name="T1">不变形</text:span>、<text:span text:style-name="T1">不失稳</text:span>、<text:span text:style-name="T1">不跑模</text:span>。 </text:p>
      <text:p text:style-name="P25">3）要确保模板<text:span text:style-name="T1">支撑基座坚实</text:span>。 </text:p>
      <text:p text:style-name="P25">4）在<text:span text:style-name="T1">浇筑</text:span>混凝土<text:span text:style-name="T1">前后及过程中</text:span>，要<text:span text:style-name="T1">认真检查</text:span>，<text:span text:style-name="T1">及时</text:span>发现问题，<text:span text:style-name="T1">及时</text:span>纠正。</text:p>
      <text:h text:style-name="P3" text:outline-level="2"><text:bookmark-start text:name="__RefHeading___Toc2424_1451455009"/><text:bookmark text:name="%E6%B7%B7%E5%87%9D%E5%9C%9F%E5%BC%BA%E5%BA%A6%E7%9A%84%E8%AF%95%E4%BB%B6%E5%8F%96%E6%A0%B7%E7%9A%84%E7%9B%B8%E5%85%B3%E8%A7%84%E5%AE%9A%E5%86%85%E5%AE%B9"/>混凝土强度的试件取样的相关规定内容。<text:bookmark-end text:name="__RefHeading___Toc2424_1451455009"/></text:h>
      <text:p text:style-name="P26">用于检查结构构件混凝土强度的试件，应在混凝土的<text:span text:style-name="T1">浇筑地点</text:span><text:span text:style-name="T23">随机</text:span>抽取。对于同一配合比的混凝土：</text:p>
      <text:p text:style-name="P26">1）每拌制<text:span text:style-name="T1">100盘</text:span>且不超过<text:span text:style-name="T1">100m</text:span><text:span text:style-name="T39">3</text:span>同<text:span text:style-name="T1">配合比</text:span>的混凝土，取样不得少于一次； </text:p>
      <text:p text:style-name="P26">2）每<text:span text:style-name="T1">工作班</text:span>拌制不足<text:span text:style-name="T1">100盘</text:span>时，取样不得少于一次； </text:p>
      <text:p text:style-name="P26">3）每次<text:span text:style-name="T1">连续浇筑</text:span>超过<text:span text:style-name="T1">1000m</text:span><text:span text:style-name="T39">3</text:span>时，每<text:span text:style-name="T1">200m</text:span><text:span text:style-name="T39">3</text:span>取样不得少于一次； </text:p>
      <text:p text:style-name="P26">4）每一<text:span text:style-name="T1">楼层</text:span>取样不得少于一次。</text:p>
      <text:h text:style-name="P3" text:outline-level="2"><text:bookmark-start text:name="__RefHeading___Toc2426_1451455009"/><text:bookmark text:name="%E6%B7%B7%E5%87%9D%E5%9C%9F%E7%BB%93%E6%9E%84%E5%AE%9E%E4%BD%93%E6%A3%80%E9%AA%8C%E7%9A%84%E5%86%85%E5%AE%B9%E4%B8%8E%E7%9B%B8%E5%85%B3%E8%A7%84%E5%AE%9A"/>混凝土结构实体检验的内容与相关规定。<text:bookmark-end text:name="__RefHeading___Toc2426_1451455009"/></text:h>
      <text:p text:style-name="P26">1）<text:span text:style-name="T1">结构实体检验</text:span>应包括<text:span text:style-name="T1">混凝土强度</text:span>、<text:span text:style-name="T1">钢筋保护层厚度</text:span>、<text:span text:style-name="T1">结构位置</text:span>与<text:span text:style-name="T1">尺寸偏差</text:span>以及<text:span text:style-name="T1">合同约定的项目</text:span>；必要时可检验其他项目。 </text:p>
      <text:p text:style-name="P26">2）结构实体检验应由<text:span text:style-name="T1">监理单位</text:span>组织<text:span text:style-name="T1">施工单位</text:span>实施，并见证实施过程。<text:span text:style-name="T1">施工单位</text:span>应制定<text:span text:style-name="T1">结构实体检验专项方案</text:span>，并经监理单位审核批准后<text:span text:style-name="T1">实施</text:span>。除<text:span text:style-name="T1">结构位置</text:span>与<text:span text:style-name="T1">尺寸偏差</text:span>外的结构实体检验项目，应由具有相应资质的<text:span text:style-name="T1">检测机构</text:span>完成。 </text:p>
      <text:p text:style-name="P26">3）结构实体混凝土强度检验宜采用<text:span text:style-name="T1">同条件养护试件</text:span>方法；当<text:span text:style-name="T1">未取得</text:span>同条件养护试件强度或同条件养护试件强度<text:span text:style-name="T1">不符合要求</text:span>时，可采用<text:span text:style-name="T1">回弹-取芯法</text:span>进行检验。</text:p>
      <text:h text:style-name="P45" text:outline-level="2"><text:bookmark-start text:name="__RefHeading___Toc2438_1451455009"/><text:bookmark text:name="%E7%84%8A%E6%8E%A5%E6%9D%90%E6%96%99%E8%BF%9B%E5%9C%BA%E6%97%B6%E5%BA%94%E5%AF%B9%E5%85%B6%E8%BF%9B%E8%A1%8C%E5%93%AA%E4%BA%9B%E5%8F%82%E6%95%B0%E7%9A%84%E6%A3%80%E6%B5%8B%E8%AF%95%E9%AA%8C"/>焊接材料进场时，应对其进行哪些参数的检测试验？<text:bookmark-end text:name="__RefHeading___Toc2438_1451455009"/></text:h>
      <text:p text:style-name="P46"><text:span text:style-name="T1">焊接材料</text:span>进场时，应进行：<text:span text:style-name="T1">化学成分</text:span>和<text:span text:style-name="T1">力学性能</text:span>检验。</text:p>
      <text:h text:style-name="P3" text:outline-level="2"><text:bookmark-start text:name="__RefHeading___Toc2428_1451455009"/><text:bookmark text:name="%E6%B7%B7%E5%87%9D%E5%9C%9F%E7%BB%93%E6%9E%84%E6%96%BD%E5%B7%A5%E8%B4%A8%E9%87%8F%E4%B8%8D%E7%AC%A6%E5%90%88%E8%A6%81%E6%B1%82%E6%97%B6%E5%BA%94%E6%8C%89%E5%A6%82%E4%BD%95%E8%BF%9B%E8%A1%8C%E5%A4%84%E7%90%86"/><text:soft-page-break/>混凝土结构施工质量不符合要求时，应按如何进行处理？<text:bookmark-end text:name="__RefHeading___Toc2428_1451455009"/></text:h>
      <text:p text:style-name="P26">1）经<text:span text:style-name="T1">返工</text:span>、<text:span text:style-name="T1">返修</text:span>或<text:span text:style-name="T1">更换构件</text:span>、<text:span text:style-name="T1">部件</text:span>的，应<text:span text:style-name="T1">重新</text:span>进行<text:span text:style-name="T1">验收</text:span>；</text:p>
      <text:p text:style-name="P26"><text:s/>2）经<text:span text:style-name="T1">有资质的检测机构</text:span>检测鉴定<text:span text:style-name="T1">达到设计要求</text:span>的，应予以<text:span text:style-name="T1">验收</text:span>；</text:p>
      <text:p text:style-name="P26"><text:s/>3）经<text:span text:style-name="T1">有资质的检测机构</text:span>检测鉴定<text:span text:style-name="T1">达不到设计要求</text:span>，但经<text:span text:style-name="T1">原设计单位</text:span>核算并确认<text:span text:style-name="T1">仍可满足结构安全</text:span>和<text:span text:style-name="T1">使用功能</text:span>的，可予以<text:span text:style-name="T1">验收</text:span>；</text:p>
      <text:p text:style-name="P26"><text:s/>4）经<text:span text:style-name="T1">返修</text:span>或<text:span text:style-name="T1">加固处理</text:span>能够满足<text:span text:style-name="T1">结构可靠性</text:span>要求的，可根据<text:span text:style-name="T1">技术处理方案</text:span>和<text:span text:style-name="T1">协商文件</text:span>进行<text:span text:style-name="T1">验收</text:span>。</text:p>
      <text:h text:style-name="P3" text:outline-level="2"><text:bookmark-start text:name="__RefHeading___Toc2430_1451455009"/><text:bookmark text:name="%E7%A0%8C%E4%BD%93%E7%BB%93%E6%9E%84%E5%B7%A5%E7%A8%8B%E6%A3%80%E9%AA%8C%E6%89%B9%E7%9A%84%E5%88%92%E5%88%86%E5%BA%94%E7%AC%A6%E5%90%88%E9%82%A3%E4%BA%9B%E8%A7%84%E5%AE%9A"/>砌体结构工程检验批的划分应符合那些规定？<text:bookmark-end text:name="__RefHeading___Toc2430_1451455009"/></text:h>
      <text:p text:style-name="P26">1）所用<text:span text:style-name="T1">材料类型</text:span>及同类型材料的<text:span text:style-name="T1">强度等级</text:span>相同；</text:p>
      <text:p text:style-name="P26"><text:s/>2）不超过<text:span text:style-name="T1">250m</text:span><text:span text:style-name="T39">3</text:span>砌体；</text:p>
      <text:p text:style-name="P26"><text:s/>3）主体结构砌体<text:span text:style-name="T1">一个楼层</text:span>（基础砌体可按一个楼层计），填充墙砌体量少时可<text:span text:style-name="T1">多个楼层合并</text:span>。</text:p>
      <text:h text:style-name="P3" text:outline-level="2"><text:bookmark-start text:name="__RefHeading___Toc2432_1451455009"/><text:bookmark text:name="%E7%A0%8C%E7%AD%91%E7%A0%82%E6%B5%86%E8%AF%95%E5%9D%97%E5%BC%BA%E5%BA%A6%E5%A6%82%E4%BD%95%E7%A1%AE%E5%AE%9A"/>砌筑砂浆试块强度如何确定？<text:bookmark-end text:name="__RefHeading___Toc2432_1451455009"/></text:h>
      <text:p text:style-name="P26">将<text:span text:style-name="T1">砂浆</text:span>做成<text:span text:style-name="T1">70.7mmX70.7mmX70.7mm</text:span>的<text:span text:style-name="T1">立方体试块</text:span>，标准养护<text:span text:style-name="T1">28d</text:span>（温度20士2，相对湿度90%以上）。每组取3个试块进行抗压强度试验，抗压强度试验结果确定原则：</text:p>
      <text:p text:style-name="P26">（1）应以三个试件测值的<text:span text:style-name="T1">算术平均值</text:span>作为该组试件的砂浆立方体试件抗压强度平均值（f<text:span text:style-name="T41">2</text:span>），精确至<text:span text:style-name="T6">0</text:span><text:span text:style-name="T1">.1MPa</text:span>； </text:p>
      <text:p text:style-name="P26">（2）当三个测值的<text:span text:style-name="T1">最大值</text:span>或<text:span text:style-name="T1">最小值</text:span>中如有一个与<text:span text:style-name="T1">中间值</text:span>的<text:span text:style-name="T1">差值</text:span>超过中间值的<text:span text:style-name="T1">15%</text:span>时，则把最大值及最小值一井舍去，取<text:span text:style-name="T1">中间值</text:span>作为该组试件的<text:span text:style-name="T1">抗压强度值</text:span>； </text:p>
      <text:p text:style-name="P26">（3）当两个测值与中间值的<text:span text:style-name="T1">差值</text:span>均<text:span text:style-name="T1">超过</text:span>中间值的<text:span text:style-name="T1">15%</text:span>时，则该组试件的试验结果为<text:span text:style-name="T1">无效</text:span>。</text:p>
      <text:h text:style-name="P3" text:outline-level="2"><text:bookmark-start text:name="__RefHeading___Toc2434_1451455009"/><text:bookmark text:name="%E7%A0%8C%E7%AD%91%E7%A0%82%E6%B5%86%E8%AF%95%E5%9D%97%E5%90%88%E6%A0%BC%E6%A0%87%E5%87%86%E6%98%AF%E4%BB%80%E4%B9%88"/>砌筑砂浆试块合格标准是什么？<text:bookmark-end text:name="__RefHeading___Toc2434_1451455009"/></text:h>
      <text:p text:style-name="P5">砌筑砂浆<text:span text:style-name="T1">试块强度</text:span>验收时，同一验收批砂浆试块抗压强度<text:span text:style-name="T1">平均值</text:span>应大于或等于设计强度<text:span text:style-name="T1">等级值</text:span>的<text:span text:style-name="T1">1.10</text:span>倍，同一验收批砂浆试块抗压强度的<text:span text:style-name="T1">最小一组平均值</text:span>应大于或等于 设计强度等级值的<text:span text:style-name="T1">85%</text:span>，其强度才能判定为<text:span text:style-name="T1">合格</text:span>。</text:p>
      <text:h text:style-name="P3" text:outline-level="2"><text:bookmark-start text:name="__RefHeading___Toc2436_1451455009"/><text:bookmark text:name="%E9%87%87%E7%94%A8%E7%8E%B0%E5%9C%BA%E6%A3%80%E9%AA%8C%E6%96%B9%E6%B3%95%E5%AF%B9%E7%A0%82%E6%B5%86%E5%92%8C%E7%A0%8C%E4%BD%93%E5%BC%BA%E5%BA%A6%E8%BF%9B%E8%A1%8C%E5%AE%9E%E4%BD%93%E6%A3%80%E6%B5%8B%E5%B9%B6%E5%88%A4%E5%AE%9A%E5%85%B6%E5%BC%BA%E5%BA%A6%E7%9A%84%E6%83%85%E5%86%B5%E6%9C%89%E9%82%A3%E4%BA%9B"/>采用现场检验方法对砂浆和砌体强度进行实体检测，并判定其强度的情况有那些？<text:bookmark-end text:name="__RefHeading___Toc2436_1451455009"/></text:h>
      <text:p text:style-name="P26">1）砂浆试块<text:span text:style-name="T1">缺乏代表性</text:span>或<text:span text:style-name="T1">试块数量不足</text:span>； </text:p>
      <text:p text:style-name="P26">2）对砂浆试块的<text:span text:style-name="T1">试验</text:span><text:span text:style-name="T8">结果</text:span><text:span text:style-name="T1">有怀疑</text:span>或<text:span text:style-name="T1">有争议</text:span>； </text:p>
      <text:p text:style-name="P26">3）砂浆试块的试验结果，<text:span text:style-name="T1">不能满足设计要求</text:span>； </text:p>
      <text:p text:style-name="P26">4）<text:span text:style-name="T1">发生</text:span>工程<text:span text:style-name="T1">事故</text:span>，需进一步<text:span text:style-name="T1">分析事故原因</text:span>。</text:p>
      <text:h text:style-name="P3" text:outline-level="2"><text:bookmark-start text:name="__RefHeading___Toc2440_1451455009"/><text:bookmark text:name="%E6%A0%B9%E6%8D%AE%E7%84%8A%E6%8E%A5%E6%8E%A5%E5%A4%B4%E7%9A%84%E8%BF%9E%E6%8E%A5%E9%83%A8%E4%BD%8D%E5%8F%AF%E4%BB%A5%E5%B0%86%E7%86%94%E5%8C%96%E7%84%8A%E6%8E%A5%E5%A4%B4%E5%88%86%E4%B8%BA%E5%93%AA%E4%BA%9B%E5%BD%A2%E5%BC%8F"/>根据焊接接头的连接部位，可以将熔化焊接头分为哪些形式？<text:bookmark-end text:name="__RefHeading___Toc2440_1451455009"/></text:h>
      <text:p text:style-name="P5">根据焊接接头的连接部位，可以将熔化焊接头分为：<text:span text:style-name="T1">对接接头</text:span>、<text:span text:style-name="T1">角接接头</text:span>、<text:span text:style-name="T1">T形</text:span>及<text:span text:style-name="T1">十字接头</text:span>、<text:span text:style-name="T1">搭接接头</text:span>和<text:span text:style-name="T1">塞焊接头</text:span>等。</text:p>
      <text:h text:style-name="P3" text:outline-level="2"><text:bookmark-start text:name="__RefHeading___Toc2442_1451455009"/><text:bookmark text:name="z%E5%90%91%E5%B1%82%E7%8A%B6%E6%92%95%E8%A3%82%E9%A2%84%E9%98%B2%E4%B8%8E%E5%A4%84%E7%90%86%E6%8E%AA%E6%96%BD"/>Z向层状撕裂预防与处理措施？<text:bookmark-end text:name="__RefHeading___Toc2442_1451455009"/></text:h>
      <text:p text:style-name="P5">在<text:span text:style-name="T1">板厚较大</text:span>的情况下，为了防止Z向层状撕裂，必须对接头处的焊缝进行<text:span text:style-name="T1">补强角焊</text:span>，补强焊脚尺寸一般应大于<text:span text:style-name="T1">t/4</text:span>（t为较厚板的板厚）和<text:span text:style-name="T1">小于10mm</text:span>。当其<text:span text:style-name="T1">翼缘板</text:span>厚度等于或大于<text:span text:style-name="T1">40mm</text:span>时，设计宜采用<text:span text:style-name="T1">抗层状撕裂的钢板</text:span>，钢板的<text:span text:style-name="T1">厚度方向性能级别</text:span>应根据工程的<text:span text:style-name="T1">结构类型</text:span>、<text:span text:style-name="T1">节点形式</text:span>及<text:span text:style-name="T1">板厚</text:span>和<text:span text:style-name="T1">受力状态</text:span>等具体情况选择。</text:p>
      <text:h text:style-name="P3" text:outline-level="2"><text:bookmark-start text:name="__RefHeading___Toc2444_1451455009"/><text:bookmark text:name="%E9%92%A2%E7%BB%93%E6%9E%84%E5%8D%95%E5%B1%82%E5%8E%82%E6%88%BF%E5%AE%89%E8%A3%85%E5%87%86%E5%A4%87%E5%B7%A5%E4%BD%9C%E6%9C%89%E5%93%AA%E4%BA%9B"/>钢结构单层厂房安装准备工作有哪些？<text:bookmark-end text:name="__RefHeading___Toc2444_1451455009"/></text:h>
      <text:p text:style-name="P5">安装准备工作包括：<text:span text:style-name="T1">技术准备</text:span>、<text:span text:style-name="T1">机具准备</text:span>、<text:span text:style-name="T1">构件材料准备</text:span>、<text:span text:style-name="T1">现场基础准备</text:span>和<text:span text:style-name="T1">劳动力准备</text:span>等。</text:p>
      <text:h text:style-name="P3" text:outline-level="2"><text:bookmark-start text:name="__RefHeading___Toc2446_1451455009"/><text:bookmark text:name="%E9%AB%98%E5%B1%82%E9%92%A2%E7%BB%93%E6%9E%84%E5%AE%89%E8%A3%85%E7%9A%84%E5%87%86%E5%A4%87%E5%B7%A5%E4%BD%9C%E6%9C%89%E5%93%AA%E4%BA%9B"/>高层钢结构安装的准备工作有哪些？<text:bookmark-end text:name="__RefHeading___Toc2446_1451455009"/></text:h>
      <text:p text:style-name="P5">高层钢结构安装的准备工作，包括：<text:span text:style-name="T1">钢构件预检和配套</text:span>、<text:span text:style-name="T1">定位轴线及标高</text:span>和<text:span text:style-name="T1">地脚螺栓的检查</text:span>、<text:span text:style-name="T1">钢构件现场堆放</text:span>、<text:span text:style-name="T1">安装机械的选择</text:span>、<text:span text:style-name="T1">安装流水段的划分</text:span>和<text:span text:style-name="T1">安装顺序的确定</text:span>、<text:span text:style-name="T1">劳动力的进场</text:span>等。</text:p>
      <text:h text:style-name="P3" text:outline-level="2"><text:bookmark-start text:name="__RefHeading___Toc2448_1451455009"/><text:bookmark text:name="%E9%92%A2%E6%9F%B1%E5%BA%95%E9%83%A8%E9%A2%84%E7%95%99%E8%9E%BA%E6%A0%93%E5%AD%94%E4%B8%8E%E9%A2%84%E5%9F%8B%E8%9E%BA%E6%A0%93%E4%B8%8D%E5%AF%B9%E4%B8%AD%E7%9A%84%E9%97%AE%E9%A2%98%E7%9A%84%E9%A2%84%E9%98%B2%E4%B8%8E%E5%A4%84%E7%90%86"/>钢柱底部预留螺栓孔与预埋螺栓不对中的问题的预防与处理。<text:bookmark-end text:name="__RefHeading___Toc2448_1451455009"/></text:h>
      <text:p text:style-name="P27">1）钢柱底部<text:span text:style-name="T1">预留螺栓孔</text:span>应<text:span text:style-name="T1">放大样</text:span>后制作，并确保<text:span text:style-name="T1">螺栓孔位</text:span>与<text:span text:style-name="T1">柱子轴线</text:span>相对位置准确。</text:p>
      <text:p text:style-name="P27">2）如螺栓孔<text:span text:style-name="T1">偏移不大</text:span>，<text:span text:style-name="T1">经</text:span>设计人员<text:span text:style-name="T1">许可</text:span>，沿偏差方向<text:span text:style-name="T1">将孔扩大</text:span>为<text:span text:style-name="T1">椭圆孔</text:span>，然后换用<text:span text:style-name="T1">加大</text:span>的<text:span text:style-name="T1">垫圈</text:span>进行安装。 </text:p>
      <text:p text:style-name="P27">3）如螺栓孔<text:span text:style-name="T1">偏移较大</text:span>，<text:span text:style-name="T1">经</text:span>设计<text:span text:style-name="T1">认可</text:span>，可将<text:span text:style-name="T1">原孔塞焊</text:span>，重新<text:span text:style-name="T1">补钻孔</text:span>。</text:p>
      <text:h text:style-name="P3" text:outline-level="2"><text:bookmark-start text:name="__RefHeading___Toc2450_1451455009"/><text:bookmark text:name="%E5%B1%8B%E9%9D%A2%E5%8E%8B%E5%9E%8B%E9%92%A2%E6%9D%BF%E6%96%BD%E5%B7%A5%E6%B5%81%E7%A8%8B"/><text:soft-page-break/>屋面压型钢板施工流程。<text:bookmark-end text:name="__RefHeading___Toc2450_1451455009"/></text:h>
      <text:p text:style-name="P5"><text:span text:style-name="T1">压型钢板</text:span>与其他相关联的工序应按下列工序流程进行施工：钢结构<text:span text:style-name="T1">隐蔽验收</text:span>→搭设<text:span text:style-name="T1">支顶架</text:span>→压型钢板<text:span text:style-name="T1">安装焊接</text:span>→<text:span text:style-name="T1">堵头板</text:span>和<text:span text:style-name="T1">封边板</text:span>安装→<text:span text:style-name="T1">压型板锁口</text:span>→<text:span text:style-name="T1">栓钉焊</text:span>→清扫、施工批交验→设备管道、电气线路施工、钢筋绑扎→混凝土浇筑。</text:p>
      <text:h text:style-name="P3" text:outline-level="2"><text:bookmark-start text:name="__RefHeading___Toc2452_1451455009"/><text:bookmark text:name="%E7%BD%91%E6%9E%B6%E7%9A%84%E5%AE%89%E8%A3%85%E6%96%B9%E6%B3%95%E4%B8%8E%E9%80%82%E7%94%A8%E8%8C%83%E5%9B%B4"/>网架的安装方法与适用范围。<text:bookmark-end text:name="__RefHeading___Toc2452_1451455009"/></text:h>
      <text:p text:style-name="P27"><text:span text:style-name="T1">高空散装法</text:span>：适用于全支架拼装的各种类型的空间网格结构，尤其适用于<text:span text:style-name="T1">螺栓连接</text:span>、<text:span text:style-name="T1">销轴连接</text:span>等非焊接连接的结构。 </text:p>
      <text:p text:style-name="P27"><text:span text:style-name="T1">分条或分块安装法</text:span>：适用于分割后刚度和受力状况改变较小的网架，如两向正交正放四角锥、正向抽空四角锥等网架。分条或分块的大小应根据起重能力而定。</text:p>
      <text:p text:style-name="P27"><text:s/><text:span text:style-name="T1">滑移法</text:span>：适用于能设置平行滑轨的各种空间网格结构，尤其适用于必须跨越施工 （不允许搭设支架）或场地狭窄、起重运输不便等情况。 </text:p>
      <text:p text:style-name="P27"><text:span text:style-name="T1">整体吊装法</text:span>：适用于中小型网架，吊装时可在高空平移或旋转就位。 </text:p>
      <text:p text:style-name="P27"><text:span text:style-name="T1">整体提升法</text:span>：适用于各种类型的网架，结构在地面整体拼装完毕后用提升设备提 升至设计标高、就位。 </text:p>
      <text:p text:style-name="P27"><text:span text:style-name="T1">整体顶升法</text:span>：适用于支点较少的多点支承网架。</text:p>
      <text:h text:style-name="P3" text:outline-level="2"><text:bookmark-start text:name="__RefHeading___Toc2454_1451455009"/><text:bookmark text:name="%E8%A3%85%E9%85%8D%E5%BC%8F%E7%BB%93%E6%9E%84%E6%96%BD%E5%B7%A5%E4%B8%93%E9%A1%B9%E6%96%BD%E5%B7%A5%E6%96%B9%E6%A1%88%E7%9A%84%E5%86%85%E5%AE%B9"/>装配式结构施工专项施工方案的内容。<text:bookmark-end text:name="__RefHeading___Toc2454_1451455009"/></text:h>
      <text:p text:style-name="P5">装配式混凝土结构施工应制定<text:span text:style-name="T1">专项方案</text:span>，内容宜包括<text:span text:style-name="T1">工程概况</text:span>、<text:span text:style-name="T1">编制依据</text:span>、<text:span text:style-name="T1">进度计划</text:span>、<text:span text:style-name="T1">施工场地布置</text:span>、<text:span text:style-name="T1">预制构件运输与存放</text:span>、<text:span text:style-name="T1">安装与连接施工</text:span>、<text:span text:style-name="T1">绿色施工</text:span>、<text:span text:style-name="T1">安全管理</text:span>、<text:span text:style-name="T1">质量管理</text:span>、<text:span text:style-name="T1">信息化管理</text:span>、<text:span text:style-name="T1">应急预案</text:span>等。</text:p>
      <text:h text:style-name="P3" text:outline-level="2"><text:bookmark-start text:name="__RefHeading___Toc2456_1451455009"/><text:bookmark text:name="%E8%A3%85%E9%85%8D%E5%BC%8F%E7%BB%93%E6%9E%84%E6%96%BD%E5%B7%A5%E7%BB%84%E7%BB%87%E8%AE%BE%E8%AE%A1%E5%BA%94%E8%AF%A5%E7%AD%96%E5%88%92%E4%B8%8E%E5%8D%8F%E5%90%8C%E9%82%A3%E4%BA%9B%E4%B8%93%E4%B8%9A%E8%A6%81%E6%B1%82%E5%88%B6%E5%AE%9A%E6%96%BD%E5%B7%A5%E7%BB%84%E7%BB%87%E8%AE%BE%E8%AE%A1"/>装配式结构施工组织设计应该策划与协同那些专业要求，制定施工组织设计？<text:bookmark-end text:name="__RefHeading___Toc2456_1451455009"/></text:h>
      <text:p text:style-name="P5"><text:span text:style-name="T1">装配式混凝土建筑</text:span>应结合<text:span text:style-name="T1">设计</text:span>、<text:span text:style-name="T1">生产</text:span>、<text:span text:style-name="T1">装配</text:span>一体化的原则<text:span text:style-name="T1">整体策划</text:span>，协同<text:span text:style-name="T1">建筑</text:span>、 <text:span text:style-name="T1">结构</text:span>、<text:span text:style-name="T1">机电</text:span>、<text:span text:style-name="T1">装饰装修</text:span>等专业要求，制定<text:span text:style-name="T1">施工组织设计</text:span>。</text:p>
      <text:h text:style-name="P3" text:outline-level="2"><text:bookmark-start text:name="__RefHeading___Toc2458_1451455009"/><text:bookmark text:name="%E9%A2%84%E5%88%B6%E6%9E%84%E4%BB%B6%E7%94%9F%E4%BA%A7%E5%89%8D%E5%BA%94%E7%BC%96%E5%88%B6%E7%94%9F%E4%BA%A7%E6%96%B9%E6%A1%88%E5%B9%B6%E5%AE%9C%E5%8C%85%E6%8B%AC%E5%93%AA%E4%BA%9B%E5%86%85%E5%AE%B9"/>预制构件生产前应编制生产方案，并宜包括哪些内容？<text:bookmark-end text:name="__RefHeading___Toc2458_1451455009"/></text:h>
      <text:p text:style-name="P5">预制构件生产前应编制<text:span text:style-name="T1">生产方案</text:span>，并宜包括<text:span text:style-name="T1">生产计划</text:span>及<text:span text:style-name="T1">生产工艺</text:span>、<text:span text:style-name="T1">模具方案及计划</text:span>、<text:span text:style-name="T1">技术质量控制措施、成品存放</text:span>、<text:span text:style-name="T1">运输</text:span>和<text:span text:style-name="T1">保护方案</text:span>等。</text:p>
      <text:h text:style-name="P3" text:outline-level="2"><text:bookmark-start text:name="__RefHeading___Toc2460_1451455009"/>对不进行结构性能检验的预制构件，应采取哪些措施保证其质量符合要求？<text:bookmark-end text:name="__RefHeading___Toc2460_1451455009"/></text:h>
      <text:p text:style-name="P17">① 施工单位或监理单位代表应<text:span text:style-name="T1">驻厂监督生产过程</text:span>。 </text:p>
      <text:p text:style-name="P17">②当无驻厂监督时，预制构件进场时应对其<text:span text:style-name="T1">主要受力钢筋</text:span><text:span text:style-name="T23">数量</text:span>、<text:span text:style-name="T23">规格</text:span>、<text:span text:style-name="T23">间距</text:span>、<text:span text:style-name="T1">保护层厚度</text:span>及<text:span text:style-name="T1">混凝土强度</text:span>等进行<text:span text:style-name="T1">实体检验</text:span>。</text:p>
      <text:h text:style-name="P3" text:outline-level="2"><text:bookmark-start text:name="__RefHeading___Toc2462_1451455009"/><text:bookmark text:name="%E7%AB%96%E5%90%91%E6%9E%84%E4%BB%B6%E6%B0%B4%E5%B9%B3%E6%9E%84%E4%BB%B6%E5%AE%89%E8%A3%85%E5%90%8E%E5%BA%94%E5%88%86%E5%88%AB%E5%AF%B9%E5%93%AA%E4%BA%9B%E5%86%85%E5%AE%B9%E8%BF%9B%E8%A1%8C%E6%A0%A1%E6%A0%B8%E5%92%8C%E8%B0%83%E6%95%B4"/>竖向构件、水平构件安装后，应分别对哪些内容进行校核和调整？<text:bookmark-end text:name="__RefHeading___Toc2462_1451455009"/></text:h>
      <text:p text:style-name="P27">竖向构件安装后，应对<text:span text:style-name="T1">安装位置</text:span>、<text:span text:style-name="T1">安装标高</text:span>、<text:span text:style-name="T1">垂直度</text:span><text:span text:style-name="T8">校核</text:span>和<text:span text:style-name="T8">调整</text:span>；</text:p>
      <text:p text:style-name="P27">水平构件安装后，应对<text:span text:style-name="T1">安装位置</text:span>、<text:span text:style-name="T1">安装标高</text:span>进行校核与调整； </text:p>
      <text:p text:style-name="P27">水平构件安装后，应对<text:span text:style-name="T1">相邻</text:span>预制构件<text:span text:style-name="T1">平整度</text:span>、<text:span text:style-name="T1">高低差</text:span>、<text:span text:style-name="T1">拼缝尺寸</text:span>进行校核与调整。</text:p>
      <text:h text:style-name="P3" text:outline-level="2"><text:bookmark-start text:name="__RefHeading___Toc2464_1451455009"/><text:bookmark text:name="%E6%A2%81%E6%9D%BF%E7%B1%BB%E7%AE%80%E6%94%AF%E5%8F%97%E5%BC%AF%E9%A2%84%E5%88%B6%E6%9E%84%E4%BB%B6%E8%BF%9B%E5%9C%BA%E6%97%B6%E5%BA%94%E8%BF%9B%E8%A1%8C%E7%BB%93%E6%9E%84%E6%80%A7%E8%83%BD%E6%A3%80%E9%AA%8C%E5%86%85%E5%AE%B9%E5%8C%85%E6%8B%AC"/>梁板类简支受弯预制构件进场时应进行结构性能检验，内容包括？<text:bookmark-end text:name="__RefHeading___Toc2464_1451455009"/></text:h>
      <text:p text:style-name="P27">（1）<text:span text:style-name="T1">钢筋</text:span>混凝土构件和<text:span text:style-name="T1">允许出现裂缝</text:span>的<text:span text:style-name="T1">预应力</text:span>混凝土构件应进行<text:span text:style-name="T1">承载力</text:span>、<text:span text:style-name="T1">挠度</text:span>和<text:span text:style-name="T1">裂缝宽度</text:span>检验；</text:p>
      <text:p text:style-name="P27">（2）<text:span text:style-name="T1">不允许出现裂缝</text:span>的<text:span text:style-name="T1">预应力</text:span>混凝土构件应进行<text:span text:style-name="T1">承载力</text:span>、<text:span text:style-name="T1">挠度</text:span>和<text:span text:style-name="T1">抗裂</text:span>检验； </text:p>
      <text:p text:style-name="P27">（3）对<text:span text:style-name="T1">大型构件</text:span>及<text:span text:style-name="T1">有可靠应用经验</text:span>的构件，可只进行<text:span text:style-name="T1">裂缝宽度</text:span>、<text:span text:style-name="T1">抗裂</text:span>和<text:span text:style-name="T1">挠度</text:span>检验； </text:p>
      <text:p text:style-name="P27">（4）对于<text:span text:style-name="T1">不可单独使用</text:span>的<text:span text:style-name="T1">叠合板</text:span>预制<text:span text:style-name="T1">底板</text:span>，可不进行结构性能检验。对<text:span text:style-name="T1">叠合梁</text:span>构件<text:span text:style-name="T1">是否进行</text:span>结构性能检验、结构性能检验的<text:span text:style-name="T1">方式</text:span>应根据<text:span text:style-name="T1">设计要求</text:span>确定。</text:p>
      <text:h text:style-name="P45" text:outline-level="2"><text:bookmark-start text:name="__RefHeading___Toc2468_1451455009"/><text:bookmark text:name="%E5%A4%96%E5%9B%B4%E6%8A%A4%E9%83%A8%E5%93%81%E5%BA%94%E5%AE%8C%E6%88%90%E4%B8%8B%E5%88%97%E9%9A%90%E8%94%BD%E9%A1%B9%E7%9B%AE%E7%9A%84%E7%8E%B0%E5%9C%BA%E9%AA%8C%E6%94%B6%E5%86%85%E5%AE%B9"/>外围护部品应完成下列隐蔽项目的现场验收内容。<text:bookmark-end text:name="__RefHeading___Toc2468_1451455009"/></text:h>
      <text:p text:style-name="P46">（1）预埋件。 </text:p>
      <text:p text:style-name="P46">（2）与主体结构的<text:span text:style-name="T1">连接</text:span>节点。 </text:p>
      <text:p text:style-name="P46">（3）与主体结构之间的<text:span text:style-name="T1">封堵构造</text:span>节点。 </text:p>
      <text:p text:style-name="P46">（4）<text:span text:style-name="T1">变形缝</text:span>及<text:span text:style-name="T1">墙面转角处</text:span>的<text:span text:style-name="T1">构造</text:span>节点。 </text:p>
      <text:p text:style-name="P46">（5）<text:span text:style-name="T1">防雷</text:span>装置。 </text:p>
      <text:p text:style-name="P46">（6）<text:span text:style-name="T1">防火</text:span>构造。</text:p>
      <text:h text:style-name="P3" text:outline-level="2"><text:bookmark-start text:name="__RefHeading___Toc2466_1451455009"/><text:bookmark text:name="%E6%B7%B7%E5%87%9D%E5%9C%9F%E7%BB%93%E6%9E%84%E5%AD%90%E5%88%86%E9%83%A8%E5%B7%A5%E7%A8%8B%E9%AA%8C%E6%94%B6%E6%97%B6%E9%99%A4%E5%BA%94%E7%AC%A6%E5%90%88%E6%9C%89%E5%85%B3%E8%A7%84%E5%AE%9A%E5%A4%96%E8%BF%98%E5%BA%94%E6%8F%90%E4%BE%9B%E5%93%AA%E4%BA%9B%E6%96%87%E4%BB%B6%E5%92%8C%E8%AE%B0%E5%BD%95"/><text:soft-page-break/>混凝土结构子分部工程验收时，除应符合有关规定外，还应提供哪些文件和记录？<text:bookmark-end text:name="__RefHeading___Toc2466_1451455009"/></text:h>
      <text:p text:style-name="P27">1）<text:span text:style-name="T1">工程设计文件</text:span>、<text:span text:style-name="T1">预制构件安装施工图</text:span>和<text:span text:style-name="T1">加工制作详图</text:span>； </text:p>
      <text:p text:style-name="P27">2）<text:span text:style-name="T1">预制构件</text:span>、<text:span text:style-name="T1">主要材料</text:span>和<text:span text:style-name="T1">配件</text:span>的<text:span text:style-name="T1">质量证明文件</text:span>、<text:span text:style-name="T1">进场验收记录</text:span>、<text:span text:style-name="T1">抽样复验报告</text:span>； </text:p>
      <text:p text:style-name="P27">3）预制构件安装<text:span text:style-name="T1">施工记录</text:span>； </text:p>
      <text:p text:style-name="P27">4）钢筋套筒灌浆<text:span text:style-name="T1">型式检验报告</text:span>、<text:span text:style-name="T1">工艺检验报告</text:span>和<text:span text:style-name="T1">施工检验记录</text:span>，浆锚搭接连接的<text:span text:style-name="T1">施工检验记录</text:span>； </text:p>
      <text:p text:style-name="P27">5）后浇混凝土部位的隐蔽工程<text:span text:style-name="T1">检查验收文件</text:span>；</text:p>
      <text:p text:style-name="P27">6）后浇混凝土、灌浆料、坐浆材料<text:span text:style-name="T1">强度检测报告</text:span>；</text:p>
      <text:p text:style-name="P27">7）外墙防水施工<text:span text:style-name="T1">质量检验记录</text:span>； </text:p>
      <text:p text:style-name="P27">8）装配式结构分项工程<text:span text:style-name="T1">质量验收文件</text:span>；</text:p>
      <text:p text:style-name="P27">9）装配式工程的重大质量问题的<text:span text:style-name="T1">处理方案</text:span>和<text:span text:style-name="T1">验收记录</text:span>； </text:p>
      <text:p text:style-name="P27">10）其他文件和记录。</text:p>
      <text:h text:style-name="P3" text:outline-level="2"><text:bookmark-start text:name="__RefHeading___Toc2470_1451455009"/><text:bookmark text:name="%E5%A4%96%E5%9B%B4%E6%8A%A4%E7%B3%BB%E7%BB%9F%E5%BA%94%E5%9C%A8%E9%AA%8C%E6%94%B6%E5%89%8D%E5%AE%8C%E6%88%90%E4%B8%8B%E5%88%97%E6%80%A7%E8%83%BD%E7%9A%84%E5%AE%9E%E9%AA%8C%E5%92%8C%E6%B5%8B%E8%AF%95"/>外围护系统应在验收前完成下列性能的实验和测试。<text:bookmark-end text:name="__RefHeading___Toc2470_1451455009"/></text:h>
      <text:p text:style-name="P28">（1）<text:span text:style-name="T1">抗压性能</text:span>、<text:span text:style-name="T1">层间变形性能</text:span>、<text:span text:style-name="T1">耐撞击性能</text:span>、<text:span text:style-name="T1">耐火极限</text:span>等实验室检测。</text:p>
      <text:p text:style-name="P28">（2）<text:span text:style-name="T1">连接件材性</text:span>、<text:span text:style-name="T1">锚栓拉拔强度</text:span>等检测。</text:p>
      <text:h text:style-name="P3" text:outline-level="2"><text:bookmark-start text:name="__RefHeading___Toc2472_1451455009"/><text:bookmark text:name="%E9%98%B2%E6%B0%B4%E6%B7%B7%E5%87%9D%E5%9C%9F%E6%96%BD%E5%B7%A5%E7%BC%9D%E5%87%BA%E7%8E%B0%E6%B8%97%E6%BC%8F%E6%B0%B4%E8%AF%A5%E5%A6%82%E4%BD%95%E5%A0%B5%E6%BC%8F"/>防水混凝土施工缝出现渗漏水，该如何堵漏？<text:bookmark-end text:name="__RefHeading___Toc2472_1451455009"/></text:h>
      <text:p text:style-name="P5">可采用<text:span text:style-name="T1">促凝胶浆</text:span>或<text:span text:style-name="T1">氰凝灌浆</text:span>堵漏。</text:p>
      <text:h text:style-name="P3" text:outline-level="2"><text:bookmark-start text:name="__RefHeading___Toc2474_1451455009"/><text:bookmark text:name="%E8%8B%A5%E5%8F%91%E7%8E%B0%E6%96%BD%E5%B7%A5%E7%BC%9D%E5%A4%84%E6%B7%B7%E5%87%9D%E5%9C%9F%E6%9D%BE%E6%95%A3%E4%B8%8D%E6%B8%97%E6%BC%8F%E5%8F%88%E8%AF%A5%E5%A6%82%E4%BD%95%E6%B2%BB%E7%90%86"/>若发现施工缝处混凝土松散（不渗漏），又该如何治理？<text:bookmark-end text:name="__RefHeading___Toc2474_1451455009"/></text:h>
      <text:p text:style-name="P5">不渗漏的施工缝，可沿缝剔成<text:span text:style-name="T1">八字形凹槽</text:span>，将<text:span text:style-name="T1">松散石子</text:span><text:span text:style-name="T22">剔除</text:span>，刷洗干净，用<text:span text:style-name="T1">水泥素浆</text:span><text:span text:style-name="T22">打底</text:span>，抹<text:span text:style-name="T23">1：2.5</text:span><text:span text:style-name="T1">水泥砂浆</text:span><text:span text:style-name="T23">找平压实</text:span>。</text:p>
      <text:h text:style-name="P3" text:outline-level="2"><text:bookmark-start text:name="__RefHeading___Toc2476_1451455009"/><text:bookmark text:name="%E5%93%AA%E4%BA%9B%E9%83%A8%E4%BD%8D%E9%9C%80%E8%A6%81%E5%A2%9E%E5%8A%A0%E8%83%8E%E4%BD%93%E5%A2%9E%E5%BC%BA%E6%9D%90%E6%96%99"/>哪些部位需要增加胎体增强材料？<text:bookmark-end text:name="__RefHeading___Toc2476_1451455009"/></text:h>
      <text:p text:style-name="P5"><text:span text:style-name="T1">阴阳角（即转角）</text:span>、<text:span text:style-name="T1">变形缝</text:span>、<text:span text:style-name="T1">施工缝</text:span>、<text:span text:style-name="T1">穿墙管</text:span></text:p>
      <text:h text:style-name="P3" text:outline-level="2"><text:bookmark-start text:name="__RefHeading___Toc2478_1451455009"/><text:bookmark text:name="%E9%98%B2%E6%B0%B4%E6%B7%B7%E5%87%9D%E5%9C%9F%E8%A3%82%E7%BC%9D%E6%B8%97%E6%BC%8F%E6%B0%B4%E8%A1%A8%E9%9D%A2%E6%9C%89%E4%B8%8D%E8%A7%84%E5%88%99%E6%94%B6%E7%BC%A9%E8%A3%82%E7%BC%9D%E4%B8%94%E8%B4%AF%E7%A9%BF%E4%BA%8E%E6%B7%B7%E5%87%9D%E5%9C%9F%E7%BB%93%E6%9E%84%E6%B2%BB%E7%90%86%E6%8E%AA%E6%96%BD"/>防水混凝土裂缝渗漏水（表面有不规则收缩裂缝且贯穿于混凝土结构）治理措施？<text:bookmark-end text:name="__RefHeading___Toc2478_1451455009"/></text:h>
      <text:p text:style-name="P28">1）采用<text:span text:style-name="T1">促凝胶浆</text:span>或<text:span text:style-name="T1">氰凝灌浆</text:span>堵漏。 </text:p>
      <text:p text:style-name="P28">2）对不渗漏的裂缝，可用<text:span text:style-name="T1">灰浆</text:span>或用<text:span text:style-name="T1">水泥压浆法</text:span>处理。 </text:p>
      <text:p text:style-name="P28">3）对于结构所出现的<text:span text:style-name="T1">环形裂缝</text:span>，可采用<text:span text:style-name="T1">埋人式橡胶止水带</text:span>、<text:span text:style-name="T1">后埋式止水带</text:span>、<text:span text:style-name="T1">粘贴式氯丁胶片</text:span>以及<text:span text:style-name="T1">涂刷式氯丁胶片</text:span>等方法。</text:p>
      <text:h text:style-name="P3" text:outline-level="2"><text:bookmark-start text:name="__RefHeading___Toc2480_1451455009"/><text:bookmark text:name="%E5%9C%B0%E4%B8%8B%E9%98%B2%E6%B0%B4%E9%9A%90%E8%94%BD%E5%B7%A5%E7%A8%8B%E9%AA%8C%E6%94%B6%E8%AE%B0%E5%BD%95%E7%9A%84%E4%B8%BB%E8%A6%81%E5%86%85%E5%AE%B9"/>地下防水隐蔽工程验收记录的主要内容<text:bookmark-end text:name="__RefHeading___Toc2480_1451455009"/></text:h>
      <text:p text:style-name="P28">1）防水层的<text:span text:style-name="T1">基层</text:span>； </text:p>
      <text:p text:style-name="P28">2）防水混凝土<text:span text:style-name="T1">结构</text:span>和防水层<text:span text:style-name="T1">被掩盖的部位</text:span>； </text:p>
      <text:p text:style-name="P28">3）施工缝、变形缝、后浇带等<text:span text:style-name="T1">防水构造做法</text:span>；</text:p>
      <text:p text:style-name="P28">4）管道穿过防水层的<text:span text:style-name="T1">封固部位</text:span>； </text:p>
      <text:p text:style-name="P28">5）渗排水层、盲沟和坑槽； </text:p>
      <text:p text:style-name="P28">6）结构裂缝<text:span text:style-name="T1">注浆处理部位</text:span>； </text:p>
      <text:p text:style-name="P28">7）衬砌前<text:span text:style-name="T1">围岩渗漏水</text:span>处理部位；</text:p>
      <text:p text:style-name="P28">8）基坑的<text:span text:style-name="T1">超挖</text:span>和<text:span text:style-name="T1">回填</text:span>。</text:p>
      <text:h text:style-name="P3" text:outline-level="2"><text:bookmark-start text:name="__RefHeading___Toc2482_1451455009"/><text:bookmark text:name="%E5%B1%8B%E9%9D%A2%E4%BF%9D%E6%B8%A9%E9%9A%94%E7%83%AD%E6%9D%90%E6%96%99%E8%BF%9B%E5%9C%BA%E5%A4%8D%E9%AA%8C%E6%8C%87%E6%A0%87%E6%9C%89%E9%82%A3%E4%BA%9B"/>屋面保温隔热材料进场复验指标有那些？<text:bookmark-end text:name="__RefHeading___Toc2482_1451455009"/></text:h>
      <text:p text:style-name="P5">应复验：<text:span text:style-name="T1">导热系数</text:span>或<text:span text:style-name="T1">热阻</text:span>、<text:span text:style-name="T1">密度</text:span>、<text:span text:style-name="T1">压缩强度</text:span>或<text:span text:style-name="T1">抗压强度</text:span>、<text:span text:style-name="T1">吸水率</text:span>、<text:span text:style-name="T1">燃烧性能</text:span>（不燃材料除外）。</text:p>
      <text:h text:style-name="P45" text:outline-level="2"><text:bookmark-start text:name="__RefHeading___Toc2488_1451455009"/><text:bookmark text:name="%E5%BB%BA%E7%AD%91%E8%8A%82%E8%83%BD%E5%B7%A5%E7%A8%8B%E8%B4%A8%E9%87%8F%E9%AA%8C%E6%94%B6%E5%90%88%E6%A0%BC%E6%9D%A1%E4%BB%B6"/>建筑节能工程质量验收合格条件<text:bookmark-end text:name="__RefHeading___Toc2488_1451455009"/></text:h>
      <text:p text:style-name="P46">①建筑节能各分项工程应<text:span text:style-name="T1">全部</text:span>合格。</text:p>
      <text:p text:style-name="P46">②质量控制资料应<text:span text:style-name="T1">完整</text:span>。 </text:p>
      <text:p text:style-name="P46">③<text:span text:style-name="T1">外墙节能构造</text:span>现场实体检验结果应<text:span text:style-name="T1">对照图纸</text:span>进行核查，并符合要求。 </text:p>
      <text:p text:style-name="P46">④<text:span text:style-name="T1">建筑外窗气密性能</text:span>现场实体检测结果应<text:span text:style-name="T1">对照图纸</text:span>进行核查，并符合要求。</text:p>
      <text:p text:style-name="P46">⑤<text:span text:style-name="T1">建筑设备工程系统节能性能</text:span>检测结果应合格。</text:p>
      <text:p text:style-name="P46">⑥<text:span text:style-name="T1">太阳能系统</text:span>性能检测结果应合格。</text:p>
      <text:h text:style-name="P3" text:outline-level="2"><text:bookmark-start text:name="__RefHeading___Toc2484_1451455009"/><text:bookmark text:name="%E8%8A%82%E8%83%BD%E5%B7%A5%E7%A8%8B%E4%BD%BF%E7%94%A8%E7%9A%84%E6%9D%90%E6%96%99%E4%BA%A7%E5%93%81%E8%BF%9B%E5%9C%BA%E6%97%B6%E5%BA%94%E5%AF%B9%E5%85%B6%E9%82%A3%E4%BA%9B%E6%80%A7%E8%83%BD%E8%BF%9B%E8%A1%8C%E5%A4%8D%E9%AA%8C"/><text:soft-page-break/>节能工程使用的材料、产品进场时，应对其那些性能进行复验？<text:bookmark-end text:name="__RefHeading___Toc2484_1451455009"/></text:h>
      <text:p text:style-name="P29">1）<text:span text:style-name="T1">保温隔热材料</text:span>的<text:span text:style-name="T1">导热系数</text:span>或<text:span text:style-name="T1">热阻</text:span>、<text:span text:style-name="T1">密度</text:span>、<text:span text:style-name="T1">压缩强度</text:span>或<text:span text:style-name="T1">抗压强度</text:span>、垂直于板面方向的<text:span text:style-name="T1">抗拉强度</text:span>（仅限墙体）、<text:span text:style-name="T1">吸水率</text:span>、<text:span text:style-name="T1">燃烧性能</text:span>（不燃材料除外）； </text:p>
      <text:p text:style-name="P29">2）<text:span text:style-name="T1">复合保温板</text:span>等<text:span text:style-name="T1">墙体节能定型产品</text:span>的<text:span text:style-name="T1">传热系数</text:span>或<text:span text:style-name="T1">热阻</text:span>、<text:span text:style-name="T1">单位面积质量</text:span>、<text:span text:style-name="T1">拉伸粘结强度</text:span>、<text:span text:style-name="T1">燃烧性能</text:span>（不燃材料除外）； </text:p>
      <text:p text:style-name="P29">3）<text:span text:style-name="T1">保温砌块</text:span>等<text:span text:style-name="T1">墙体节能定型产品</text:span>的<text:span text:style-name="T1">传热系数</text:span>或<text:span text:style-name="T1">热阻</text:span>、<text:span text:style-name="T1">抗压强度</text:span>、<text:span text:style-name="T1">吸水率</text:span>； </text:p>
      <text:p text:style-name="P29">4）<text:span text:style-name="T1">反射隔热材料</text:span>的<text:span text:style-name="T1">太阳光反射比</text:span>，<text:span text:style-name="T1">半球发射率</text:span>； </text:p>
      <text:p text:style-name="P29">5）<text:span text:style-name="T1">粘结材料</text:span>的<text:span text:style-name="T1">拉伸粘结强度</text:span>； </text:p>
      <text:p text:style-name="P29">6）<text:span text:style-name="T1">抹面材料</text:span>的<text:span text:style-name="T1">拉伸粘结强度</text:span>、<text:span text:style-name="T1">压折比</text:span>； </text:p>
      <text:p text:style-name="P29">7）<text:span text:style-name="T1">增强网</text:span>的<text:span text:style-name="T1">力学性能</text:span>、<text:span text:style-name="T1">抗腐蚀性能</text:span>。</text:p>
      <text:h text:style-name="P3" text:outline-level="2"><text:bookmark-start text:name="__RefHeading___Toc2486_1451455009"/><text:bookmark text:name="%E5%BB%BA%E7%AD%91%E7%9A%84%E5%A4%96%E7%AA%97%E5%BA%94%E8%BF%9B%E8%A1%8C%E6%B0%94%E5%AF%86%E6%80%A7%E8%83%BD%E5%AE%9E%E4%BD%93%E6%A3%80%E9%AA%8C%E7%9A%84%E6%83%85%E5%86%B5"/>建筑的外窗应进行气密性能实体检验的情况。<text:bookmark-end text:name="__RefHeading___Toc2486_1451455009"/></text:h>
      <text:p text:style-name="P29">1）<text:span text:style-name="T1">严寒</text:span>、<text:span text:style-name="T1">寒冷</text:span>地区建筑； </text:p>
      <text:p text:style-name="P29">2）<text:span text:style-name="T1">夏热冬冷</text:span>地区<text:span text:style-name="T1">高度</text:span>大于或等于<text:span text:style-name="T1">24m</text:span>的建筑和有<text:span text:style-name="T1">集中供暖</text:span>或<text:span text:style-name="T1">供冷</text:span>的建筑； </text:p>
      <text:p text:style-name="P29">3）其他地区<text:span text:style-name="T1">有集中供冷</text:span>或<text:span text:style-name="T1">供暖</text:span>的建筑。</text:p>
      <text:h text:style-name="P3" text:outline-level="2"><text:bookmark-start text:name="__RefHeading___Toc2490_1451455009"/><text:bookmark text:name="%E5%90%84%E8%A3%85%E9%A5%B0%E8%A3%85%E4%BF%AE%E5%B7%A5%E7%A8%8B%E7%9A%84%E6%96%BD%E5%B7%A5%E5%B7%A5%E8%89%BA%E6%B5%81%E7%A8%8B"/>各装饰装修工程的施工工艺流程<text:bookmark-end text:name="__RefHeading___Toc2490_1451455009"/></text:h>
      <text:p text:style-name="P30">（1）<text:span text:style-name="T1">竹、木面层地面</text:span>：基层处理→安装<text:span text:style-name="T1">木搁栅</text:span>→铺毛地板→铺设竹、木地板→成品保护。 </text:p>
      <text:p text:style-name="P30">（2）<text:span text:style-name="T1">美术漆施工</text:span>：基层处理→<text:span text:style-name="T1">刮腻子</text:span>→打磨砂纸→<text:span text:style-name="T1">刷封闭底漆</text:span>→涂装质感涂料。 </text:p>
      <text:p text:style-name="P30">（3）<text:span text:style-name="T1">氟碳漆施工</text:span>：基层处理→铺挂玻纤网（需要时）→<text:span text:style-name="T1">分格缝切割</text:span>（需要时）→<text:span text:style-name="T1">粗找平腻子施工</text:span>→<text:span text:style-name="T1">分格缝填充</text:span>→<text:span text:style-name="T1">细找平腻子施工</text:span>→<text:span text:style-name="T1">满批抛光腻子</text:span>→喷涂底涂→喷涂中涂→喷涂面涂→罩光油→分格缝描涂。</text:p>
      <text:p text:style-name="P30">（4）<text:span text:style-name="T1">裱糊施工</text:span>：基层处理→刷基膜→放线→裁纸→刷胶→裱贴。 </text:p>
      <text:p text:style-name="P30">（5）<text:span text:style-name="T1">软包饰面施工</text:span>：基层处理→放线→裁割衬板→试铺衬板套→裁填充料和面料→粘贴填充料→包面料→安装。</text:p>
      <text:h text:style-name="P3" text:outline-level="2"><text:bookmark-start text:name="__RefHeading___Toc2492_1451455009"/><text:bookmark text:name="%E5%B9%95%E5%A2%99%E5%B7%A5%E7%A8%8B%E6%96%BD%E5%B7%A5%E6%B5%8B%E9%87%8F%E7%9A%84%E7%9B%B8%E5%85%B3%E8%A7%84%E5%AE%9A"/>幕墙工程施工测量的相关规定<text:bookmark-end text:name="__RefHeading___Toc2492_1451455009"/></text:h>
      <text:p text:style-name="P30">根据土建施工单位给出的<text:span text:style-name="T1">标高基准点</text:span>和<text:span text:style-name="T1">轴线位置</text:span>，对已施工的<text:span text:style-name="T1">主体结构</text:span>与<text:span text:style-name="T1">幕墙有关的部位</text:span>进行全面<text:span text:style-name="T1">复测</text:span>。复测的内容包括：</text:p>
      <text:p text:style-name="P30">（1）<text:span text:style-name="T1">轴线位置</text:span>、<text:span text:style-name="T1">各层标高</text:span>、<text:span text:style-name="T1">垂直度</text:span>、混凝土结构构件（梁、柱、墙、板等）<text:span text:style-name="T1">局部偏差</text:span>和<text:span text:style-name="T1">凹凸程度</text:span>； </text:p>
      <text:p text:style-name="P30">（2）<text:span text:style-name="T1">预埋件</text:span>的<text:span text:style-name="T1">位置偏差</text:span>及<text:span text:style-name="T1">漏埋情况</text:span>等。</text:p>
      <text:h text:style-name="P3" text:outline-level="2"><text:bookmark-start text:name="__RefHeading___Toc2494_1451455009"/><text:bookmark text:name="%E5%B9%95%E5%A2%99%E6%96%BD%E5%B7%A5%E5%89%8D%E6%A3%80%E6%B5%8B%E8%A6%81%E6%B1%82"/>幕墙施工前检测要求<text:bookmark-end text:name="__RefHeading___Toc2494_1451455009"/></text:h>
      <text:p text:style-name="P5">规范要求，幕墙工程<text:span text:style-name="T1">上墙</text:span>安装前，施工单位应根据幕墙的<text:span text:style-name="T1">类别</text:span>、<text:span text:style-name="T1">尺寸</text:span>和<text:span text:style-name="T1">设计</text:span>要求，将进场的构配件组装成若干<text:span text:style-name="T1">幕墙试件</text:span>，委托<text:span text:style-name="T1">有资质</text:span>的机构对其进行<text:span text:style-name="T1">耐风压性能</text:span>、<text:span text:style-name="T1">气密性能</text:span>和<text:span text:style-name="T1">水密性能</text:span>检测。有<text:span text:style-name="T1">抗震</text:span>要求的幕墙还应增加<text:span text:style-name="T1">平面内变形性能检测</text:span>；有<text:span text:style-name="T1">节能</text:span>要求的幕墙还应增加有关<text:span text:style-name="T1">节能性能</text:span>的检测。</text:p>
      <text:h text:style-name="P3" text:outline-level="2"><text:bookmark-start text:name="__RefHeading___Toc2496_1451455009"/><text:bookmark text:name="%E5%9B%B4%E6%8A%A4%E7%BB%93%E6%9E%84%E5%AE%89%E5%85%A8%E5%92%8C%E5%8A%9F%E8%83%BD%E7%9A%84%E6%A3%80%E6%B5%8B%E9%A1%B9%E7%9B%AE%E8%A1%A8"/>围护结构安全和功能的检测项目表<text:bookmark-end text:name="__RefHeading___Toc2496_1451455009"/></text:h>
      <text:p text:style-name="P31"><text:span text:style-name="T1">门窗工程</text:span>：建筑外窗的<text:span text:style-name="T1">抗风压性能</text:span>、<text:span text:style-name="T1">气密性能</text:span>和<text:span text:style-name="T1">水密性能</text:span> </text:p>
      <text:p text:style-name="P31"><text:span text:style-name="T1">饰面板工程</text:span>：饰面板<text:span text:style-name="T1">后置埋件</text:span>的<text:span text:style-name="T1">现场拉拔力</text:span> </text:p>
      <text:p text:style-name="P31"><text:span text:style-name="T1">饰面砖工程</text:span>：外墙饰面砖<text:span text:style-name="T1">样板</text:span>及工程的饰面砖<text:span text:style-name="T1">粘结强度</text:span> </text:p>
      <text:p text:style-name="P31">幕墙工程：</text:p>
      <text:p text:style-name="P31">1.<text:span text:style-name="T1">硅酮结构胶</text:span>的<text:span text:style-name="T1">相容性</text:span>和<text:span text:style-name="T1">剥离粘结性</text:span> </text:p>
      <text:p text:style-name="P31">2.幕墙<text:span text:style-name="T1">后置埋件</text:span>和<text:span text:style-name="T1">槽式预埋件</text:span>的<text:span text:style-name="T1">现场拉拔力</text:span></text:p>
      <text:p text:style-name="P31">3.幕墙的<text:span text:style-name="T1">耐风压性能</text:span>、<text:span text:style-name="T1">气密性</text:span>、<text:span text:style-name="T1">水密性</text:span>及<text:span text:style-name="T1">层间变形性能</text:span></text:p>
      <text:h text:style-name="P3" text:outline-level="2"><text:bookmark-start text:name="__RefHeading___Toc2498_1451455009"/><text:bookmark text:name="%E5%B9%95%E5%A2%99%E5%90%AB%E9%87%87%E5%85%89%E9%A1%B6%E8%8A%82%E8%83%BD%E5%B7%A5%E7%A8%8B%E4%BD%BF%E7%94%A8%E7%9A%84%E6%9D%90%E6%96%99%E6%9E%84%E4%BB%B6%E5%92%8C%E8%AE%BE%E5%A4%87%E6%96%BD%E5%B7%A5%E8%BF%9B%E5%9C%BA%E5%A4%8D%E9%AA%8C%E5%BA%94%E5%8C%85%E6%8B%AC%E5%93%AA%E4%BA%9B%E5%86%85%E5%AE%B9"/>幕墙（含采光顶）节能工程使用的材料、构件和设备施工进场复验应包括哪些内容？<text:bookmark-end text:name="__RefHeading___Toc2498_1451455009"/></text:h>
      <text:p text:style-name="P31">1）<text:span text:style-name="T1">保温隔热材料</text:span>的<text:span text:style-name="T1">导热系数</text:span>或<text:span text:style-name="T1">热阻</text:span>、<text:span text:style-name="T1">密度</text:span>、<text:span text:style-name="T1">吸水率</text:span>、<text:span text:style-name="T1">燃烧性能</text:span>（不燃材料除外）； </text:p>
      <text:p text:style-name="P31">2）<text:span text:style-name="T1">幕墙玻璃</text:span>的<text:span text:style-name="T1">可见光透射比</text:span>、<text:span text:style-name="T1">传热系数</text:span>、<text:span text:style-name="T1">太阳得热系数</text:span>，<text:span text:style-name="T1">中空玻璃</text:span>的<text:span text:style-name="T1">密封性能</text:span>；</text:p>
      <text:p text:style-name="P31">3）<text:span text:style-name="T1">隔热型材</text:span>的<text:span text:style-name="T1">抗拉强度</text:span>、<text:span text:style-name="T1">抗剪强度</text:span>； </text:p>
      <text:p text:style-name="P31">4）<text:span text:style-name="T1">透光</text:span>、<text:span text:style-name="T1">半透光遮阳材料</text:span>的<text:span text:style-name="T1">太阳光透射比</text:span>、<text:span text:style-name="T1">太阳光反射比</text:span>。</text:p>
      <text:h text:style-name="P45" text:outline-level="2"><text:bookmark-start text:name="__RefHeading___Toc2500_1451455009"/><text:bookmark text:name="%E8%B4%A8%E9%87%8F%E7%AE%A1%E7%90%86%E6%A0%87%E5%87%86%E5%8C%96%E6%96%87%E4%BB%B6%E7%9A%84%E5%86%85%E5%AE%B9%E5%BA%94%E8%AF%A5%E5%8C%85%E5%90%AB%E4%BB%80%E4%B9%88%E5%86%85%E5%AE%B9"/><text:soft-page-break/>质量管理标准化文件的内容应该包含什么内容？<text:bookmark-end text:name="__RefHeading___Toc2500_1451455009"/></text:h>
      <text:p text:style-name="P5">施工过程中应建立质量管理标准化制度，制定质量管理标准化文件，文件中应明确：<text:span text:style-name="T1">人员管理</text:span>、<text:span text:style-name="T1">材料管理</text:span>、<text:span text:style-name="T1">技术管理</text:span>、<text:span text:style-name="T1">施工管理</text:span>、<text:span text:style-name="T1">分包管理</text:span>、<text:span text:style-name="T1">资料管理</text:span>和<text:span text:style-name="T1">验收管理</text:span>等要求。</text:p>
      <text:h text:style-name="P3" text:outline-level="2"><text:bookmark-start text:name="__RefHeading___Toc2502_1451455009"/><text:bookmark text:name="%E9%A1%B9%E7%9B%AE%E8%B4%A8%E9%87%8F%E7%AD%96%E5%88%92%E7%9A%84%E5%86%85%E5%AE%B9"/>项目质量策划的内容<text:bookmark-end text:name="__RefHeading___Toc2502_1451455009"/></text:h>
      <text:p text:style-name="P5">工程项目开工前应进行<text:span text:style-name="T1">质量策划</text:span>，编制<text:span text:style-name="T1">项目质量计划</text:span>，确定<text:span text:style-name="T1">质量目标和要求</text:span>、<text:span text:style-name="T1">质量管理组织体系</text:span>及<text:span text:style-name="T1">管理职责</text:span>、<text:span text:style-name="T1">质量管理与协调的程序</text:span>、<text:span text:style-name="T1">质量控制点</text:span>、<text:span text:style-name="T1">质量风险</text:span>、<text:span text:style-name="T1">实施质量目标的控制措施</text:span>，并根据工程进展实施<text:span text:style-name="T1">动态管理</text:span>。</text:p>
      <text:h text:style-name="P3" text:outline-level="2"><text:bookmark-start text:name="__RefHeading___Toc2504_1451455009"/><text:bookmark text:name="%E9%A1%B9%E7%9B%AE%E8%B4%A8%E9%87%8F%E7%BC%96%E5%88%B6%E4%BE%9D%E6%8D%AE"/>项目质量编制依据<text:bookmark-end text:name="__RefHeading___Toc2504_1451455009"/></text:h>
      <text:p text:style-name="P31">（1）工程承包合同、设计图纸及相关文件。 </text:p>
      <text:p text:style-name="P31">（2）企业的质量管理体系文件及其对项目部的管理要求。 </text:p>
      <text:p text:style-name="P31">（3）国家和地方的相关法律、法规、技术标准、规范及有关施工操作规程。 </text:p>
      <text:p text:style-name="P31">（4）项目管理实施规划或施工组织设计、专项施工方案。</text:p>
      <text:h text:style-name="P3" text:outline-level="2"><text:bookmark-start text:name="__RefHeading___Toc2506_1451455009"/><text:bookmark text:name="%E9%A1%B9%E7%9B%AE%E8%B4%A8%E9%87%8F%E7%BC%96%E5%88%B6%E8%A6%81%E6%B1%82"/>项目质量编制要求<text:bookmark-end text:name="__RefHeading___Toc2506_1451455009"/></text:h>
      <text:list text:style-name="L24">
        <text:list-item>
          <text:p text:style-name="P80">由<text:span text:style-name="T1">项目经理</text:span>组织编写，须报<text:span text:style-name="T1">企业相关管理部门</text:span>批准，并得到<text:span text:style-name="T1">发包人</text:span>和<text:span text:style-name="T1">监理方</text:span>认可后实施。</text:p>
        </text:list-item>
        <text:list-item>
          <text:p text:style-name="P80">项目质量计划应高于且不低于<text:span text:style-name="T1">通用质量体系文件</text:span>所规定的要求。</text:p>
        </text:list-item>
      </text:list>
      <text:h text:style-name="P3" text:outline-level="2"><text:bookmark-start text:name="__RefHeading___Toc2508_1451455009"/><text:bookmark text:name="%E8%B4%A8%E9%87%8F%E6%8E%A7%E5%88%B6%E7%82%B9%E7%9A%84%E8%AE%BE%E7%BD%AE%E5%8E%9F%E5%88%99"/>质量控制点的设置原则<text:bookmark-end text:name="__RefHeading___Toc2508_1451455009"/></text:h>
      <text:p text:style-name="P31">①影响<text:span text:style-name="T1">施工质量</text:span>的关键部位、关键环节；</text:p>
      <text:p text:style-name="P31">②影响<text:span text:style-name="T1">结构安全</text:span>和<text:span text:style-name="T1">使用功能</text:span>的关键部位、关键环节； </text:p>
      <text:p text:style-name="P31">③采用<text:span text:style-name="T1">新技术</text:span>、<text:span text:style-name="T1">新工艺</text:span>、<text:span text:style-name="T1">新材料</text:span>、<text:span text:style-name="T1">新设备</text:span>的部位和环节；</text:p>
      <text:p text:style-name="P31">④<text:span text:style-name="T1">隐蔽工程验收</text:span>。</text:p>
      <text:h text:style-name="P3" text:outline-level="2"><text:bookmark-start text:name="__RefHeading___Toc2510_1451455009"/><text:bookmark text:name="%E6%96%BD%E5%B7%A5%E8%BF%87%E7%A8%8B%E7%A1%AE%E5%AE%9A%E7%9A%84%E5%86%85%E5%AE%B9"/>施工过程确定的内容<text:bookmark-end text:name="__RefHeading___Toc2510_1451455009"/></text:h>
      <text:p text:style-name="P32">施工企业应根据需要，事先对施工过程进行确认，包括：</text:p>
      <text:p text:style-name="P32">（1）对<text:span text:style-name="T1">工艺标准</text:span>和<text:span text:style-name="T1">技术文件</text:span>进行评审，并对<text:span text:style-name="T1">操作人员上岗资格</text:span>进行<text:span text:style-name="T1">鉴定</text:span>。 </text:p>
      <text:p text:style-name="P32">（2）对<text:span text:style-name="T1">施工机具</text:span>进行<text:span text:style-name="T1">认可</text:span>。 </text:p>
      <text:p text:style-name="P32">（3）<text:span text:style-name="T1">定期</text:span>或在<text:span text:style-name="T1">人员</text:span>、<text:span text:style-name="T1">材料</text:span>、<text:span text:style-name="T1">工艺参数</text:span>、<text:span text:style-name="T1">设备发生</text:span>变化时，<text:span text:style-name="T1">重新</text:span>进行<text:span text:style-name="T1">确认</text:span>。</text:p>
      <text:h text:style-name="P3" text:outline-level="2"><text:bookmark-start text:name="__RefHeading___Toc2512_1451455009"/><text:bookmark text:name="%E8%B4%A8%E9%87%8F%E7%AE%A1%E7%90%86%E8%AE%B0%E5%BD%95%E5%86%85%E5%AE%B9"/>质量管理记录内容<text:bookmark-end text:name="__RefHeading___Toc2512_1451455009"/></text:h>
      <text:p text:style-name="P32">1）<text:span text:style-name="T1">施工日记</text:span>和<text:span text:style-name="T1">专项施工记录</text:span>； </text:p>
      <text:p text:style-name="P32">2）<text:span text:style-name="T1">交底记录</text:span>；</text:p>
      <text:p text:style-name="P32">3）上<text:span text:style-name="T1">岗培训记录</text:span>和<text:span text:style-name="T1">岗位资格证明</text:span>；</text:p>
      <text:p text:style-name="P32">4）<text:span text:style-name="T1">使用</text:span><text:span text:style-name="T23">机具</text:span>和<text:span text:style-name="T1">检验</text:span>、<text:span text:style-name="T1">测量</text:span>及<text:span text:style-name="T1">试验</text:span><text:span text:style-name="T23">设备</text:span>的<text:span text:style-name="T1">管理记录</text:span>；</text:p>
      <text:p text:style-name="P32">5）<text:span text:style-name="T1">图纸</text:span>、<text:span text:style-name="T1">变更设计</text:span>接收和发放的有关记录：</text:p>
      <text:p text:style-name="P32">6）<text:span text:style-name="T1">监督检查</text:span>和<text:span text:style-name="T1">整改</text:span>、<text:span text:style-name="T1">复查</text:span>记录； </text:p>
      <text:p text:style-name="P32">7）质量管理相关文件；</text:p>
      <text:p text:style-name="P32">8）工程项目<text:span text:style-name="T1">质量管理策划</text:span>结果中规定的其他记录。</text:p>
      <text:h text:style-name="P3" text:outline-level="2"><text:bookmark-start text:name="__RefHeading___Toc2514_1451455009"/><text:bookmark text:name="%E8%A7%81%E8%AF%81%E5%8F%96%E6%A0%B7%E7%9A%84%E7%9B%B8%E5%85%B3%E8%A7%84%E5%AE%9A"/>见证取样的相关规定<text:bookmark-end text:name="__RefHeading___Toc2514_1451455009"/></text:h>
      <text:p text:style-name="P5">对涉及<text:span text:style-name="T1">结构安全</text:span>、<text:span text:style-name="T1">节能</text:span>、<text:span text:style-name="T1">环境保护</text:span>和<text:span text:style-name="T1">主要使用功能</text:span>的<text:span text:style-name="T1">试块</text:span>、<text:span text:style-name="T1">试件</text:span>及<text:span text:style-name="T1">材料</text:span>，应按规定进行<text:span text:style-name="T1">见证检验</text:span>。见证检验应在<text:span text:style-name="T1">建设单位</text:span>或者<text:span text:style-name="T1">监理单位</text:span>的监督下<text:span text:style-name="T1">现场取样</text:span>、<text:span text:style-name="T1">送检</text:span>，检测试样应具有<text:span text:style-name="T1">真实性</text:span>和<text:span text:style-name="T1">代表性</text:span>。</text:p>
      <text:h text:style-name="P3" text:outline-level="2"><text:bookmark-start text:name="__RefHeading___Toc2516_1451455009"/><text:bookmark text:name="%E5%AE%9E%E8%A1%8C%E5%A4%87%E6%A1%88%E8%AF%81%E6%98%8E%E7%AE%A1%E7%90%86%E7%9A%84%E6%9D%90%E6%96%99%E6%9C%89%E5%93%AA%E4%BA%9B"/>实行备案证明管理的材料有哪些？<text:bookmark-end text:name="__RefHeading___Toc2516_1451455009"/></text:h>
      <text:p text:style-name="P5">在我国，各省市及地方建设行政管理部门对<text:span text:style-name="T1">钢材</text:span>、<text:span text:style-name="T1">水泥</text:span>、<text:span text:style-name="T1">预拌混凝土</text:span>、<text:span text:style-name="T1">砂石</text:span>、<text:span text:style-name="T1">砌体材料</text:span>、<text:span text:style-name="T1">石材</text:span>、<text:span text:style-name="T1">胶合板</text:span>实行<text:span text:style-name="T1">备案证明管理</text:span>。</text:p>
      <text:h text:style-name="P3" text:outline-level="2"><text:bookmark-start text:name="__RefHeading___Toc2518_1451455009"/><text:bookmark text:name="%E6%9D%90%E6%96%99%E4%BE%9B%E8%B4%A7%E5%8D%95%E4%BD%8D%E7%9A%84%E8%A6%81%E6%B1%82%E6%9C%89%E9%82%A3%E4%BA%9B"/>材料供货单位的要求有那些？<text:bookmark-end text:name="__RefHeading___Toc2518_1451455009"/></text:h>
      <text:p text:style-name="P46">通过市场调研和对生产经营厂商的考察，选择<text:span text:style-name="T1">供货质量稳定</text:span>、<text:span text:style-name="T1">履约能力强</text:span>、<text:span text:style-name="T1">信誉高</text:span>、<text:span text:style-name="T1">价格有竞争力</text:span>的供货单位。</text:p>
      <text:h text:style-name="P45" text:outline-level="2"><text:bookmark-start text:name="__RefHeading___Toc2526_1451455009"/><text:bookmark text:name="%E6%96%BD%E5%B7%A5%E8%BF%87%E7%A8%8B%E8%B4%A8%E9%87%8F%E6%A3%80%E6%B5%8B%E8%AF%95%E9%AA%8C%E9%A1%B9%E7%9B%AE%E5%92%8C%E4%B8%BB%E8%A6%81%E6%A3%80%E6%B5%8B%E8%AF%95%E9%AA%8C%E5%8F%82%E6%95%B0%E7%A1%AE%E5%AE%9A%E4%BE%9D%E6%8D%AE%E6%9C%89%E9%82%A3%E4%BA%9B"/>施工过程质量检测试验项目和主要检测试验参数确定依据有那些？<text:bookmark-end text:name="__RefHeading___Toc2526_1451455009"/></text:h>
      <text:p text:style-name="P46">施工过程质量检测试验项目和主要检测试验参数确定依据：<text:span text:style-name="T1">国家现行相关标准、设计文件、合同要求</text:span>和<text:span text:style-name="T1">施工质量控制</text:span>的需要。</text:p>
      <text:h text:style-name="P3" text:outline-level="2"><text:bookmark-start text:name="__RefHeading___Toc2520_1451455009"/><text:bookmark text:name="%E4%B8%BB%E8%A6%81%E6%9D%90%E6%96%99%E5%A4%8D%E9%AA%8C%E9%A1%B9%E7%9B%AE%E6%9C%89%E9%82%A3%E4%BA%9B"/><text:soft-page-break/>主要材料复验项目有那些？<text:bookmark-end text:name="__RefHeading___Toc2520_1451455009"/></text:h>
      <text:p text:style-name="P33">材料名 复验项目 </text:p>
      <text:p text:style-name="P33"><text:span text:style-name="T1">钢筋</text:span><text:span text:style-name="T44">：</text:span> <text:tab/>屈服强度、抗拉强度、伸长率和冷弯 </text:p>
      <text:p text:style-name="P33"><text:span text:style-name="T1">水泥</text:span><text:span text:style-name="T44">：<text:tab/></text:span>抗压强度、抗折强度、安定性、凝结时间 </text:p>
      <text:p text:style-name="P33"><text:span text:style-name="T1">石子</text:span><text:span text:style-name="T44">：<text:tab/></text:span>筛分析、含泥量、泥块含量、含水率、吸水率及石子的非活性骨料检验 </text:p>
      <text:p text:style-name="P33"><text:span text:style-name="T1">砂</text:span><text:span text:style-name="T44">：<text:tab/></text:span>筛分析、泥块含量、含水率、吸水率及非活性骨料检验 </text:p>
      <text:p text:style-name="P33"><text:span text:style-name="T1">预拌混凝土</text:span><text:span text:style-name="T44">：</text:span> 检查预拌混凝土出场合格证书及配套的水泥、砂、石子、外加剂、掺合料原材复试报告和合格证、混凝土配合比单、混凝土试件强度报告 </text:p>
      <text:p text:style-name="P33"><text:span text:style-name="T1">建筑外窗</text:span><text:span text:style-name="T44">：</text:span>气密性、水密性、抗风压性能</text:p>
      <text:h text:style-name="P3" text:outline-level="2"><text:bookmark-start text:name="__RefHeading___Toc2522_1451455009"/><text:bookmark text:name="%E6%A3%80%E6%B5%8B%E8%AF%95%E9%AA%8C%E7%AE%A1%E7%90%86%E5%88%B6%E5%BA%A6%E6%9C%89%E9%82%A3%E4%BA%9B"/>检测试验管理制度有那些？<text:bookmark-end text:name="__RefHeading___Toc2522_1451455009"/></text:h>
      <text:p text:style-name="P33">①<text:span text:style-name="T1">岗位职责</text:span>； </text:p>
      <text:p text:style-name="P33">②<text:span text:style-name="T1">现场试样制取及养护</text:span>管理制度；</text:p>
      <text:p text:style-name="P33">③<text:span text:style-name="T1">仪器设备</text:span>管理制度； </text:p>
      <text:p text:style-name="P33">④<text:span text:style-name="T1">现场</text:span>检测试验<text:span text:style-name="T1">安全</text:span><text:span text:style-name="T8">管理制度</text:span>；</text:p>
      <text:h text:style-name="P3" text:outline-level="2"><text:bookmark-start text:name="__RefHeading___Toc2524_1451455009"/><text:bookmark text:name="%E6%A3%80%E6%B5%8B%E8%AF%95%E9%AA%8C%E7%AE%A1%E7%90%86%E7%A8%8B%E5%BA%8F%E5%86%85%E5%AE%B9%E6%98%AF%E4%BB%80%E4%B9%88"/>检测试验管理程序内容是什么？<text:bookmark-end text:name="__RefHeading___Toc2524_1451455009"/></text:h>
      <text:p text:style-name="P33">1）制订检测试验计划；</text:p>
      <text:p text:style-name="P33">2）制取试样；</text:p>
      <text:p text:style-name="P33">3）登记台账；</text:p>
      <text:p text:style-name="P33">4）送检；</text:p>
      <text:p text:style-name="P33">5）检测试验； </text:p>
      <text:p text:style-name="P33">6）检测试验报告管理。</text:p>
      <text:h text:style-name="P3" text:outline-level="2"><text:bookmark-start text:name="__RefHeading___Toc2528_1451455009"/><text:bookmark text:name="%E5%B7%A5%E7%A8%8B%E8%B5%84%E6%96%99%E7%A7%BB%E4%BA%A4%E7%9A%84%E8%A6%81%E6%B1%82%E6%98%AF%E4%BB%80%E4%B9%88"/>工程资料移交的要求是什么？<text:bookmark-end text:name="__RefHeading___Toc2528_1451455009"/></text:h>
      <text:p text:style-name="P33">（1）<text:span text:style-name="T1">施工单位</text:span>应向<text:span text:style-name="T1">建设单位</text:span>移交<text:span text:style-name="T1">施工资料</text:span>； </text:p>
      <text:p text:style-name="P33">（2）实行<text:span text:style-name="T1">施工总承包</text:span>的，<text:span text:style-name="T1">各专业承包单位</text:span>应向<text:span text:style-name="T1">施工总承包单位</text:span>移交<text:span text:style-name="T1">施工资料</text:span>； </text:p>
      <text:p text:style-name="P33">（3）<text:span text:style-name="T1">监理单位</text:span>应向<text:span text:style-name="T1">建设单位</text:span>移交<text:span text:style-name="T1">监理资料</text:span>。 </text:p>
      <text:p text:style-name="P33">（4）<text:span text:style-name="T1">工程资料</text:span>移交时应<text:span text:style-name="T1">及时</text:span>办理相关<text:span text:style-name="T1">移交手续</text:span>，填写<text:span text:style-name="T1">工程资料移交书</text:span>、<text:span text:style-name="T1">移交目录</text:span>； </text:p>
      <text:p text:style-name="P33">（5）有条件时，<text:span text:style-name="T1">建设单位</text:span>向城建档案管理部门移交的工程档案应为<text:span text:style-name="T1">原件</text:span>。</text:p>
      <text:h text:style-name="P12" text:outline-level="2"><text:bookmark-start text:name="__RefHeading___Toc2534_1451455009"/><text:bookmark text:name="%E4%B8%BB%E4%BD%93%E7%BB%93%E6%9E%84%E9%AA%8C%E6%94%B6%E6%89%80%E9%9C%80%E7%9A%84%E5%B7%A5%E7%A8%8B%E8%B5%84%E6%96%99%E6%9C%89%E5%93%AA%E4%BA%9B"/>主体结构验收所需的工程资料有哪些？<text:bookmark-end text:name="__RefHeading___Toc2534_1451455009"/></text:h>
      <text:p text:style-name="P13">（1）施工单位在主体工程完工之后对工程进行自检，确认工程质量符合有关法律、法规和工程建设强制性标准提供主体结构施工质量自评报告，该报告应由项目经理和施工单位负责人审核、签字、盖章；</text:p>
      <text:p text:style-name="P13">（2）监理单位在主体结构工程完工后对工程全过程监理情况进行质量评价，提供主体工程质量评估报告，该报告应当由总监和监理单位有关负责人审核、签字、盖章； </text:p>
      <text:p text:style-name="P13">（3）勘察、设计单位对勘察、设计文件及设计变更进行检查，对工程主体实体是否与设计图纸及变更一致，进行认可； </text:p>
      <text:p text:style-name="P13">（4）有完整的主体结构工程档案资料，见证试验档案，监理资料；施工质量保证资料；管理资料和评定资料； </text:p>
      <text:p text:style-name="P13">（5）主体工程验收通知书； </text:p>
      <text:p text:style-name="P13">（6）工程规划许可证复印件（需加盖建设单位公章）；</text:p>
      <text:p text:style-name="P13">（7）中标通知书复印件（需加盖建设单位公章）；</text:p>
      <text:p text:style-name="P13">（8）工程施工许可证复印件（需加盖建设单位公章）； </text:p>
      <text:p text:style-name="P13">（9）混凝土结构子分部工程结构实体混凝土强度验收记录； （10）混凝土结构子分部工程结构实体钢筋保护层厚度验收记录。</text:p>
      <text:h text:style-name="P45" text:outline-level="2"><text:bookmark-start text:name="__RefHeading___Toc2530_1451455009"/><text:bookmark text:name="%E5%B7%A5%E7%A8%8B%E8%B5%84%E6%96%99%E6%9C%89%E9%82%A3%E5%87%A0%E7%B1%BB"/>工程资料有那几类？<text:bookmark-end text:name="__RefHeading___Toc2530_1451455009"/></text:h>
      <text:p text:style-name="P46">工程资料可分为：<text:span text:style-name="T1">工程准备阶段文件</text:span>、<text:span text:style-name="T1">监理资料</text:span>、<text:span text:style-name="T1">施工资料</text:span>、<text:span text:style-name="T1">竣工图</text:span>和<text:span text:style-name="T1">工程竣工文件</text:span>5类；</text:p>
      <text:h text:style-name="P45" text:outline-level="2"><text:bookmark-start text:name="__RefHeading___Toc2532_1451455009"/><text:bookmark text:name="%E6%96%BD%E5%B7%A5%E8%B5%84%E6%96%99%E6%9C%89%E9%82%A3%E4%BA%9B"/><text:soft-page-break/>施工资料有那些？<text:bookmark-end text:name="__RefHeading___Toc2532_1451455009"/></text:h>
      <text:p text:style-name="P46">施工资料可分为：<text:span text:style-name="T1">施工管理资料</text:span>、<text:span text:style-name="T1">施工技术资料</text:span>、<text:span text:style-name="T1">施工进度及造价资料</text:span>、<text:span text:style-name="T1">施工物资资料</text:span>、<text:span text:style-name="T1">施工记录</text:span>、<text:span text:style-name="T1">施工试验记录</text:span>及<text:span text:style-name="T1">检测报告</text:span>、<text:span text:style-name="T1">施工质量验收记录</text:span>、<text:span text:style-name="T1">竣工验收</text:span>资料8类。</text:p>
      <text:h text:style-name="P3" text:outline-level="2"><text:bookmark-start text:name="__RefHeading___Toc2536_1451455009"/><text:bookmark text:name="%E5%BB%BA%E7%AD%91%E6%96%BD%E5%B7%A5%E6%9C%89%E9%82%A3%E4%BA%9B%E5%88%86%E9%83%A8%E5%B7%A5%E7%A8%8B%E5%AD%90%E5%88%86%E9%83%A8%E5%8F%8A%E5%88%86%E9%A1%B9%E5%B7%A5%E7%A8%8B"/>建筑施工有那些分部工程、子分部及分项工程？<text:bookmark-end text:name="__RefHeading___Toc2536_1451455009"/></text:h>
      <text:p text:style-name="P5">主体结构主要包括：<text:span text:style-name="T1">混凝土结构</text:span>、<text:span text:style-name="T1">砌体结构</text:span>、<text:span text:style-name="T1">钢结构</text:span>、<text:span text:style-name="T1">钢管混凝土结构</text:span>、<text:span text:style-name="T1">型钢混凝土结构</text:span>、<text:span text:style-name="T1">铝合金结构</text:span>、<text:span text:style-name="T1">木结构</text:span>等子分部工程。</text:p>
      <text:h text:style-name="P3" text:outline-level="2"><text:bookmark-start text:name="__RefHeading___Toc2538_1451455009"/><text:bookmark text:name="%E6%A3%80%E9%AA%8C%E6%89%B9%E5%BA%94%E5%A6%82%E4%BD%95%E5%88%92%E5%88%86"/>检验批应如何划分？<text:bookmark-end text:name="__RefHeading___Toc2538_1451455009"/></text:h>
      <text:p text:style-name="P5">建筑装饰装修工程的检验批可根据<text:span text:style-name="T1">施工及质量</text:span>控制和验收需要按<text:span text:style-name="T1">楼层</text:span>、<text:span text:style-name="T1">施工段</text:span>、<text:span text:style-name="T1">变形缝</text:span>等进行划分。一般按<text:span text:style-name="T1">楼层</text:span>划分检验批，对于工程量较少的<text:span text:style-name="T1">分项工程</text:span>可统一划分为<text:span text:style-name="T1">一个检验批</text:span>。</text:p>
      <text:h text:style-name="P3" text:outline-level="2"><text:bookmark-start text:name="__RefHeading___Toc2540_1451455009"/><text:bookmark text:name="%E6%A3%80%E9%AA%8C%E6%89%B9%E5%88%86%E9%A1%B9%E5%B7%A5%E7%A8%8B%E5%88%86%E9%83%A8%E5%B7%A5%E7%A8%8B%E7%9A%84%E9%AA%8C%E6%94%B6%E6%A0%87%E5%87%86%E6%98%AF%E4%BB%80%E4%B9%88"/>检验批，分项工程，分部工程的验收标准是什么？<text:bookmark-end text:name="__RefHeading___Toc2540_1451455009"/></text:h>
      <text:p text:style-name="P13">1）主控项目：均应符合规定。 </text:p>
      <text:p text:style-name="P13">2）一般项目：抽查样本的80%以上符合规定。</text:p>
      <text:p text:style-name="P13">其余样本不存在影响使用功能或明显影响装饰效果的缺陷，其中有允许偏差的检验项目，其最大偏差不得超过规范规定允许偏差的1.5倍。</text:p>
      <text:h text:style-name="P3" text:outline-level="2"><text:bookmark-start text:name="__RefHeading___Toc2542_1451455009"/><text:bookmark text:name="%E5%8D%95%E4%BD%8D%E5%B7%A5%E7%A8%8B%E5%AE%8C%E5%B7%A5%E5%90%8E%E5%90%84%E7%9B%B8%E5%85%B3%E5%8D%95%E4%BD%8D%E5%BA%94%E5%A6%82%E4%BD%95%E8%BF%9B%E8%A1%8C%E5%B7%A5%E7%A8%8B%E7%AB%A3%E5%B7%A5%E9%AA%8C%E6%94%B6"/>单位工程完工后，各相关单位应如何进行工程竣工验收？<text:bookmark-end text:name="__RefHeading___Toc2542_1451455009"/></text:h>
      <text:p text:style-name="P13">1. <text:span text:style-name="T1">勘察单位</text:span>应编制<text:span text:style-name="T1">勘察工程质量检查报告</text:span>，按规定程序审批后向建设单位提交；</text:p>
      <text:p text:style-name="P13">2. <text:span text:style-name="T1">设计单位</text:span>应对<text:span text:style-name="T1">设计文件</text:span>及<text:span text:style-name="T1">施工过程的设计变更</text:span>进行检查，并应编制<text:span text:style-name="T1">设计工程质量检查报告</text:span>，按规定程序审批后向建设单位提 交；</text:p>
      <text:p text:style-name="P13">3. <text:span text:style-name="T1">施工单位</text:span>应<text:span text:style-name="T1">自检合格</text:span>，并应编制<text:span text:style-name="T1">工程竣工报告</text:span>，按规定程序审批后向建设单位提交；</text:p>
      <text:p text:style-name="P13">4. <text:span text:style-name="T1">监理单位</text:span>应在<text:span text:style-name="T1">自检合格后</text:span>组织工程竣工<text:span text:style-name="T1">预验收</text:span>，<text:span text:style-name="T1">预验收合格后</text:span>应编制<text:span text:style-name="T1">工程质量评估报告</text:span>，按规定程序审批后向建设单位提 交；</text:p>
      <text:p text:style-name="P13">5. 建设单位应在竣工<text:span text:style-name="T1">预验收</text:span>合格后<text:span text:style-name="T8">组织</text:span><text:span text:style-name="T1">监理</text:span>、<text:span text:style-name="T1">施工</text:span>、<text:span text:style-name="T1">设计</text:span>、<text:span text:style-name="T1">勘察</text:span>单位等相关<text:span text:style-name="T1">单位项目负责人</text:span>进行工程竣工验收。</text:p>
      <text:h text:style-name="P3" text:outline-level="2"><text:bookmark-start text:name="__RefHeading___Toc2544_1451455009"/><text:bookmark text:name="%E5%B7%A5%E7%A8%8B%E6%96%BD%E5%B7%A5%E5%B7%A5%E5%BA%8F%E9%97%B4%E7%9A%84%E8%A1%94%E6%8E%A5%E5%BA%94%E7%AC%A6%E5%90%88%E5%93%AA%E4%BA%9B%E8%A7%84%E5%AE%9A"/>工程施工工序间的衔接，应符合哪些规定？<text:bookmark-end text:name="__RefHeading___Toc2544_1451455009"/></text:h>
      <text:p text:style-name="P13">1. 每道<text:span text:style-name="T1">施工工序</text:span>完成后，<text:span text:style-name="T1">施工单位</text:span>应进行<text:span text:style-name="T1">自检</text:span>，并应保留<text:span text:style-name="T1">检查记录</text:span>； </text:p>
      <text:p text:style-name="P13">2. <text:span text:style-name="T1">各专业工种</text:span>之间的<text:span text:style-name="T1">相关工序</text:span>应进行<text:span text:style-name="T1">交接检验</text:span>，并应保留<text:span text:style-name="T1">检查记录</text:span>；</text:p>
      <text:p text:style-name="P13">3. 对<text:span text:style-name="T1">监理规划</text:span>或<text:span text:style-name="T1">监理实施细则</text:span>中提出检查要求的<text:span text:style-name="T1">重要工序</text:span>，应经<text:span text:style-name="T1">专业监理工程师</text:span>检查合格并<text:span text:style-name="T1">签字确认</text:span>后，进行<text:span text:style-name="T1">下道工序</text:span>施工； </text:p>
      <text:p text:style-name="P13">4. <text:span text:style-name="T1">隐蔽工程</text:span>在<text:span text:style-name="T1">隐蔽前</text:span>应由<text:span text:style-name="T1">施工单位</text:span>通知<text:span text:style-name="T1">监理单位</text:span>进行验收，并应<text:span text:style-name="T1">留存现场影像资料</text:span>，形成<text:span text:style-name="T1">验收文件</text:span>，经<text:span text:style-name="T1">验收合格</text:span>后方可<text:span text:style-name="T1">继续施 工</text:span>。</text:p>
      <text:h text:style-name="P3" text:outline-level="2"><text:bookmark-start text:name="__RefHeading___Toc2546_1451455009"/><text:bookmark text:name="%E5%AE%A4%E5%86%85%E6%B1%A1%E6%9F%93%E7%89%A9%E5%8C%85%E6%8B%AC%E9%82%A3%E4%BA%9B"/>室内污染物包括那些？<text:bookmark-end text:name="__RefHeading___Toc2546_1451455009"/></text:h>
      <text:p text:style-name="P5">氡、甲醛、苯、甲苯、二甲苯，TVOC，氨</text:p>
      <text:h text:style-name="P3" text:outline-level="2"><text:bookmark-start text:name="__RefHeading___Toc2548_1451455009"/><text:bookmark text:name="iii%E7%B1%BB%E5%BB%BA%E7%AD%91%E4%B8%8B%E7%9A%84%E5%90%88%E6%A0%BC%E6%A0%87%E5%87%86%E6%98%AF%E5%A4%9A%E5%B0%91"/>I，II类建筑下的合格标准是多少？<text:bookmark-end text:name="__RefHeading___Toc2548_1451455009"/></text:h>
      <table:table table:name="Table1" table:style-name="Table1">
        <table:table-column table:style-name="Table1.A" table:number-columns-repeated="2"/>
        <table:table-column table:style-name="Table1.C"/>
        <table:table-column table:style-name="Table1.D"/>
        <table:table-column table:style-name="Table1.E" table:number-columns-repeated="3"/>
        <table:table-column table:style-name="Table1.H"/>
        <table:table-row table:style-name="Table1.1">
          <table:table-cell table:style-name="Table1.A1" office:value-type="string">
            <text:p text:style-name="P50"/>
          </table:table-cell>
          <table:table-cell table:style-name="Table1.A1" office:value-type="string">
            <text:p text:style-name="P50">氡</text:p>
          </table:table-cell>
          <table:table-cell table:style-name="Table1.A1" office:value-type="string">
            <text:p text:style-name="P50">甲醛</text:p>
          </table:table-cell>
          <table:table-cell table:style-name="Table1.A1" office:value-type="string">
            <text:p text:style-name="P50">苯</text:p>
          </table:table-cell>
          <table:table-cell table:style-name="Table1.A1" office:value-type="string">
            <text:p text:style-name="P50">甲苯</text:p>
          </table:table-cell>
          <table:table-cell table:style-name="Table1.A1" office:value-type="string">
            <text:p text:style-name="P50">二甲苯</text:p>
          </table:table-cell>
          <table:table-cell table:style-name="Table1.A1" office:value-type="string">
            <text:p text:style-name="P50">TVOC</text:p>
          </table:table-cell>
          <table:table-cell table:style-name="Table1.H1" office:value-type="string">
            <text:p text:style-name="P50">氨</text:p>
          </table:table-cell>
        </table:table-row>
        <table:table-row>
          <table:table-cell table:style-name="Table1.A2" office:value-type="string">
            <text:p text:style-name="P49">I 类</text:p>
          </table:table-cell>
          <table:table-cell table:style-name="Table1.A2" office:value-type="string">
            <text:p text:style-name="P49">150</text:p>
          </table:table-cell>
          <table:table-cell table:style-name="Table1.A2" office:value-type="string">
            <text:p text:style-name="P49">0.07</text:p>
          </table:table-cell>
          <table:table-cell table:style-name="Table1.A2" office:value-type="string">
            <text:p text:style-name="P49">0.06</text:p>
          </table:table-cell>
          <table:table-cell table:style-name="Table1.A2" office:value-type="string">
            <text:p text:style-name="P49">0.15</text:p>
          </table:table-cell>
          <table:table-cell table:style-name="Table1.A2" office:value-type="string">
            <text:p text:style-name="P49">0.20</text:p>
          </table:table-cell>
          <table:table-cell table:style-name="Table1.A2" office:value-type="string">
            <text:p text:style-name="P49">0.45</text:p>
          </table:table-cell>
          <table:table-cell table:style-name="Table1.H2" office:value-type="string">
            <text:p text:style-name="P49">0.15</text:p>
          </table:table-cell>
        </table:table-row>
        <table:table-row>
          <table:table-cell table:style-name="Table1.A2" office:value-type="string">
            <text:p text:style-name="P49">II类</text:p>
          </table:table-cell>
          <table:table-cell table:style-name="Table1.A2" office:value-type="string">
            <text:p text:style-name="P49">150</text:p>
          </table:table-cell>
          <table:table-cell table:style-name="Table1.A2" office:value-type="string">
            <text:p text:style-name="P49">0.08</text:p>
          </table:table-cell>
          <table:table-cell table:style-name="Table1.A2" office:value-type="string">
            <text:p text:style-name="P49">0.09</text:p>
          </table:table-cell>
          <table:table-cell table:style-name="Table1.A2" office:value-type="string">
            <text:p text:style-name="P49">0.20</text:p>
          </table:table-cell>
          <table:table-cell table:style-name="Table1.A2" office:value-type="string">
            <text:p text:style-name="P49">0.20</text:p>
          </table:table-cell>
          <table:table-cell table:style-name="Table1.A2" office:value-type="string">
            <text:p text:style-name="P49">0.50</text:p>
          </table:table-cell>
          <table:table-cell table:style-name="Table1.H2" office:value-type="string">
            <text:p text:style-name="P49">0.20</text:p>
          </table:table-cell>
        </table:table-row>
      </table:table>
      <text:p text:style-name="P5"/>
      <text:h text:style-name="P3" text:outline-level="2"><text:bookmark-start text:name="__RefHeading___Toc2550_1451455009"/><text:bookmark text:name="%E5%AE%A4%E5%86%85%E6%B1%A1%E6%9F%93%E7%89%A9%E6%A3%80%E6%B5%8B%E6%9C%89%E9%82%A3%E4%BA%9B%E8%A7%84%E5%AE%9A"/>室内污染物检测有那些规定？<text:bookmark-end text:name="__RefHeading___Toc2550_1451455009"/></text:h>
      <text:p text:style-name="P13">（1）民用建筑工程<text:span text:style-name="T1">验收时</text:span>，凡进行了<text:span text:style-name="T23">样板间</text:span><text:span text:style-name="T1">室内环境污染物浓度检测</text:span>且<text:span text:style-name="T1">检测结果合格</text:span>的，抽检数量<text:span text:style-name="T1">减半</text:span>，并不得少于<text:span text:style-name="T1">3间</text:span>。 当<text:span text:style-name="T1">室内环境污染物浓度检测</text:span>结果<text:span text:style-name="T1">不符合</text:span>规范规定时，应对<text:span text:style-name="T1">不符合项目</text:span>再次<text:span text:style-name="T1">加倍</text:span>抽样<text:span text:style-name="T1">检测</text:span>，并应<text:span text:style-name="T8">包括</text:span><text:span text:style-name="T1">原不合格的同类型房间</text:span>及<text:span text:style-name="T1">原不合格房间</text:span>。 </text:p>
      <text:p text:style-name="P13">（2）<text:span text:style-name="T1">幼儿园</text:span>、<text:span text:style-name="T1">学校教室</text:span>、<text:span text:style-name="T1">学生宿舍</text:span>、<text:span text:style-name="T1">老年人照料房屋</text:span>设施室内装饰装修验收时，室内空气中氡、甲醛、氨、苯、甲苯、二甲 苯、TVOC的<text:span text:style-name="T1">抽检量</text:span>不得少于房间<text:span text:style-name="T1">总数</text:span>的<text:span text:style-name="T1">50%</text:span>，且不得少于<text:span text:style-name="T1">20间</text:span>。当房间总数不大于20间时，应<text:span text:style-name="T1">全数检测</text:span>。</text:p>
      <text:h text:style-name="P3" text:outline-level="2"><text:bookmark-start text:name="__RefHeading___Toc2552_1451455009"/><text:bookmark text:name="%E5%BB%BA%E7%AD%91%E5%B7%A5%E7%A8%8B%E6%96%BD%E5%B7%A5%E5%AE%89%E5%85%A8%E5%8D%B1%E9%99%A9%E6%BA%90%E8%BE%A8%E8%AF%86%E6%96%B9%E6%B3%95%E8%BF%98%E5%BA%94%E6%9C%89%E5%93%AA%E4%BA%9B"/><text:soft-page-break/>建筑工程施工安全危险源辨识方法还应有哪些？<text:bookmark-end text:name="__RefHeading___Toc2552_1451455009"/></text:h>
      <text:p text:style-name="P5">建筑工程施工<text:span text:style-name="T1">安全危险源辨识方法</text:span>还应有：<text:span text:style-name="T1">德尔菲法</text:span>、<text:span text:style-name="T1">现场调查法</text:span>、<text:span text:style-name="T1">工作任务分析法</text:span>、<text:span text:style-name="T1">安全检查表法</text:span>、<text:span text:style-name="T1">危险与可操作性研究法</text:span>、<text:span text:style-name="T1">事件树分析法</text:span>和<text:span text:style-name="T1">故障树分析法</text:span>。</text:p>
      <text:h text:style-name="P3" text:outline-level="2"><text:bookmark-start text:name="__RefHeading___Toc2554_1451455009"/><text:bookmark text:name="%E9%87%8D%E5%A4%A7%E5%8D%B1%E9%99%A9%E6%BA%90%E7%9A%84%E9%A3%8E%E9%99%A9%E5%88%86%E6%9E%90%E8%AF%84%E4%BB%B7%E7%9A%84%E5%86%85%E5%AE%B9%E5%BA%94%E8%AF%A5%E5%8C%85%E6%8B%AC%E5%93%AA%E4%BA%9B"/>重大危险源的风险分析评价的内容应该包括哪些？<text:bookmark-end text:name="__RefHeading___Toc2554_1451455009"/></text:h>
      <text:p text:style-name="P13">1）辨识各类<text:span text:style-name="T1">危险因素</text:span>及其<text:span text:style-name="T1">原因</text:span>与<text:span text:style-name="T1">机制</text:span>；</text:p>
      <text:p text:style-name="P13">2）<text:span text:style-name="T1">依次评价</text:span>已辨识的<text:span text:style-name="T1">危险事件</text:span>发生的<text:span text:style-name="T1">概率</text:span>；</text:p>
      <text:p text:style-name="P13">3）评价<text:span text:style-name="T1">危险事件</text:span>的<text:span text:style-name="T1">后果</text:span>；</text:p>
      <text:p text:style-name="P13">4）进行<text:span text:style-name="T1">风险评价</text:span>，即评价危险事件<text:span text:style-name="T1">发生概率</text:span>和<text:span text:style-name="T1">发生后果</text:span>的<text:span text:style-name="T1">联合作用</text:span>； </text:p>
      <text:p text:style-name="P13">5）<text:span text:style-name="T1">风险控制</text:span>，即将上述<text:span text:style-name="T1">评价结果</text:span>与<text:span text:style-name="T1">安全目标值</text:span>进行比较，检查<text:span text:style-name="T1">风险值</text:span>是否达到了<text:span text:style-name="T1">可接受水平</text:span>，否则需要进一步采取<text:span text:style-name="T1">措施</text:span>，降低<text:span text:style-name="T1">危险水平</text:span>。</text:p>
      <text:h text:style-name="P3" text:outline-level="2"><text:bookmark-start text:name="__RefHeading___Toc2556_1451455009"/><text:bookmark text:name="%E5%AF%B9%E9%87%8D%E5%A4%A7%E5%8D%B1%E9%99%A9%E6%BA%90%E8%BF%9B%E8%A1%8C%E6%8E%A7%E5%88%B6%E5%92%8C%E7%AE%A1%E7%90%86%E7%9A%84%E6%8E%AA%E6%96%BD%E6%9C%89%E5%93%AA%E4%BA%9B"/>对重大危险源进行控制和管理的措施有哪些？<text:bookmark-end text:name="__RefHeading___Toc2556_1451455009"/></text:h>
      <text:p text:style-name="P5">重大危险源的控制管理措施有：<text:span text:style-name="T1">技术措施</text:span>和<text:span text:style-name="T1">组织措施</text:span>。</text:p>
      <text:h text:style-name="P3" text:outline-level="2"><text:bookmark-start text:name="__RefHeading___Toc2558_1451455009"/><text:bookmark text:name="%E6%96%BD%E5%B7%A5%E4%BC%81%E4%B8%9A%E7%9A%84%E5%BA%94%E6%80%A5%E6%95%91%E6%8F%B4%E7%AE%A1%E7%90%86%E5%BA%94%E5%8C%85%E6%8B%AC%E5%93%AA%E4%BA%9B%E5%B7%A5%E4%BD%9C"/>施工企业的应急救援管理应包括哪些工作？<text:bookmark-end text:name="__RefHeading___Toc2558_1451455009"/></text:h>
      <text:p text:style-name="P5">施工企业的应急救援管理应包括：<text:span text:style-name="T1">建立组织机构</text:span>、<text:span text:style-name="T1">预案编制</text:span>、<text:span text:style-name="T1">审批</text:span>、<text:span text:style-name="T1">演练</text:span>、<text:span text:style-name="T1">评价</text:span>、<text:span text:style-name="T1">完善</text:span>和<text:span text:style-name="T1">应急救援响应工作程序</text:span>及<text:span text:style-name="T1">记录</text:span>等。</text:p>
      <text:h text:style-name="P3" text:outline-level="2"><text:bookmark-start text:name="__RefHeading___Toc2560_1451455009"/><text:bookmark text:name="%E6%96%BD%E5%B7%A5%E4%BC%81%E4%B8%9A%E6%96%B0%E4%B8%8A%E5%B2%97%E6%93%8D%E4%BD%9C%E5%B7%A5%E4%BA%BA%E5%B2%97%E5%89%8D%E6%95%99%E8%82%B2%E5%9F%B9%E8%AE%AD%E5%BA%94%E5%8C%85%E6%8B%AC%E5%93%AA%E4%BA%9B%E5%86%85%E5%AE%B9"/>施工企业新上岗操作工人岗前教育培训应包括哪些内容？<text:bookmark-end text:name="__RefHeading___Toc2560_1451455009"/></text:h>
      <text:p text:style-name="P13">施工企业<text:span text:style-name="T1">新上岗操作工人岗前教育培训</text:span>应包括下列内容：</text:p>
      <text:p text:style-name="P13">1）安全生产<text:span text:style-name="T1">法律法规</text:span>和<text:span text:style-name="T1">规章制度</text:span>； </text:p>
      <text:p text:style-name="P13">2）<text:span text:style-name="T1">安全操作规程</text:span>；</text:p>
      <text:p text:style-name="P13">3）针对性的<text:span text:style-name="T1">安全防护措施</text:span>；</text:p>
      <text:p text:style-name="P13">4）<text:span text:style-name="T1">违章指挥</text:span>、<text:span text:style-name="T1">违章作业</text:span>、<text:span text:style-name="T1">违反劳动纪律</text:span>产生的后果；</text:p>
      <text:p text:style-name="P13">5）预防、减少<text:span text:style-name="T1">安全风险</text:span>以及紧急情况下<text:span text:style-name="T1">应急救援</text:span>的<text:span text:style-name="T8">基本</text:span><text:span text:style-name="T1">知识</text:span>、<text:span text:style-name="T1">方法</text:span>和<text:span text:style-name="T1">措施</text:span>。</text:p>
      <text:h text:style-name="P3" text:outline-level="2"><text:bookmark-start text:name="__RefHeading___Toc2562_1451455009"/><text:bookmark text:name="%E5%AE%89%E5%85%A8%E6%95%99%E8%82%B2%E5%92%8C%E5%9F%B9%E8%AE%AD%E7%9A%84%E7%B1%BB%E5%9E%8B%E8%BF%98%E6%9C%89%E5%93%AA%E4%BA%9B"/>安全教育和培训的类型还有哪些？<text:bookmark-end text:name="__RefHeading___Toc2562_1451455009"/></text:h>
      <text:p text:style-name="P5">安全教育和培训的类型包括：<text:span text:style-name="T1">岗前教育</text:span>、<text:span text:style-name="T1">各类上岗证书的初审</text:span>、<text:span text:style-name="T1">复审培训</text:span>，<text:span text:style-name="T1">三级教育</text:span>（企业、项目、班组）、<text:span text:style-name="T1">日常教育</text:span>、<text:span text:style-name="T1">年度继续教育</text:span>。</text:p>
      <text:h text:style-name="P3" text:outline-level="2"><text:bookmark-start text:name="__RefHeading___Toc2564_1451455009"/><text:bookmark text:name="%E5%AF%B9%E8%B1%A1%E5%8F%88%E5%8C%85%E6%8B%AC%E8%B0%81"/>对象又包括谁？<text:bookmark-end text:name="__RefHeading___Toc2564_1451455009"/></text:h>
      <text:p text:style-name="P5">安全生产教育培训的对象应包括：<text:span text:style-name="T1">企业各管理层的负责人</text:span>、<text:span text:style-name="T1">管理人员</text:span>、<text:span text:style-name="T1">特殊工种</text:span>以及<text:span text:style-name="T1">新上岗</text:span>、<text:span text:style-name="T1">待岗复工</text:span>、<text:span text:style-name="T1">转岗</text:span>、<text:span text:style-name="T1">换岗</text:span>的<text:span text:style-name="T1">作业人员</text:span>。</text:p>
      <text:h text:style-name="P3" text:outline-level="2"><text:bookmark-start text:name="__RefHeading___Toc2566_1451455009"/><text:bookmark text:name="%E6%96%BD%E5%B7%A5%E4%BC%81%E4%B8%9A%E7%9A%84%E4%BB%8E%E4%B8%9A%E4%BA%BA%E5%91%98%E4%B8%8A%E5%B2%97%E5%BA%94%E7%AC%A6%E5%90%88%E4%B8%8B%E5%88%97%E8%A6%81%E6%B1%82"/>施工企业的从业人员上岗应符合下列要求<text:bookmark-end text:name="__RefHeading___Toc2566_1451455009"/></text:h>
      <text:p text:style-name="P13">1）<text:span text:style-name="T1">企业主要负责人</text:span>、<text:span text:style-name="T1">项目负责人</text:span>和<text:span text:style-name="T1">专职安全生产管理人员</text:span>：必须经<text:span text:style-name="T1">安全生产知识</text:span>和<text:span text:style-name="T1">管理能力</text:span>考核合格，依法取得<text:span text:style-name="T1">安全生产考 核合格证书</text:span>； </text:p>
      <text:p text:style-name="P13">2）<text:span text:style-name="T1">企业的各类管理人员</text:span>：必须具备与岗位相适应的<text:span text:style-name="T1">安全生产知识</text:span>和<text:span text:style-name="T1">管理能力</text:span>，依法取得<text:span text:style-name="T1">必要</text:span>的<text:span text:style-name="T1">岗位资格证书</text:span>； </text:p>
      <text:p text:style-name="P13">3）<text:span text:style-name="T1">特殊工种作业人员</text:span>：必须经<text:span text:style-name="T1">安全技术理论</text:span>和<text:span text:style-name="T1">操作技能</text:span>考核合格，依法取得<text:span text:style-name="T1">建筑施工特种作业人员操作资格证书</text:span>。</text:p>
      <text:h text:style-name="P3" text:outline-level="2"><text:bookmark-start text:name="__RefHeading___Toc2568_1451455009"/><text:bookmark text:name="%E6%96%BD%E5%B7%A5%E4%BC%81%E4%B8%9A%E6%AF%8F%E5%B9%B4%E5%BA%94%E6%8C%89%E8%A7%84%E5%AE%9A%E5%AF%B9%E6%89%80%E6%9C%89%E4%BB%8E%E4%B8%9A%E4%BA%BA%E5%91%98%E8%BF%9B%E8%A1%8C%E5%AE%89%E5%85%A8%E7%94%9F%E4%BA%A7%E7%BB%A7%E7%BB%AD%E6%95%99%E8%82%B2%E6%95%99%E8%82%B2%E5%9F%B9%E8%AE%AD%E5%BA%94%E5%8C%85%E6%8B%AC%E5%93%AA%E4%BA%9B%E5%86%85%E5%AE%B9"/>施工企业每年应按规定对所有从业人员进行安全生产继续教育，教育培训应包括哪些内容?<text:bookmark-end text:name="__RefHeading___Toc2568_1451455009"/></text:h>
      <text:p text:style-name="P13">1）<text:span text:style-name="T1">新颁布</text:span>的<text:span text:style-name="T1">安全生产法律法规</text:span>、<text:span text:style-name="T1">安全技术标准规范</text:span>和<text:span text:style-name="T1">规范性文件</text:span>； </text:p>
      <text:p text:style-name="P13">2）<text:span text:style-name="T1">先进</text:span>的<text:span text:style-name="T1">安全生产技术</text:span>和<text:span text:style-name="T1">管理经验</text:span>； </text:p>
      <text:p text:style-name="P13">3）<text:span text:style-name="T1">典型事故案例分析</text:span>。</text:p>
      <text:h text:style-name="P3" text:outline-level="2"><text:bookmark-start text:name="__RefHeading___Toc2570_1451455009"/><text:bookmark text:name="%E5%BB%BA%E7%AD%91%E6%96%BD%E5%B7%A5%E5%AE%89%E5%85%A8%E7%94%9F%E4%BA%A7%E8%B4%B9%E7%94%A8%E7%AE%A1%E7%90%86"/>建筑施工安全生产费用管理<text:bookmark-end text:name="__RefHeading___Toc2570_1451455009"/></text:h>
      <text:p text:style-name="P5">安全生产费用管理应包括：<text:span text:style-name="T1">资金的申请</text:span>、<text:span text:style-name="T1">审核审批</text:span>、<text:span text:style-name="T1">支付</text:span>、<text:span text:style-name="T1">提取</text:span>、<text:span text:style-name="T1">使用</text:span>、<text:span text:style-name="T1">统计</text:span>、<text:span text:style-name="T1">分析</text:span>、<text:span text:style-name="T1">审计检查</text:span>等工作内容。</text:p>
      <text:h text:style-name="P3" text:outline-level="2"><text:bookmark-start text:name="__RefHeading___Toc2572_1451455009"/><text:bookmark text:name="%E5%8D%B1%E9%99%A9%E6%BA%90%E7%9A%84%E7%B1%BB%E5%9E%8B%E6%9C%89%E9%82%A3%E4%BA%9B"/>危险源的类型有那些？<text:bookmark-end text:name="__RefHeading___Toc2572_1451455009"/></text:h>
      <text:p text:style-name="P5">危险源的类型：<text:span text:style-name="T1">机械类</text:span>、<text:span text:style-name="T1">电器类</text:span>、<text:span text:style-name="T1">辐射类</text:span>、<text:span text:style-name="T1">物质类</text:span>、<text:span text:style-name="T1">高坠类</text:span>、<text:span text:style-name="T1">火灾类</text:span>和<text:span text:style-name="T1">爆炸类</text:span>等。</text:p>
      <text:h text:style-name="P3" text:outline-level="2"><text:bookmark-start text:name="__RefHeading___Toc2574_1451455009"/><text:bookmark text:name="%E9%87%8D%E5%A4%A7%E5%8D%B1%E9%99%A9%E6%BA%90%E7%9A%84%E5%AE%89%E5%85%A8%E6%8A%A5%E5%91%8A%E5%BA%94%E8%AF%A6%E7%BB%86%E8%AF%B4%E6%98%8E%E5%93%AA%E4%BA%9B%E5%86%85%E5%AE%B9"/><text:soft-page-break/>重大危险源的安全报告应详细说明哪些内容？<text:bookmark-end text:name="__RefHeading___Toc2574_1451455009"/></text:h>
      <text:p text:style-name="P5">重大危险源的安全报告应详细说明：<text:span text:style-name="T1">重大危险源的情况</text:span>，可能引发事故的<text:span text:style-name="T1">危险因素</text:span>以及<text:span text:style-name="T1">前提条件</text:span>，<text:span text:style-name="T1">安全操作</text:span>和<text:span text:style-name="T1">预防失误</text:span>的<text:span text:style-name="T1">控制措施</text:span>，可能发生的<text:span text:style-name="T1">事故类型</text:span>，事故发生的<text:span text:style-name="T1">可能性</text:span>及<text:span text:style-name="T1">后果</text:span>，限制<text:span text:style-name="T1">事故后果</text:span>的措施，现场事故<text:span text:style-name="T1">应急救援预案</text:span>等。</text:p>
      <text:h text:style-name="P3" text:outline-level="2"><text:bookmark-start text:name="__RefHeading___Toc2576_1451455009"/><text:bookmark text:name="%E5%AE%89%E5%85%A8%E6%8E%AA%E6%96%BD%E4%B8%BB%E8%A6%81%E6%A3%80%E6%9F%A5%E5%92%8C%E9%87%8D%E7%82%B9%E6%A3%80%E6%9F%A5%E7%9A%84%E5%86%85%E5%AE%B9%E5%88%86%E5%88%AB%E6%98%AF%E4%BB%80%E4%B9%88"/>安全措施主要检查和重点检查的内容分别是什么？<text:bookmark-end text:name="__RefHeading___Toc2576_1451455009"/></text:h>
      <text:p text:style-name="P13">（1）主要检查<text:span text:style-name="T1">现场安全措施计划</text:span>及<text:span text:style-name="T1">各项安全专项施工方案</text:span>的<text:span text:style-name="T1">编制</text:span>、<text:span text:style-name="T1">审核</text:span>、<text:span text:style-name="T1">审批</text:span>及<text:span text:style-name="T1">实施</text:span>情况。 </text:p>
      <text:p text:style-name="P13">（2）<text:span text:style-name="T1">重点</text:span>检查方案的<text:span text:style-name="T1">内容是否全面</text:span>、<text:span text:style-name="T1">措施是否具体</text:span>并有<text:span text:style-name="T1">针对性</text:span>，<text:span text:style-name="T1">现场的实施运行</text:span>是否与<text:span text:style-name="T1">方案规定的内容相符</text:span>。</text:p>
      <text:h text:style-name="P3" text:outline-level="2"><text:bookmark-start text:name="__RefHeading___Toc2578_1451455009"/><text:bookmark text:name="%E8%AE%BE%E5%A4%87%E8%AE%BE%E6%96%BD%E7%9A%84%E5%AE%89%E5%85%A8%E6%A3%80%E6%9F%A5%E4%B8%BB%E8%A6%81%E6%A3%80%E6%9F%A5%E5%93%AA%E4%BA%9B%E8%AE%BE%E5%A4%87%E8%AE%BE%E6%96%BD"/>设备设施的安全检查主要检查哪些设备设施？<text:bookmark-end text:name="__RefHeading___Toc2578_1451455009"/></text:h>
      <text:p text:style-name="P5">主要检查：<text:span text:style-name="T1">塔吊等起重设备</text:span>、<text:span text:style-name="T1">外用施工电梯</text:span>、<text:span text:style-name="T1">龙门架</text:span>及<text:span text:style-name="T1">井架物料提升机</text:span>、<text:span text:style-name="T1">电气设备</text:span>、<text:span text:style-name="T1">脚手架</text:span>、<text:span text:style-name="T1">现浇混凝土模板支撑系统</text:span>等。</text:p>
      <text:h text:style-name="P3" text:outline-level="2"><text:bookmark-start text:name="__RefHeading___Toc2580_1451455009"/><text:bookmark text:name="%E5%AF%B9%E9%9A%90%E6%82%A3%E6%95%B4%E6%94%B9%E8%BF%9B%E8%A1%8C%E8%B7%9F%E8%B8%AA%E6%A3%80%E6%9F%A5%E7%9A%84%E4%B8%89%E5%AE%9A%E5%8E%9F%E5%88%99%E6%8C%87%E7%9A%84%E6%98%AF%E5%93%AA%E4%B8%89%E5%AE%9A"/>对隐患整改进行跟踪检查的“三定”原则指的是哪三定？<text:bookmark-end text:name="__RefHeading___Toc2580_1451455009"/></text:h>
      <text:p text:style-name="P5">“三定”原则指的是：<text:span text:style-name="T1">定人</text:span>、<text:span text:style-name="T1">定期限</text:span>、<text:span text:style-name="T1">定措施</text:span>。</text:p>
      <text:h text:style-name="P3" text:outline-level="2"><text:bookmark-start text:name="__RefHeading___Toc2582_1451455009"/><text:bookmark text:name="%E5%A1%94%E5%BC%8F%E8%B5%B7%E9%87%8D%E6%9C%BA%E5%AE%89%E5%85%A8%E6%A3%80%E6%9F%A5%E8%AF%84%E5%AE%9A%E7%9A%84%E4%BF%9D%E8%AF%81%E9%A1%B9%E7%9B%AE"/>塔式起重机安全检查评定的保证项目<text:bookmark-end text:name="__RefHeading___Toc2582_1451455009"/></text:h>
      <text:p text:style-name="P5">塔式起重机检查评定保证项目：<text:span text:style-name="T1">载荷限制装置</text:span>、<text:span text:style-name="T1">行程限位装置</text:span>、<text:span text:style-name="T1">保护装置</text:span>、<text:span text:style-name="T1">吊钩</text:span>、<text:span text:style-name="T1">滑轮</text:span>、<text:span text:style-name="T1">卷筒</text:span>与<text:span text:style-name="T1">钢丝绳、多塔作业</text:span>、<text:span text:style-name="T1">安拆</text:span>、<text:span text:style-name="T1">验收</text:span>与<text:span text:style-name="T1">使用</text:span>。</text:p>
      <text:h text:style-name="P3" text:outline-level="2"><text:bookmark-start text:name="__RefHeading___Toc2584_1451455009"/><text:bookmark text:name="%E6%96%BD%E5%B7%A5%E6%9C%BA%E5%85%B7%E6%A3%80%E6%9F%A5%E8%AF%84%E5%AE%9A%E7%9A%84%E9%A1%B9%E7%9B%AE"/>施工机具检查评定的项目<text:bookmark-end text:name="__RefHeading___Toc2584_1451455009"/></text:h>
      <text:p text:style-name="P5">施工机具检查评定项目：<text:span text:style-name="T1">平刨</text:span>、<text:span text:style-name="T1">圆盘锯</text:span>、<text:span text:style-name="T1">手持电动工具</text:span>、<text:span text:style-name="T1">钢筋机械</text:span>、<text:span text:style-name="T1">电焊机</text:span>、<text:span text:style-name="T1">搅拌机</text:span>、<text:span text:style-name="T1">气瓶</text:span>、<text:span text:style-name="T1">翻斗车</text:span>、<text:span text:style-name="T1">潜水泵</text:span>、<text:span text:style-name="T1">振捣器</text:span>、<text:span text:style-name="T1">桩工机械</text:span>。</text:p>
      <text:h text:style-name="P3" text:outline-level="2"><text:bookmark-start text:name="__RefHeading___Toc2586_1451455009"/><text:bookmark text:name="%E5%BB%BA%E7%AD%91%E5%B7%A5%E7%A8%8B%E6%96%BD%E5%B7%A5%E5%AE%89%E5%85%A8%E6%A3%80%E6%9F%A5%E7%9A%84%E5%86%85%E5%AE%B9"/>建筑工程施工安全检查的内容<text:bookmark-end text:name="__RefHeading___Toc2586_1451455009"/></text:h>
      <text:p text:style-name="P5">建筑工程施工安全检查主要是以<text:span text:style-name="T1">查安全思想</text:span>、<text:span text:style-name="T1">查安全责任</text:span>、<text:span text:style-name="T1">查安全制度</text:span>、<text:span text:style-name="T1">查安全措施</text:span>、<text:span text:style-name="T1">查安全防护</text:span>、<text:span text:style-name="T1">查设备设施</text:span>、<text:span text:style-name="T1">查教育培训</text:span>、<text:span text:style-name="T1">查操作行为</text:span>、<text:span text:style-name="T1">查劳动防护用品使用</text:span>和<text:span text:style-name="T1">查伤亡事故处理</text:span>等为主要内容。</text:p>
      <text:h text:style-name="P3" text:outline-level="2"><text:bookmark-start text:name="__RefHeading___Toc2588_1451455009"/><text:bookmark text:name="%E6%A3%80%E6%9F%A5%E8%AF%84%E5%88%86%E6%96%B9%E6%B3%95"/>检查评分方法<text:bookmark-end text:name="__RefHeading___Toc2588_1451455009"/></text:h>
      <text:p text:style-name="P5">当按<text:span text:style-name="T1">分项检查评分表</text:span>评分时，<text:span text:style-name="T1">保证项目</text:span>中<text:span text:style-name="T1">有一项未得分</text:span>或保证项目<text:span text:style-name="T1">小计得分不足40分</text:span>，此分项检查评分表<text:span text:style-name="T1">不应得分</text:span>；</text:p>
      <text:h text:style-name="P3" text:outline-level="2"><text:bookmark-start text:name="__RefHeading___Toc2590_1451455009"/><text:bookmark text:name="%E5%BB%BA%E7%AD%91%E6%96%BD%E5%B7%A5%E5%AE%89%E5%85%A8%E6%A3%80%E6%9F%A5%E8%AF%84%E5%AE%9A%E7%9A%84%E7%AD%89%E7%BA%A7%E5%88%92%E5%88%86"/>建筑施工安全检查评定的等级划分<text:bookmark-end text:name="__RefHeading___Toc2590_1451455009"/></text:h>
      <text:p text:style-name="P13">1）<text:span text:style-name="T1">优良</text:span>：分项检查评分表<text:span text:style-name="T1">无零分</text:span>，<text:span text:style-name="T1">汇总表</text:span>得分值应在<text:span text:style-name="T1">80分</text:span>及以上。</text:p>
      <text:p text:style-name="P13">2）<text:span text:style-name="T1">合格</text:span>：分项检查评分表<text:span text:style-name="T1">无零分</text:span>，汇总表得分值应在<text:span text:style-name="T1">80分</text:span>以下，<text:span text:style-name="T1">70分</text:span>及以上。</text:p>
      <text:p text:style-name="P13">3）<text:span text:style-name="T1">不合格</text:span>：① 当<text:span text:style-name="T1">汇总表</text:span>得分值<text:span text:style-name="T1">不足70分</text:span>时；② 当<text:span text:style-name="T1">有一分项检查评分表</text:span>为<text:span text:style-name="T1">零</text:span>时。</text:p>
      <text:h text:style-name="P3" text:outline-level="2"><text:bookmark-start text:name="__RefHeading___Toc2592_1451455009"/><text:bookmark text:name="%E5%9F%BA%E5%9D%91%E5%8F%91%E7%94%9F%E5%9D%8D%E5%A1%8C%E5%89%8D%E7%9A%84%E4%B8%BB%E8%A6%81%E8%BF%B9%E8%B1%A1%E5%8C%85%E6%8B%AC%E5%93%AA%E4%BA%9B%E5%86%85%E5%AE%B9"/>基坑发生坍塌前的主要迹象包括哪些内容？<text:bookmark-end text:name="__RefHeading___Toc2592_1451455009"/></text:h>
      <text:p text:style-name="P13">1）<text:span text:style-name="T1">环梁</text:span>或<text:span text:style-name="T1">排桩</text:span>、<text:span text:style-name="T1">挡墙</text:span>的<text:span text:style-name="T1">水平位移较大</text:span>，并<text:span text:style-name="T1">持续发展</text:span>。</text:p>
      <text:p text:style-name="P13">2）<text:span text:style-name="T1">支护系统</text:span>出现<text:span text:style-name="T1">局部失稳</text:span>。</text:p>
      <text:p text:style-name="P13">3）<text:span text:style-name="T1">大量水土</text:span>不断涌入<text:span text:style-name="T1">基坑</text:span>。</text:p>
      <text:p text:style-name="P13">4）相当数量的<text:span text:style-name="T1">锚杆螺母松动</text:span>，甚至有的<text:span text:style-name="T1">槽钢松脱</text:span>等。</text:p>
      <text:h text:style-name="P3" text:outline-level="2"><text:bookmark-start text:name="__RefHeading___Toc2594_1451455009"/><text:bookmark text:name="%E5%9F%BA%E7%A1%80%E5%B7%A5%E7%A8%8B%E6%96%BD%E5%B7%A5%E5%AE%B9%E6%98%93%E5%8F%91%E7%94%9F%E5%93%AA%E4%BA%9B%E7%B1%BB%E5%9E%8B%E7%9A%84%E7%94%9F%E4%BA%A7%E5%AE%89%E5%85%A8%E4%BA%8B%E6%95%85"/>基础工程施工容易发生哪些类型的生产安全事故？<text:bookmark-end text:name="__RefHeading___Toc2594_1451455009"/></text:h>
      <text:p text:style-name="P13">基础工程施工容易发生<text:span text:style-name="T1">基坑坍塌</text:span>、<text:span text:style-name="T1">中毒</text:span>、<text:span text:style-name="T1">触电</text:span>、<text:span text:style-name="T1">机械伤害</text:span>等类型生产安全事故，<text:span text:style-name="T1">坍塌事故</text:span>尤为突出。</text:p>
      <text:h text:style-name="P3" text:outline-level="2"><text:bookmark-start text:name="__RefHeading___Toc2596_1451455009"/><text:bookmark text:name="%E5%9F%BA%E7%A1%80%E5%B7%A5%E7%A8%8B%E6%96%BD%E5%B7%A5%E5%AE%89%E5%85%A8%E6%8E%A7%E5%88%B6%E7%9A%84%E4%B8%BB%E8%A6%81%E5%86%85%E5%AE%B9%E5%8C%85%E6%8B%AC%E5%93%AA%E4%BA%9B"/>基础工程施工安全控制的主要内容包括哪些？<text:bookmark-end text:name="__RefHeading___Toc2596_1451455009"/></text:h>
      <text:p text:style-name="P13">（1）挖土机械作业安全。 </text:p>
      <text:p text:style-name="P13">（2）边坡与基坑支护安全。 </text:p>
      <text:p text:style-name="P13">（3）降水设施与临时用电安全。</text:p>
      <text:p text:style-name="P13">（4）防水施工时的防火、防毒安全。</text:p>
      <text:p text:style-name="P13">（5）桩基施工的安全防范。</text:p>
      <text:h text:style-name="P3" text:outline-level="2"><text:bookmark-start text:name="__RefHeading___Toc2598_1451455009"/><text:bookmark text:name="%E5%A2%99%E8%83%8C%E5%9C%9F%E4%BD%93%E6%B2%89%E9%99%B7%E5%B8%B8%E8%A7%81%E5%A4%84%E7%90%86%E6%8E%AA%E6%96%BD%E6%9C%89%E5%93%AA%E4%BA%9B"/>墙背土体沉陷常见处理措施有哪些？<text:bookmark-end text:name="__RefHeading___Toc2598_1451455009"/></text:h>
      <text:p text:style-name="P5">如果支撑式支护结构发生<text:span text:style-name="T1">墙背土体沉陷</text:span>，应采取<text:span text:style-name="T1">增设坑外回灌井</text:span>、<text:span text:style-name="T1">进行坑底加固</text:span>、<text:span text:style-name="T1">垫层随挖随挠</text:span>、<text:span text:style-name="T1">加厚垫层</text:span>或<text:span text:style-name="T1">采用配筋垫层</text:span>、<text:span text:style-name="T1">设置坑底支撑</text:span>等方法及时进行处理。</text:p>
      <text:h text:style-name="P3" text:outline-level="2"><text:bookmark-start text:name="__RefHeading___Toc2600_1451455009"/><text:bookmark text:name="%E5%9F%BA%E5%9D%91%E6%96%BD%E5%B7%A5%E7%9A%84%E5%AE%89%E5%85%A8%E5%BA%94%E6%80%A5%E6%8E%AA%E6%96%BD"/><text:soft-page-break/>基坑施工的安全应急措施<text:bookmark-end text:name="__RefHeading___Toc2600_1451455009"/></text:h>
      <text:p text:style-name="P13">（1）在基坑开挖过程中，一旦出现了渗水或漏水，应根据水量大小，采用<text:span text:style-name="T1">坑底设沟排 水</text:span>、<text:span text:style-name="T1">引流修补</text:span>、<text:span text:style-name="T1">密实混凝土封堵</text:span>、<text:span text:style-name="T1">压密注浆</text:span>、<text:span text:style-name="T1">高压喷射注浆</text:span>等方法及时进行处理。</text:p>
      <text:p text:style-name="P13">（2）如果<text:span text:style-name="T1">水泥土墙</text:span>等<text:span text:style-name="T1">重力式支护结构</text:span>位移超过设计估计值时，应予以高度重视，同时做好位移监测，掌握发展趋势。如果位移持续发展，超过设计值较多时，则应采用<text:span text:style-name="T1">水泥土墙背后卸载</text:span>、<text:span text:style-name="T1">加快垫层施工</text:span>及<text:span text:style-name="T1">加大垫层厚度</text:span>和<text:span text:style-name="T1">加设支撑</text:span>等方法及时进行处理。 </text:p>
      <text:p text:style-name="P13">（3）如果<text:span text:style-name="T1">悬臂式支护结构</text:span>位移超过设计值时，应采取<text:span text:style-name="T1">加设支撑或锚杆</text:span>、<text:span text:style-name="T1">支护墙背卸土</text:span>等方法及时进行处理。如果悬臂式支护结构发生<text:span text:style-name="T1">深层滑动</text:span>时，应及时<text:span text:style-name="T1">浇筑垫层</text:span>，必要时也 可以<text:span text:style-name="T1">加厚垫层</text:span>，形成<text:span text:style-name="T1">下部水平支撑。</text:span> </text:p>
      <text:p text:style-name="P13">（4）如果<text:span text:style-name="T1">支撑式支护结构</text:span>发生墙背土体沉陷，应采取<text:span text:style-name="T1">增设坑外回灌井</text:span>、<text:span text:style-name="T1">进行坑底加固</text:span>、<text:span text:style-name="T1">垫层随挖随浇</text:span>、<text:span text:style-name="T1">加厚垫层</text:span>或<text:span text:style-name="T1">采用配筋垫层</text:span>、<text:span text:style-name="T1">设置坑底支撑</text:span>等方法及时进行处理。 </text:p>
      <text:p text:style-name="P13">（5）对于<text:span text:style-name="T1">轻微</text:span>的<text:span text:style-name="T1">流沙现象</text:span>，在基坑开挖后可采用<text:span text:style-name="T1">加快垫层浇筑</text:span>或<text:span text:style-name="T1">加厚垫层</text:span>的方法压住流沙。对于较严重的流沙，应增加<text:span text:style-name="T1">坑内降水措施</text:span>进行处理。</text:p>
      <text:p text:style-name="P13">（6）如果发生<text:span text:style-name="T1">管涌</text:span>，可以在支护墙前再打设一排<text:span text:style-name="T1">钢板桩</text:span>，在<text:span text:style-name="T1">钢板桩</text:span>与<text:span text:style-name="T1">支护墙</text:span>间进行<text:span text:style-name="T1">注浆</text:span>。</text:p>
      <text:p text:style-name="P13">（7）对<text:span text:style-name="T1">邻近建筑物沉降</text:span>的控制一般可以采用<text:span text:style-name="T1">回灌井</text:span>、<text:span text:style-name="T1">跟踪注浆</text:span>等方法。对于沉降很大，而<text:span text:style-name="T1">压密注浆</text:span>又不能控制的建筑，如果基础是钢筋混凝土的，则可以考虑采用<text:span text:style-name="T1">静力锚杆压桩</text:span>的方法进行处理。 </text:p>
      <text:p text:style-name="P13">（8）对于基坑周围<text:span text:style-name="T1">管线保护</text:span>的应急措施一般包括<text:span text:style-name="T1">增设回灌井</text:span>、<text:span text:style-name="T1">打设封闭桩</text:span>或<text:span text:style-name="T1">管线架空</text:span>等方法。</text:p>
      <text:h text:style-name="P3" text:outline-level="2"><text:bookmark-start text:name="__RefHeading___Toc2602_1451455009"/><text:bookmark text:name="%E8%84%9A%E6%89%8B%E6%9E%B6%E4%B8%93%E9%A1%B9%E6%96%BD%E5%B7%A5%E6%96%B9%E6%A1%88%E5%BA%94%E5%BD%93%E5%8C%85%E6%8B%AC%E5%93%AA%E4%BA%9B%E5%86%85%E5%AE%B9"/>脚手架专项施工方案应当包括哪些内容？<text:bookmark-end text:name="__RefHeading___Toc2602_1451455009"/></text:h>
      <text:p text:style-name="P34">①结构设计<text:span text:style-name="T1">计算书</text:span>；</text:p>
      <text:p text:style-name="P34">②搭设、拆除<text:span text:style-name="T1">施工计划</text:span>；</text:p>
      <text:p text:style-name="P34">③搭设、拆除<text:span text:style-name="T1">技术要求</text:span>；</text:p>
      <text:p text:style-name="P34">④<text:span text:style-name="T1">质量</text:span>控制措施；</text:p>
      <text:p text:style-name="P34">⑤<text:span text:style-name="T1">安全</text:span>控制措施；</text:p>
      <text:p text:style-name="P34">⑥<text:span text:style-name="T1">应急预案</text:span>。</text:p>
      <text:h text:style-name="P3" text:outline-level="2"><text:bookmark-start text:name="__RefHeading___Toc2604_1451455009"/><text:bookmark text:name="%E8%84%9A%E6%89%8B%E6%9E%B6%E6%8C%89%E9%A1%BA%E5%BA%8F%E6%90%AD%E8%AE%BE%E5%BA%94%E7%AC%A6%E5%90%88%E7%9A%84%E8%A7%84%E5%AE%9A"/>脚手架按顺序搭设应符合的规定<text:bookmark-end text:name="__RefHeading___Toc2604_1451455009"/></text:h>
      <text:p text:style-name="P34">①落地作业脚手架、悬挑脚手架的搭设应与主体结构工程施工<text:span text:style-name="T1">同步</text:span>，一次搭设高度不应超过最上层<text:span text:style-name="T1">连墙件</text:span><text:span text:style-name="T23">2</text:span>步，且<text:span text:style-name="T1">自由高度</text:span>不应大于<text:span text:style-name="T1">4m</text:span>。 </text:p>
      <text:p text:style-name="P34">②<text:span text:style-name="T1">剪刀撑</text:span>、<text:span text:style-name="T1">斜撑杆</text:span>等<text:span text:style-name="T1">加固杆件</text:span>应随架体<text:span text:style-name="T1">同步搭设</text:span>。 </text:p>
      <text:p text:style-name="P34">③<text:span text:style-name="T1">构件组装类</text:span>脚手架的搭设应<text:span text:style-name="T1">自一端</text:span>向<text:span text:style-name="T1">另一端</text:span>延伸，应<text:span text:style-name="T1">自下而上</text:span>按步<text:span text:style-name="T1">逐层搭设</text:span>，并应<text:span text:style-name="T1">逐层改变搭设方向</text:span>。 </text:p>
      <text:p text:style-name="P34">④每搭设完<text:span text:style-name="T1">一步距</text:span>架体后，应及时校正<text:span text:style-name="T1">立杆间距</text:span>、<text:span text:style-name="T1">步距</text:span>、<text:span text:style-name="T1">垂直度</text:span>及<text:span text:style-name="T1">水平杆的水平度</text:span>。</text:p>
      <text:h text:style-name="P3" text:outline-level="2"><text:bookmark-start text:name="__RefHeading___Toc2606_1451455009"/><text:bookmark text:name="%E8%84%9A%E6%89%8B%E6%9E%B6%E6%90%AD%E8%AE%BE%E8%BF%87%E7%A8%8B%E4%B8%AD%E5%93%AA%E4%BA%9B%E9%98%B6%E6%AE%B5%E9%9C%80%E8%BF%9B%E8%A1%8C%E6%A3%80%E6%9F%A5"/>脚手架搭设过程中，哪些阶段需进行检查？<text:bookmark-end text:name="__RefHeading___Toc2606_1451455009"/></text:h>
      <text:p text:style-name="P34">1）<text:span text:style-name="T23">首层</text:span><text:span text:style-name="T1">水平杆</text:span>搭设后； </text:p>
      <text:p text:style-name="P34">2）<text:span text:style-name="T1">作业</text:span>脚手架每搭设<text:span text:style-name="T1">一个楼层高度</text:span>； </text:p>
      <text:p text:style-name="P34">3）<text:span text:style-name="T1">悬挑</text:span>脚手架<text:span text:style-name="T1">悬挑结构</text:span><text:span text:style-name="T16">搭设固定</text:span>后； </text:p>
      <text:p text:style-name="P34">4）搭设<text:span text:style-name="T1">支撑</text:span>脚手架，高度<text:span text:style-name="T1">每2~4步</text:span>或<text:span text:style-name="T1">不大于6m</text:span>。</text:p>
      <text:h text:style-name="P3" text:outline-level="2"><text:bookmark-start text:name="__RefHeading___Toc2608_1451455009"/><text:bookmark text:name="%E8%84%9A%E6%89%8B%E6%9E%B6%E5%AE%9A%E6%9C%9F%E6%A3%80%E6%9F%A5%E7%9A%84%E4%B8%BB%E8%A6%81%E5%86%85%E5%AE%B9%E5%8C%85%E6%8B%AC"/>脚手架定期检查的主要内容包括？<text:bookmark-end text:name="__RefHeading___Toc2608_1451455009"/></text:h>
      <text:p text:style-name="P35">1）<text:span text:style-name="T1">杆件</text:span>的<text:span text:style-name="T1">设置与连接</text:span>，<text:span text:style-name="T1">连墙件</text:span>、<text:span text:style-name="T1">支撑</text:span>、<text:span text:style-name="T1">门洞桁架</text:span>的<text:span text:style-name="T1">构造</text:span>是否<text:span text:style-name="T1">符合要求</text:span>；</text:p>
      <text:p text:style-name="P35">2）<text:span text:style-name="T1">地基</text:span>是否<text:span text:style-name="T1">积水</text:span>，<text:span text:style-name="T1">底座</text:span>是否<text:span text:style-name="T1">松动</text:span>，<text:span text:style-name="T1">立杆</text:span>是否<text:span text:style-name="T1">悬空</text:span>，<text:span text:style-name="T1">扣件螺栓</text:span>是否<text:span text:style-name="T1">松动</text:span>； </text:p>
      <text:p text:style-name="P35">3）高度在<text:span text:style-name="T1">24m</text:span>以上的<text:span text:style-name="T1">双排、满堂</text:span>脚手架，高度在<text:span text:style-name="T1">20m</text:span>以上的<text:span text:style-name="T1">满堂支撑架</text:span>，其<text:span text:style-name="T1">立杆</text:span>的<text:span text:style-name="T1">沉降</text:span>与<text:span text:style-name="T1">垂直度</text:span>的<text:span text:style-name="T1">偏差</text:span>是否符合技术规范要求； </text:p>
      <text:p text:style-name="P35">4）架体<text:span text:style-name="T1">安全防护措施</text:span>是否符合要求；</text:p>
      <text:p text:style-name="P35"><text:s/>5）是否有<text:span text:style-name="T1">超载使用</text:span>现象。</text:p>
      <text:p text:style-name="P35"/>
      <text:p text:style-name="P35"/>
      <text:h text:style-name="P3" text:outline-level="2"><text:bookmark-start text:name="__RefHeading___Toc2610_1451455009"/><text:bookmark text:name="%E8%84%9A%E6%89%8B%E6%9E%B6%E7%9A%84%E9%AA%8C%E6%94%B6%E5%BA%94%E5%8C%85%E6%8B%AC%E5%93%AA%E4%BA%9B%E5%86%85%E5%AE%B9"/><text:soft-page-break/>脚手架的验收应包括哪些内容？<text:bookmark-end text:name="__RefHeading___Toc2610_1451455009"/></text:h>
      <text:p text:style-name="P36">（1）<text:span text:style-name="T16">材料</text:span>与<text:span text:style-name="T16">构配件</text:span><text:span text:style-name="T1">质量</text:span>； </text:p>
      <text:p text:style-name="P36">（2）<text:span text:style-name="T16">搭设场地</text:span>、<text:span text:style-name="T16">支承结构件</text:span>的<text:span text:style-name="T1">固定</text:span>； </text:p>
      <text:p text:style-name="P36">（3）<text:span text:style-name="T16">架体</text:span><text:span text:style-name="T23">搭设</text:span><text:span text:style-name="T1">质量</text:span>； </text:p>
      <text:p text:style-name="P36">（4）<text:span text:style-name="T1">专项施工方案</text:span>、<text:span text:style-name="T1">产品合格证</text:span>、<text:span text:style-name="T1">使用说明</text:span>及<text:span text:style-name="T1">检测报告</text:span>、<text:span text:style-name="T1">检查记录</text:span>、<text:span text:style-name="T1">测试记录</text:span>等技术资料。</text:p>
      <text:h text:style-name="P3" text:outline-level="2"><text:bookmark-start text:name="__RefHeading___Toc2612_1451455009"/><text:bookmark text:name="%E5%AE%89%E5%85%A8%E9%98%B2%E6%8A%A4%E8%AE%BE%E6%96%BD%E9%AA%8C%E6%94%B6%E8%B5%84%E6%96%99%E5%BA%94%E5%8C%85%E6%8B%AC%E5%93%AA%E4%BA%9B%E4%B8%BB%E8%A6%81%E5%86%85%E5%AE%B9"/>安全防护设施验收资料应包括哪些主要内容？<text:bookmark-end text:name="__RefHeading___Toc2612_1451455009"/></text:h>
      <text:p text:style-name="P37">1）施工组织设计中的<text:span text:style-name="T1">安全技术措施</text:span>或<text:span text:style-name="T1">施工方案</text:span>； </text:p>
      <text:p text:style-name="P37">2）安全防护<text:span text:style-name="T1">用具用品</text:span>、<text:span text:style-name="T1">材料</text:span>和<text:span text:style-name="T1">设备</text:span><text:span text:style-name="T23">产品合格证明</text:span>； </text:p>
      <text:p text:style-name="P37">3）安全防护<text:span text:style-name="T1">设施</text:span>验收记录； </text:p>
      <text:p text:style-name="P37">4）<text:span text:style-name="T1">预埋件</text:span><text:span text:style-name="T23">隐蔽</text:span>验收记录； </text:p>
      <text:p text:style-name="P37">5）<text:span text:style-name="T1">安全防护设施</text:span>变更记录。</text:p>
      <text:h text:style-name="P3" text:outline-level="2"><text:bookmark-start text:name="__RefHeading___Toc2614_1451455009"/><text:bookmark text:name="%E5%AE%89%E5%85%A8%E9%98%B2%E6%8A%A4%E8%AE%BE%E6%96%BD%E9%AA%8C%E6%94%B6%E5%BA%94%E5%8C%85%E6%8B%AC%E5%93%AA%E4%BA%9B%E4%B8%BB%E8%A6%81%E5%86%85%E5%AE%B9"/>安全防护设施验收应包括哪些主要内容？<text:bookmark-end text:name="__RefHeading___Toc2614_1451455009"/></text:h>
      <text:p text:style-name="P37">1）<text:span text:style-name="T1">防护栏杆</text:span>的<text:span text:style-name="T1">设置</text:span>与<text:span text:style-name="T1">搭设</text:span>；</text:p>
      <text:p text:style-name="P37">2）<text:span text:style-name="T1">攀登</text:span>与<text:span text:style-name="T1">悬空</text:span>作业的<text:span text:style-name="T1">用具</text:span>与<text:span text:style-name="T1">设施</text:span>搭设； </text:p>
      <text:p text:style-name="P37">3）<text:span text:style-name="T1">操作</text:span>平台及平台<text:span text:style-name="T1">防护设施</text:span>的搭设；</text:p>
      <text:p text:style-name="P37">4）<text:span text:style-name="T1">防护棚</text:span>的搭设； </text:p>
      <text:p text:style-name="P37">5）<text:span text:style-name="T1">安全网</text:span>的设置； </text:p>
      <text:p text:style-name="P37">6）<text:span text:style-name="T8">安全防护</text:span><text:span text:style-name="T1">设施</text:span>、<text:span text:style-name="T1">设备</text:span>的<text:span text:style-name="T23">性能与质量</text:span>、所用的<text:span text:style-name="T1">材料</text:span>、<text:span text:style-name="T1">配件</text:span>的<text:span text:style-name="T1">规格</text:span>； </text:p>
      <text:p text:style-name="P37">7）设施的<text:span text:style-name="T1">节点构造</text:span>，材料配件的<text:span text:style-name="T1">规格</text:span>、<text:span text:style-name="T1">材质</text:span>及其与建筑物的<text:span text:style-name="T1">固定</text:span>、<text:span text:style-name="T1">连接状况</text:span>。</text:p>
      <text:h text:style-name="P3" text:outline-level="2"><text:bookmark-start text:name="__RefHeading___Toc2616_1451455009"/><text:bookmark text:name="%E6%8B%86%E9%99%A4%E5%90%88%E5%90%8C%E5%BA%94%E6%98%8E%E7%A1%AE%E7%9A%84%E5%86%85%E5%AE%B9%E5%8C%85%E6%8B%AC"/>拆除合同应明确的内容包括？<text:bookmark-end text:name="__RefHeading___Toc2616_1451455009"/></text:h>
      <text:p text:style-name="P5">拆除工程合同应明确：<text:span text:style-name="T8">双方的</text:span><text:span text:style-name="T1">安全施工</text:span>、<text:span text:style-name="T1">环境卫生</text:span>、<text:span text:style-name="T1">控制扬尘污染</text:span><text:span text:style-name="T23">职责</text:span>和<text:span text:style-name="T1">施工企业</text:span>的<text:span text:style-name="T23">项目负责人</text:span>、<text:span text:style-name="T23">技术负责人</text:span>、<text:span text:style-name="T23">安全负责人</text:span>。</text:p>
      <text:h text:style-name="P3" text:outline-level="2"><text:bookmark-start text:name="__RefHeading___Toc2618_1451455009"/><text:bookmark text:name="%E6%8B%86%E9%99%A4%E8%BF%87%E7%A8%8B%E4%B8%AD%E5%AE%B9%E6%98%93%E5%8F%91%E7%94%9F%E5%93%AA%E4%BA%9B%E5%AE%89%E5%85%A8%E4%BA%8B%E6%95%85"/>拆除过程中容易发生哪些安全事故？<text:bookmark-end text:name="__RefHeading___Toc2618_1451455009"/></text:h>
      <text:p text:style-name="P5">拆除过程中容易发生的安全事故有：<text:span text:style-name="T1">坍塌</text:span>、<text:span text:style-name="T1">物体打击</text:span>、<text:span text:style-name="T1">机械伤害</text:span>、<text:span text:style-name="T1">火灾</text:span>、<text:span text:style-name="T1">爆炸</text:span>等。</text:p>
      <text:h text:style-name="P3" text:outline-level="2"><text:bookmark-start text:name="__RefHeading___Toc2620_1451455009"/><text:bookmark text:name="%E7%88%86%E7%A0%B4%E9%A2%84%E6%8B%86%E9%99%A4%E5%8F%AF%E4%BB%A5%E9%87%87%E7%94%A8%E5%93%AA%E4%BA%9B%E5%8A%9E%E6%B3%95"/>爆破预拆除可以采用哪些办法？<text:bookmark-end text:name="__RefHeading___Toc2620_1451455009"/></text:h>
      <text:p text:style-name="P5">预拆除可采用方法：<text:span text:style-name="T1">机械</text:span>或<text:span text:style-name="T1">人工</text:span>。</text:p>
      <text:h text:style-name="P3" text:outline-level="2"><text:bookmark-start text:name="__RefHeading___Toc2622_1451455009"/><text:bookmark text:name="%E5%B8%83%E7%BD%AE%E5%A1%94%E5%90%8A%E6%97%B6%E5%BA%94%E8%80%83%E8%99%91%E5%93%AA%E4%BA%9B%E5%9B%A0%E7%B4%A0"/>布置塔吊时应考虑哪些因素？<text:bookmark-end text:name="__RefHeading___Toc2622_1451455009"/></text:h>
      <text:p text:style-name="P5">布置塔吊时，应考虑：其<text:span text:style-name="T1">基础设置</text:span>、<text:span text:style-name="T1">周边环境</text:span>、<text:span text:style-name="T1">覆盖范围</text:span>、<text:span text:style-name="T1">可吊构件的重量</text:span>以及<text:span text:style-name="T1">构件的运输和堆放</text:span>；同时还应考虑塔吊的<text:span text:style-name="T1">附墙杆件位置</text:span>、<text:span text:style-name="T1">距离</text:span>及使用后的<text:span text:style-name="T1">拆除和运输</text:span>。</text:p>
      <text:h text:style-name="P3" text:outline-level="2"><text:bookmark-start text:name="__RefHeading___Toc2624_1451455009"/><text:bookmark text:name="%E5%A1%94%E5%90%8A%E7%9A%84%E6%8B%86%E8%A3%85%E5%BF%85%E9%A1%BB%E9%85%8D%E5%A4%87%E5%93%AA%E4%BA%9B%E4%BA%BA%E5%91%98"/>塔吊的拆装必须配备哪些人员？<text:bookmark-end text:name="__RefHeading___Toc2624_1451455009"/></text:h>
      <text:p text:style-name="P38">1）持有<text:span text:style-name="T1">安全生产考核合格证书</text:span>的<text:span text:style-name="T1">项目负责人</text:span>和<text:span text:style-name="T1">安全负责人</text:span>、<text:span text:style-name="T1">机械管理人员</text:span>。 </text:p>
      <text:p text:style-name="P38">2）具有<text:span text:style-name="T1">建筑施工特种作业操作资格证书</text:span>的<text:span text:style-name="T1">建筑起重机械安装拆卸工</text:span>、<text:span text:style-name="T1">起重司机</text:span>、<text:span text:style-name="T1">起重信号工</text:span>、<text:span text:style-name="T1">司索工</text:span>等<text:span text:style-name="T1">特殊作业操作人员</text:span>。</text:p>
      <text:h text:style-name="P3" text:outline-level="2"><text:bookmark-start text:name="__RefHeading___Toc2626_1451455009"/><text:bookmark text:name="%E9%81%87%E5%88%B0%E5%93%AA%E4%BA%9B%E6%83%85%E5%86%B5%E6%97%B6%E6%96%BD%E5%B7%A5%E7%94%B5%E6%A2%AF%E5%BA%94%E5%81%9C%E6%AD%A2%E8%BF%90%E8%A1%8C"/>遇到哪些情况时，施工电梯应停止运行。<text:bookmark-end text:name="__RefHeading___Toc2626_1451455009"/></text:h>
      <text:p text:style-name="P5">凡遇有下列情况时应停止运行：<text:span text:style-name="T1">天气恶劣</text:span>，如<text:span text:style-name="T1">雷雨</text:span>、<text:span text:style-name="T1">6级</text:span>及以上<text:span text:style-name="T1">大风</text:span>、<text:span text:style-name="T1">大雾</text:span>、<text:span text:style-name="T1">导轨结冰</text:span>等；<text:span text:style-name="T1">灯光不明</text:span>，<text:span text:style-name="T1">信号不清</text:span>；<text:span text:style-name="T1">机械发生故障</text:span>，<text:span text:style-name="T1">未彻底清除</text:span>；<text:span text:style-name="T1">钢丝绳</text:span><text:span text:style-name="T23">断丝</text:span><text:span text:style-name="T1">磨损</text:span><text:span text:style-name="T16">超过规定</text:span>。</text:p>
      <text:h text:style-name="P3" text:outline-level="2"><text:bookmark-start text:name="__RefHeading___Toc2628_1451455009"/><text:bookmark text:name="%E7%89%A9%E6%96%99%E6%8F%90%E5%8D%87%E6%9C%BA%E5%AE%89%E5%85%A8%E6%A3%80%E6%9F%A5%E8%AF%84%E5%AE%9A%E7%9A%84%E4%BF%9D%E8%AF%81%E9%A1%B9%E7%9B%AE"/>物料提升机安全检查评定的保证项目<text:bookmark-end text:name="__RefHeading___Toc2628_1451455009"/></text:h>
      <text:p text:style-name="P5">“<text:span text:style-name="T1">物料提升机</text:span>”检查评定保证项目应包括：<text:span text:style-name="T1">安全装置</text:span>、<text:span text:style-name="T1">防护设施</text:span>、<text:span text:style-name="T1">附墙架</text:span>与<text:span text:style-name="T1">缆风绳</text:span>、<text:span text:style-name="T1">钢丝绳</text:span>、<text:span text:style-name="T1">安拆</text:span>、<text:span text:style-name="T1">验收</text:span>与<text:span text:style-name="T1">使用</text:span>。</text:p>
      <text:h text:style-name="P3" text:outline-level="2"><text:bookmark-start text:name="__RefHeading___Toc2630_1451455009"/><text:bookmark text:name="%E5%BB%BA%E7%AD%91%E5%AE%89%E5%85%A8%E7%94%9F%E4%BA%A7%E4%BA%8B%E6%95%85%E5%88%86%E7%B1%BB%E6%9C%89%E5%93%AA%E4%BA%9B"/>建筑安全生产事故分类有哪些？<text:bookmark-end text:name="__RefHeading___Toc2630_1451455009"/></text:h>
      <text:p text:style-name="P38">1.按事故的<text:span text:style-name="T1">原因</text:span>及<text:span text:style-name="T1">性质</text:span>分类可以分为<text:span text:style-name="T1">四类</text:span>，即<text:span text:style-name="T1">生产事故</text:span>、<text:span text:style-name="T1">质量问题</text:span>、<text:span text:style-name="T1">技术事故</text:span>和<text:span text:style-name="T1">环境事故</text:span>。 </text:p>
      <text:p text:style-name="P38">2.按<text:span text:style-name="T1">事故类别</text:span>分类建筑业相关职业伤害事故可以分为<text:span text:style-name="T1">12</text:span>类，即：<text:span text:style-name="T1">物体打击</text:span>、<text:span text:style-name="T1">车辆伤害</text:span>、<text:span text:style-name="T1">机械伤害</text:span>、<text:span text:style-name="T1">起重伤害</text:span>、<text:span text:style-name="T1">触电</text:span>、<text:span text:style-name="T1">灼烫</text:span>、<text:span text:style-name="T1">火灾</text:span>、<text:span text:style-name="T1">高处坠落</text:span>、<text:span text:style-name="T1">坍塌</text:span>、<text:span text:style-name="T1">爆炸</text:span>、<text:span text:style-name="T1">中毒</text:span>和<text:span text:style-name="T1">窒息</text:span>、<text:span text:style-name="T1">其他伤害</text:span>。</text:p>
      <text:p text:style-name="P38">3.按事故<text:span text:style-name="T1">严重程度</text:span>分类可以分为：<text:span text:style-name="T1">轻伤事故</text:span>、<text:span text:style-name="T1">重伤事故</text:span>和<text:span text:style-name="T1">死亡事故</text:span>三类。</text:p>
      <text:p text:style-name="P38"/>
      <text:h text:style-name="P3" text:outline-level="2"><text:bookmark-start text:name="__RefHeading___Toc2632_1451455009"/><text:bookmark text:name="%E4%BA%8B%E6%95%85%E6%8A%A5%E5%91%8A%E5%BA%94%E5%8C%85%E6%8B%AC%E5%93%AA%E4%BA%9B%E5%86%85%E5%AE%B9"/><text:soft-page-break/>事故报告应包括哪些内容？<text:bookmark-end text:name="__RefHeading___Toc2632_1451455009"/></text:h>
      <text:p text:style-name="P39">（1）事故发生<text:span text:style-name="T1">单位概况</text:span>； </text:p>
      <text:p text:style-name="P39">（2）事故发生的<text:span text:style-name="T1">时间</text:span>、<text:span text:style-name="T1">地点</text:span>以及<text:span text:style-name="T8">事故</text:span><text:span text:style-name="T1">现场情况</text:span>； </text:p>
      <text:p text:style-name="P39">（3）事故的<text:span text:style-name="T1">简要经过</text:span>； </text:p>
      <text:p text:style-name="P39">（4）事故<text:span text:style-name="T1">已经造成</text:span>或者<text:span text:style-name="T1">可能造成</text:span>的<text:span text:style-name="T1">伤亡人数</text:span>（包括<text:span text:style-name="T1">下落不明</text:span>的人数）和<text:span text:style-name="T1">初步估计</text:span>的<text:span text:style-name="T1">直接经济损失</text:span>；</text:p>
      <text:p text:style-name="P39">（5）<text:span text:style-name="T1">已经采取</text:span>的<text:span text:style-name="T1">措施</text:span>； </text:p>
      <text:p text:style-name="P39">（6）<text:span text:style-name="T1">其他</text:span><text:span text:style-name="T16">应当报告</text:span>的<text:span text:style-name="T1">情况</text:span>。</text:p>
      <text:h text:style-name="P3" text:outline-level="2"><text:bookmark-start text:name="__RefHeading___Toc2634_1451455009"/><text:bookmark text:name="%E4%BA%8B%E6%95%85%E8%B0%83%E6%9F%A5%E6%8A%A5%E5%91%8A%E5%BA%94%E5%8C%85%E6%8B%AC%E5%93%AA%E4%BA%9B%E5%86%85%E5%AE%B9"/>事故调查报告应包括哪些内容？<text:bookmark-end text:name="__RefHeading___Toc2634_1451455009"/></text:h>
      <text:p text:style-name="P39">（1）事故发生<text:span text:style-name="T1">单位概况</text:span>； </text:p>
      <text:p text:style-name="P39">（2）事故发生<text:span text:style-name="T1">经过</text:span>和事故<text:span text:style-name="T1">救援情况</text:span>； </text:p>
      <text:p text:style-name="P39">（3）事故造成的<text:span text:style-name="T1">人员伤亡</text:span>和<text:span text:style-name="T1">直接经济损失</text:span>； </text:p>
      <text:p text:style-name="P39">（4）事故发生的<text:span text:style-name="T1">原因</text:span>和事故<text:span text:style-name="T1">性质</text:span>； </text:p>
      <text:p text:style-name="P39">（5）事故<text:span text:style-name="T1">责任的认定</text:span>以及<text:span text:style-name="T16">对</text:span><text:span text:style-name="T1">事故责任者</text:span>的<text:span text:style-name="T1">处理建议</text:span>； </text:p>
      <text:p text:style-name="P39">（6）事故<text:span text:style-name="T1">防范</text:span>和<text:span text:style-name="T1">整改措施</text:span>。</text:p>
      <text:h text:style-name="P3" text:outline-level="2"><text:bookmark-start text:name="__RefHeading___Toc2636_1451455009"/><text:bookmark text:name="%E5%8D%B1%E5%A4%A7%E5%B7%A5%E7%A8%8B%E9%AA%8C%E6%94%B6%E4%BA%BA%E5%91%98%E5%BA%94%E5%8C%85%E6%8B%AC"/>危大工程验收人员应包括？<text:bookmark-end text:name="__RefHeading___Toc2636_1451455009"/></text:h>
      <text:p text:style-name="P40">危大工程验收人员应当包括：</text:p>
      <text:p text:style-name="P40">（1）<text:span text:style-name="T1">总承包单位</text:span>和<text:span text:style-name="T1">分包单位</text:span><text:span text:style-name="T16">技术负责人</text:span>或<text:span text:style-name="T1">授权委派</text:span><text:span text:style-name="T8">的</text:span><text:span text:style-name="T16">专业技术人员</text:span>、<text:span text:style-name="T16">项目负责人</text:span>、<text:span text:style-name="T16">项目技术负责人</text:span>、<text:span text:style-name="T1">专项施工方案编制人员</text:span>、<text:span text:style-name="T1">项目专职安全生产管理人员</text:span>及<text:span text:style-name="T1">相关人员</text:span>。 </text:p>
      <text:p text:style-name="P40">（2）<text:span text:style-name="T1">监理单位</text:span>项目<text:span text:style-name="T1">总监理工程师</text:span>及<text:span text:style-name="T1">专业监理工程师</text:span>。</text:p>
      <text:p text:style-name="P40">（3）有关<text:span text:style-name="T1">勘察</text:span>、<text:span text:style-name="T1">设计</text:span>和<text:span text:style-name="T1">监测</text:span>单位<text:span text:style-name="T1">项目技术负责人</text:span>。</text:p>
      <text:h text:style-name="P3" text:outline-level="2"><text:bookmark-start text:name="__RefHeading___Toc2638_1451455009"/><text:bookmark text:name="%E4%B8%93%E5%AE%B6%E8%AE%BA%E8%AF%81%E7%BB%93%E8%AE%BA%E6%9C%89%E5%93%AA%E4%BA%9B"/>专家论证结论有哪些？<text:bookmark-end text:name="__RefHeading___Toc2638_1451455009"/></text:h>
      <text:p text:style-name="P5">专家论证会后，应当<text:span text:style-name="T1">形成论证报告</text:span>，对专项施工方案提出<text:span text:style-name="T23">通过</text:span>、<text:span text:style-name="T23">修改后通过</text:span>或者<text:span text:style-name="T23">不通过</text:span>的<text:span text:style-name="T1">一致意见</text:span>。专家对论证报告<text:span text:style-name="T1">负责</text:span>并<text:span text:style-name="T1">签字确认</text:span>。</text:p>
      <text:h text:style-name="P3" text:outline-level="2"><text:bookmark-start text:name="__RefHeading___Toc2640_1451455009"/><text:bookmark text:name="%E9%92%88%E5%AF%B9%E4%B8%8D%E5%90%8C%E7%9A%84%E7%BB%93%E8%AE%BA%E6%96%BD%E5%B7%A5%E5%8D%95%E4%BD%8D%E5%BA%94%E5%88%86%E5%88%AB%E5%A6%82%E4%BD%95%E5%A4%84%E7%90%86"/>针对不同的结论，施工单位应分别如何处理？<text:bookmark-end text:name="__RefHeading___Toc2640_1451455009"/></text:h>
      <text:p text:style-name="P41">专家论证结论为<text:span text:style-name="T1">通过</text:span>的，施工单位可参考专家意见<text:span text:style-name="T1">自行修改完善</text:span>； </text:p>
      <text:p text:style-name="P41">结论为<text:span text:style-name="T1">修改后通过</text:span>的，专家意见要<text:span text:style-name="T1">明确具体修改内容</text:span>，施工单位应当<text:span text:style-name="T1">按照</text:span>专家意见进行<text:span text:style-name="T1">修改</text:span>，并履行有关<text:span text:style-name="T1">审核</text:span>和<text:span text:style-name="T1">审查</text:span>手续后方可<text:span text:style-name="T1">实施</text:span>，<text:span text:style-name="T1">修改情况</text:span>应<text:span text:style-name="T1">及时</text:span><text:span text:style-name="T23">告知专家</text:span>； </text:p>
      <text:p text:style-name="P41">结论为<text:span text:style-name="T1">不通过</text:span>的，施工单位修改后应当<text:span text:style-name="T1">按照规定</text:span>要求<text:span text:style-name="T1">重新组织专家论证</text:span>。</text:p>
      <text:h text:style-name="P3" text:outline-level="2"><text:bookmark-start text:name="__RefHeading___Toc2642_1451455009"/><text:bookmark text:name="%E5%93%AA%E4%BA%9B%E4%BA%BA%E5%BA%94%E5%8F%82%E5%8A%A0%E4%B8%93%E5%AE%B6%E8%AE%BA%E8%AF%81%E4%BC%9A"/>哪些人应参加专家论证会？<text:bookmark-end text:name="__RefHeading___Toc2642_1451455009"/></text:h>
      <text:p text:style-name="P41">专家应当从地方人民政府<text:span text:style-name="T1">住房城乡建设主管部门</text:span>建立的<text:span text:style-name="T1">专家库</text:span>中选取，符合专业要求且人数不得少于<text:span text:style-name="T1">5</text:span>名。与本工程有利害关系的人员<text:span text:style-name="T1">不得</text:span>以专家身份参加<text:span text:style-name="T1">专家论证会</text:span>。 </text:p>
      <text:p text:style-name="P41">（1）专家组成员 </text:p>
      <text:p text:style-name="P41">①诚实守信、作风正派、学术严谨。 </text:p>
      <text:p text:style-name="P41">②从事专业工作15年以上或具有丰富的专业经验。</text:p>
      <text:p text:style-name="P41">③具有高级专业技术职称。 </text:p>
      <text:p text:style-name="P41">（2）<text:span text:style-name="T1">建设单位</text:span>项目负责人。 </text:p>
      <text:p text:style-name="P41">（3）<text:span text:style-name="T1">监理单位</text:span>项目<text:span text:style-name="T1">总监理工程师</text:span>及<text:span text:style-name="T1">专业监理工程师</text:span>。 </text:p>
      <text:p text:style-name="P41">（4）<text:span text:style-name="T1">总承包单位</text:span>和<text:span text:style-name="T1">分包单位技术负责人</text:span>或<text:span text:style-name="T1">授权委派的专业技术人员</text:span>、<text:span text:style-name="T1">项目负责人</text:span>、<text:span text:style-name="T1">项目技术负责人</text:span>、<text:span text:style-name="T1">专项施工方案编制人员</text:span>、<text:span text:style-name="T1">项目专职安全生产管理人员</text:span>及<text:span text:style-name="T1">相关人员</text:span>。 </text:p>
      <text:p text:style-name="P41">（5）<text:span text:style-name="T1">勘察</text:span>、<text:span text:style-name="T1">设计</text:span>单位<text:span text:style-name="T1">项目技术负责人</text:span>及<text:span text:style-name="T1">相关人员</text:span>。</text:p>
      <text:h text:style-name="P3" text:outline-level="2"><text:bookmark-start text:name="__RefHeading___Toc2644_1451455009"/><text:bookmark text:name="%E5%90%88%E5%90%8C%E5%8D%8F%E8%AE%AE%E4%B9%A6%E5%8C%85%E6%8B%AC%E7%9A%84%E4%B8%BB%E8%A6%81%E5%86%85%E5%AE%B9"/>合同协议书包括的主要内容<text:bookmark-end text:name="__RefHeading___Toc2644_1451455009"/></text:h>
      <text:p text:style-name="P5">合同协议书主要包括<text:span text:style-name="T1">工程概况</text:span>、<text:span text:style-name="T1">合同工期</text:span>、<text:span text:style-name="T1">质量标准</text:span>、<text:span text:style-name="T1">签约合同价</text:span>与<text:span text:style-name="T1">合同价格形式</text:span>、<text:span text:style-name="T1">工程总承包项目经理</text:span>、<text:span text:style-name="T1">合同文件构成</text:span>、<text:span text:style-name="T1">承诺</text:span>、<text:span text:style-name="T1">订立时间</text:span>、<text:span text:style-name="T1">合同生效</text:span>和<text:span text:style-name="T1">合同份数</text:span>，约定了合同当事人基本的<text:span text:style-name="T1">合同权利义务</text:span>。</text:p>
      <text:p text:style-name="P5"/>
      <text:h text:style-name="P3" text:outline-level="2"><text:bookmark-start text:name="__RefHeading___Toc2646_1451455009"/><text:bookmark text:name="%E9%99%A4%E4%B8%93%E7%94%A8%E5%90%88%E5%90%8C%E6%9D%A1%E4%BB%B6%E5%8F%A6%E6%9C%89%E7%BA%A6%E5%AE%9A%E5%A4%96%E8%A7%A3%E9%87%8A%E5%90%88%E5%90%8C%E6%96%87%E4%BB%B6%E7%9A%84%E4%BC%98%E5%85%88%E9%A1%BA%E5%BA%8F"/><text:soft-page-break/>除专用合同条件另有约定外，解释合同文件的优先顺序<text:bookmark-end text:name="__RefHeading___Toc2646_1451455009"/></text:h>
      <text:p text:style-name="P41">①合同<text:span text:style-name="T1">协议书</text:span>。</text:p>
      <text:p text:style-name="P41">②<text:span text:style-name="T1">中标</text:span>通知书（如果有）。</text:p>
      <text:p text:style-name="P41">③<text:span text:style-name="T1">投标函</text:span>及<text:span text:style-name="T1">投标函附录</text:span>（如果有）。 </text:p>
      <text:p text:style-name="P41">④<text:span text:style-name="T1">专用</text:span>合同条件及《<text:span text:style-name="T1">发包人要求</text:span>》等附件。 </text:p>
      <text:p text:style-name="P41">⑤<text:span text:style-name="T1">通用</text:span>合同条件。</text:p>
      <text:p text:style-name="P41">⑥承包人<text:span text:style-name="T1">建议书</text:span>。 </text:p>
      <text:p text:style-name="P41">⑦<text:span text:style-name="T1">价格清单</text:span>。 </text:p>
      <text:p text:style-name="P41">⑧双方约定的<text:span text:style-name="T1">其他合同文件</text:span>。</text:p>
      <text:h text:style-name="P3" text:outline-level="2"><text:bookmark-start text:name="__RefHeading___Toc2648_1451455009"/><text:bookmark text:name="%E7%AD%BE%E7%BA%A6%E5%90%88%E5%90%8C%E4%BB%B7%E7%9A%84%E4%BB%B7%E6%A0%BC%E6%B8%85%E5%8D%95%E6%9E%84%E6%88%90%E5%8C%85%E6%8B%AC%E9%82%A3%E4%BA%9B%E5%86%85%E5%AE%B9"/>签约合同价的价格清单构成包括那些内容？<text:bookmark-end text:name="__RefHeading___Toc2648_1451455009"/></text:h>
      <text:p text:style-name="P5">签约合同价的价格清单构成是<text:span text:style-name="T1">勘察费（如果有）</text:span>、<text:span text:style-name="T1">设计费</text:span>、<text:span text:style-name="T1">设备购置费</text:span>、<text:span text:style-name="T1">建筑安装工程费</text:span>、<text:span text:style-name="T1">暂估价</text:span>、<text:span text:style-name="T1">暂列金额</text:span>、<text:span text:style-name="T1">双方约定的其他费用</text:span>（以上价格均含税）。</text:p>
      <text:h text:style-name="P3" text:outline-level="2"><text:bookmark-start text:name="__RefHeading___Toc2650_1451455009"/><text:bookmark text:name="%E5%B7%A5%E7%A8%8B%E6%80%BB%E6%89%BF%E5%8C%85%E5%8D%95%E4%BD%8D%E5%BA%94%E5%BD%A2%E6%88%90%E4%BB%80%E4%B9%88%E6%A0%B7%E7%9A%84%E5%B7%A5%E7%A8%8B%E6%80%BB%E6%89%BF%E5%8C%85%E7%BB%BC%E5%90%88%E7%AE%A1%E7%90%86%E8%83%BD%E5%8A%9B"/>工程总承包单位应形成什么样的工程总承包综合管理能力？<text:bookmark-end text:name="__RefHeading___Toc2650_1451455009"/></text:h>
      <text:p text:style-name="P41">工程总承包单位形成</text:p>
      <text:list text:style-name="L25">
        <text:list-item>
          <text:p text:style-name="P81"><text:span text:style-name="T1">项目设计</text:span>、<text:span text:style-name="T1">采购</text:span>、<text:span text:style-name="T1">施工</text:span>、<text:span text:style-name="T1">试运行</text:span>管理</text:p>
        </text:list-item>
        <text:list-item>
          <text:p text:style-name="P81"><text:span text:style-name="T1">质量</text:span>、<text:span text:style-name="T1">安全</text:span>、<text:span text:style-name="T1">工期</text:span>、<text:span text:style-name="T1">造价</text:span>、<text:span text:style-name="T1">节约能源</text:span>和<text:span text:style-name="T1">生态环境保护</text:span>管理</text:p>
        </text:list-item>
      </text:list>
      <text:p text:style-name="P41">等<text:span text:style-name="T1">工程总承包综合管理能力</text:span>。</text:p>
      <text:h text:style-name="P3" text:outline-level="2"><text:bookmark-start text:name="__RefHeading___Toc2652_1451455009"/><text:bookmark text:name="%E5%B7%A5%E7%A8%8B%E6%80%BB%E5%8C%85%E5%90%88%E5%90%8C%E7%AE%A1%E7%90%86%E5%B7%A5%E4%BD%9C%E5%8C%85%E6%8B%AC%E7%9A%84%E5%B7%A5%E4%BD%9C%E5%86%85%E5%AE%B9"/>工程总包合同管理工作包括的工作内容？<text:bookmark-end text:name="__RefHeading___Toc2652_1451455009"/></text:h>
      <text:p text:style-name="P5">工程总包合同管理工作包括：<text:span text:style-name="T1">合同订立</text:span>、<text:span text:style-name="T1">合同备案</text:span>、<text:span text:style-name="T1">合同交底</text:span>、<text:span text:style-name="T1">合同履行</text:span>、<text:span text:style-name="T1">合同变更</text:span>、<text:span text:style-name="T1">争议</text:span>与<text:span text:style-name="T1">诉讼</text:span>、<text:span text:style-name="T1">合同分析与总结</text:span>。</text:p>
      <text:h text:style-name="P3" text:outline-level="2"><text:bookmark-start text:name="__RefHeading___Toc2654_1451455009"/><text:bookmark text:name="%E5%B7%A5%E7%A8%8B%E5%90%88%E5%90%8C%E5%85%B7%E6%9C%89%E5%93%AA%E4%BA%9B%E7%89%B9%E7%82%B9"/>工程合同具有哪些特点？<text:bookmark-end text:name="__RefHeading___Toc2654_1451455009"/></text:h>
      <text:p text:style-name="P5">工程合同具有<text:span text:style-name="T1">标的物特殊</text:span>、<text:span text:style-name="T1">周期长</text:span>、<text:span text:style-name="T1">条款多</text:span>、<text:span text:style-name="T1">内容繁杂</text:span>、<text:span text:style-name="T1">涉及面广</text:span>的特点。</text:p>
      <text:h text:style-name="P3" text:outline-level="2"><text:bookmark-start text:name="__RefHeading___Toc2656_1451455009"/><text:bookmark text:name="%E5%90%88%E5%90%8C%E8%B0%88%E5%88%A4%E5%BA%94%E6%94%B6%E9%9B%86%E5%93%AA%E4%BA%9B%E4%B8%8E%E9%A1%B9%E7%9B%AE%E7%9B%B8%E5%85%B3%E7%9A%84%E8%B5%84%E6%96%99"/>合同谈判应收集哪些与项目相关的资料？<text:bookmark-end text:name="__RefHeading___Toc2656_1451455009"/></text:h>
      <text:p text:style-name="P5">谈判准备工作中要<text:span text:style-name="T1">提前</text:span>掌握合同对方、项目的各种<text:span text:style-name="T1">基础资料</text:span>、<text:span text:style-name="T1">背景资料</text:span>。包括对方的<text:span text:style-name="T1">资信状况</text:span>、<text:span text:style-name="T1">履约能力</text:span>、<text:span text:style-name="T1">发展阶段</text:span>、<text:span text:style-name="T1">已有业绩</text:span>，以及<text:span text:style-name="T1">工程项目的由来</text:span>、<text:span text:style-name="T1">土地获得情况</text:span>、<text:span text:style-name="T1">项目目前的进展</text:span>、<text:span text:style-name="T1">资金来源</text:span>等。</text:p>
      <text:h text:style-name="P3" text:outline-level="2"><text:bookmark-start text:name="__RefHeading___Toc2658_1451455009"/><text:bookmark text:name="%E5%90%88%E5%90%8C%E8%B0%88%E5%88%A4%E5%8C%85%E6%8B%AC%E5%93%AA%E4%BA%9B%E5%87%86%E5%A4%87%E5%B7%A5%E4%BD%9C"/>合同谈判包括哪些准备工作？<text:bookmark-end text:name="__RefHeading___Toc2658_1451455009"/></text:h>
      <text:p text:style-name="P5">1）<text:span text:style-name="T1">谈判人员的组成</text:span>； 2）<text:span text:style-name="T1">制定谈判策略</text:span>； 3）过程中需要<text:span text:style-name="T1">灵活机动</text:span>； 4）谈判过程中<text:span text:style-name="T1">经常遇到</text:span>的<text:span text:style-name="T1">问题处理</text:span>。</text:p>
      <text:h text:style-name="P3" text:outline-level="2"><text:bookmark-start text:name="__RefHeading___Toc2660_1451455009"/><text:bookmark text:name="%E4%B8%AD%E6%A0%87%E5%90%8E%E5%90%88%E5%90%8C%E8%B0%88%E5%88%A4%E7%9A%84%E5%86%85%E5%AE%B9%E6%9C%89%E5%93%AA%E4%BA%9B"/>中标后合同谈判的内容有哪些？<text:bookmark-end text:name="__RefHeading___Toc2660_1451455009"/></text:h>
      <text:p text:style-name="P5">就原招标文件中工程项目的<text:span text:style-name="T1">资金</text:span>、<text:span text:style-name="T1">质量</text:span>、<text:span text:style-name="T1">技术</text:span>、<text:span text:style-name="T1">工期</text:span>、<text:span text:style-name="T1">承包方式</text:span>等内容<text:span text:style-name="T1">及时全面</text:span>的与<text:span text:style-name="T1">发包方</text:span>进行合同谈判。</text:p>
      <text:h text:style-name="P3" text:outline-level="2"><text:bookmark-start text:name="__RefHeading___Toc2662_1451455009"/><text:bookmark text:name="%E6%96%BD%E5%B7%A5%E5%8D%95%E4%BD%8D%E5%90%88%E5%90%8C%E8%B0%88%E5%88%A4%E4%BA%BA%E5%91%98%E7%9A%84%E7%BB%84%E6%88%90"/>施工单位合同谈判人员的组成。<text:bookmark-end text:name="__RefHeading___Toc2662_1451455009"/></text:h>
      <text:p text:style-name="P5">谈判人员的组成：一是<text:span text:style-name="T23">掌握</text:span><text:span text:style-name="T1">建筑法律法规</text:span>的<text:span text:style-name="T1">相关人员</text:span>； 二是<text:span text:style-name="T23">懂得</text:span><text:span text:style-name="T1">工程技术知识</text:span>的<text:span text:style-name="T1">人员</text:span>； 三是<text:span text:style-name="T1">懂经济知识</text:span>的<text:span text:style-name="T1">人员</text:span>。</text:p>
      <text:h text:style-name="P3" text:outline-level="2"><text:bookmark-start text:name="__RefHeading___Toc2664_1451455009"/><text:bookmark text:name="%E5%90%88%E5%90%8C%E8%B0%88%E5%88%A4%E5%BA%94%E9%87%8D%E7%82%B9%E8%A7%A3%E5%86%B3%E4%BB%80%E4%B9%88%E9%97%AE%E9%A2%98"/>合同谈判应重点解决什么问题？<text:bookmark-end text:name="__RefHeading___Toc2664_1451455009"/></text:h>
      <text:p text:style-name="P5">订立合同<text:span text:style-name="T1">应遵循的原则问题</text:span>、订立合同的<text:span text:style-name="T1">方式问题</text:span>、<text:span text:style-name="T1">缔约过失责任问题</text:span>、<text:span text:style-name="T1">格式条款问题</text:span>、<text:span text:style-name="T1">免责问题</text:span>、<text:span text:style-name="T1">合同无效问题</text:span>、<text:span text:style-name="T1">合同效力待定问题</text:span>、<text:span text:style-name="T1">合同条款规定不明应遵循的原则问题</text:span>、<text:span text:style-name="T1">合同风险处理问题</text:span>、<text:span text:style-name="T1">违约责任处理问题</text:span>。</text:p>
      <text:h text:style-name="P3" text:outline-level="2"><text:bookmark-start text:name="__RefHeading___Toc2666_1451455009"/><text:bookmark text:name="%E5%90%88%E5%90%8C%E7%AE%A1%E7%90%86%E4%BA%BA%E5%91%98%E5%BA%94%E5%AF%B9%E5%90%88%E5%90%8C%E6%96%87%E4%BB%B6%E5%AE%9A%E4%B9%89%E8%8C%83%E5%9B%B4%E5%86%85%E7%9A%84%E5%93%AA%E4%BA%9B%E8%B5%84%E6%96%99%E5%8F%8A%E6%97%B6%E8%BF%9B%E8%A1%8C%E6%94%B6%E9%9B%86%E6%95%B4%E7%90%86%E5%92%8C%E5%BD%92%E6%A1%A3"/>合同管理人员应对合同文件定义范围内的哪些资料及时进行收集、整理和归档？<text:bookmark-end text:name="__RefHeading___Toc2666_1451455009"/></text:h>
      <text:p text:style-name="P5">合同管理人员应对合同文件定义范围内的<text:span text:style-name="T1">信息</text:span>、<text:span text:style-name="T1">记录</text:span>、<text:span text:style-name="T1">函件</text:span>、<text:span text:style-name="T1">证据</text:span>、<text:span text:style-name="T1">报告</text:span>、<text:span text:style-name="T1">图纸资料</text:span>、<text:span text:style-name="T1">标准规范</text:span>及<text:span text:style-name="T1">相关法规</text:span>等及时进行收集、整理和归档。</text:p>
      <text:h text:style-name="P3" text:outline-level="2"><text:bookmark-start text:name="__RefHeading___Toc2668_1451455009"/><text:bookmark text:name="%E5%88%86%E5%8C%85%E5%90%88%E5%90%8C%E7%AE%A1%E7%90%86%E6%98%AF%E6%8C%87%E5%AF%B9%E5%88%86%E5%8C%85%E5%90%88%E5%90%8C%E7%9A%84%E5%93%AA%E4%BA%9B%E6%B4%BB%E5%8A%A8%E7%9A%84%E7%AE%A1%E7%90%86"/>分包合同管理是指对分包合同的哪些活动的管理？<text:bookmark-end text:name="__RefHeading___Toc2668_1451455009"/></text:h>
      <text:p text:style-name="P5">分包合同管理是指对分包合同的<text:span text:style-name="T1">招标</text:span>、<text:span text:style-name="T1">评标</text:span>、<text:span text:style-name="T1">谈判</text:span>、<text:span text:style-name="T1">合同订立</text:span>，以及生效后的<text:span text:style-name="T1">履行</text:span>、<text:span text:style-name="T1">变更</text:span>、<text:span text:style-name="T1">违约索赔</text:span>、<text:span text:style-name="T1">争议处理</text:span>、<text:span text:style-name="T1">终止</text:span>或<text:span text:style-name="T1">结束</text:span>的全部活动的管理。</text:p>
      <text:h text:style-name="P3" text:outline-level="2"><text:bookmark-start text:name="__RefHeading___Toc2670_1451455009"/><text:bookmark text:name="%E9%80%9A%E7%94%A8%E5%90%88%E5%90%8C%E7%A4%BA%E8%8C%83%E6%96%87%E6%9C%AC%E7%9A%84%E7%89%B9%E7%82%B9"/><text:soft-page-break/>通用合同示范文本的特点<text:bookmark-end text:name="__RefHeading___Toc2670_1451455009"/></text:h>
      <text:p text:style-name="P5">采用当地行政部门制定的通用合同示范文本，具有<text:span text:style-name="T1">规范性</text:span>、<text:span text:style-name="T1">程序性</text:span>、<text:span text:style-name="T1">系统性</text:span>、<text:span text:style-name="T1">实用性</text:span>、<text:span text:style-name="T1">平等性</text:span>、<text:span text:style-name="T1">合法性，</text:span>做到了<text:span text:style-name="T1">内容详尽</text:span>、<text:span text:style-name="T1">条理清晰</text:span>、<text:span text:style-name="T1">责权明晰</text:span>。</text:p>
      <text:h text:style-name="P3" text:outline-level="2"><text:bookmark-start text:name="__RefHeading___Toc2672_1451455009"/><text:bookmark text:name="%E8%AE%BE%E5%A4%87%E4%BE%9B%E5%BA%94%E5%90%88%E5%90%8C%E7%AD%BE%E8%AE%A2%E6%97%B6%E5%B0%9A%E9%A1%BB%E6%B3%A8%E6%84%8F%E5%93%AA%E4%BA%9B%E9%97%AE%E9%A2%98"/>设备供应合同签订时尚须注意哪些问题？<text:bookmark-end text:name="__RefHeading___Toc2672_1451455009"/></text:h>
      <text:p text:style-name="P5">① 设备价格 ② 设备数量 ③ 技术标准 ④ 现场服务 ⑤ 验收和保修</text:p>
      <text:h text:style-name="P3" text:outline-level="2"><text:bookmark-start text:name="__RefHeading___Toc2674_1451455009"/><text:bookmark text:name="%E8%AE%BE%E5%A4%87%E4%BE%9B%E5%BA%94%E5%90%88%E5%90%8C%E8%AE%BE%E5%A4%87%E6%95%B0%E9%87%8F%E5%86%85%E5%AE%B9%E4%B8%AD%E5%BA%94%E6%98%8E%E7%A1%AE%E9%82%A3%E4%BA%9B%E5%86%85%E5%AE%B9"/>设备供应合同设备数量内容中，应明确那些内容？<text:bookmark-end text:name="__RefHeading___Toc2674_1451455009"/></text:h>
      <text:p text:style-name="P5">除列明<text:span text:style-name="T1">成套设备名称</text:span>、<text:span text:style-name="T1">套数</text:span>外，还要明确规定<text:span text:style-name="T1">随主机</text:span><text:span text:style-name="T8">的</text:span><text:span text:style-name="T1">辅机</text:span>、<text:span text:style-name="T1">附件</text:span>、<text:span text:style-name="T1">易损耗备用品</text:span>、<text:span text:style-name="T1">配件</text:span>和<text:span text:style-name="T1">安装修理工具</text:span>等，并于合同后附<text:span text:style-name="T1">详细清单</text:span>。</text:p>
      <text:h text:style-name="P3" text:outline-level="2"><text:bookmark-start text:name="__RefHeading___Toc2676_1451455009"/><text:bookmark text:name="%E5%88%86%E9%83%A8%E5%88%86%E9%A1%B9%E5%B7%A5%E7%A8%8B%E9%87%8F%E6%B8%85%E5%8D%95%E5%BA%94%E8%BD%BD%E6%98%8E%E5%93%AA%E4%BA%94%E4%B8%AA%E8%A6%81%E4%BB%B6"/>分部分项工程量清单应载明哪五个要件？<text:bookmark-end text:name="__RefHeading___Toc2676_1451455009"/></text:h>
      <text:p text:style-name="P5">分部分项工程量清单应按照规定完成<text:span text:style-name="T1">项目编码</text:span>、<text:span text:style-name="T1">项目名称</text:span>、<text:span text:style-name="T1">项目特征</text:span>、<text:span text:style-name="T1">计量单位</text:span>和<text:span text:style-name="T1">工程量</text:span>的编制，这五个要件在分部分项工程量清单的组成中缺一不可。</text:p>
      <text:h text:style-name="P3" text:outline-level="2"><text:bookmark-start text:name="__RefHeading___Toc2678_1451455009"/><text:bookmark text:name="%E6%8B%9B%E6%A0%87%E5%B7%A5%E7%A8%8B%E9%87%8F%E6%B8%85%E5%8D%95%E6%98%AF%E9%82%A3%E4%BA%9B%E8%AE%A1%E4%BB%B7%E5%86%85%E5%AE%B9%E7%9A%84%E4%BE%9D%E6%8D%AE"/>招标工程量清单是那些计价内容的依据？<text:bookmark-end text:name="__RefHeading___Toc2678_1451455009"/></text:h>
      <text:p text:style-name="P5"><text:span text:style-name="T1">招标工程量清单</text:span>是<text:span text:style-name="T1">工程量清单计价</text:span>的<text:span text:style-name="T1">基础</text:span>，应作为编制<text:span text:style-name="T1">招标控制价</text:span>、<text:span text:style-name="T1">投标报价</text:span>、<text:span text:style-name="T1">计算工程量</text:span>、<text:span text:style-name="T1">工程索赔</text:span><text:span text:style-name="T8">、</text:span><text:span text:style-name="T1">工程结（决）算</text:span>的依据之一。</text:p>
      <text:h text:style-name="P3" text:outline-level="2"><text:bookmark-start text:name="__RefHeading___Toc2680_1451455009"/><text:bookmark text:name="%E9%87%87%E7%94%A8%E5%B7%A5%E7%A8%8B%E9%87%8F%E6%B8%85%E5%8D%95%E8%AE%A1%E4%BB%B7%E9%A3%8E%E9%99%A9%E4%B8%8D%E5%8C%85%E6%8B%AC"/>采用工程量清单计价风险不包括？<text:bookmark-end text:name="__RefHeading___Toc2680_1451455009"/></text:h>
      <text:p text:style-name="P42">采用工程量清单计价的工程，应在招标文件或合同中明确计价中的风险内容及其范围 （幅度），不得采用无限风险、所有风险或类似语句规定计价中的风险内容及其范围（幅度）。该计价风险不包括：</text:p>
      <text:list text:style-name="L26">
        <text:list-item>
          <text:p text:style-name="P82"><text:span text:style-name="T1">国家法律</text:span>、<text:span text:style-name="T1">法规</text:span>、<text:span text:style-name="T1">规章</text:span>和<text:span text:style-name="T1">政策变化</text:span>；</text:p>
        </text:list-item>
        <text:list-item>
          <text:p text:style-name="P82">省级或行业<text:span text:style-name="T1">建设主管部门</text:span>发布的<text:span text:style-name="T1">人工费调整</text:span>；</text:p>
        </text:list-item>
        <text:list-item>
          <text:p text:style-name="P82">合同中已经<text:span text:style-name="T1">约定的</text:span>市场物价<text:span text:style-name="T1">波动范围</text:span>；</text:p>
        </text:list-item>
        <text:list-item>
          <text:p text:style-name="P82"><text:span text:style-name="T1">不可抗力</text:span>。</text:p>
        </text:list-item>
      </text:list>
      <text:h text:style-name="P3" text:outline-level="2"><text:bookmark-start text:name="__RefHeading___Toc2682_1451455009"/><text:bookmark text:name="%E5%93%AA%E4%BA%9B%E8%B4%B9%E7%94%A8%E4%B8%8D%E5%BE%97%E4%BD%9C%E4%B8%BA%E7%AB%9E%E4%BA%89%E6%80%A7%E8%B4%B9%E7%94%A8"/>哪些费用不得作为竞争性费用？<text:bookmark-end text:name="__RefHeading___Toc2682_1451455009"/></text:h>
      <text:p text:style-name="P5"><text:span text:style-name="T1">安全文明施工费</text:span>、<text:span text:style-name="T1">规费</text:span>和<text:span text:style-name="T1">税金</text:span>。</text:p>
      <text:h text:style-name="P3" text:outline-level="2"><text:bookmark-start text:name="__RefHeading___Toc2684_1451455009"/><text:bookmark text:name="%E6%8E%AA%E6%96%BD%E9%A1%B9%E7%9B%AE%E8%B4%B9%E6%9C%89%E9%82%A3%E4%BA%9B%E5%86%85%E5%AE%B9%E4%B8%80%E8%88%AC%E6%8E%AA%E6%96%BD%E9%A1%B9%E7%9B%AE%E8%B4%B9%E6%9C%89%E9%82%A3%E4%BA%9B"/>措施项目费有那些内容？一般措施项目费有那些？<text:bookmark-end text:name="__RefHeading___Toc2684_1451455009"/></text:h>
      <text:p text:style-name="P42"><text:bookmark-start text:name="__RefHeading___Toc2684_1451455009 Copy 1"/><text:span text:style-name="T1">措施项目费</text:span>包括<text:span text:style-name="T1">一般措施项目</text:span>（见一般措施费项目一览表）、<text:span text:style-name="T1">脚手架工程</text:span>、<text:span text:style-name="T1">混凝土模板及支架（撑）</text:span>、<text:span text:style-name="T1">垂直运输</text:span>、<text:span text:style-name="T1">超高施工增加费</text:span>。 <text:bookmark-end text:name="__RefHeading___Toc2684_1451455009 Copy 1"/></text:p>
      <text:p text:style-name="P42"><text:span text:style-name="T1">一般措施项目费</text:span>包括：<text:span text:style-name="T1">安全文明施工费</text:span>（含环境保护、文明施工、安全施工、临时设施） <text:span text:style-name="T45">、</text:span><text:span text:style-name="T1">夜间施工费</text:span><text:span text:style-name="T45">、</text:span><text:span text:style-name="T1">二次搬运费</text:span><text:span text:style-name="T45">、</text:span><text:span text:style-name="T1">冬雨期施工费</text:span><text:span text:style-name="T45">、</text:span><text:span text:style-name="T1">大型机械设备迸出场及安拆费</text:span><text:span text:style-name="T45">、</text:span><text:span text:style-name="T1">施工排水费</text:span><text:span text:style-name="T45">、</text:span><text:span text:style-name="T1">施工降水费</text:span><text:span text:style-name="T45">、</text:span><text:span text:style-name="T1">地上、地下设施.建筑物的临时保护设施费</text:span><text:span text:style-name="T45">、</text:span><text:span text:style-name="T1">已完工程及设备保护费</text:span><text:span text:style-name="T7">。</text:span></text:p>
      <text:h text:style-name="P3" text:outline-level="2"><text:bookmark-start text:name="__RefHeading___Toc2686_1451455009"/><text:bookmark text:name="%E9%80%A0%E4%BB%B7%E5%AE%A1%E6%9F%A5%E6%96%B9%E6%B3%95%E6%9C%89%E5%93%AA%E4%BA%9B"/>造价审查方法有哪些？<text:bookmark-end text:name="__RefHeading___Toc2686_1451455009"/></text:h>
      <text:p text:style-name="P5">审查方法有<text:span text:style-name="T1">全面审查法</text:span>、<text:span text:style-name="T1">重点审查法</text:span>、<text:span text:style-name="T1">指标审查法</text:span>、<text:span text:style-name="T1">经验审查法</text:span>、<text:span text:style-name="T1">分组审查法</text:span>、<text:span text:style-name="T1">筛选对比法</text:span>、<text:span text:style-name="T1">分解对比法</text:span>。</text:p>
      <text:h text:style-name="P3" text:outline-level="2"><text:bookmark-start text:name="__RefHeading___Toc2688_1451455009"/><text:bookmark text:name="%E5%B8%B8%E7%94%A8%E7%9A%84%E5%90%88%E5%90%8C%E8%AE%A1%E4%BB%B7%E6%A8%A1%E5%BC%8F%E8%BF%98%E6%9C%89%E5%93%AA%E4%BA%9B%E8%87%B3%E5%B0%91%E5%88%97%E5%87%BA%E4%B8%89%E9%A1%B9"/>常用的合同计价模式还有哪些（至少列出三项）<text:bookmark-end text:name="__RefHeading___Toc2688_1451455009"/></text:h>
      <text:p text:style-name="P5">1）可调总价合同； 2）固定总价合同； 3）可调单价合同； 4）固定单价合同； 5）成本加酬金合同。</text:p>
      <text:h text:style-name="P3" text:outline-level="2"><text:bookmark-start text:name="__RefHeading___Toc2690_1451455009"/><text:bookmark text:name="%E8%B5%84%E9%87%91%E9%A2%84%E7%AE%97%E8%A1%A8%E7%9A%84%E7%BC%96%E5%88%B6%E4%BE%9D%E6%8D%AE%E5%8C%85%E6%8B%AC"/>资金预算表的编制依据包括？<text:bookmark-end text:name="__RefHeading___Toc2690_1451455009"/></text:h>
      <text:p text:style-name="P5">项目经理部在进场前编制本项目的资金预算表，编制的主要依据是<text:span text:style-name="T1">工程项目合同中</text:span>的<text:span text:style-name="T1">收款条款</text:span>、<text:span text:style-name="T1">保修金条款</text:span>、<text:span text:style-name="T1">工期条款</text:span>；<text:span text:style-name="T1">借款合同</text:span>；<text:span text:style-name="T1">项目策划书</text:span>；<text:span text:style-name="T1">施工组织设计</text:span>；<text:span text:style-name="T1">物资采购合同</text:span>，<text:span text:style-name="T1">周转材料租赁合同</text:span>，<text:span text:style-name="T1">设备采购租赁合同</text:span>，<text:span text:style-name="T1">项目费用支出计划</text:span>、<text:span text:style-name="T1">目标成本</text:span>。</text:p>
      <text:h text:style-name="P3" text:outline-level="2"><text:bookmark-start text:name="__RefHeading___Toc2692_1451455009"/><text:bookmark text:name="%E9%A1%B9%E7%9B%AE%E8%B5%84%E9%87%91%E9%A2%84%E7%AE%97%E8%A1%A8%E5%8C%85%E6%8B%AC%E7%9A%84%E4%B8%BB%E8%A6%81%E5%86%85%E5%AE%B9%E6%9C%89"/>项目资金预算表包括的主要内容有？<text:bookmark-end text:name="__RefHeading___Toc2692_1451455009"/></text:h>
      <text:p text:style-name="P43">项目资金预算表包括的主要内容有：</text:p>
      <text:p text:style-name="P43">1）<text:span text:style-name="T1">期初资金结余</text:span></text:p>
      <text:p text:style-name="P43">2）<text:span text:style-name="T1">现金收入合计</text:span></text:p>
      <text:p text:style-name="P43">3）<text:span text:style-name="T1">现金支出合计</text:span></text:p>
      <text:p text:style-name="P43">4）<text:span text:style-name="T1">当月净现金流</text:span></text:p>
      <text:p text:style-name="P43">5）<text:span text:style-name="T1">累计净现金流</text:span></text:p>
      <text:h text:style-name="P3" text:outline-level="2"><text:bookmark-start text:name="__RefHeading___Toc2694_1451455009"/><text:bookmark text:name="%E5%B8%B8%E8%A7%81%E7%9A%84%E5%B7%A5%E7%A8%8B%E8%BF%9B%E5%BA%A6%E6%AC%BE%E7%9A%84%E6%94%AF%E4%BB%98%E6%96%B9%E5%BC%8F%E6%9C%89%E5%93%AA%E5%87%A0%E7%A7%8D"/><text:soft-page-break/>常见的工程进度款的支付方式有哪几种？<text:bookmark-end text:name="__RefHeading___Toc2694_1451455009"/></text:h>
      <text:p text:style-name="P5">常见的工程进度款的支付方式有：<text:span text:style-name="T1">按月支付</text:span>、<text:span text:style-name="T1">分段支付</text:span>、<text:span text:style-name="T1">竣工后一次支付</text:span>、<text:span text:style-name="T1">双方约定的其它支付方式</text:span>。</text:p>
      <text:h text:style-name="P3" text:outline-level="2"><text:bookmark-start text:name="__RefHeading___Toc2696_1451455009"/><text:bookmark text:name="%E5%B7%A5%E7%A8%8B%E4%BB%B7%E6%AC%BE%E7%AE%A1%E7%90%86%E6%98%AF%E6%8C%87%E5%AF%B9%E9%82%A3%E4%BA%9B%E5%86%85%E5%AE%B9%E7%9A%84%E7%AE%A1%E7%90%86"/>工程价款管理是指对那些内容的管理？<text:bookmark-end text:name="__RefHeading___Toc2696_1451455009"/></text:h>
      <text:p text:style-name="P5">工程价款管理：是指对<text:span text:style-name="T1">工程预付款</text:span>、<text:span text:style-name="T1">工程进度款</text:span>、<text:span text:style-name="T1">签证款</text:span>、<text:span text:style-name="T1">工程结算款</text:span>、<text:span text:style-name="T1">保修金</text:span>的管理工作。</text:p>
      <text:h text:style-name="P3" text:outline-level="2"><text:bookmark-start text:name="__RefHeading___Toc2698_1451455009"/><text:bookmark text:name="%E6%8B%96%E6%AC%A0%E6%AC%BE%E7%9A%84%E5%BA%94%E4%BB%98%E5%88%A9%E6%81%AF%E5%A4%84%E7%90%86%E5%8E%9F%E5%88%99%E6%98%AF%E4%BB%80%E4%B9%88"/>拖欠款的应付利息，处理原则是什么？<text:bookmark-end text:name="__RefHeading___Toc2698_1451455009"/></text:h>
      <text:p text:style-name="P43">对于拖欠款的应付利息，处理原则是：</text:p>
      <text:p text:style-name="P43">1. 合同<text:span text:style-name="T1">有约定的</text:span>，利息应从应付工程价款之日计付。</text:p>
      <text:p text:style-name="P43">2. 合同<text:span text:style-name="T1">没有约定</text:span>或<text:span text:style-name="T1">约定不明</text:span>的，利息应付之日如下：</text:p>
      <text:p text:style-name="P43">① 建设工程<text:span text:style-name="T1">已实际交付</text:span>的，为<text:span text:style-name="T1">交付之日</text:span>；</text:p>
      <text:p text:style-name="P43">② 建设工程<text:span text:style-name="T1">没有交付</text:span>的，为<text:span text:style-name="T1">提交竣工结算文件</text:span>之日； </text:p>
      <text:p text:style-name="P43">③ 建设工程<text:span text:style-name="T1">未交付</text:span>，<text:span text:style-name="T1">工程价款</text:span>也<text:span text:style-name="T1">未结算</text:span>的，为<text:span text:style-name="T1">当事人起诉之日</text:span>起。</text:p>
      <text:p text:style-name="P43">3. 合同中如果当事人对拖欠款利息有约定的，按照合同约定执行；没有约定的，按照中国人民银行发布的同期同类<text:span text:style-name="T1">贷款</text:span>利率计息，但是约定的利息计算标准<text:span text:style-name="T1">高于</text:span>中国人民银行发布的同期同类贷款利率4倍的部分除外。 </text:p>
      <text:p text:style-name="P43">4. 如果合同中既有<text:span text:style-name="T1">拖欠工程款利息</text:span><text:span text:style-name="T8">约定</text:span>又有<text:span text:style-name="T1">违约金</text:span>的约定时，司法实践中通常情况 下<text:span text:style-name="T1">只支持</text:span>其中<text:span text:style-name="T1">一种</text:span>。但是如果合同约定了因拖欠工程款，造成承包人<text:span text:style-name="T1">其他损失</text:span>时，发包人应<text:span text:style-name="T1">予以赔偿</text:span>，承担<text:span text:style-name="T1">违约责任</text:span>。</text:p>
      <text:h text:style-name="P3" text:outline-level="2"><text:bookmark-start text:name="__RefHeading___Toc2700_1451455009"/><text:bookmark text:name="%E5%B7%A5%E7%A8%8B%E7%AB%A3%E5%B7%A5%E7%BB%93%E7%AE%97%E5%B8%B8%E7%94%A8%E7%9A%84%E6%96%B9%E6%B3%95%E6%9C%89%E5%93%AA%E4%BA%9B"/>工程竣工结算常用的方法有哪些？<text:bookmark-end text:name="__RefHeading___Toc2700_1451455009"/></text:h>
      <text:p text:style-name="P5">1.<text:span text:style-name="T1">工程造价指数调整法</text:span> 2.<text:span text:style-name="T1">实际价格法</text:span> 3.<text:span text:style-name="T1">调价系数法</text:span> 4.<text:span text:style-name="T1">调值公式法</text:span></text:p>
      <text:h text:style-name="P3" text:outline-level="2"><text:bookmark-start text:name="__RefHeading___Toc2702_1451455009"/><text:bookmark text:name="%E5%9B%A0%E4%B8%8D%E5%8F%AF%E6%8A%97%E5%8A%9B%E4%BA%8B%E4%BB%B6%E5%AF%BC%E8%87%B4%E7%9A%84%E8%B4%B9%E7%94%A8%E5%8F%91%E6%89%BF%E5%8C%85%E5%8F%8C%E6%96%B9%E5%BA%94%E6%8C%89%E4%BB%80%E4%B9%88%E5%8E%9F%E5%88%99%E5%88%86%E5%88%AB%E6%89%BF%E6%8B%85%E5%B9%B6%E8%B0%83%E6%95%B4%E5%B7%A5%E7%A8%8B%E4%BB%B7%E6%AC%BE"/>因不可抗力事件导致的费用，发、承包双方应按什么原则分别承担并调整工程价款？<text:bookmark-end text:name="__RefHeading___Toc2702_1451455009"/></text:h>
      <text:p text:style-name="P43">因不可抗力事件导致的费用，发、承包双方应按以下原则分别承担并调整工程价款：</text:p>
      <text:p text:style-name="P43">1）<text:span text:style-name="T1">工程本身的损害</text:span>、<text:span text:style-name="T1">因工程损害导致第三方人员伤亡</text:span>和<text:span text:style-name="T1">财产损失</text:span>以及<text:span text:style-name="T1">运至施工场地用于施工的材料</text:span>和<text:span text:style-name="T1">待安装的设备的损害</text:span>，由<text:span text:style-name="T1">发包人</text:span>承担；</text:p>
      <text:p text:style-name="P43">2）发包人、承包人<text:span text:style-name="T1">人员伤亡</text:span>由其<text:span text:style-name="T1">所在单位负责</text:span>，并承担相应费用； </text:p>
      <text:p text:style-name="P43">3）承包人的<text:span text:style-name="T1">施工机械设备损坏</text:span>及<text:span text:style-name="T1">停工损失</text:span>，由<text:span text:style-name="T1">承包人</text:span>承担；</text:p>
      <text:p text:style-name="P43">4）停工期间，承包人<text:span text:style-name="T1">应发包人要求</text:span>留在施工场地的<text:span text:style-name="T1">必要的管理人员</text:span>及<text:span text:style-name="T1">保卫人员</text:span>的<text:span text:style-name="T1">费用</text:span>由<text:span text:style-name="T1">发包人</text:span>承担</text:p>
      <text:p text:style-name="P43">5）工程所需<text:span text:style-name="T1">清理</text:span>、<text:span text:style-name="T1">修复</text:span>费用，由<text:span text:style-name="T1">发包人</text:span>承担。</text:p>
      <text:h text:style-name="P3" text:outline-level="2"><text:bookmark-start text:name="__RefHeading___Toc2704_1451455009"/><text:bookmark text:name="%E6%A0%B9%E6%8D%AE%E6%88%90%E6%9C%AC%E6%8E%A7%E5%88%B6%E7%9A%84%E4%B8%8D%E5%90%8C%E6%A0%87%E5%87%86%E5%92%8C%E8%B4%B9%E7%94%A8%E7%9B%AE%E6%A0%87%E6%96%BD%E5%B7%A5%E6%88%90%E6%9C%AC%E5%88%86%E5%88%AB%E5%8F%AF%E5%88%92%E5%88%86%E4%B8%BA"/>根据成本控制的不同标准和费用目标，施工成本分别可划分为？<text:bookmark-end text:name="__RefHeading___Toc2704_1451455009"/></text:h>
      <text:p text:style-name="P43">根据<text:span text:style-name="T1">成本控制</text:span>的<text:span text:style-name="T1">不同标准</text:span>，施工成本划分为：<text:span text:style-name="T1">目标成本</text:span>、<text:span text:style-name="T1">计划成本</text:span>、<text:span text:style-name="T1">标准成本</text:span>、<text:span text:style-name="T1">定额成本</text:span>。</text:p>
      <text:p text:style-name="P43">根据<text:span text:style-name="T1">施工项目成本费用目标</text:span>，施工成本划分为：<text:span text:style-name="T1">生产成本</text:span>、<text:span text:style-name="T1">质量成本</text:span>、<text:span text:style-name="T1">工期成本</text:span>、<text:span text:style-name="T1">不可预见成本</text:span>（例如罚款等）。</text:p>
      <text:h text:style-name="P3" text:outline-level="2"><text:bookmark-start text:name="__RefHeading___Toc2706_1451455009"/><text:bookmark text:name="%E6%8C%89%E7%AE%A1%E7%90%86%E7%A8%8B%E5%BA%8F%E5%88%86%E7%9A%84%E6%88%90%E6%9C%AC%E6%8E%A7%E5%88%B6%E8%BF%87%E7%A8%8B%E8%BF%98%E6%9C%89%E5%93%AA%E4%BA%9B"/>按管理程序分的成本控制过程还有哪些？<text:bookmark-end text:name="__RefHeading___Toc2706_1451455009"/></text:h>
      <text:p text:style-name="P44">（1）施工项目成本<text:span text:style-name="T1">预测</text:span> </text:p>
      <text:p text:style-name="P44">（2）施工项目成本<text:span text:style-name="T1">计划</text:span></text:p>
      <text:p text:style-name="P44">（3）施工项目成本<text:span text:style-name="T1">控制</text:span> </text:p>
      <text:p text:style-name="P44">（4）施工项目成本<text:span text:style-name="T1">核算</text:span></text:p>
      <text:p text:style-name="P44">（5）施工项目成本<text:span text:style-name="T1">分析</text:span> </text:p>
      <text:p text:style-name="P44">（6）施工项目成本<text:span text:style-name="T1">考核</text:span></text:p>
      <text:h text:style-name="P3" text:outline-level="2"><text:bookmark-start text:name="__RefHeading___Toc2708_1451455009"/><text:bookmark text:name="%E5%88%86%E5%88%AB%E5%86%99%E5%87%BA%E6%88%90%E6%9C%AC%E9%A2%84%E6%B5%8B%E7%9A%84%E7%A8%8B%E5%BA%8F"/>分别写出成本预测的程序<text:bookmark-end text:name="__RefHeading___Toc2708_1451455009"/></text:h>
      <text:p text:style-name="P5">成本预测按照<text:span text:style-name="T1">确定目标</text:span>、<text:span text:style-name="T1">收集和分析历史数据</text:span>、<text:span text:style-name="T1">选择预测方法</text:span>、<text:span text:style-name="T1">预测计算</text:span>、<text:span text:style-name="T1">分析修正预测值</text:span>、<text:span text:style-name="T1">写出预测报告</text:span>等程序开展工作。</text:p>
      <text:h text:style-name="P3" text:outline-level="2"><text:bookmark-start text:name="__RefHeading___Toc2710_1451455009"/><text:bookmark text:name="%E6%96%BD%E5%B7%A5%E6%88%90%E6%9C%AC%E7%9B%AE%E6%A0%87%E7%BC%96%E5%88%B6%E7%9A%84%E5%8E%9F%E5%88%99"/>施工成本目标编制的原则。<text:bookmark-end text:name="__RefHeading___Toc2710_1451455009"/></text:h>
      <text:p text:style-name="P5">施工成本目标编制原则：<text:span text:style-name="T1">可行性</text:span>、<text:span text:style-name="T1">先进性</text:span>、<text:span text:style-name="T1">科学性</text:span>、<text:span text:style-name="T1">统一性</text:span>、<text:span text:style-name="T1">适时性</text:span>。</text:p>
      <text:p text:style-name="P5"/>
      <text:p text:style-name="P5"/>
      <text:h text:style-name="P3" text:outline-level="2"><text:bookmark-start text:name="__RefHeading___Toc2712_1451455009"/><text:bookmark text:name="%E6%96%BD%E5%B7%A5%E6%88%90%E6%9C%AC%E5%AE%9A%E6%80%A7%E5%92%8C%E5%AE%9A%E9%87%8F%E9%A2%84%E6%B5%8B%E6%B3%95%E5%90%84%E8%87%AA%E5%8C%85%E5%90%AB%E5%93%AA%E4%BA%9B%E5%85%B7%E4%BD%93%E6%96%B9%E6%B3%95"/><text:soft-page-break/>施工成本定性和定量预测法各自包含哪些具体方法？<text:bookmark-end text:name="__RefHeading___Toc2712_1451455009"/></text:h>
      <text:p text:style-name="P44">（1）<text:span text:style-name="T1">定性预测法</text:span>：<text:span text:style-name="T1">专家会议法</text:span>、<text:span text:style-name="T1">德尔菲法</text:span>。 </text:p>
      <text:p text:style-name="P44">（2）<text:span text:style-name="T1">定量预测法</text:span>：<text:span text:style-name="T1">简单平均法</text:span>、<text:span text:style-name="T1">时间序列法</text:span>、<text:span text:style-name="T1">回归分析法</text:span>（包括一元线性、多元线性、非线性回归法）、<text:span text:style-name="T1">量本利分析法</text:span>和<text:span text:style-name="T1">因素分析法</text:span>等。</text:p>
      <text:h text:style-name="P3" text:outline-level="2"><text:bookmark-start text:name="__RefHeading___Toc2714_1451455009"/><text:bookmark text:name="%E6%96%BD%E5%B7%A5%E6%88%90%E6%9C%AC%E7%9B%AE%E6%A0%87%E7%BC%96%E5%88%B6%E7%9A%84%E4%B8%BB%E8%A6%81%E4%BE%9D%E6%8D%AE"/>施工成本目标编制的主要依据<text:bookmark-end text:name="__RefHeading___Toc2714_1451455009"/></text:h>
      <text:p text:style-name="P44">（1）<text:span text:style-name="T1">项目部</text:span>与<text:span text:style-name="T1">企业</text:span>签订的<text:span text:style-name="T1">项目目标责任书</text:span>，包括<text:span text:style-name="T1">各项管理指标</text:span>。</text:p>
      <text:p text:style-name="P44">（2）<text:span text:style-name="T1">施工图计算出</text:span>的<text:span text:style-name="T1">工程量</text:span>。 </text:p>
      <text:p text:style-name="P44">（3）<text:span text:style-name="T1">企业定额</text:span>，包括<text:span text:style-name="T1">人工</text:span>、<text:span text:style-name="T1">材料</text:span>、<text:span text:style-name="T1">机械</text:span>等价格。 </text:p>
      <text:p text:style-name="P44">（4）<text:span text:style-name="T1">劳务分包合同</text:span>及<text:span text:style-name="T1">其他分包合同</text:span>。 </text:p>
      <text:p text:style-name="P44">（5）<text:span text:style-name="T1">施工设计</text:span>及<text:span text:style-name="T1">施工方案</text:span>。 </text:p>
      <text:p text:style-name="P44">（6）<text:span text:style-name="T1">项目岗位责任成本控制指标</text:span>。</text:p>
      <text:h text:style-name="P3" text:outline-level="2"><text:bookmark-start text:name="__RefHeading___Toc2716_1451455009"/><text:bookmark text:name="%E5%BB%BA%E7%AD%91%E5%B7%A5%E7%A8%8B%E6%88%90%E6%9C%AC%E5%88%86%E6%9E%90%E6%96%B9%E6%B3%95%E6%9C%89%E4%B8%A4%E7%B1%BB%E5%85%AB%E7%A7%8D%E5%88%86%E5%88%AB%E6%98%AF%E4%BB%80%E4%B9%88"/>建筑工程成本分析方法有两类八种分别是什么？<text:bookmark-end text:name="__RefHeading___Toc2716_1451455009"/></text:h>
      <text:p text:style-name="P44">建筑工程成本分析方法有<text:span text:style-name="T1">两类八种</text:span>：</text:p>
      <text:p text:style-name="P44">第一类是<text:span text:style-name="T1">基本分析方法</text:span>，有<text:span text:style-name="T1">比较法</text:span>，<text:span text:style-name="T1">因素分析法</text:span>，<text:span text:style-name="T1">差额分析法</text:span>和<text:span text:style-name="T1">比率法</text:span>；</text:p>
      <text:p text:style-name="P44">第二类是<text:span text:style-name="T1">综合分析法</text:span>，包括<text:span text:style-name="T1">分部分项成本分析</text:span>，<text:span text:style-name="T1">月（季）度成本分析</text:span>，<text:span text:style-name="T1">年度成本分析</text:span>，<text:span text:style-name="T1">竣工成本分析</text:span>。 </text:p>
      <text:p text:style-name="P44"><text:span text:style-name="T1">因素分析法</text:span>最为常用。</text:p>
      <text:h text:style-name="P3" text:outline-level="2"><text:bookmark-start text:name="__RefHeading___Toc2718_1451455009"/><text:bookmark text:name="%E6%88%90%E6%9C%AC%E6%A0%B8%E7%AE%97%E4%B8%89%E5%90%8C%E6%AD%A5%E5%8E%9F%E5%88%99%E6%98%AF%E6%8C%87%E4%BB%80%E4%B9%88"/>成本核算“三同步”原则是指什么？<text:bookmark-end text:name="__RefHeading___Toc2718_1451455009"/></text:h>
      <text:p text:style-name="P5">成本核算“三同步”原则：<text:span text:style-name="T1">形象进度</text:span>、<text:span text:style-name="T1">产值统计</text:span>、<text:span text:style-name="T1">成本归集</text:span>同步。</text:p>
      <text:h text:style-name="P3" text:outline-level="2"><text:bookmark-start text:name="__RefHeading___Toc2720_1451455009"/><text:bookmark text:name="%E4%BC%81%E4%B8%9A%E5%AF%B9%E9%A1%B9%E7%9B%AE%E9%83%A8%E7%9A%84%E8%80%83%E6%A0%B8%E5%86%85%E5%AE%B9"/>企业对项目部的考核内容<text:bookmark-end text:name="__RefHeading___Toc2720_1451455009"/></text:h>
      <text:p text:style-name="P44">1）<text:span text:style-name="T1">项目施工目标成本</text:span>和<text:span text:style-name="T1">阶段性成本目标</text:span>的<text:span text:style-name="T1">完成情况</text:span>。 </text:p>
      <text:p text:style-name="P44">2）<text:span text:style-name="T1">建立</text:span>以<text:span text:style-name="T1">项目经理</text:span>为<text:span text:style-name="T1">核心</text:span>的<text:span text:style-name="T1">成本责任制</text:span>落实情况。 </text:p>
      <text:p text:style-name="P44">3）<text:span text:style-name="T1">成本计划</text:span>的<text:span text:style-name="T1">编制</text:span>和<text:span text:style-name="T1">落实情况</text:span>。</text:p>
      <text:p text:style-name="P44">4）对<text:span text:style-name="T1">各部门</text:span>、<text:span text:style-name="T1">岗位</text:span>的<text:span text:style-name="T1">责任成本</text:span>的<text:span text:style-name="T1">检查</text:span>和<text:span text:style-name="T1">考核</text:span>情况。</text:p>
      <text:p text:style-name="P44">5）<text:span text:style-name="T1">施工成本核算</text:span>的<text:span text:style-name="T1">真实性</text:span>、<text:span text:style-name="T1">符合性</text:span>。 </text:p>
      <text:p text:style-name="P44">6）<text:span text:style-name="T1">考核兑现</text:span>。</text:p>
      <text:h text:style-name="P3" text:outline-level="2"><text:bookmark-start text:name="__RefHeading___Toc2722_1451455009"/><text:bookmark text:name="%E6%88%90%E6%9C%AC%E8%80%83%E6%A0%B8%E7%9A%84%E4%B8%BB%E8%A6%81%E6%8C%87%E6%A0%87"/>成本考核的主要指标<text:bookmark-end text:name="__RefHeading___Toc2722_1451455009"/></text:h>
      <text:p text:style-name="P5">成本考核的主要指标：<text:span text:style-name="T1">项目成本降低额</text:span>、<text:span text:style-name="T1">项目成本降低率</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fo:color="#3465a4" loext:opacity="100%"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Heading_20_2"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fo:font-size="10.5pt" style:font-size-asian="10.5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Index"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22:09:13.333750064</meta:creation-date>
    <dc:date>2023-09-01T00:50:23.040819014</dc:date>
    <meta:editing-duration>PT21H47M25S</meta:editing-duration>
    <meta:editing-cycles>106</meta:editing-cycles>
    <meta:generator>LibreOffice/7.5.5.2$Linux_X86_64 LibreOffice_project/50$Build-2</meta:generator>
    <meta:document-statistic meta:table-count="1" meta:image-count="0" meta:object-count="0" meta:page-count="37" meta:paragraph-count="1333" meta:word-count="36399" meta:character-count="37876" meta:non-whitespace-character-count="37198"/>
  </office:meta>
</office:document-meta>
</file>